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78mm"/>
    </style:style>
    <style:style style:name="co2" style:family="table-column">
      <style:table-column-properties fo:break-before="auto" style:column-width="51.96mm"/>
    </style:style>
    <style:style style:name="co3" style:family="table-column">
      <style:table-column-properties fo:break-before="auto" style:column-width="43.8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order-bottom="0.06pt solid #000000" fo:background-color="#dbeef4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fo:background-color="#dbeef4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ackground-color="#dbeef4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order-bottom="2.49pt solid #000000" fo:background-color="#dbeef4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fo:border-bottom="0.06pt solid #000000" fo:background-color="#ebf1de" style:diagonal-bl-tr="none" style:diagonal-tl-br="none" fo:border-left="0.06pt solid #000000" fo:border-right="0.06pt solid #000000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fo:background-color="#ebf1de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order-bottom="2.49pt solid #000000" fo:background-color="#ebf1de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2.49pt solid #000000" fo:background-color="#ebf1de" style:diagonal-bl-tr="none" style:diagonal-tl-br="none" fo:border-left="0.06pt solid #000000" fo:border-right="0.06pt solid #000000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06pt solid #000000" fo:background-color="#e6b9b8" style:diagonal-bl-tr="none" style:diagonal-tl-br="none" fo:border-left="0.06pt solid #000000" fo:border-right="0.06pt solid #000000" style:rotation-align="none" fo:border-top="2.49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fo:background-color="transparent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eeece1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fo:border-bottom="2.49pt solid #000000" fo:background-color="#eeece1" style:diagonal-bl-tr="none" style:diagonal-tl-br="none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#fdeada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ccc1da"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ackground-color="transparent" fo:border-left="0.06pt solid #000000" fo:border-right="0.06pt solid #000000" style:rotation-align="none" fo:border-top="0.06pt solid #000000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order-bottom="0.06pt solid #000000" fo:background-color="#dbeef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21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22" style:family="table-cell" style:parent-style-name="Default" style:data-style-name="N10036">
      <style:table-cell-properties fo:background-color="#dbeef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3" style:family="table-cell" style:parent-style-name="Default">
      <style:table-cell-properties fo:border-bottom="2.49pt solid #000000" fo:background-color="#dbeef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</style:style>
    <style:style style:name="ce24" style:family="table-cell" style:parent-style-name="Default">
      <style:table-cell-properties fo:border-bottom="0.06pt solid #000000" fo:background-color="#ebf1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mm" style:writing-mode="page"/>
    </style:style>
    <style:style style:name="ce25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26" style:family="table-cell" style:parent-style-name="Default">
      <style:table-cell-properties fo:border-bottom="2.49pt solid #000000" fo:background-color="#ebf1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</style:style>
    <style:style style:name="ce27" style:family="table-cell" style:parent-style-name="Default">
      <style:table-cell-properties fo:border-bottom="2.49pt solid #000000" fo:background-color="#ebf1d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fo:border-bottom="0.06pt solid #000000" fo:background-color="#e6b9b8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3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1" style:family="table-cell" style:parent-style-name="Default">
      <style:table-cell-properties fo:background-color="#eeece1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2" style:family="table-cell" style:parent-style-name="Default">
      <style:table-cell-properties fo:border-bottom="2.49pt solid #000000" fo:background-color="#eeece1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</style:style>
    <style:style style:name="ce33" style:family="table-cell" style:parent-style-name="Default">
      <style:table-cell-properties fo:background-color="#fdea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background-color="transparent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6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3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end" css3t:text-justify="auto" fo:margin-left="0mm" style:writing-mode="page"/>
    </style:style>
    <style:style style:name="ce39" style:family="table-cell" style:parent-style-name="Default">
      <style:table-cell-properties fo:background-color="#ccc1da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Default">
      <style:table-cell-properties fo:border-bottom="0.06pt solid #000000" fo:background-color="#dbeef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fo:background-color="#dbeef4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</style:style>
    <style:style style:name="ce43" style:family="table-cell" style:parent-style-name="Default" style:data-style-name="N10036">
      <style:table-cell-properties fo:background-color="#daeef3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fo:border-bottom="2.49pt solid #000000" fo:background-color="#daeef3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dbeef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fo:border-bottom="none" fo:background-color="#dbeef4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date() and cell-content-is-between(42542,42613)" table:allow-empty-cell="true" table:base-cell-address="ulrike.A1">
          <table:help-message table:display="true"/>
          <table:error-message table:message-type="stop" table:display="true"/>
        </table:content-validation>
        <table:content-validation table:name="val2" table:condition="of:cell-content-is-in-list(&quot;Kim&quot;;&quot;Luise&quot;;&quot;Roland&quot;;&quot;Ulrike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3" table:condition="of:cell-content-is-in-list(&quot;Dtlehramt&quot;;&quot;Dtnichtlehramt&quot;;&quot;Grundschule&quot;;&quot;Anderes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4" table:condition="of:cell-content-is-whole-number() and cell-content-is-between(1,20)" table:allow-empty-cell="true" table:base-cell-address="ulrike.A1">
          <table:help-message table:display="true"/>
          <table:error-message table:message-type="stop" table:display="true"/>
        </table:content-validation>
        <table:content-validation table:name="val5" table:condition="of:cell-content-is-whole-number() and cell-content-is-between(16,40)" table:allow-empty-cell="true" table:base-cell-address="ulrike.A1">
          <table:help-message table:display="true"/>
          <table:error-message table:message-type="stop" table:display="true"/>
        </table:content-validation>
        <table:content-validation table:name="val6" table:condition="of:cell-content-is-in-list(&quot;Maennlich&quot;;&quot;Transgender&quot;;&quot;Weiblich&quot;;&quot;Nichts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7" table:condition="of:cell-content-is-in-list(&quot;Ja&quot;;&quot;Nein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8" table:condition="of:cell-content-is-decimal-number() and cell-content-is-between(1,20)" table:allow-empty-cell="true" table:base-cell-address="ulrike.A1">
          <table:help-message table:display="true"/>
          <table:error-message table:message-type="stop" table:display="true"/>
        </table:content-validation>
        <table:content-validation table:name="val9" table:condition="of:cell-content-is-in-list(&quot;Badenwuerttemberg&quot;;&quot;Bayern&quot;;&quot;Berlin&quot;;&quot;Brandenburg&quot;;&quot;Bremen&quot;;&quot;Hamburg&quot;;&quot;Hessen&quot;;&quot;Meckpomm&quot;;&quot;Niedersachsen&quot;;&quot;Nrw&quot;;&quot;Rheinlandpfalz&quot;;&quot;Saarland&quot;;&quot;Sachsen&quot;;&quot;Sachsenanhalt&quot;;&quot;Schleswigholstein&quot;;&quot;Thueringen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10" table:condition="of:cell-content-is-in-list(&quot;Sehrgut&quot;;&quot;Gut&quot;;&quot;Mittel&quot;;&quot;Schlecht&quot;;&quot;Sehrschlecht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11" table:condition="of:cell-content-is-whole-number() and cell-content-is-between(1,7)" table:allow-empty-cell="true" table:base-cell-address="ulrike.A1">
          <table:help-message table:display="true"/>
          <table:error-message table:message-type="stop" table:display="true"/>
        </table:content-validation>
        <table:content-validation table:name="val12" table:condition="of:cell-content-is-in-list(&quot;Ja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13" table:condition="of:cell-content-is-in-list(&quot;Aktiv&quot;;&quot;Passiv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14" table:condition="of:cell-content-is-in-list(&quot;Sehrgut&quot;;&quot;Gut&quot;;&quot;Schlecht&quot;;&quot;Sehrschlecht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15" table:condition="of:cell-content-is-in-list(&quot;Sehrschwierig&quot;;&quot;Schwierig&quot;;&quot;Leicht&quot;;&quot;SehrLeicht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16" table:condition="of:cell-content-is-in-list(&quot;A&quot;;&quot;O&quot;;&quot;P&quot;;&quot;S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17" table:condition="of:cell-content-is-in-list(&quot;a&quot;;&quot;b&quot;;&quot;c&quot;;&quot;d&quot;;&quot;e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18" table:condition="of:cell-content-is-in-list(&quot;A&quot;;&quot;O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19" table:condition="of:cell-content-is-in-list(&quot;Zuviel&quot;;&quot;Komplett&quot;;&quot;Teilweise&quot;;&quot;Garnicht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20" table:condition="of:cell-content-is-whole-number() and cell-content-is-between(1,5)" table:allow-empty-cell="true" table:base-cell-address="ulrike.A1">
          <table:help-message table:display="true"/>
          <table:error-message table:message-type="stop" table:display="true"/>
        </table:content-validation>
        <table:content-validation table:name="val21" table:condition="of:cell-content-is-in-list(&quot;1&quot;;&quot;2&quot;;&quot;3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22" table:condition="of:cell-content-is-in-list(&quot;Subjunktor&quot;;&quot;Infinitiv&quot;;&quot;Konnektor&quot;;&quot;Vorfeldadverb&quot;;&quot;Kommahauptsatz&quot;;&quot;Sonstigfalsch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23" table:condition="of:cell-content-is-in-list(&quot;Gross&quot;;&quot;Klein&quot;;&quot;Anderweitigfalsch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24" table:condition="of:cell-content-is-in-list(&quot;Zusammen&quot;;&quot;Getrennt&quot;;&quot;Anderweitigfalsch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25" table:condition="of:cell-content-is-in-list(&quot;Zusammengross&quot;;&quot;Zusammenklein&quot;;&quot;Getrenntkleinklein&quot;;&quot;Getrenntgrossklein&quot;;&quot;Getrenntkleingross&quot;;&quot;Getrenntgrossgross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26" table:condition="of:cell-content-is-in-list(&quot;Zusammengross&quot;;&quot;Zusammenklein&quot;;&quot;Getrennterzaelhengross&quot;;&quot;Getrennterzaehlenklein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27" table:condition="of:cell-content-is-in-list(&quot;Akkusativ&quot;;&quot;Dativ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28" table:condition="of:cell-content-is-in-list(&quot;Saetzeunterstrichen&quot;;&quot;Phrasengrenzenfalsch&quot;)" table:allow-empty-cell="true" table:display-list="unsorted" table:base-cell-address="ulrike.A1">
          <table:help-message table:display="true"/>
          <table:error-message table:message-type="stop" table:display="true"/>
        </table:content-validation>
        <table:content-validation table:name="val29" table:condition="of:cell-content-is-date() and cell-content-is-between(42542,42613)" table:allow-empty-cell="true" table:base-cell-address="ulrike.B3">
          <table:help-message table:display="true"/>
          <table:error-message table:message-type="stop" table:display="true"/>
        </table:content-validation>
        <table:content-validation table:name="val30" table:condition="of:cell-content-is-in-list(&quot;Kim&quot;;&quot;Luise&quot;;&quot;Roland&quot;;&quot;Ulrike&quot;)" table:allow-empty-cell="true" table:display-list="unsorted" table:base-cell-address="ulrike.B4">
          <table:help-message table:display="true"/>
          <table:error-message table:message-type="stop" table:display="true"/>
        </table:content-validation>
        <table:content-validation table:name="val31" table:condition="of:cell-content-is-in-list(&quot;Ja&quot;;&quot;Nein&quot;)" table:allow-empty-cell="true" table:display-list="unsorted" table:base-cell-address="ulrike.B111">
          <table:help-message table:display="true"/>
          <table:error-message table:message-type="stop" table:display="true"/>
        </table:content-validation>
      </table:content-validations>
      <table:table table:name="ulrike" table:style-name="ta1">
        <office:forms form:automatic-focus="false" form:apply-design-mode="false"/>
        <table:table-column table:style-name="co1" table:default-cell-style-name="ce19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ursnummer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3728" calcext:value-type="float">
            <text:p>3728</text:p>
          </table:table-cell>
          <table:table-cell table:style-name="ce20" office:value-type="float" office:value="7615" calcext:value-type="float">
            <text:p>7615</text:p>
          </table:table-cell>
          <table:table-cell table:style-name="ce40" office:value-type="float" office:value="3728" calcext:value-type="float">
            <text:p>3728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7615" calcext:value-type="float">
            <text:p>7615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3728" calcext:value-type="float">
            <text:p>3728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4977" calcext:value-type="float">
            <text:p>4977</text:p>
          </table:table-cell>
          <table:table-cell table:style-name="ce20" office:value-type="float" office:value="7615" calcext:value-type="float">
            <text:p>7615</text:p>
          </table:table-cell>
          <table:table-cell table:number-columns-repeated="2" table:style-name="ce20" office:value-type="float" office:value="2744" calcext:value-type="float">
            <text:p>2744</text:p>
          </table:table-cell>
          <table:table-cell table:style-name="ce20" office:value-type="float" office:value="3728" calcext:value-type="float">
            <text:p>3728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7615" calcext:value-type="float">
            <text:p>7615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6942" calcext:value-type="float">
            <text:p>6942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4977" calcext:value-type="float">
            <text:p>4977</text:p>
          </table:table-cell>
          <table:table-cell table:number-columns-repeated="2" table:style-name="ce20" office:value-type="float" office:value="5255" calcext:value-type="float">
            <text:p>5255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3728" calcext:value-type="float">
            <text:p>3728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2744" calcext:value-type="float">
            <text:p>2744</text:p>
          </table:table-cell>
          <table:table-cell table:number-columns-repeated="2" table:style-name="ce20" office:value-type="float" office:value="409" calcext:value-type="float">
            <text:p>409</text:p>
          </table:table-cell>
          <table:table-cell table:number-columns-repeated="2" table:style-name="ce20" office:value-type="float" office:value="9511" calcext:value-type="float">
            <text:p>9511</text:p>
          </table:table-cell>
          <table:table-cell table:style-name="ce20" office:value-type="float" office:value="2833" calcext:value-type="float">
            <text:p>2833</text:p>
          </table:table-cell>
          <table:table-cell table:number-columns-repeated="2" table:style-name="ce20" office:value-type="float" office:value="7615" calcext:value-type="float">
            <text:p>7615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7615" calcext:value-type="float">
            <text:p>7615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2744" calcext:value-type="float">
            <text:p>2744</text:p>
          </table:table-cell>
          <table:table-cell table:number-columns-repeated="2" table:style-name="ce20" office:value-type="float" office:value="5255" calcext:value-type="float">
            <text:p>5255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7615" calcext:value-type="float">
            <text:p>7615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7615" calcext:value-type="float">
            <text:p>7615</text:p>
          </table:table-cell>
          <table:table-cell table:style-name="ce20" office:value-type="float" office:value="4487" calcext:value-type="float">
            <text:p>4487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4977" calcext:value-type="float">
            <text:p>4977</text:p>
          </table:table-cell>
          <table:table-cell table:style-name="ce20" office:value-type="float" office:value="2744" calcext:value-type="float">
            <text:p>2744</text:p>
          </table:table-cell>
          <table:table-cell table:number-columns-repeated="2" table:style-name="ce20" office:value-type="float" office:value="3728" calcext:value-type="float">
            <text:p>3728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7164" calcext:value-type="float">
            <text:p>7164</text:p>
          </table:table-cell>
          <table:table-cell table:number-columns-repeated="2" table:style-name="ce20" office:value-type="float" office:value="8376" calcext:value-type="float">
            <text:p>8376</text:p>
          </table:table-cell>
          <table:table-cell table:style-name="ce20" office:value-type="float" office:value="7615" calcext:value-type="float">
            <text:p>7615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4487" calcext:value-type="float">
            <text:p>4487</text:p>
          </table:table-cell>
          <table:table-cell table:number-columns-repeated="2" table:style-name="ce20" office:value-type="float" office:value="8376" calcext:value-type="float">
            <text:p>8376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3728" calcext:value-type="float">
            <text:p>3728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3728" calcext:value-type="float">
            <text:p>3728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3728" calcext:value-type="float">
            <text:p>3728</text:p>
          </table:table-cell>
          <table:table-cell table:style-name="ce20" office:value-type="float" office:value="4977" calcext:value-type="float">
            <text:p>4977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4487" calcext:value-type="float">
            <text:p>4487</text:p>
          </table:table-cell>
          <table:table-cell table:style-name="ce20" office:value-type="float" office:value="7615" calcext:value-type="float">
            <text:p>7615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6942" calcext:value-type="float">
            <text:p>6942</text:p>
          </table:table-cell>
          <table:table-cell table:style-name="ce20" office:value-type="float" office:value="4977" calcext:value-type="float">
            <text:p>4977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table:number-columns-repeated="904"/>
          <table:table-cell/>
        </table:table-row>
        <table:table-row table:style-name="ro1">
          <table:table-cell table:style-name="ce2" office:value-type="string" calcext:value-type="string">
            <text:p>Bogennummer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201" calcext:value-type="float">
            <text:p>201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38" calcext:value-type="float">
            <text:p>38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8" calcext:value-type="float">
            <text:p>2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9" calcext:value-type="float">
            <text:p>29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40b</text:p>
          </table:table-cell>
          <table:table-cell table:style-name="ce21" table:number-columns-repeated="904"/>
          <table:table-cell/>
        </table:table-row>
        <table:table-row table:style-name="ro1">
          <table:table-cell table:style-name="ce3" office:value-type="string" calcext:value-type="string">
            <text:p>Erfassungsdatum</text:p>
          </table:table-cell>
          <table:table-cell table:number-columns-repeated="8" table:style-name="ce22" table:content-validation-name="val1" office:value-type="date" office:date-value="2016-07-13" calcext:value-type="date">
            <text:p>13.07.2016</text:p>
          </table:table-cell>
          <table:table-cell table:number-columns-repeated="16" table:style-name="ce22" table:content-validation-name="val1" office:value-type="date" office:date-value="2016-07-14" calcext:value-type="date">
            <text:p>14.07.2016</text:p>
          </table:table-cell>
          <table:table-cell table:number-columns-repeated="10" table:style-name="ce22" table:content-validation-name="val1" office:value-type="date" office:date-value="2016-07-15" calcext:value-type="date">
            <text:p>15.07.2016</text:p>
          </table:table-cell>
          <table:table-cell table:number-columns-repeated="24" table:style-name="ce22" table:content-validation-name="val1" office:value-type="date" office:date-value="2016-07-18" calcext:value-type="date">
            <text:p>18.07.2016</text:p>
          </table:table-cell>
          <table:table-cell table:style-name="ce22" table:content-validation-name="val1" office:value-type="date" office:date-value="2016-07-21" calcext:value-type="date">
            <text:p>21.07.2016</text:p>
          </table:table-cell>
          <table:table-cell table:number-columns-repeated="10" table:style-name="ce22" table:content-validation-name="val1" office:value-type="date" office:date-value="2016-07-26" calcext:value-type="date">
            <text:p>26.07.2016</text:p>
          </table:table-cell>
          <table:table-cell table:style-name="ce22" table:content-validation-name="val1" office:value-type="date" office:date-value="2016-06-26" calcext:value-type="date">
            <text:p>26.06.2016</text:p>
          </table:table-cell>
          <table:table-cell table:number-columns-repeated="13" table:style-name="ce22" table:content-validation-name="val1" office:value-type="date" office:date-value="2016-07-26" calcext:value-type="date">
            <text:p>26.07.2016</text:p>
          </table:table-cell>
          <table:table-cell table:number-columns-repeated="35" table:style-name="ce22" table:content-validation-name="val1" office:value-type="date" office:date-value="2016-07-27" calcext:value-type="date">
            <text:p>27.07.2016</text:p>
          </table:table-cell>
          <table:table-cell table:style-name="ce42" table:content-validation-name="val1" table:number-columns-repeated="904"/>
          <table:table-cell/>
        </table:table-row>
        <table:table-row table:style-name="ro1">
          <table:table-cell table:style-name="ce4" office:value-type="string" calcext:value-type="string">
            <text:p>Auswerterin</text:p>
          </table:table-cell>
          <table:table-cell table:number-columns-repeated="118" table:style-name="ce23" table:content-validation-name="val2" office:value-type="string" calcext:value-type="string">
            <text:p>Ulrike</text:p>
          </table:table-cell>
          <table:table-cell table:style-name="ce23" table:content-validation-name="val2" table:number-columns-repeated="904"/>
          <table:table-cell/>
        </table:table-row>
        <table:table-row table:style-name="ro1">
          <table:table-cell table:style-name="ce5" office:value-type="string" calcext:value-type="string">
            <text:p>Studiengang</text:p>
          </table:table-cell>
          <table:table-cell table:number-columns-repeated="5"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number-columns-repeated="2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number-columns-repeated="2"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number-columns-repeated="2"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number-columns-repeated="3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number-columns-repeated="3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Anderes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number-columns-repeated="3"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number-columns-repeated="2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number-columns-repeated="3"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number-columns-repeated="4" table:style-name="ce24" table:content-validation-name="val3" office:value-type="string" calcext:value-type="string">
            <text:p>Grundschule</text:p>
          </table:table-cell>
          <table:table-cell table:number-columns-repeated="2" table:style-name="ce24" table:content-validation-name="val3" office:value-type="string" calcext:value-type="string">
            <text:p>Dtnichtlehramt</text:p>
          </table:table-cell>
          <table:table-cell table:number-columns-repeated="4"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number-columns-repeated="3" table:style-name="ce24" table:content-validation-name="val3" office:value-type="string" calcext:value-type="string">
            <text:p>Grundschule</text:p>
          </table:table-cell>
          <table:table-cell table:number-columns-repeated="3"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number-columns-repeated="2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number-columns-repeated="3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number-columns-repeated="2" table:style-name="ce24" table:content-validation-name="val3" office:value-type="string" calcext:value-type="string">
            <text:p>Dtlehramt</text:p>
          </table:table-cell>
          <table:table-cell table:style-name="ce24" table:content-validation-name="val3" table:number-columns-repeated="904"/>
          <table:table-cell/>
        </table:table-row>
        <table:table-row table:style-name="ro1">
          <table:table-cell table:style-name="ce6" office:value-type="string" calcext:value-type="string">
            <text:p>Fachsemester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number-columns-repeated="3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number-columns-repeated="3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number-columns-repeated="2" table:style-name="ce25" table:content-validation-name="val4" office:value-type="float" office:value="2" calcext:value-type="float">
            <text:p>2</text:p>
          </table:table-cell>
          <table:table-cell table:number-columns-repeated="2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number-columns-repeated="3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/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number-columns-repeated="2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number-columns-repeated="2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5" calcext:value-type="float">
            <text:p>5</text:p>
          </table:table-cell>
          <table:table-cell table:number-columns-repeated="5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number-columns-repeated="4" table:style-name="ce25" table:content-validation-name="val4" office:value-type="float" office:value="2" calcext:value-type="float">
            <text:p>2</text:p>
          </table:table-cell>
          <table:table-cell table:number-columns-repeated="3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number-columns-repeated="2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5" calcext:value-type="float">
            <text:p>5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number-columns-repeated="2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number-columns-repeated="2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number-columns-repeated="3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number-columns-repeated="2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number-columns-repeated="2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number-columns-repeated="3" table:style-name="ce25" table:content-validation-name="val4" office:value-type="float" office:value="4" calcext:value-type="float">
            <text:p>4</text:p>
          </table:table-cell>
          <table:table-cell table:number-columns-repeated="2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number-columns-repeated="2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table:number-columns-repeated="904"/>
          <table:table-cell/>
        </table:table-row>
        <table:table-row table:style-name="ro1">
          <table:table-cell table:style-name="ce6" office:value-type="string" calcext:value-type="string">
            <text:p>Alter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35" calcext:value-type="float">
            <text:p>35</text:p>
          </table:table-cell>
          <table:table-cell table:number-columns-repeated="2"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31" calcext:value-type="float">
            <text:p>31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5" calcext:value-type="float">
            <text:p>25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30" calcext:value-type="float">
            <text:p>30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35" calcext:value-type="float">
            <text:p>35</text:p>
          </table:table-cell>
          <table:table-cell table:style-name="ce25" table:content-validation-name="val5" office:value-type="float" office:value="25" calcext:value-type="float">
            <text:p>25</text:p>
          </table:table-cell>
          <table:table-cell table:style-name="ce25" table:content-validation-name="val5" office:value-type="float" office:value="26" calcext:value-type="float">
            <text:p>26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39" calcext:value-type="float">
            <text:p>39</text:p>
          </table:table-cell>
          <table:table-cell table:style-name="ce25" table:content-validation-name="val5" office:value-type="float" office:value="30" calcext:value-type="float">
            <text:p>30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30" calcext:value-type="float">
            <text:p>30</text:p>
          </table:table-cell>
          <table:table-cell table:style-name="ce25" table:content-validation-name="val5" office:value-type="float" office:value="24" calcext:value-type="float">
            <text:p>24</text:p>
          </table:table-cell>
          <table:table-cell table:style-name="ce25" table:content-validation-name="val5" office:value-type="float" office:value="33" calcext:value-type="float">
            <text:p>33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24" calcext:value-type="float">
            <text:p>24</text:p>
          </table:table-cell>
          <table:table-cell table:style-name="ce25" table:content-validation-name="val5" office:value-type="float" office:value="29" calcext:value-type="float">
            <text:p>29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number-columns-repeated="2"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26" calcext:value-type="float">
            <text:p>26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8" calcext:value-type="float">
            <text:p>28</text:p>
          </table:table-cell>
          <table:table-cell table:style-name="ce25" table:content-validation-name="val5" office:value-type="float" office:value="26" calcext:value-type="float">
            <text:p>26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29" calcext:value-type="float">
            <text:p>29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5" calcext:value-type="float">
            <text:p>25</text:p>
          </table:table-cell>
          <table:table-cell table:number-columns-repeated="2"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number-columns-repeated="2"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18" calcext:value-type="float">
            <text:p>18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24" calcext:value-type="float">
            <text:p>24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24" calcext:value-type="float">
            <text:p>24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8" calcext:value-type="float">
            <text:p>28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25" calcext:value-type="float">
            <text:p>25</text:p>
          </table:table-cell>
          <table:table-cell table:style-name="ce25" table:content-validation-name="val5" office:value-type="float" office:value="32" calcext:value-type="float">
            <text:p>32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number-columns-repeated="2"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9" calcext:value-type="float">
            <text:p>29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27" calcext:value-type="float">
            <text:p>27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18" calcext:value-type="float">
            <text:p>18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24" calcext:value-type="float">
            <text:p>24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6" calcext:value-type="float">
            <text:p>26</text:p>
          </table:table-cell>
          <table:table-cell table:style-name="ce25" table:content-validation-name="val5" office:value-type="float" office:value="27" calcext:value-type="float">
            <text:p>27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8" calcext:value-type="float">
            <text:p>28</text:p>
          </table:table-cell>
          <table:table-cell table:style-name="ce25" table:content-validation-name="val5" office:value-type="float" office:value="29" calcext:value-type="float">
            <text:p>29</text:p>
          </table:table-cell>
          <table:table-cell table:style-name="ce25" table:content-validation-name="val5" office:value-type="float" office:value="28" calcext:value-type="float">
            <text:p>28</text:p>
          </table:table-cell>
          <table:table-cell table:style-name="ce25" table:content-validation-name="val5" office:value-type="float" office:value="31" calcext:value-type="float">
            <text:p>31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content-validation-name="val5"/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18" calcext:value-type="float">
            <text:p>18</text:p>
          </table:table-cell>
          <table:table-cell table:style-name="ce25" table:content-validation-name="val5" office:value-type="float" office:value="24" calcext:value-type="float">
            <text:p>24</text:p>
          </table:table-cell>
          <table:table-cell table:style-name="ce25" table:content-validation-name="val5" office:value-type="float" office:value="27" calcext:value-type="float">
            <text:p>27</text:p>
          </table:table-cell>
          <table:table-cell table:style-name="ce25" table:content-validation-name="val5" office:value-type="float" office:value="31" calcext:value-type="float">
            <text:p>31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29" calcext:value-type="float">
            <text:p>29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number-columns-repeated="2" table:style-name="ce25" table:content-validation-name="val5" office:value-type="float" office:value="20" calcext:value-type="float">
            <text:p>20</text:p>
          </table:table-cell>
          <table:table-cell table:number-columns-repeated="2"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37" calcext:value-type="float">
            <text:p>37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number-columns-repeated="2" table:style-name="ce25" table:content-validation-name="val5" office:value-type="float" office:value="25" calcext:value-type="float">
            <text:p>25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40" calcext:value-type="float">
            <text:p>40</text:p>
          </table:table-cell>
          <table:table-cell table:style-name="ce25" table:content-validation-name="val5" office:value-type="float" office:value="26" calcext:value-type="float">
            <text:p>26</text:p>
          </table:table-cell>
          <table:table-cell table:content-validation-name="val5" table:number-columns-repeated="904"/>
          <table:table-cell/>
        </table:table-row>
        <table:table-row table:style-name="ro1">
          <table:table-cell table:style-name="ce6" office:value-type="string" calcext:value-type="string">
            <text:p>Geschlecht</text:p>
          </table:table-cell>
          <table:table-cell table:number-columns-repeated="2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2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8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2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9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4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4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2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11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6" table:style-name="ce25" table:content-validation-name="val6" office:value-type="string" calcext:value-type="string">
            <text:p>Weiblich</text:p>
          </table:table-cell>
          <table:table-cell table:number-columns-repeated="2" table:style-name="ce25" table:content-validation-name="val6" office:value-type="string" calcext:value-type="string">
            <text:p>Maennlich</text:p>
          </table:table-cell>
          <table:table-cell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8" table:style-name="ce25" table:content-validation-name="val6" office:value-type="string" calcext:value-type="string">
            <text:p>Weiblich</text:p>
          </table:table-cell>
          <table:table-cell table:number-columns-repeated="2" table:style-name="ce25" table:content-validation-name="val6" office:value-type="string" calcext:value-type="string">
            <text:p>Maennlich</text:p>
          </table:table-cell>
          <table:table-cell table:number-columns-repeated="4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2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Nichts</text:p>
          </table:table-cell>
          <table:table-cell table:number-columns-repeated="2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6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10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3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content-validation-name="val6" table:number-columns-repeated="904"/>
          <table:table-cell/>
        </table:table-row>
        <table:table-row table:style-name="ro1">
          <table:table-cell table:style-name="ce6" office:value-type="string" calcext:value-type="string">
            <text:p>Basismodul</text:p>
          </table:table-cell>
          <table:table-cell table:number-columns-repeated="18"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number-columns-repeated="5"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number-columns-repeated="3"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number-columns-repeated="4" table:style-name="ce25" table:content-validation-name="val7" office:value-type="string" calcext:value-type="string">
            <text:p>Ja</text:p>
          </table:table-cell>
          <table:table-cell table:number-columns-repeated="3" table:style-name="ce25" table:content-validation-name="val7" office:value-type="string" calcext:value-type="string">
            <text:p>Nein</text:p>
          </table:table-cell>
          <table:table-cell table:number-columns-repeated="2" table:style-name="ce25" table:content-validation-name="val7" office:value-type="string" calcext:value-type="string">
            <text:p>Ja</text:p>
          </table:table-cell>
          <table:table-cell table:number-columns-repeated="3" table:style-name="ce25" table:content-validation-name="val7" office:value-type="string" calcext:value-type="string">
            <text:p>Nein</text:p>
          </table:table-cell>
          <table:table-cell table:number-columns-repeated="4"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number-columns-repeated="4"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number-columns-repeated="6"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number-columns-repeated="2" table:style-name="ce25" table:content-validation-name="val7" office:value-type="string" calcext:value-type="string">
            <text:p>Ja</text:p>
          </table:table-cell>
          <table:table-cell table:number-columns-repeated="2" table:style-name="ce25" table:content-validation-name="val7" office:value-type="string" calcext:value-type="string">
            <text:p>Nein</text:p>
          </table:table-cell>
          <table:table-cell table:number-columns-repeated="2"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number-columns-repeated="5"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number-columns-repeated="7"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number-columns-repeated="6"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number-columns-repeated="5"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number-columns-repeated="3"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number-columns-repeated="5"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style-name="ce25" table:content-validation-name="val7" office:value-type="string" calcext:value-type="string">
            <text:p>Ja</text:p>
          </table:table-cell>
          <table:table-cell table:content-validation-name="val7"/>
          <table:table-cell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style-name="ce25" table:content-validation-name="val7" office:value-type="string" calcext:value-type="string">
            <text:p>Ja</text:p>
          </table:table-cell>
          <table:table-cell table:style-name="ce25" table:content-validation-name="val7" office:value-type="string" calcext:value-type="string">
            <text:p>Nein</text:p>
          </table:table-cell>
          <table:table-cell table:style-name="ce25" table:content-validation-name="val7" office:value-type="string" calcext:value-type="string">
            <text:p>Ja</text:p>
          </table:table-cell>
          <table:table-cell table:number-columns-repeated="5" table:style-name="ce25" table:content-validation-name="val7" office:value-type="string" calcext:value-type="string">
            <text:p>Nein</text:p>
          </table:table-cell>
          <table:table-cell table:number-columns-repeated="2" table:style-name="ce25" table:content-validation-name="val7" office:value-type="string" calcext:value-type="string">
            <text:p>Ja</text:p>
          </table:table-cell>
          <table:table-cell table:content-validation-name="val7" table:number-columns-repeated="904"/>
          <table:table-cell/>
        </table:table-row>
        <table:table-row table:style-name="ro1">
          <table:table-cell table:style-name="ce6" office:value-type="string" calcext:value-type="string">
            <text:p>L1.1</text:p>
          </table:table-cell>
          <table:table-cell table:number-columns-repeated="28" table:style-name="ce25" office:value-type="string" calcext:value-type="string">
            <text:p>Deutsch</text:p>
          </table:table-cell>
          <table:table-cell table:number-columns-repeated="2" table:style-name="ce25" office:value-type="string" calcext:value-type="string">
            <text:p>Türkisch</text:p>
          </table:table-cell>
          <table:table-cell table:number-columns-repeated="2" table:style-name="ce25" office:value-type="string" calcext:value-type="string">
            <text:p>Deutsch</text:p>
          </table:table-cell>
          <table:table-cell table:style-name="ce25" office:value-type="string" calcext:value-type="string">
            <text:p>Albanisch</text:p>
          </table:table-cell>
          <table:table-cell table:number-columns-repeated="12" table:style-name="ce25" office:value-type="string" calcext:value-type="string">
            <text:p>Deutsch</text:p>
          </table:table-cell>
          <table:table-cell/>
          <table:table-cell table:number-columns-repeated="5" table:style-name="ce25" office:value-type="string" calcext:value-type="string">
            <text:p>Deutsch</text:p>
          </table:table-cell>
          <table:table-cell table:style-name="ce25" office:value-type="string" calcext:value-type="string">
            <text:p>Farsi</text:p>
          </table:table-cell>
          <table:table-cell table:number-columns-repeated="8" table:style-name="ce25" office:value-type="string" calcext:value-type="string">
            <text:p>Deutsch</text:p>
          </table:table-cell>
          <table:table-cell table:style-name="ce25" office:value-type="string" calcext:value-type="string">
            <text:p>Türkisch</text:p>
          </table:table-cell>
          <table:table-cell table:number-columns-repeated="26" table:style-name="ce25" office:value-type="string" calcext:value-type="string">
            <text:p>Deutsch</text:p>
          </table:table-cell>
          <table:table-cell table:style-name="ce25" office:value-type="string" calcext:value-type="string">
            <text:p>Schweizerdeutsch</text:p>
          </table:table-cell>
          <table:table-cell table:number-columns-repeated="23" table:style-name="ce25" office:value-type="string" calcext:value-type="string">
            <text:p>Deutsch</text:p>
          </table:table-cell>
          <table:table-cell/>
          <table:table-cell table:style-name="ce25" office:value-type="string" calcext:value-type="string">
            <text:p>Türkisch</text:p>
          </table:table-cell>
          <table:table-cell table:style-name="ce25" office:value-type="string" calcext:value-type="string">
            <text:p>Deutsch</text:p>
          </table:table-cell>
          <table:table-cell table:style-name="ce25" office:value-type="string" calcext:value-type="string">
            <text:p>Türkisch</text:p>
          </table:table-cell>
          <table:table-cell table:style-name="ce25" office:value-type="string" calcext:value-type="string">
            <text:p>Arabisch</text:p>
          </table:table-cell>
          <table:table-cell table:number-columns-repeated="2" table:style-name="ce25" office:value-type="string" calcext:value-type="string">
            <text:p>Deutsch</text:p>
          </table:table-cell>
          <table:table-cell table:number-columns-repeated="905"/>
        </table:table-row>
        <table:table-row table:style-name="ro1">
          <table:table-cell table:style-name="ce6" office:value-type="string" calcext:value-type="string">
            <text:p>L1.2</text:p>
          </table:table-cell>
          <table:table-cell table:style-name="ce25" office:value-type="string" calcext:value-type="string">
            <text:p>Türkisch</text:p>
          </table:table-cell>
          <table:table-cell table:number-columns-repeated="9"/>
          <table:table-cell table:style-name="ce25" office:value-type="string" calcext:value-type="string">
            <text:p>Englisch</text:p>
          </table:table-cell>
          <table:table-cell/>
          <table:table-cell table:style-name="ce25" office:value-type="string" calcext:value-type="string">
            <text:p>Türkisch</text:p>
          </table:table-cell>
          <table:table-cell table:number-columns-repeated="3"/>
          <table:table-cell table:style-name="ce25" office:value-type="string" calcext:value-type="string">
            <text:p>Sorbisch</text:p>
          </table:table-cell>
          <table:table-cell table:number-columns-repeated="6"/>
          <table:table-cell table:style-name="ce25" office:value-type="string" calcext:value-type="string">
            <text:p>Italienisch</text:p>
          </table:table-cell>
          <table:table-cell table:style-name="ce25" office:value-type="string" calcext:value-type="string">
            <text:p>Arabisch</text:p>
          </table:table-cell>
          <table:table-cell table:style-name="ce25" office:value-type="string" calcext:value-type="string">
            <text:p>Englisch</text:p>
          </table:table-cell>
          <table:table-cell table:number-columns-repeated="2"/>
          <table:table-cell table:style-name="ce25" office:value-type="string" calcext:value-type="string">
            <text:p>Deutsch</text:p>
          </table:table-cell>
          <table:table-cell table:number-columns-repeated="3"/>
          <table:table-cell table:style-name="ce25" office:value-type="string" calcext:value-type="string">
            <text:p>Deutsch</text:p>
          </table:table-cell>
          <table:table-cell table:number-columns-repeated="5"/>
          <table:table-cell table:style-name="ce25" office:value-type="string" calcext:value-type="string">
            <text:p>Russisch</text:p>
          </table:table-cell>
          <table:table-cell table:number-columns-repeated="12"/>
          <table:table-cell table:style-name="ce25" office:value-type="string" calcext:value-type="string">
            <text:p>Deutsch</text:p>
          </table:table-cell>
          <table:table-cell table:number-columns-repeated="7"/>
          <table:table-cell table:style-name="ce25" office:value-type="string" calcext:value-type="string">
            <text:p>Englisch</text:p>
          </table:table-cell>
          <table:table-cell table:style-name="ce25" office:value-type="string" calcext:value-type="string">
            <text:p>Deutsch</text:p>
          </table:table-cell>
          <table:table-cell table:number-columns-repeated="10"/>
          <table:table-cell table:style-name="ce25" office:value-type="string" calcext:value-type="string">
            <text:p>Englisch</text:p>
          </table:table-cell>
          <table:table-cell table:number-columns-repeated="3"/>
          <table:table-cell table:style-name="ce25" office:value-type="string" calcext:value-type="string">
            <text:p>Türkisch</text:p>
          </table:table-cell>
          <table:table-cell table:number-columns-repeated="4"/>
          <table:table-cell table:style-name="ce25" office:value-type="string" calcext:value-type="string">
            <text:p>Englisch</text:p>
          </table:table-cell>
          <table:table-cell table:number-columns-repeated="6"/>
          <table:table-cell table:style-name="ce25" office:value-type="string" calcext:value-type="string">
            <text:p>Französisch</text:p>
          </table:table-cell>
          <table:table-cell/>
          <table:table-cell table:style-name="ce25" office:value-type="string" calcext:value-type="string">
            <text:p>Türkisch</text:p>
          </table:table-cell>
          <table:table-cell table:number-columns-repeated="11"/>
          <table:table-cell table:style-name="ce25" office:value-type="string" calcext:value-type="string">
            <text:p>Englisch</text:p>
          </table:table-cell>
          <table:table-cell table:style-name="ce25" office:value-type="string" calcext:value-type="string">
            <text:p>Russisch</text:p>
          </table:table-cell>
          <table:table-cell table:number-columns-repeated="4"/>
          <table:table-cell table:style-name="ce25" office:value-type="string" calcext:value-type="string">
            <text:p>Türkisch</text:p>
          </table:table-cell>
          <table:table-cell table:number-columns-repeated="4"/>
          <table:table-cell table:style-name="ce25" office:value-type="string" calcext:value-type="string">
            <text:p>Deutsch</text:p>
          </table:table-cell>
          <table:table-cell/>
          <table:table-cell table:number-columns-repeated="2" table:style-name="ce25" office:value-type="string" calcext:value-type="string">
            <text:p>Deutsch</text:p>
          </table:table-cell>
          <table:table-cell/>
          <table:table-cell table:style-name="ce25" office:value-type="string" calcext:value-type="string">
            <text:p>Berlinerisch</text:p>
          </table:table-cell>
          <table:table-cell table:number-columns-repeated="905"/>
        </table:table-row>
        <table:table-row table:style-name="ro1">
          <table:table-cell table:style-name="ce6" office:value-type="string" calcext:value-type="string">
            <text:p>L2.1</text:p>
          </table:table-cell>
          <table:table-cell table:style-name="ce25" office:value-type="string" calcext:value-type="string">
            <text:p>Latein</text:p>
          </table:table-cell>
          <table:table-cell table:number-columns-repeated="3" table:style-name="ce25" office:value-type="string" calcext:value-type="string">
            <text:p>Englisch</text:p>
          </table:table-cell>
          <table:table-cell table:style-name="ce25" office:value-type="string" calcext:value-type="string">
            <text:p>Französisch</text:p>
          </table:table-cell>
          <table:table-cell table:number-columns-repeated="4" table:style-name="ce25" office:value-type="string" calcext:value-type="string">
            <text:p>Englisch</text:p>
          </table:table-cell>
          <table:table-cell table:style-name="ce25" office:value-type="string" calcext:value-type="string">
            <text:p>Französisch </text:p>
          </table:table-cell>
          <table:table-cell table:style-name="ce25" office:value-type="string" calcext:value-type="string">
            <text:p>Englisch</text:p>
          </table:table-cell>
          <table:table-cell table:style-name="ce25" office:value-type="string" calcext:value-type="string">
            <text:p>Latein</text:p>
          </table:table-cell>
          <table:table-cell table:number-columns-repeated="5" table:style-name="ce25" office:value-type="string" calcext:value-type="string">
            <text:p>Englisch</text:p>
          </table:table-cell>
          <table:table-cell table:style-name="ce25" office:value-type="string" calcext:value-type="string">
            <text:p>Französisch</text:p>
          </table:table-cell>
          <table:table-cell table:number-columns-repeated="6" table:style-name="ce25" office:value-type="string" calcext:value-type="string">
            <text:p>Englisch</text:p>
          </table:table-cell>
          <table:table-cell table:style-name="ce25" office:value-type="string" calcext:value-type="string">
            <text:p>Französisch</text:p>
          </table:table-cell>
          <table:table-cell table:number-columns-repeated="20" table:style-name="ce25" office:value-type="string" calcext:value-type="string">
            <text:p>Englisch</text:p>
          </table:table-cell>
          <table:table-cell table:style-name="ce25" office:value-type="string" calcext:value-type="string">
            <text:p>Russisch</text:p>
          </table:table-cell>
          <table:table-cell table:style-name="ce25" office:value-type="string" calcext:value-type="string">
            <text:p>Latein</text:p>
          </table:table-cell>
          <table:table-cell table:number-columns-repeated="17" table:style-name="ce25" office:value-type="string" calcext:value-type="string">
            <text:p>Englisch</text:p>
          </table:table-cell>
          <table:table-cell table:style-name="ce25" office:value-type="string" calcext:value-type="string">
            <text:p>Französisch</text:p>
          </table:table-cell>
          <table:table-cell table:number-columns-repeated="6" table:style-name="ce25" office:value-type="string" calcext:value-type="string">
            <text:p>Englisch</text:p>
          </table:table-cell>
          <table:table-cell table:style-name="ce25" office:value-type="string" calcext:value-type="string">
            <text:p>Französisch</text:p>
          </table:table-cell>
          <table:table-cell table:number-columns-repeated="4" table:style-name="ce25" office:value-type="string" calcext:value-type="string">
            <text:p>Englisch</text:p>
          </table:table-cell>
          <table:table-cell table:style-name="ce25" office:value-type="string" calcext:value-type="string">
            <text:p>Französisch</text:p>
          </table:table-cell>
          <table:table-cell table:number-columns-repeated="3" table:style-name="ce25" office:value-type="string" calcext:value-type="string">
            <text:p>Engl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 table:number-columns-repeated="8" table:style-name="ce25" office:value-type="string" calcext:value-type="string">
            <text:p>Englisch</text:p>
          </table:table-cell>
          <table:table-cell table:style-name="ce25" office:value-type="string" calcext:value-type="string">
            <text:p>Französisch</text:p>
          </table:table-cell>
          <table:table-cell table:number-columns-repeated="5" table:style-name="ce25" office:value-type="string" calcext:value-type="string">
            <text:p>Englisch</text:p>
          </table:table-cell>
          <table:table-cell table:style-name="ce25" office:value-type="string" calcext:value-type="string">
            <text:p>Russisch</text:p>
          </table:table-cell>
          <table:table-cell table:number-columns-repeated="21" table:style-name="ce25" office:value-type="string" calcext:value-type="string">
            <text:p>Englisch</text:p>
          </table:table-cell>
          <table:table-cell table:number-columns-repeated="905"/>
        </table:table-row>
        <table:table-row table:style-name="ro1">
          <table:table-cell table:style-name="ce6" office:value-type="string" calcext:value-type="string">
            <text:p>L2.1.Jahre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content-validation-name="val4"/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number-columns-repeated="2"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number-columns-repeated="2"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number-columns-repeated="3"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3" calcext:value-type="float">
            <text:p>13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number-columns-repeated="2"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number-columns-repeated="2" table:style-name="ce25" table:content-validation-name="val4" office:value-type="float" office:value="9" calcext:value-type="float">
            <text:p>9</text:p>
          </table:table-cell>
          <table:table-cell table:number-columns-repeated="3"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12" calcext:value-type="float">
            <text:p>12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12" calcext:value-type="float">
            <text:p>12</text:p>
          </table:table-cell>
          <table:table-cell table:number-columns-repeated="2"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5" calcext:value-type="float">
            <text:p>5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number-columns-repeated="6"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number-columns-repeated="2"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12" calcext:value-type="float">
            <text:p>12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number-columns-repeated="3"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content-validation-name="val4"/>
          <table:table-cell table:number-columns-repeated="2"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number-columns-repeated="2" table:style-name="ce25" table:content-validation-name="val4" office:value-type="float" office:value="9" calcext:value-type="float">
            <text:p>9</text:p>
          </table:table-cell>
          <table:table-cell table:number-columns-repeated="2" table:style-name="ce25" table:content-validation-name="val4" office:value-type="float" office:value="8" calcext:value-type="float">
            <text:p>8</text:p>
          </table:table-cell>
          <table:table-cell table:number-columns-repeated="2"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number-columns-repeated="3"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2" calcext:value-type="float">
            <text:p>12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content-validation-name="val4"/>
          <table:table-cell table:style-name="ce25" table:content-validation-name="val4" office:value-type="float" office:value="8" calcext:value-type="float">
            <text:p>8</text:p>
          </table:table-cell>
          <table:table-cell table:number-columns-repeated="3"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1" calcext:value-type="float">
            <text:p>1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number-columns-repeated="4"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content-validation-name="val4" table:number-columns-repeated="904"/>
          <table:table-cell/>
        </table:table-row>
        <table:table-row table:style-name="ro1">
          <table:table-cell table:style-name="ce6" office:value-type="string" calcext:value-type="string">
            <text:p>L2.2</text:p>
          </table:table-cell>
          <table:table-cell table:number-columns-repeated="2" table:style-name="ce25" office:value-type="string" calcext:value-type="string">
            <text:p>Französisch</text:p>
          </table:table-cell>
          <table:table-cell table:number-columns-repeated="2" table:style-name="ce25" office:value-type="string" calcext:value-type="string">
            <text:p>Latein</text:p>
          </table:table-cell>
          <table:table-cell table:style-name="ce25" office:value-type="string" calcext:value-type="string">
            <text:p>Englisch</text:p>
          </table:table-cell>
          <table:table-cell table:style-name="ce25" office:value-type="string" calcext:value-type="string">
            <text:p>Latein</text:p>
          </table:table-cell>
          <table:table-cell table:number-columns-repeated="3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Englisch</text:p>
          </table:table-cell>
          <table:table-cell table:style-name="ce25" office:value-type="string" calcext:value-type="string">
            <text:p>Spanisch</text:p>
          </table:table-cell>
          <table:table-cell table:style-name="ce25" office:value-type="string" calcext:value-type="string">
            <text:p>Englisch</text:p>
          </table:table-cell>
          <table:table-cell table:number-columns-repeated="4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Französisch </text:p>
          </table:table-cell>
          <table:table-cell table:style-name="ce25" office:value-type="string" calcext:value-type="string">
            <text:p>Englisch</text:p>
          </table:table-cell>
          <table:table-cell table:number-columns-repeated="3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Spanisch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Italienisch</text:p>
          </table:table-cell>
          <table:table-cell table:style-name="ce25" office:value-type="string" calcext:value-type="string">
            <text:p>Englisch</text:p>
          </table:table-cell>
          <table:table-cell table:style-name="ce25" office:value-type="string" calcext:value-type="string">
            <text:p>Rus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Spanisch</text:p>
          </table:table-cell>
          <table:table-cell table:number-columns-repeated="6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Spanisch</text:p>
          </table:table-cell>
          <table:table-cell table:number-columns-repeated="6" table:style-name="ce25" office:value-type="string" calcext:value-type="string">
            <text:p>Französisch</text:p>
          </table:table-cell>
          <table:table-cell table:number-columns-repeated="3" table:style-name="ce25" office:value-type="string" calcext:value-type="string">
            <text:p>Latein</text:p>
          </table:table-cell>
          <table:table-cell table:number-columns-repeated="2" table:style-name="ce25" office:value-type="string" calcext:value-type="string">
            <text:p>Englisch</text:p>
          </table:table-cell>
          <table:table-cell table:style-name="ce25" office:value-type="string" calcext:value-type="string">
            <text:p>Latein</text:p>
          </table:table-cell>
          <table:table-cell table:number-columns-repeated="4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Span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 table:number-columns-repeated="2" table:style-name="ce25" office:value-type="string" calcext:value-type="string">
            <text:p>Spanisch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Rus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Englisch</text:p>
          </table:table-cell>
          <table:table-cell table:number-columns-repeated="3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Spanisch</text:p>
          </table:table-cell>
          <table:table-cell table:style-name="ce25" office:value-type="string" calcext:value-type="string">
            <text:p>Spanisch3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Spanisch</text:p>
          </table:table-cell>
          <table:table-cell table:number-columns-repeated="2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Englisch</text:p>
          </table:table-cell>
          <table:table-cell table:number-columns-repeated="2"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/>
          <table:table-cell table:style-name="ce25" office:value-type="string" calcext:value-type="string">
            <text:p>Englisch</text:p>
          </table:table-cell>
          <table:table-cell table:style-name="ce25" office:value-type="string" calcext:value-type="string">
            <text:p>Französisch</text:p>
          </table:table-cell>
          <table:table-cell table:number-columns-repeated="2" table:style-name="ce25" office:value-type="string" calcext:value-type="string">
            <text:p>Latein</text:p>
          </table:table-cell>
          <table:table-cell table:number-columns-repeated="2" table:style-name="ce25" office:value-type="string" calcext:value-type="string">
            <text:p>Französisch</text:p>
          </table:table-cell>
          <table:table-cell/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Spanisch</text:p>
          </table:table-cell>
          <table:table-cell table:style-name="ce25" office:value-type="string" calcext:value-type="string">
            <text:p>Englisch</text:p>
          </table:table-cell>
          <table:table-cell table:number-columns-repeated="2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Russisch</text:p>
          </table:table-cell>
          <table:table-cell table:number-columns-repeated="3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Spanisch</text:p>
          </table:table-cell>
          <table:table-cell table:number-columns-repeated="4" table:style-name="ce25" office:value-type="string" calcext:value-type="string">
            <text:p>Französisch</text:p>
          </table:table-cell>
          <table:table-cell/>
          <table:table-cell table:number-columns-repeated="3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number-columns-repeated="7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Spanisch</text:p>
          </table:table-cell>
          <table:table-cell table:number-columns-repeated="2" table:style-name="ce25" office:value-type="string" calcext:value-type="string">
            <text:p>Französisch</text:p>
          </table:table-cell>
          <table:table-cell table:number-columns-repeated="905"/>
        </table:table-row>
        <table:table-row table:style-name="ro1">
          <table:table-cell table:style-name="ce6" office:value-type="string" calcext:value-type="string">
            <text:p>L2.2.Jahre</text:p>
          </table:table-cell>
          <table:table-cell table:style-name="ce25" table:content-validation-name="val8" office:value-type="float" office:value="2" calcext:value-type="float">
            <text:p>2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content-validation-name="val8"/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number-columns-repeated="2"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number-columns-repeated="2"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10" calcext:value-type="float">
            <text:p>10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number-columns-repeated="2"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8" calcext:value-type="float">
            <text:p>8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13" calcext:value-type="float">
            <text:p>13</text:p>
          </table:table-cell>
          <table:table-cell table:number-columns-repeated="2"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2" calcext:value-type="float">
            <text:p>2</text:p>
          </table:table-cell>
          <table:table-cell table:number-columns-repeated="2"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number-columns-repeated="3" table:style-name="ce25" table:content-validation-name="val8" office:value-type="float" office:value="4" calcext:value-type="float">
            <text:p>4</text:p>
          </table:table-cell>
          <table:table-cell table:number-columns-repeated="2" table:style-name="ce25" table:content-validation-name="val8" office:value-type="float" office:value="8" calcext:value-type="float">
            <text:p>8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8" calcext:value-type="float">
            <text:p>8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number-columns-repeated="2"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2" calcext:value-type="float">
            <text:p>2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number-columns-repeated="3"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content-validation-name="val8"/>
          <table:table-cell table:style-name="ce25" table:content-validation-name="val8" office:value-type="float" office:value="3" calcext:value-type="float">
            <text:p>3</text:p>
          </table:table-cell>
          <table:table-cell table:content-validation-name="val8"/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content-validation-name="val8"/>
          <table:table-cell table:style-name="ce25" table:content-validation-name="val8" office:value-type="float" office:value="7" calcext:value-type="float">
            <text:p>7</text:p>
          </table:table-cell>
          <table:table-cell table:number-columns-repeated="2" table:style-name="ce25" table:content-validation-name="val8" office:value-type="float" office:value="9" calcext:value-type="float">
            <text:p>9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content-validation-name="val8"/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1" calcext:value-type="float">
            <text:p>1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2" calcext:value-type="float">
            <text:p>2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content-validation-name="val8"/>
          <table:table-cell table:number-columns-repeated="2"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content-validation-name="val8"/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9" calcext:value-type="float">
            <text:p>9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number-columns-repeated="4"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number-columns-repeated="2" table:style-name="ce25" table:content-validation-name="val8" office:value-type="float" office:value="7" calcext:value-type="float">
            <text:p>7</text:p>
          </table:table-cell>
          <table:table-cell table:content-validation-name="val8" table:number-columns-repeated="904"/>
          <table:table-cell/>
        </table:table-row>
        <table:table-row table:style-name="ro1">
          <table:table-cell table:style-name="ce6" office:value-type="string" calcext:value-type="string">
            <text:p>L2.3</text:p>
          </table:table-cell>
          <table:table-cell table:style-name="ce25" office:value-type="string" calcext:value-type="string">
            <text:p>Englisch</text:p>
          </table:table-cell>
          <table:table-cell table:number-columns-repeated="3"/>
          <table:table-cell table:style-name="ce25" office:value-type="string" calcext:value-type="string">
            <text:p>Spanisch</text:p>
          </table:table-cell>
          <table:table-cell table:number-columns-repeated="4"/>
          <table:table-cell table:style-name="ce25" office:value-type="string" calcext:value-type="string">
            <text:p>Latein</text:p>
          </table:table-cell>
          <table:table-cell table:number-columns-repeated="2"/>
          <table:table-cell table:style-name="ce25" office:value-type="string" calcext:value-type="string">
            <text:p>Latein </text:p>
          </table:table-cell>
          <table:table-cell table:number-columns-repeated="3"/>
          <table:table-cell table:style-name="ce25" office:value-type="string" calcext:value-type="string">
            <text:p>Spanisch</text:p>
          </table:table-cell>
          <table:table-cell table:style-name="ce25" office:value-type="string" calcext:value-type="string">
            <text:p>Latein</text:p>
          </table:table-cell>
          <table:table-cell table:number-columns-repeated="2"/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/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Spanisch</text:p>
          </table:table-cell>
          <table:table-cell/>
          <table:table-cell table:style-name="ce25" office:value-type="string" calcext:value-type="string">
            <text:p>Französich</text:p>
          </table:table-cell>
          <table:table-cell table:number-columns-repeated="2" table:style-name="ce25" office:value-type="string" calcext:value-type="string">
            <text:p>Latein</text:p>
          </table:table-cell>
          <table:table-cell table:number-columns-repeated="2"/>
          <table:table-cell table:style-name="ce25" office:value-type="string" calcext:value-type="string">
            <text:p>Spanisch</text:p>
          </table:table-cell>
          <table:table-cell/>
          <table:table-cell table:style-name="ce25" office:value-type="string" calcext:value-type="string">
            <text:p>Spanisch</text:p>
          </table:table-cell>
          <table:table-cell table:number-columns-repeated="3"/>
          <table:table-cell table:style-name="ce25" office:value-type="string" calcext:value-type="string">
            <text:p>Latein</text:p>
          </table:table-cell>
          <table:table-cell/>
          <table:table-cell table:style-name="ce25" office:value-type="string" calcext:value-type="string">
            <text:p>Spanisch</text:p>
          </table:table-cell>
          <table:table-cell/>
          <table:table-cell table:style-name="ce25" office:value-type="string" calcext:value-type="string">
            <text:p>Latein</text:p>
          </table:table-cell>
          <table:table-cell table:number-columns-repeated="5"/>
          <table:table-cell table:style-name="ce25" office:value-type="string" calcext:value-type="string">
            <text:p>Französisch</text:p>
          </table:table-cell>
          <table:table-cell/>
          <table:table-cell table:style-name="ce25" office:value-type="string" calcext:value-type="string">
            <text:p>Spanisch</text:p>
          </table:table-cell>
          <table:table-cell/>
          <table:table-cell table:style-name="ce25" office:value-type="string" calcext:value-type="string">
            <text:p>Spanisch</text:p>
          </table:table-cell>
          <table:table-cell table:number-columns-repeated="2"/>
          <table:table-cell table:style-name="ce25" office:value-type="string" calcext:value-type="string">
            <text:p>Französisch</text:p>
          </table:table-cell>
          <table:table-cell/>
          <table:table-cell table:style-name="ce25" office:value-type="string" calcext:value-type="string">
            <text:p>Spanisch</text:p>
          </table:table-cell>
          <table:table-cell table:number-columns-repeated="2"/>
          <table:table-cell table:style-name="ce25" office:value-type="string" calcext:value-type="string">
            <text:p>Spanisch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 table:number-columns-repeated="5"/>
          <table:table-cell table:style-name="ce25" office:value-type="string" calcext:value-type="string">
            <text:p>Altgriechisch</text:p>
          </table:table-cell>
          <table:table-cell table:number-columns-repeated="3"/>
          <table:table-cell table:style-name="ce25" office:value-type="string" calcext:value-type="string">
            <text:p>Latein</text:p>
          </table:table-cell>
          <table:table-cell/>
          <table:table-cell table:number-columns-repeated="2" table:style-name="ce25" office:value-type="string" calcext:value-type="string">
            <text:p>Latein</text:p>
          </table:table-cell>
          <table:table-cell table:style-name="ce25" office:value-type="string" calcext:value-type="string">
            <text:p>Spanisch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Spanisch</text:p>
          </table:table-cell>
          <table:table-cell table:number-columns-repeated="3"/>
          <table:table-cell table:style-name="ce25" office:value-type="string" calcext:value-type="string">
            <text:p>Spanisch</text:p>
          </table:table-cell>
          <table:table-cell table:style-name="ce25" office:value-type="string" calcext:value-type="string">
            <text:p>Italienisch</text:p>
          </table:table-cell>
          <table:table-cell table:style-name="ce25" office:value-type="string" calcext:value-type="string">
            <text:p>Französisch</text:p>
          </table:table-cell>
          <table:table-cell table:number-columns-repeated="3"/>
          <table:table-cell table:style-name="ce25" office:value-type="string" calcext:value-type="string">
            <text:p>Spanisch</text:p>
          </table:table-cell>
          <table:table-cell/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Spanisch</text:p>
          </table:table-cell>
          <table:table-cell table:number-columns-repeated="2"/>
          <table:table-cell table:number-columns-repeated="2" table:style-name="ce25" office:value-type="string" calcext:value-type="string">
            <text:p>Spanisch</text:p>
          </table:table-cell>
          <table:table-cell table:number-columns-repeated="4"/>
          <table:table-cell table:style-name="ce25" office:value-type="string" calcext:value-type="string">
            <text:p>Spanisch</text:p>
          </table:table-cell>
          <table:table-cell table:style-name="ce25" office:value-type="string" calcext:value-type="string">
            <text:p>Latein</text:p>
          </table:table-cell>
          <table:table-cell table:number-columns-repeated="2"/>
          <table:table-cell table:style-name="ce25" office:value-type="string" calcext:value-type="string">
            <text:p>Spanisch</text:p>
          </table:table-cell>
          <table:table-cell table:number-columns-repeated="3"/>
          <table:table-cell table:number-columns-repeated="2" table:style-name="ce25" office:value-type="string" calcext:value-type="string">
            <text:p>Spanisch</text:p>
          </table:table-cell>
          <table:table-cell table:number-columns-repeated="2"/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Spanisch</text:p>
          </table:table-cell>
          <table:table-cell table:number-columns-repeated="909"/>
        </table:table-row>
        <table:table-row table:style-name="ro1">
          <table:table-cell table:style-name="ce6" office:value-type="string" calcext:value-type="string">
            <text:p>L2.3.Jahre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content-validation-name="val4" table:number-columns-repeated="3"/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 table:number-columns-repeated="4"/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 table:number-columns-repeated="2"/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 table:number-columns-repeated="3"/>
          <table:table-cell table:style-name="ce25" table:content-validation-name="val4" office:value-type="float" office:value="1" calcext:value-type="float">
            <text:p>1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content-validation-name="val4" table:number-columns-repeated="2"/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/>
          <table:table-cell table:style-name="ce25" table:content-validation-name="val4" office:value-type="float" office:value="5" calcext:value-type="float">
            <text:p>5</text:p>
          </table:table-cell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/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5" calcext:value-type="float">
            <text:p>5</text:p>
          </table:table-cell>
          <table:table-cell table:content-validation-name="val4" table:number-columns-repeated="2"/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/>
          <table:table-cell table:style-name="ce25" table:content-validation-name="val4" office:value-type="float" office:value="4" calcext:value-type="float">
            <text:p>4</text:p>
          </table:table-cell>
          <table:table-cell table:content-validation-name="val4" table:number-columns-repeated="3"/>
          <table:table-cell table:style-name="ce25" table:content-validation-name="val4" office:value-type="float" office:value="5" calcext:value-type="float">
            <text:p>5</text:p>
          </table:table-cell>
          <table:table-cell table:content-validation-name="val4"/>
          <table:table-cell table:style-name="ce25" table:content-validation-name="val4" office:value-type="float" office:value="4" calcext:value-type="float">
            <text:p>4</text:p>
          </table:table-cell>
          <table:table-cell table:content-validation-name="val4"/>
          <table:table-cell table:style-name="ce25" table:content-validation-name="val4" office:value-type="float" office:value="4" calcext:value-type="float">
            <text:p>4</text:p>
          </table:table-cell>
          <table:table-cell table:content-validation-name="val4" table:number-columns-repeated="5"/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 table:number-columns-repeated="3"/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 table:number-columns-repeated="2"/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/>
          <table:table-cell table:style-name="ce25" table:content-validation-name="val4" office:value-type="float" office:value="4" calcext:value-type="float">
            <text:p>4</text:p>
          </table:table-cell>
          <table:table-cell table:content-validation-name="val4" table:number-columns-repeated="2"/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3" calcext:value-type="float">
            <text:p>3</text:p>
          </table:table-cell>
          <table:table-cell table:style-name="ce25" table:content-validation-name="val4" office:value-type="float" office:value="1" calcext:value-type="float">
            <text:p>1</text:p>
          </table:table-cell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 table:number-columns-repeated="5"/>
          <table:table-cell table:style-name="ce25" table:content-validation-name="val4" office:value-type="float" office:value="5" calcext:value-type="float">
            <text:p>5</text:p>
          </table:table-cell>
          <table:table-cell table:content-validation-name="val4" table:number-columns-repeated="3"/>
          <table:table-cell table:style-name="ce25" table:content-validation-name="val4" office:value-type="float" office:value="5" calcext:value-type="float">
            <text:p>5</text:p>
          </table:table-cell>
          <table:table-cell table:content-validation-name="val4"/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5" calcext:value-type="float">
            <text:p>5</text:p>
          </table:table-cell>
          <table:table-cell table:style-name="ce25" table:content-validation-name="val4" office:value-type="float" office:value="1" calcext:value-type="float">
            <text:p>1</text:p>
          </table:table-cell>
          <table:table-cell table:style-name="ce25" table:content-validation-name="val4" office:value-type="float" office:value="3" calcext:value-type="float">
            <text:p>3</text:p>
          </table:table-cell>
          <table:table-cell table:style-name="ce25" table:content-validation-name="val4" office:value-type="float" office:value="1" calcext:value-type="float">
            <text:p>1</text:p>
          </table:table-cell>
          <table:table-cell table:content-validation-name="val4" table:number-columns-repeated="3"/>
          <table:table-cell table:style-name="ce25" table:content-validation-name="val4" office:value-type="float" office:value="3" calcext:value-type="float">
            <text:p>3</text:p>
          </table:table-cell>
          <table:table-cell table:style-name="ce25" table:content-validation-name="val4" office:value-type="float" office:value="1" calcext:value-type="float">
            <text:p>1</text:p>
          </table:table-cell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 table:number-columns-repeated="3"/>
          <table:table-cell table:style-name="ce25" table:content-validation-name="val4" office:value-type="float" office:value="1" calcext:value-type="float">
            <text:p>1</text:p>
          </table:table-cell>
          <table:table-cell table:content-validation-name="val4"/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 table:number-columns-repeated="2"/>
          <table:table-cell table:number-columns-repeated="2" table:style-name="ce25" table:content-validation-name="val4" office:value-type="float" office:value="1" calcext:value-type="float">
            <text:p>1</text:p>
          </table:table-cell>
          <table:table-cell table:content-validation-name="val4" table:number-columns-repeated="4"/>
          <table:table-cell table:style-name="ce25" table:content-validation-name="val4" office:value-type="float" office:value="1" calcext:value-type="float">
            <text:p>1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 table:number-columns-repeated="2"/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 table:number-columns-repeated="3"/>
          <table:table-cell table:style-name="ce25" table:content-validation-name="val4" office:value-type="float" office:value="3" calcext:value-type="float">
            <text:p>3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content-validation-name="val4" table:number-columns-repeated="2"/>
          <table:table-cell table:style-name="ce25" table:content-validation-name="val4" office:value-type="float" office:value="5" calcext:value-type="float">
            <text:p>5</text:p>
          </table:table-cell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 table:number-columns-repeated="908"/>
          <table:table-cell/>
        </table:table-row>
        <table:table-row table:style-name="ro1">
          <table:table-cell table:style-name="ce6" office:value-type="string" calcext:value-type="string">
            <text:p>Bundesland1</text:p>
          </table:table-cell>
          <table:table-cell table:style-name="ce25" table:content-validation-name="val9" office:value-type="string" calcext:value-type="string">
            <text:p>Schleswigholstein</text:p>
          </table:table-cell>
          <table:table-cell table:number-columns-repeated="4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Schleswigholste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number-columns-repeated="4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Nrw</text:p>
          </table:table-cell>
          <table:table-cell table:content-validation-name="val9"/>
          <table:table-cell table:number-columns-repeated="2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Nrw</text:p>
          </table:table-cell>
          <table:table-cell table:style-name="ce25" table:content-validation-name="val9" office:value-type="string" calcext:value-type="string">
            <text:p>Sachsenanhalt</text:p>
          </table:table-cell>
          <table:table-cell table:style-name="ce25" table:content-validation-name="val9" office:value-type="string" calcext:value-type="string">
            <text:p>Rheinlandpfalz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number-columns-repeated="2" table:style-name="ce25" table:content-validation-name="val9" office:value-type="string" calcext:value-type="string">
            <text:p>Brandenburg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Nrw</text:p>
          </table:table-cell>
          <table:table-cell table:number-columns-repeated="2" table:style-name="ce25" table:content-validation-name="val9" office:value-type="string" calcext:value-type="string">
            <text:p>Berlin</text:p>
          </table:table-cell>
          <table:table-cell table:number-columns-repeated="3" table:style-name="ce25" table:content-validation-name="val9" office:value-type="string" calcext:value-type="string">
            <text:p>Brandenburg</text:p>
          </table:table-cell>
          <table:table-cell table:number-columns-repeated="5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Thueringe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Thueringen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ayern</text:p>
          </table:table-cell>
          <table:table-cell table:number-columns-repeated="2" table:style-name="ce25" table:content-validation-name="val9" office:value-type="string" calcext:value-type="string">
            <text:p>Brandenburg</text:p>
          </table:table-cell>
          <table:table-cell table:style-name="ce25" table:content-validation-name="val9" office:value-type="string" calcext:value-type="string">
            <text:p>Sachsenanhalt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Sachsen</text:p>
          </table:table-cell>
          <table:table-cell table:style-name="ce25" table:content-validation-name="val9" office:value-type="string" calcext:value-type="string">
            <text:p>Niedersachse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number-columns-repeated="2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ayern</text:p>
          </table:table-cell>
          <table:table-cell table:number-columns-repeated="2" table:style-name="ce25" table:content-validation-name="val9" office:value-type="string" calcext:value-type="string">
            <text:p>Berlin</text:p>
          </table:table-cell>
          <table:table-cell table:number-columns-repeated="2" table:style-name="ce25" table:content-validation-name="val9" office:value-type="string" calcext:value-type="string">
            <text:p>Niedersachsen</text:p>
          </table:table-cell>
          <table:table-cell table:number-columns-repeated="3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number-columns-repeated="2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Hamburg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number-columns-repeated="2" table:style-name="ce25" table:content-validation-name="val9" office:value-type="string" calcext:value-type="string">
            <text:p>Brandenburg</text:p>
          </table:table-cell>
          <table:table-cell table:style-name="ce25" table:content-validation-name="val9" office:value-type="string" calcext:value-type="string">
            <text:p>Bayern</text:p>
          </table:table-cell>
          <table:table-cell table:number-columns-repeated="6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number-columns-repeated="6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Schleswigholstein</text:p>
          </table:table-cell>
          <table:table-cell table:style-name="ce25" table:content-validation-name="val9" office:value-type="string" calcext:value-type="string">
            <text:p>Badenwuerttemberg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Niedersachsen</text:p>
          </table:table-cell>
          <table:table-cell table:number-columns-repeated="2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Hessen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content-validation-name="val9"/>
          <table:table-cell table:style-name="ce25" table:content-validation-name="val9" office:value-type="string" calcext:value-type="string">
            <text:p>Niedersachsen</text:p>
          </table:table-cell>
          <table:table-cell table:number-columns-repeated="2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Nrw</text:p>
          </table:table-cell>
          <table:table-cell table:style-name="ce25" table:content-validation-name="val9" office:value-type="string" calcext:value-type="string">
            <text:p>Niedersachsen</text:p>
          </table:table-cell>
          <table:table-cell table:style-name="ce25" table:content-validation-name="val9" office:value-type="string" calcext:value-type="string">
            <text:p>Meckpomm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ayern</text:p>
          </table:table-cell>
          <table:table-cell table:style-name="ce25" table:content-validation-name="val9" office:value-type="string" calcext:value-type="string">
            <text:p>Sachsenanhalt</text:p>
          </table:table-cell>
          <table:table-cell table:number-columns-repeated="3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Sachsen</text:p>
          </table:table-cell>
          <table:table-cell table:number-columns-repeated="7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Nrw</text:p>
          </table:table-cell>
          <table:table-cell table:style-name="ce25" table:content-validation-name="val9" office:value-type="string" calcext:value-type="string">
            <text:p>Sachsen</text:p>
          </table:table-cell>
          <table:table-cell table:style-name="ce25" table:content-validation-name="val9" office:value-type="string" calcext:value-type="string">
            <text:p>Schleswigholstein</text:p>
          </table:table-cell>
          <table:table-cell table:number-columns-repeated="6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content-validation-name="val9" table:number-columns-repeated="904"/>
          <table:table-cell/>
        </table:table-row>
        <table:table-row table:style-name="ro1">
          <table:table-cell table:style-name="ce6" office:value-type="string" calcext:value-type="string">
            <text:p>Bundesland2</text:p>
          </table:table-cell>
          <table:table-cell table:content-validation-name="val9" table:number-columns-repeated="21"/>
          <table:table-cell table:style-name="ce25" table:content-validation-name="val9" office:value-type="string" calcext:value-type="string">
            <text:p>Bremen</text:p>
          </table:table-cell>
          <table:table-cell table:content-validation-name="val9" table:number-columns-repeated="16"/>
          <table:table-cell table:style-name="ce25" table:content-validation-name="val9" office:value-type="string" calcext:value-type="string">
            <text:p>Niedersachsen</text:p>
          </table:table-cell>
          <table:table-cell table:content-validation-name="val9" table:number-columns-repeated="7"/>
          <table:table-cell table:style-name="ce25" table:content-validation-name="val9" office:value-type="string" calcext:value-type="string">
            <text:p>Brandenburg</text:p>
          </table:table-cell>
          <table:table-cell table:content-validation-name="val9"/>
          <table:table-cell table:style-name="ce25" table:content-validation-name="val9" office:value-type="string" calcext:value-type="string">
            <text:p>Brandenburg</text:p>
          </table:table-cell>
          <table:table-cell table:content-validation-name="val9" table:number-columns-repeated="14"/>
          <table:table-cell table:style-name="ce25" table:content-validation-name="val9" office:value-type="string" calcext:value-type="string">
            <text:p>Brandenburg</text:p>
          </table:table-cell>
          <table:table-cell table:content-validation-name="val9" table:number-columns-repeated="9"/>
          <table:table-cell table:style-name="ce25" table:content-validation-name="val9" office:value-type="string" calcext:value-type="string">
            <text:p>Brandenburg</text:p>
          </table:table-cell>
          <table:table-cell table:style-name="ce25" table:content-validation-name="val9" office:value-type="string" calcext:value-type="string">
            <text:p>Thueringen</text:p>
          </table:table-cell>
          <table:table-cell table:content-validation-name="val9" table:number-columns-repeated="28"/>
          <table:table-cell table:style-name="ce25" table:content-validation-name="val9" office:value-type="string" calcext:value-type="string">
            <text:p>Brandenburg</text:p>
          </table:table-cell>
          <table:table-cell table:content-validation-name="val9" table:number-columns-repeated="9"/>
          <table:table-cell table:number-columns-repeated="2" table:style-name="ce25" table:content-validation-name="val9" office:value-type="string" calcext:value-type="string">
            <text:p>Brandenburg</text:p>
          </table:table-cell>
          <table:table-cell table:content-validation-name="val9" table:number-columns-repeated="907"/>
          <table:table-cell/>
        </table:table-row>
        <table:table-row table:style-name="ro1">
          <table:table-cell table:style-name="ce6" office:value-type="string" calcext:value-type="string">
            <text:p>Einfuehrung1</text:p>
          </table:table-cell>
          <table:table-cell table:style-name="ce25" office:value-type="string" calcext:value-type="string">
            <text:p>Schäfer</text:p>
          </table:table-cell>
          <table:table-cell table:number-columns-repeated="2" table:style-name="ce25" office:value-type="string" calcext:value-type="string">
            <text:p>Meibauer</text:p>
          </table:table-cell>
          <table:table-cell table:style-name="ce25" office:value-type="string" calcext:value-type="string">
            <text:p>Fuhrhop</text:p>
          </table:table-cell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Auer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Meibauer</text:p>
          </table:table-cell>
          <table:table-cell/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Schäfer</text:p>
          </table:table-cell>
          <table:table-cell/>
          <table:table-cell table:style-name="ce25" office:value-type="string" calcext:value-type="string">
            <text:p>Eisenberg</text:p>
          </table:table-cell>
          <table:table-cell table:number-columns-repeated="2" table:style-name="ce25" office:value-type="string" calcext:value-type="string">
            <text:p>Lüdeling</text:p>
          </table:table-cell>
          <table:table-cell table:number-columns-repeated="3" table:style-name="ce25" office:value-type="string" calcext:value-type="string">
            <text:p>Schäfer</text:p>
          </table:table-cell>
          <table:table-cell table:number-columns-repeated="2" table:style-name="ce25" office:value-type="string" calcext:value-type="string">
            <text:p>Lüdeling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Meibauer</text:p>
          </table:table-cell>
          <table:table-cell table:number-columns-repeated="2" table:style-name="ce25" office:value-type="string" calcext:value-type="string">
            <text:p>Duden</text:p>
          </table:table-cell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Meibauer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Schäfer</text:p>
          </table:table-cell>
          <table:table-cell table:number-columns-repeated="2" table:style-name="ce25" office:value-type="string" calcext:value-type="string">
            <text:p>Duden</text:p>
          </table:table-cell>
          <table:table-cell table:number-columns-repeated="3"/>
          <table:table-cell table:number-columns-repeated="2" table:style-name="ce25" office:value-type="string" calcext:value-type="string">
            <text:p>Duden</text:p>
          </table:table-cell>
          <table:table-cell table:style-name="ce25" office:value-type="string" calcext:value-type="string">
            <text:p>Meibauer</text:p>
          </table:table-cell>
          <table:table-cell/>
          <table:table-cell table:style-name="ce25" office:value-type="string" calcext:value-type="string">
            <text:p>Meibauer</text:p>
          </table:table-cell>
          <table:table-cell table:number-columns-repeated="2" table:style-name="ce25" office:value-type="string" calcext:value-type="string">
            <text:p>Duden</text:p>
          </table:table-cell>
          <table:table-cell table:number-columns-repeated="2" table:style-name="ce25" office:value-type="string" calcext:value-type="string">
            <text:p>Meibauer</text:p>
          </table:table-cell>
          <table:table-cell table:number-columns-repeated="3" table:style-name="ce25" office:value-type="string" calcext:value-type="string">
            <text:p>Duden</text:p>
          </table:table-cell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Duden</text:p>
          </table:table-cell>
          <table:table-cell table:number-columns-repeated="2"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 table:number-columns-repeated="2" table:style-name="ce25" office:value-type="string" calcext:value-type="string">
            <text:p>Schäfer</text:p>
          </table:table-cell>
          <table:table-cell table:style-name="ce25" office:value-type="string" calcext:value-type="string">
            <text:p>Szczepaniak</text:p>
          </table:table-cell>
          <table:table-cell/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Fuhrhop</text:p>
          </table:table-cell>
          <table:table-cell table:style-name="ce25" office:value-type="string" calcext:value-type="string">
            <text:p>Schäfer</text:p>
          </table:table-cell>
          <table:table-cell/>
          <table:table-cell table:number-columns-repeated="2" table:style-name="ce25" office:value-type="string" calcext:value-type="string">
            <text:p>Duden</text:p>
          </table:table-cell>
          <table:table-cell table:style-name="ce25" office:value-type="string" calcext:value-type="string">
            <text:p>Meibauer</text:p>
          </table:table-cell>
          <table:table-cell table:style-name="ce25" office:value-type="string" calcext:value-type="string">
            <text:p>Schäfer</text:p>
          </table:table-cell>
          <table:table-cell table:number-columns-repeated="2"/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Pelz</text:p>
          </table:table-cell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Duden</text:p>
          </table:table-cell>
          <table:table-cell table:number-columns-repeated="2" table:style-name="ce25" office:value-type="string" calcext:value-type="string">
            <text:p>Schäfer</text:p>
          </table:table-cell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Schäfer</text:p>
          </table:table-cell>
          <table:table-cell table:number-columns-repeated="2" table:style-name="ce25" office:value-type="string" calcext:value-type="string">
            <text:p>Duden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Meibauer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Meibauer</text:p>
          </table:table-cell>
          <table:table-cell table:number-columns-repeated="3"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/>
          <table:table-cell table:style-name="ce25" office:value-type="string" calcext:value-type="string">
            <text:p>Schäfer</text:p>
          </table:table-cell>
          <table:table-cell table:number-columns-repeated="2" table:style-name="ce25" office:value-type="string" calcext:value-type="string">
            <text:p>Duden</text:p>
          </table:table-cell>
          <table:table-cell/>
          <table:table-cell table:number-columns-repeated="2" table:style-name="ce25" office:value-type="string" calcext:value-type="string">
            <text:p>Duden</text:p>
          </table:table-cell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 table:number-columns-repeated="2"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/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/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Meibauer</text:p>
          </table:table-cell>
          <table:table-cell table:style-name="ce25" office:value-type="string" calcext:value-type="string">
            <text:p>Lüdeling</text:p>
          </table:table-cell>
          <table:table-cell table:number-columns-repeated="905"/>
        </table:table-row>
        <table:table-row table:style-name="ro1">
          <table:table-cell table:style-name="ce6" office:value-type="string" calcext:value-type="string">
            <text:p>Einfuehrung2</text:p>
          </table:table-cell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Duden</text:p>
          </table:table-cell>
          <table:table-cell/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Duden</text:p>
          </table:table-cell>
          <table:table-cell table:number-columns-repeated="5"/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Müller</text:p>
          </table:table-cell>
          <table:table-cell/>
          <table:table-cell table:style-name="ce25" office:value-type="string" calcext:value-type="string">
            <text:p>Meibauer</text:p>
          </table:table-cell>
          <table:table-cell table:number-columns-repeated="3"/>
          <table:table-cell table:style-name="ce25" office:value-type="string" calcext:value-type="string">
            <text:p>Meibauer</text:p>
          </table:table-cell>
          <table:table-cell/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Meibauer</text:p>
          </table:table-cell>
          <table:table-cell table:number-columns-repeated="2" table:style-name="ce25" office:value-type="string" calcext:value-type="string">
            <text:p>Schäfer</text:p>
          </table:table-cell>
          <table:table-cell/>
          <table:table-cell table:style-name="ce25" office:value-type="string" calcext:value-type="string">
            <text:p>Duden</text:p>
          </table:table-cell>
          <table:table-cell/>
          <table:table-cell table:style-name="ce25" office:value-type="string" calcext:value-type="string">
            <text:p>Schäfer</text:p>
          </table:table-cell>
          <table:table-cell table:number-columns-repeated="4"/>
          <table:table-cell table:style-name="ce25" office:value-type="string" calcext:value-type="string">
            <text:p>Lüdeling</text:p>
          </table:table-cell>
          <table:table-cell table:number-columns-repeated="2"/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Lüdeling</text:p>
          </table:table-cell>
          <table:table-cell table:number-columns-repeated="4"/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Duden</text:p>
          </table:table-cell>
          <table:table-cell/>
          <table:table-cell table:style-name="ce25" office:value-type="string" calcext:value-type="string">
            <text:p>Auer</text:p>
          </table:table-cell>
          <table:table-cell table:number-columns-repeated="2"/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Müller</text:p>
          </table:table-cell>
          <table:table-cell/>
          <table:table-cell table:style-name="ce25" office:value-type="string" calcext:value-type="string">
            <text:p>Schäfer</text:p>
          </table:table-cell>
          <table:table-cell table:number-columns-repeated="7"/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Nübling</text:p>
          </table:table-cell>
          <table:table-cell table:number-columns-repeated="2"/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Müller</text:p>
          </table:table-cell>
          <table:table-cell table:style-name="ce25" office:value-type="string" calcext:value-type="string">
            <text:p>Eisenberg</text:p>
          </table:table-cell>
          <table:table-cell table:number-columns-repeated="2"/>
          <table:table-cell table:style-name="ce25" office:value-type="string" calcext:value-type="string">
            <text:p>Schäfer</text:p>
          </table:table-cell>
          <table:table-cell table:number-columns-repeated="2"/>
          <table:table-cell table:style-name="ce25" office:value-type="string" calcext:value-type="string">
            <text:p>Schäfer</text:p>
          </table:table-cell>
          <table:table-cell/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Eisenberg</text:p>
          </table:table-cell>
          <table:table-cell/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Meibauer</text:p>
          </table:table-cell>
          <table:table-cell table:number-columns-repeated="2" table:style-name="ce25" office:value-type="string" calcext:value-type="string">
            <text:p>Schäfer</text:p>
          </table:table-cell>
          <table:table-cell/>
          <table:table-cell table:style-name="ce25" office:value-type="string" calcext:value-type="string">
            <text:p>Auer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 table:number-columns-repeated="2"/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Duden</text:p>
          </table:table-cell>
          <table:table-cell table:number-columns-repeated="2"/>
          <table:table-cell table:style-name="ce25" office:value-type="string" calcext:value-type="string">
            <text:p>Duden</text:p>
          </table:table-cell>
          <table:table-cell table:number-columns-repeated="3"/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Meibauer</text:p>
          </table:table-cell>
          <table:table-cell/>
          <table:table-cell table:style-name="ce25" office:value-type="string" calcext:value-type="string">
            <text:p>Duden</text:p>
          </table:table-cell>
          <table:table-cell table:number-columns-repeated="2"/>
          <table:table-cell table:style-name="ce25" office:value-type="string" calcext:value-type="string">
            <text:p>Duden</text:p>
          </table:table-cell>
          <table:table-cell table:number-columns-repeated="6"/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Pons</text:p>
          </table:table-cell>
          <table:table-cell table:number-columns-repeated="2"/>
          <table:table-cell table:style-name="ce25"/>
          <table:table-cell table:number-columns-repeated="906"/>
        </table:table-row>
        <table:table-row table:style-name="ro1">
          <table:table-cell table:style-name="ce7" office:value-type="string" calcext:value-type="string">
            <text:p>Vorbildung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number-columns-repeated="2"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number-columns-repeated="2"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number-columns-repeated="3"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number-columns-repeated="2" table:style-name="ce26" table:content-validation-name="val10" office:value-type="string" calcext:value-type="string">
            <text:p>Gut</text:p>
          </table:table-cell>
          <table:table-cell table:number-columns-repeated="3" table:style-name="ce26" table:content-validation-name="val10" office:value-type="string" calcext:value-type="string">
            <text:p>Mittel</text:p>
          </table:table-cell>
          <table:table-cell table:number-columns-repeated="6"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Schlecht</text:p>
          </table:table-cell>
          <table:table-cell table:number-columns-repeated="3" table:style-name="ce26" table:content-validation-name="val10" office:value-type="string" calcext:value-type="string">
            <text:p>Mittel</text:p>
          </table:table-cell>
          <table:table-cell table:number-columns-repeated="2"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Schlecht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number-columns-repeated="3" table:style-name="ce26" table:content-validation-name="val10" office:value-type="string" calcext:value-type="string">
            <text:p>Mittel</text:p>
          </table:table-cell>
          <table:table-cell table:number-columns-repeated="2" table:style-name="ce26" table:content-validation-name="val10" office:value-type="string" calcext:value-type="string">
            <text:p>Gut</text:p>
          </table:table-cell>
          <table:table-cell table:number-columns-repeated="2"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Schlech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Schlech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number-columns-repeated="2"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number-columns-repeated="4" table:style-name="ce26" table:content-validation-name="val10" office:value-type="string" calcext:value-type="string">
            <text:p>Mittel</text:p>
          </table:table-cell>
          <table:table-cell table:number-columns-repeated="4" table:style-name="ce26" table:content-validation-name="val10" office:value-type="string" calcext:value-type="string">
            <text:p>Gut</text:p>
          </table:table-cell>
          <table:table-cell table:number-columns-repeated="2" table:style-name="ce26" table:content-validation-name="val10" office:value-type="string" calcext:value-type="string">
            <text:p>Sehr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number-columns-repeated="2" table:style-name="ce26" table:content-validation-name="val10" office:value-type="string" calcext:value-type="string">
            <text:p>Gut</text:p>
          </table:table-cell>
          <table:table-cell table:number-columns-repeated="2"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number-columns-repeated="2" table:style-name="ce26" table:content-validation-name="val10" office:value-type="string" calcext:value-type="string">
            <text:p>Mittel</text:p>
          </table:table-cell>
          <table:table-cell table:number-columns-repeated="4" table:style-name="ce26" table:content-validation-name="val10" office:value-type="string" calcext:value-type="string">
            <text:p>Gut</text:p>
          </table:table-cell>
          <table:table-cell table:number-columns-repeated="2"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Schlecht</text:p>
          </table:table-cell>
          <table:table-cell table:number-columns-repeated="6" table:style-name="ce26" table:content-validation-name="val10" office:value-type="string" calcext:value-type="string">
            <text:p>Gut</text:p>
          </table:table-cell>
          <table:table-cell table:number-columns-repeated="3"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number-columns-repeated="2"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Schlecht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number-columns-repeated="3" table:style-name="ce26" table:content-validation-name="val10" office:value-type="string" calcext:value-type="string">
            <text:p>Gut</text:p>
          </table:table-cell>
          <table:table-cell table:number-columns-repeated="2" table:style-name="ce26" table:content-validation-name="val10" office:value-type="string" calcext:value-type="string">
            <text:p>Mittel</text:p>
          </table:table-cell>
          <table:table-cell table:number-columns-repeated="2"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number-columns-repeated="3" table:style-name="ce26" table:content-validation-name="val10" office:value-type="string" calcext:value-type="string">
            <text:p>Schlecht</text:p>
          </table:table-cell>
          <table:table-cell table:number-columns-repeated="2"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Schlecht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number-columns-repeated="2"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/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Sehrgut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table:number-columns-repeated="904"/>
          <table:table-cell/>
        </table:table-row>
        <table:table-row table:style-name="ro1">
          <table:table-cell table:style-name="ce8" office:value-type="string" calcext:value-type="string">
            <text:p>Grammatikkentnisse</text:p>
          </table:table-cell>
          <table:table-cell table:number-columns-repeated="2"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number-columns-repeated="2"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number-columns-repeated="3"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number-columns-repeated="3" table:style-name="ce27" table:content-validation-name="val11" office:value-type="float" office:value="4" calcext:value-type="float">
            <text:p>4</text:p>
          </table:table-cell>
          <table:table-cell table:number-columns-repeated="2" table:style-name="ce27" table:content-validation-name="val11" office:value-type="float" office:value="5" calcext:value-type="float">
            <text:p>5</text:p>
          </table:table-cell>
          <table:table-cell table:number-columns-repeated="3" table:style-name="ce27" table:content-validation-name="val11" office:value-type="float" office:value="2" calcext:value-type="float">
            <text:p>2</text:p>
          </table:table-cell>
          <table:table-cell table:number-columns-repeated="2"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number-columns-repeated="2"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number-columns-repeated="2"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number-columns-repeated="2" table:style-name="ce27" table:content-validation-name="val11" office:value-type="float" office:value="3" calcext:value-type="float">
            <text:p>3</text:p>
          </table:table-cell>
          <table:table-cell table:number-columns-repeated="2"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number-columns-repeated="2" table:style-name="ce27" table:content-validation-name="val11" office:value-type="float" office:value="5" calcext:value-type="float">
            <text:p>5</text:p>
          </table:table-cell>
          <table:table-cell table:number-columns-repeated="2"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number-columns-repeated="2" table:style-name="ce27" table:content-validation-name="val11" office:value-type="float" office:value="4" calcext:value-type="float">
            <text:p>4</text:p>
          </table:table-cell>
          <table:table-cell table:number-columns-repeated="2"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number-columns-repeated="2"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number-columns-repeated="2"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/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number-columns-repeated="2"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/>
          <table:table-cell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number-columns-repeated="2" table:style-name="ce27" table:content-validation-name="val11" office:value-type="float" office:value="3" calcext:value-type="float">
            <text:p>3</text:p>
          </table:table-cell>
          <table:table-cell table:number-columns-repeated="2"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/>
          <table:table-cell table:style-name="ce27" table:content-validation-name="val11" office:value-type="float" office:value="3" calcext:value-type="float">
            <text:p>3</text:p>
          </table:table-cell>
          <table:table-cell table:number-columns-repeated="2"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number-columns-repeated="2" table:style-name="ce27" table:content-validation-name="val11" office:value-type="float" office:value="5" calcext:value-type="float">
            <text:p>5</text:p>
          </table:table-cell>
          <table:table-cell table:number-columns-repeated="2"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table:number-columns-repeated="904"/>
          <table:table-cell/>
        </table:table-row>
        <table:table-row table:style-name="ro1">
          <table:table-cell table:style-name="ce9" office:value-type="string" calcext:value-type="string">
            <text:p>1.NB</text:p>
          </table:table-cell>
          <table:table-cell table:style-name="ce28" table:content-validation-name="val12" table:number-columns-repeated="1022"/>
          <table:table-cell/>
        </table:table-row>
        <table:table-row table:style-name="ro1">
          <table:table-cell table:style-name="ce10" office:value-type="string" calcext:value-type="string">
            <text:p>1.1</text:p>
          </table:table-cell>
          <table:table-cell table:number-columns-repeated="73" table:style-name="ce29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Passiv</text:p>
          </table:table-cell>
          <table:table-cell table:number-columns-repeated="31" table:style-name="ce29" table:content-validation-name="val13" office:value-type="string" calcext:value-type="string">
            <text:p>Aktiv</text:p>
          </table:table-cell>
          <table:table-cell table:style-name="ce29" table:content-validation-name="val13"/>
          <table:table-cell table:number-columns-repeated="8" table:style-name="ce29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Passiv</text:p>
          </table:table-cell>
          <table:table-cell table:number-columns-repeated="3" table:style-name="ce29" table:content-validation-name="val13" office:value-type="string" calcext:value-type="string">
            <text:p>Aktiv</text:p>
          </table:table-cell>
          <table:table-cell table:style-name="ce29" table:content-validation-name="val13" table:number-columns-repeated="904"/>
          <table:table-cell/>
        </table:table-row>
        <table:table-row table:style-name="ro1">
          <table:table-cell table:style-name="ce11" office:value-type="string" calcext:value-type="string">
            <text:p>1.2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66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5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27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3" table:style-name="ce30" table:content-validation-name="val13" office:value-type="string" calcext:value-type="string">
            <text:p>Passiv</text:p>
          </table:table-cell>
          <table:table-cell table:style-name="ce30" table:content-validation-name="val13"/>
          <table:table-cell table:number-columns-repeated="8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3" table:style-name="ce30" table:content-validation-name="val13" office:value-type="string" calcext:value-type="string">
            <text:p>Passiv</text:p>
          </table:table-cell>
          <table:table-cell table:style-name="ce30" table:content-validation-name="val13" table:number-columns-repeated="904"/>
          <table:table-cell/>
        </table:table-row>
        <table:table-row table:style-name="ro1">
          <table:table-cell table:style-name="ce11" office:value-type="string" calcext:value-type="string">
            <text:p>1.3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41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13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5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10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29"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style-name="ce30" table:content-validation-name="val13"/>
          <table:table-cell table:number-columns-repeated="12" table:style-name="ce30" table:content-validation-name="val13" office:value-type="string" calcext:value-type="string">
            <text:p>Passiv</text:p>
          </table:table-cell>
          <table:table-cell table:style-name="ce30" table:content-validation-name="val13" table:number-columns-repeated="904"/>
          <table:table-cell/>
        </table:table-row>
        <table:table-row table:style-name="ro1">
          <table:table-cell table:style-name="ce11" office:value-type="string" calcext:value-type="string">
            <text:p>1.4</text:p>
          </table:table-cell>
          <table:table-cell table:number-columns-repeated="59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43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content-validation-name="val13"/>
          <table:table-cell table:number-columns-repeated="9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content-validation-name="val13" table:number-columns-repeated="904"/>
          <table:table-cell/>
        </table:table-row>
        <table:table-row table:style-name="ro1">
          <table:table-cell table:style-name="ce11" office:value-type="string" calcext:value-type="string">
            <text:p>1.5</text:p>
          </table:table-cell>
          <table:table-cell table:number-columns-repeated="6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32" table:style-name="ce30" table:content-validation-name="val13" office:value-type="string" calcext:value-type="string">
            <text:p>Passiv</text:p>
          </table:table-cell>
          <table:table-cell table:content-validation-name="val13"/>
          <table:table-cell table:number-columns-repeated="15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3" table:style-name="ce30" table:content-validation-name="val13" office:value-type="string" calcext:value-type="string">
            <text:p>Passiv</text:p>
          </table:table-cell>
          <table:table-cell table:style-name="ce29" table:content-validation-name="val13" office:value-type="string" calcext:value-type="string">
            <text:p>Passiv</text:p>
          </table:table-cell>
          <table:table-cell table:number-columns-repeated="16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8"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number-columns-repeated="4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content-validation-name="val13"/>
          <table:table-cell table:number-columns-repeated="3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content-validation-name="val13"/>
          <table:table-cell table:number-columns-repeated="8"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content-validation-name="val13" table:number-columns-repeated="904"/>
          <table:table-cell/>
        </table:table-row>
        <table:table-row table:style-name="ro1">
          <table:table-cell table:style-name="ce11" office:value-type="string" calcext:value-type="string">
            <text:p>1.6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3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20" table:style-name="ce30" table:content-validation-name="val13" office:value-type="string" calcext:value-type="string">
            <text:p>Passiv</text:p>
          </table:table-cell>
          <table:table-cell table:number-columns-repeated="3" table:style-name="ce30" table:content-validation-name="val13" office:value-type="string" calcext:value-type="string">
            <text:p>Aktiv</text:p>
          </table:table-cell>
          <table:table-cell table:number-columns-repeated="7" table:style-name="ce30" table:content-validation-name="val13" office:value-type="string" calcext:value-type="string">
            <text:p>Passiv</text:p>
          </table:table-cell>
          <table:table-cell table:content-validation-name="val13"/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3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3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4" table:style-name="ce30" table:content-validation-name="val13" office:value-type="string" calcext:value-type="string">
            <text:p>Passiv</text:p>
          </table:table-cell>
          <table:table-cell table:number-columns-repeated="4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number-columns-repeated="10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3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4"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4" table:style-name="ce30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4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5" table:style-name="ce30" table:content-validation-name="val13" office:value-type="string" calcext:value-type="string">
            <text:p>Passiv</text:p>
          </table:table-cell>
          <table:table-cell table:content-validation-name="val13" table:number-columns-repeated="904"/>
          <table:table-cell/>
        </table:table-row>
        <table:table-row table:style-name="ro1">
          <table:table-cell table:style-name="ce11" office:value-type="string" calcext:value-type="string">
            <text:p>1.7</text:p>
          </table:table-cell>
          <table:table-cell table:number-columns-repeated="6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22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9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3" table:style-name="ce30" table:content-validation-name="val13" office:value-type="string" calcext:value-type="string">
            <text:p>Aktiv</text:p>
          </table:table-cell>
          <table:table-cell table:content-validation-name="val13"/>
          <table:table-cell table:number-columns-repeated="15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7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5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12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4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3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content-validation-name="val13"/>
          <table:table-cell table:number-columns-repeated="9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content-validation-name="val13" table:number-columns-repeated="904"/>
          <table:table-cell/>
        </table:table-row>
        <table:table-row table:style-name="ro1">
          <table:table-cell table:style-name="ce11" office:value-type="string" calcext:value-type="string">
            <text:p>1.8</text:p>
          </table:table-cell>
          <table:table-cell table:number-columns-repeated="6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20" table:style-name="ce30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number-columns-repeated="12" table:style-name="ce30" table:content-validation-name="val13" office:value-type="string" calcext:value-type="string">
            <text:p>Aktiv</text:p>
          </table:table-cell>
          <table:table-cell table:content-validation-name="val13"/>
          <table:table-cell table:number-columns-repeated="11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3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5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5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11" table:style-name="ce30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number-columns-repeated="6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4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content-validation-name="val13"/>
          <table:table-cell table:number-columns-repeated="7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content-validation-name="val13" table:number-columns-repeated="904"/>
          <table:table-cell/>
        </table:table-row>
        <table:table-row table:style-name="ro1">
          <table:table-cell table:style-name="ce12" office:value-type="string" calcext:value-type="string">
            <text:p>1.Verstaendlichkei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5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904"/>
          <table:table-cell/>
        </table:table-row>
        <table:table-row table:style-name="ro1">
          <table:table-cell table:style-name="ce13" office:value-type="string" calcext:value-type="string">
            <text:p>1.Schwierigkei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3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table:number-columns-repeated="3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4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4"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3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904"/>
          <table:table-cell/>
        </table:table-row>
        <table:table-row table:style-name="ro1">
          <table:table-cell table:style-name="ce9" office:value-type="string" calcext:value-type="string">
            <text:p>2.NB</text:p>
          </table:table-cell>
          <table:table-cell table:style-name="ce28" table:content-validation-name="val12" table:number-columns-repeated="91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30"/>
          <table:table-cell/>
        </table:table-row>
        <table:table-row table:style-name="ro1">
          <table:table-cell table:style-name="ce10" office:value-type="string" calcext:value-type="string">
            <text:p>2.1</text:p>
          </table:table-cell>
          <table:table-cell table:number-columns-repeated="91" table:style-name="ce29" table:content-validation-name="val16" office:value-type="string" calcext:value-type="string">
            <text:p>S</text:p>
          </table:table-cell>
          <table:table-cell table:style-name="ce29" table:content-validation-name="val16"/>
          <table:table-cell table:number-columns-repeated="26" table:style-name="ce29" table:content-validation-name="val16" office:value-type="string" calcext:value-type="string">
            <text:p>S</text:p>
          </table:table-cell>
          <table:table-cell table:style-name="ce29"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2</text:p>
          </table:table-cell>
          <table:table-cell table:number-columns-repeated="90" table:style-name="ce30" table:content-validation-name="val16" office:value-type="string" calcext:value-type="string">
            <text:p>P</text:p>
          </table:table-cell>
          <table:table-cell table:style-name="ce30" table:content-validation-name="val16" table:number-columns-repeated="2"/>
          <table:table-cell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4" table:style-name="ce30" table:content-validation-name="val16" office:value-type="string" calcext:value-type="string">
            <text:p>P</text:p>
          </table:table-cell>
          <table:table-cell table:style-name="ce30"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3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7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4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8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6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4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10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9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7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4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10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10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4</text:p>
          </table:table-cell>
          <table:table-cell table:number-columns-repeated="3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5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5"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number-columns-repeated="5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3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18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10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11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7"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number-columns-repeated="11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8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4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5</text:p>
          </table:table-cell>
          <table:table-cell table:number-columns-repeated="8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29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34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4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12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9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style-name="ce30" table:content-validation-name="val16" office:value-type="string" calcext:value-type="string">
            <text:p>O</text:p>
          </table:table-cell>
          <table:table-cell table:number-columns-repeated="9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A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6</text:p>
          </table:table-cell>
          <table:table-cell table:number-columns-repeated="73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16" table:style-name="ce30" table:content-validation-name="val16" office:value-type="string" calcext:value-type="string">
            <text:p>P</text:p>
          </table:table-cell>
          <table:table-cell table:content-validation-name="val16" table:number-columns-repeated="2"/>
          <table:table-cell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4" table:style-name="ce30" table:content-validation-name="val16" office:value-type="string" calcext:value-type="string">
            <text:p>P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7</text:p>
          </table:table-cell>
          <table:table-cell table:number-columns-repeated="73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7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2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9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3" table:style-name="ce30" table:content-validation-name="val16" office:value-type="string" calcext:value-type="string">
            <text:p>S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8</text:p>
          </table:table-cell>
          <table:table-cell table:number-columns-repeated="73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17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9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style-name="ce30" table:content-validation-name="val16" office:value-type="string" calcext:value-type="string">
            <text:p>O</text:p>
          </table:table-cell>
          <table:table-cell table:number-columns-repeated="9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A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9</text:p>
          </table:table-cell>
          <table:table-cell table:number-columns-repeated="27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45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15"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content-validation-name="val16" table:number-columns-repeated="2"/>
          <table:table-cell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14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5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P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10</text:p>
          </table:table-cell>
          <table:table-cell table:number-columns-repeated="18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54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5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6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5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S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11</text:p>
          </table:table-cell>
          <table:table-cell table:number-columns-repeated="19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43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9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13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9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10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A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12</text:p>
          </table:table-cell>
          <table:table-cell table:number-columns-repeated="73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16" table:style-name="ce30" table:content-validation-name="val16" office:value-type="string" calcext:value-type="string">
            <text:p>P</text:p>
          </table:table-cell>
          <table:table-cell table:content-validation-name="val16" table:number-columns-repeated="2"/>
          <table:table-cell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0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P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13</text:p>
          </table:table-cell>
          <table:table-cell table:number-columns-repeated="73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7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1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0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S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14</text:p>
          </table:table-cell>
          <table:table-cell table:number-columns-repeated="6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5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6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9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32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8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10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9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4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O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15</text:p>
          </table:table-cell>
          <table:table-cell table:number-columns-repeated="8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10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5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32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14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4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12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3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16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16</text:p>
          </table:table-cell>
          <table:table-cell table:number-columns-repeated="11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61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16" table:style-name="ce30" table:content-validation-name="val16" office:value-type="string" calcext:value-type="string">
            <text:p>P</text:p>
          </table:table-cell>
          <table:table-cell table:content-validation-name="val16" table:number-columns-repeated="2"/>
          <table:table-cell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9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10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P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17</text:p>
          </table:table-cell>
          <table:table-cell table:content-validation-name="val16"/>
          <table:table-cell table:number-columns-repeated="5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12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2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 table:number-columns-repeated="2"/>
          <table:table-cell table:number-columns-repeated="3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3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4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5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2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3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5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5" table:style-name="ce30" table:content-validation-name="val16" office:value-type="string" calcext:value-type="string">
            <text:p>S</text:p>
          </table:table-cell>
          <table:table-cell table:content-validation-name="val16" table:number-columns-repeated="2"/>
          <table:table-cell table:number-columns-repeated="3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4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S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18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5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10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3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S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6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 table:number-columns-repeated="2"/>
          <table:table-cell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4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style-name="ce30" table:content-validation-name="val16" office:value-type="string" calcext:value-type="string">
            <text:p>P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1" office:value-type="string" calcext:value-type="string">
            <text:p>2.19</text:p>
          </table:table-cell>
          <table:table-cell table:number-columns-repeated="4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9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5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1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19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5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6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8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4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5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4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5" table:style-name="ce30" table:content-validation-name="val16" office:value-type="string" calcext:value-type="string">
            <text:p>O</text:p>
          </table:table-cell>
          <table:table-cell table:content-validation-name="val16" table:number-columns-repeated="2"/>
          <table:table-cell table:number-columns-repeated="2" table:style-name="ce30" table:content-validation-name="val16" office:value-type="string" calcext:value-type="string">
            <text:p>O</text:p>
          </table:table-cell>
          <table:table-cell table:content-validation-name="val16" table:number-columns-repeated="904"/>
          <table:table-cell/>
        </table:table-row>
        <table:table-row table:style-name="ro1">
          <table:table-cell table:style-name="ce12" office:value-type="string" calcext:value-type="string">
            <text:p>2.Verstaendlichkei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5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5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5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904"/>
          <table:table-cell/>
        </table:table-row>
        <table:table-row table:style-name="ro1">
          <table:table-cell table:style-name="ce13" office:value-type="string" calcext:value-type="string">
            <text:p>2.Schwierigkei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4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3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7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number-columns-repeated="5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8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table:number-columns-repeated="904"/>
          <table:table-cell/>
        </table:table-row>
        <table:table-row table:style-name="ro1">
          <table:table-cell table:style-name="ce9" office:value-type="string" calcext:value-type="string">
            <text:p>3.NB</text:p>
          </table:table-cell>
          <table:table-cell table:style-name="ce28" table:content-validation-name="val12" table:number-columns-repeated="9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3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5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4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5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4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0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0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4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07"/>
          <table:table-cell/>
        </table:table-row>
        <table:table-row table:style-name="ro1">
          <table:table-cell table:style-name="ce10" office:value-type="string" calcext:value-type="string">
            <text:p>3.1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number-columns-repeated="2" table:style-name="ce29" table:content-validation-name="val17" office:value-type="string" calcext:value-type="string">
            <text:p>b</text:p>
          </table:table-cell>
          <table:table-cell table:number-columns-repeated="3" table:style-name="ce29" table:content-validation-name="val17" office:value-type="string" calcext:value-type="string">
            <text:p>a</text:p>
          </table:table-cell>
          <table:table-cell table:style-name="ce29" table:content-validation-name="val17" table:number-columns-repeated="2"/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/>
          <table:table-cell table:number-columns-repeated="2" table:style-name="ce29" table:content-validation-name="val17" office:value-type="string" calcext:value-type="string">
            <text:p>b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d</text:p>
          </table:table-cell>
          <table:table-cell table:number-columns-repeated="2"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number-columns-repeated="2"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d</text:p>
          </table:table-cell>
          <table:table-cell table:number-columns-repeated="2"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d</text:p>
          </table:table-cell>
          <table:table-cell table:number-columns-repeated="2" table:style-name="ce29" table:content-validation-name="val17" office:value-type="string" calcext:value-type="string">
            <text:p>a</text:p>
          </table:table-cell>
          <table:table-cell table:style-name="ce29" table:content-validation-name="val17" table:number-columns-repeated="2"/>
          <table:table-cell table:style-name="ce29" table:content-validation-name="val17" office:value-type="string" calcext:value-type="string">
            <text:p>b</text:p>
          </table:table-cell>
          <table:table-cell table:number-columns-repeated="2" table:style-name="ce29" table:content-validation-name="val17" office:value-type="string" calcext:value-type="string">
            <text:p>a</text:p>
          </table:table-cell>
          <table:table-cell table:style-name="ce29" table:content-validation-name="val17"/>
          <table:table-cell table:number-columns-repeated="3"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number-columns-repeated="2"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number-columns-repeated="3"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number-columns-repeated="2" table:style-name="ce29" table:content-validation-name="val17" office:value-type="string" calcext:value-type="string">
            <text:p>b</text:p>
          </table:table-cell>
          <table:table-cell table:number-columns-repeated="2"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number-columns-repeated="4"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/>
          <table:table-cell table:number-columns-repeated="2"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b</text:p>
          </table:table-cell>
          <table:table-cell table:number-columns-repeated="2"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number-columns-repeated="2"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/>
          <table:table-cell table:number-columns-repeated="4" table:style-name="ce29" table:content-validation-name="val17" office:value-type="string" calcext:value-type="string">
            <text:p>a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b</text:p>
          </table:table-cell>
          <table:table-cell table:number-columns-repeated="2" table:style-name="ce29" table:content-validation-name="val17" office:value-type="string" calcext:value-type="string">
            <text:p>a</text:p>
          </table:table-cell>
          <table:table-cell table:style-name="ce29" table:content-validation-name="val17" table:number-columns-repeated="904"/>
          <table:table-cell/>
        </table:table-row>
        <table:table-row table:style-name="ro1">
          <table:table-cell table:style-name="ce11" office:value-type="string" calcext:value-type="string">
            <text:p>3.2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5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style-name="ce30" table:content-validation-name="val17" table:number-columns-repeated="2"/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4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number-columns-repeated="2" table:style-name="ce30" table:content-validation-name="val17" office:value-type="string" calcext:value-type="string">
            <text:p>a</text:p>
          </table:table-cell>
          <table:table-cell table:number-columns-repeated="3"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table:number-columns-repeated="2"/>
          <table:table-cell table:number-columns-repeated="3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4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6"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number-columns-repeated="5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number-columns-repeated="2" table:style-name="ce30" table:content-validation-name="val17" office:value-type="string" calcext:value-type="string">
            <text:p>b</text:p>
          </table:table-cell>
          <table:table-cell table:number-columns-repeated="2"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number-columns-repeated="3"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a</text:p>
          </table:table-cell>
          <table:table-cell table:number-columns-repeated="3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number-columns-repeated="2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number-columns-repeated="2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table:number-columns-repeated="904"/>
          <table:table-cell/>
        </table:table-row>
        <table:table-row table:style-name="ro1">
          <table:table-cell table:style-name="ce11" office:value-type="string" calcext:value-type="string">
            <text:p>3.3</text:p>
          </table:table-cell>
          <table:table-cell table:number-columns-repeated="9" table:style-name="ce30" table:content-validation-name="val17" office:value-type="string" calcext:value-type="string">
            <text:p>a</text:p>
          </table:table-cell>
          <table:table-cell table:style-name="ce30" table:content-validation-name="val17" table:number-columns-repeated="2"/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number-columns-repeated="2"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number-columns-repeated="3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number-columns-repeated="5"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number-columns-repeated="2" table:style-name="ce30" table:content-validation-name="val17" office:value-type="string" calcext:value-type="string">
            <text:p>a</text:p>
          </table:table-cell>
          <table:table-cell table:style-name="ce30" table:content-validation-name="val17" table:number-columns-repeated="2"/>
          <table:table-cell table:number-columns-repeated="2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2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number-columns-repeated="5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content-validation-name="val17"/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number-columns-repeated="3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number-columns-repeated="2"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number-columns-repeated="4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number-columns-repeated="2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number-columns-repeated="3"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number-columns-repeated="2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number-columns-repeated="2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number-columns-repeated="2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2"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content-validation-name="val17"/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content-validation-name="val17" table:number-columns-repeated="904"/>
          <table:table-cell/>
        </table:table-row>
        <table:table-row table:style-name="ro1">
          <table:table-cell table:style-name="ce11" office:value-type="string" calcext:value-type="string">
            <text:p>3.4</text:p>
          </table:table-cell>
          <table:table-cell table:number-columns-repeated="9" table:style-name="ce30" table:content-validation-name="val17" office:value-type="string" calcext:value-type="string">
            <text:p>e</text:p>
          </table:table-cell>
          <table:table-cell table:content-validation-name="val17" table:number-columns-repeated="2"/>
          <table:table-cell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2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10" table:style-name="ce30" table:content-validation-name="val17" office:value-type="string" calcext:value-type="string">
            <text:p>e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5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4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9" table:style-name="ce30" table:content-validation-name="val17" office:value-type="string" calcext:value-type="string">
            <text:p>e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5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10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13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10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10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4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3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3" table:style-name="ce30" table:content-validation-name="val17" office:value-type="string" calcext:value-type="string">
            <text:p>e</text:p>
          </table:table-cell>
          <table:table-cell table:content-validation-name="val17" table:number-columns-repeated="904"/>
          <table:table-cell/>
        </table:table-row>
        <table:table-row table:style-name="ro1">
          <table:table-cell table:style-name="ce11" office:value-type="string" calcext:value-type="string">
            <text:p>3.5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4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3" table:style-name="ce30" table:content-validation-name="val17" office:value-type="string" calcext:value-type="string">
            <text:p>d</text:p>
          </table:table-cell>
          <table:table-cell table:content-validation-name="val17" table:number-columns-repeated="2"/>
          <table:table-cell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2"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number-columns-repeated="2" table:style-name="ce30" table:content-validation-name="val17" office:value-type="string" calcext:value-type="string">
            <text:p>c</text:p>
          </table:table-cell>
          <table:table-cell table:number-columns-repeated="3" table:style-name="ce30" table:content-validation-name="val17" office:value-type="string" calcext:value-type="string">
            <text:p>d</text:p>
          </table:table-cell>
          <table:table-cell table:number-columns-repeated="2"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number-columns-repeated="5"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2" table:style-name="ce30" table:content-validation-name="val17" office:value-type="string" calcext:value-type="string">
            <text:p>d</text:p>
          </table:table-cell>
          <table:table-cell table:content-validation-name="val17" table:number-columns-repeated="2"/>
          <table:table-cell table:number-columns-repeated="2" table:style-name="ce30" table:content-validation-name="val17" office:value-type="string" calcext:value-type="string">
            <text:p>d</text:p>
          </table:table-cell>
          <table:table-cell table:number-columns-repeated="3" table:style-name="ce30" table:content-validation-name="val17" office:value-type="string" calcext:value-type="string">
            <text:p>c</text:p>
          </table:table-cell>
          <table:table-cell table:number-columns-repeated="5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style-name="ce30" table:content-validation-name="val17" office:value-type="string" calcext:value-type="string">
            <text:p>d</text:p>
          </table:table-cell>
          <table:table-cell table:number-columns-repeated="4"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2" table:style-name="ce30" table:content-validation-name="val17" office:value-type="string" calcext:value-type="string">
            <text:p>d</text:p>
          </table:table-cell>
          <table:table-cell table:number-columns-repeated="2"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number-columns-repeated="3"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content-validation-name="val17" table:number-columns-repeated="2"/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4"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number-columns-repeated="7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content-validation-name="val17" table:number-columns-repeated="904"/>
          <table:table-cell/>
        </table:table-row>
        <table:table-row table:style-name="ro1">
          <table:table-cell table:style-name="ce11" office:value-type="string" calcext:value-type="string">
            <text:p>3.6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number-columns-repeated="4"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e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 table:number-columns-repeated="2"/>
          <table:table-cell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number-columns-repeated="2"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number-columns-repeated="2"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4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content-validation-name="val17" table:number-columns-repeated="2"/>
          <table:table-cell table:style-name="ce30" table:content-validation-name="val17" office:value-type="string" calcext:value-type="string">
            <text:p>d</text:p>
          </table:table-cell>
          <table:table-cell table:number-columns-repeated="2"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number-columns-repeated="4"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e</text:p>
          </table:table-cell>
          <table:table-cell table:number-columns-repeated="2"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style-name="ce30" table:content-validation-name="val17" office:value-type="string" calcext:value-type="string">
            <text:p>e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number-columns-repeated="2"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3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e</text:p>
          </table:table-cell>
          <table:table-cell table:number-columns-repeated="2"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number-columns-repeated="3"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number-columns-repeated="2"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number-columns-repeated="3"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3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e</text:p>
          </table:table-cell>
          <table:table-cell table:number-columns-repeated="2"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number-columns-repeated="3"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content-validation-name="val17" table:number-columns-repeated="904"/>
          <table:table-cell/>
        </table:table-row>
        <table:table-row table:style-name="ro1">
          <table:table-cell table:style-name="ce12" office:value-type="string" calcext:value-type="string">
            <text:p>3.Verstaendlichkei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Schlech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6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number-columns-repeated="6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7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3"/>
          <table:table-cell table:style-name="ce31" table:content-validation-name="val14" office:value-type="string" calcext:value-type="string">
            <text:p>Sehrschlecht</text:p>
          </table:table-cell>
          <table:table-cell table:number-columns-repeated="2" table:style-name="ce31" table:content-validation-name="val14" office:value-type="string" calcext:value-type="string">
            <text:p>Schlecht</text:p>
          </table:table-cell>
          <table:table-cell table:style-name="ce31" table:content-validation-name="val14" table:number-columns-repeated="904"/>
          <table:table-cell/>
        </table:table-row>
        <table:table-row table:style-name="ro1">
          <table:table-cell table:style-name="ce13" office:value-type="string" calcext:value-type="string">
            <text:p>3.Schwierigkei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7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5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3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table:number-columns-repeated="3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table:number-columns-repeated="904"/>
          <table:table-cell/>
        </table:table-row>
        <table:table-row table:style-name="ro1">
          <table:table-cell table:style-name="ce9" office:value-type="string" calcext:value-type="string">
            <text:p>4.NB</text:p>
          </table:table-cell>
          <table:table-cell table:style-name="ce28" table:content-validation-name="val12" table:number-columns-repeated="1022"/>
          <table:table-cell/>
        </table:table-row>
        <table:table-row table:style-name="ro1">
          <table:table-cell table:style-name="ce10" office:value-type="string" calcext:value-type="string">
            <text:p>4.1</text:p>
          </table:table-cell>
          <table:table-cell table:number-columns-repeated="19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3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7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11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2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5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style-name="ce29" table:content-validation-name="val18" office:value-type="string" calcext:value-type="string">
            <text:p>O</text:p>
          </table:table-cell>
          <table:table-cell table:number-columns-repeated="2" table:style-name="ce29" table:content-validation-name="val18" office:value-type="string" calcext:value-type="string">
            <text:p>A</text:p>
          </table:table-cell>
          <table:table-cell table:number-columns-repeated="3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17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5" table:style-name="ce29" table:content-validation-name="val18" office:value-type="string" calcext:value-type="string">
            <text:p>O</text:p>
          </table:table-cell>
          <table:table-cell table:number-columns-repeated="3" table:style-name="ce29" table:content-validation-name="val18" office:value-type="string" calcext:value-type="string">
            <text:p>A</text:p>
          </table:table-cell>
          <table:table-cell table:number-columns-repeated="2" table:style-name="ce29" table:content-validation-name="val18" office:value-type="string" calcext:value-type="string">
            <text:p>O</text:p>
          </table:table-cell>
          <table:table-cell table:number-columns-repeated="2" table:style-name="ce29" table:content-validation-name="val18" office:value-type="string" calcext:value-type="string">
            <text:p>A</text:p>
          </table:table-cell>
          <table:table-cell table:number-columns-repeated="4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8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style-name="ce29" table:content-validation-name="val18" office:value-type="string" calcext:value-type="string">
            <text:p>O</text:p>
          </table:table-cell>
          <table:table-cell table:number-columns-repeated="3" table:style-name="ce29" table:content-validation-name="val18" office:value-type="string" calcext:value-type="string">
            <text:p>A</text:p>
          </table:table-cell>
          <table:table-cell table:number-columns-repeated="2" table:style-name="ce29" table:content-validation-name="val18" office:value-type="string" calcext:value-type="string">
            <text:p>O</text:p>
          </table:table-cell>
          <table:table-cell table:style-name="ce29" table:content-validation-name="val18" table:number-columns-repeated="904"/>
          <table:table-cell/>
        </table:table-row>
        <table:table-row table:style-name="ro1">
          <table:table-cell table:style-name="ce11" office:value-type="string" calcext:value-type="string">
            <text:p>4.2</text:p>
          </table:table-cell>
          <table:table-cell table:number-columns-repeated="4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14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4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4" table:style-name="ce30" table:content-validation-name="val18" office:value-type="string" calcext:value-type="string">
            <text:p>A</text:p>
          </table:table-cell>
          <table:table-cell table:number-columns-repeated="2" table:style-name="ce30" table:content-validation-name="val18" office:value-type="string" calcext:value-type="string">
            <text:p>O</text:p>
          </table:table-cell>
          <table:table-cell table:number-columns-repeated="25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4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3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10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14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3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4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8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3" table:style-name="ce30" table:content-validation-name="val18" office:value-type="string" calcext:value-type="string">
            <text:p>O</text:p>
          </table:table-cell>
          <table:table-cell table:number-columns-repeated="2" table:style-name="ce30" table:content-validation-name="val18" office:value-type="string" calcext:value-type="string">
            <text:p>A</text:p>
          </table:table-cell>
          <table:table-cell table:style-name="ce30" table:content-validation-name="val18" table:number-columns-repeated="904"/>
          <table:table-cell/>
        </table:table-row>
        <table:table-row table:style-name="ro1">
          <table:table-cell table:style-name="ce11" office:value-type="string" calcext:value-type="string">
            <text:p>4.3</text:p>
          </table:table-cell>
          <table:table-cell table:number-columns-repeated="4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14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3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3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5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16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5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4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21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5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2" table:style-name="ce30" table:content-validation-name="val18" office:value-type="string" calcext:value-type="string">
            <text:p>A</text:p>
          </table:table-cell>
          <table:table-cell table:number-columns-repeated="2" table:style-name="ce30" table:content-validation-name="val18" office:value-type="string" calcext:value-type="string">
            <text:p>O</text:p>
          </table:table-cell>
          <table:table-cell table:number-columns-repeated="4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8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content-validation-name="val18"/>
          <table:table-cell table:style-name="ce30" table:content-validation-name="val18" office:value-type="string" calcext:value-type="string">
            <text:p>O</text:p>
          </table:table-cell>
          <table:table-cell table:number-columns-repeated="2" table:style-name="ce30" table:content-validation-name="val18" office:value-type="string" calcext:value-type="string">
            <text:p>A</text:p>
          </table:table-cell>
          <table:table-cell table:content-validation-name="val18" table:number-columns-repeated="904"/>
          <table:table-cell/>
        </table:table-row>
        <table:table-row table:style-name="ro1">
          <table:table-cell table:style-name="ce11" office:value-type="string" calcext:value-type="string">
            <text:p>4.4</text:p>
          </table:table-cell>
          <table:table-cell table:number-columns-repeated="4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7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6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5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3" table:style-name="ce30" table:content-validation-name="val18" office:value-type="string" calcext:value-type="string">
            <text:p>O</text:p>
          </table:table-cell>
          <table:table-cell table:number-columns-repeated="2" table:style-name="ce30" table:content-validation-name="val18" office:value-type="string" calcext:value-type="string">
            <text:p>A</text:p>
          </table:table-cell>
          <table:table-cell table:number-columns-repeated="4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4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11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5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2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27" table:style-name="ce30" table:content-validation-name="val18" office:value-type="string" calcext:value-type="string">
            <text:p>O</text:p>
          </table:table-cell>
          <table:table-cell table:number-columns-repeated="3" table:style-name="ce30" table:content-validation-name="val18" office:value-type="string" calcext:value-type="string">
            <text:p>A</text:p>
          </table:table-cell>
          <table:table-cell table:number-columns-repeated="2" table:style-name="ce30" table:content-validation-name="val18" office:value-type="string" calcext:value-type="string">
            <text:p>O</text:p>
          </table:table-cell>
          <table:table-cell table:number-columns-repeated="2" table:style-name="ce30" table:content-validation-name="val18" office:value-type="string" calcext:value-type="string">
            <text:p>A</text:p>
          </table:table-cell>
          <table:table-cell table:number-columns-repeated="4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6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2" table:style-name="ce30" table:content-validation-name="val18" office:value-type="string" calcext:value-type="string">
            <text:p>O</text:p>
          </table:table-cell>
          <table:table-cell table:content-validation-name="val18" table:number-columns-repeated="904"/>
          <table:table-cell/>
        </table:table-row>
        <table:table-row table:style-name="ro1">
          <table:table-cell table:style-name="ce12" office:value-type="string" calcext:value-type="string">
            <text:p>4.Verstaendlichkei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6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5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904"/>
          <table:table-cell/>
        </table:table-row>
        <table:table-row table:style-name="ro1">
          <table:table-cell table:style-name="ce13" office:value-type="string" calcext:value-type="string">
            <text:p>4.Schwierigkei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4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904"/>
          <table:table-cell/>
        </table:table-row>
        <table:table-row table:style-name="ro1">
          <table:table-cell table:style-name="ce9" office:value-type="string" calcext:value-type="string">
            <text:p>5.NB</text:p>
          </table:table-cell>
          <table:table-cell table:style-name="ce28" table:content-validation-name="val12" table:number-columns-repeated="10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7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6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0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0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8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number-columns-repeated="3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06"/>
          <table:table-cell/>
        </table:table-row>
        <table:table-row table:style-name="ro1">
          <table:table-cell table:style-name="ce10" office:value-type="string" calcext:value-type="string">
            <text:p>5.1</text:p>
          </table:table-cell>
          <table:table-cell table:number-columns-repeated="2" table:style-name="ce29" table:content-validation-name="val19" office:value-type="string" calcext:value-type="string">
            <text:p>Garnicht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number-columns-repeated="2" table:style-name="ce29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table:number-columns-repeated="2"/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 table:number-columns-repeated="4"/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2" table:style-name="ce29" table:content-validation-name="val19" office:value-type="string" calcext:value-type="string">
            <text:p>Teilweise</text:p>
          </table:table-cell>
          <table:table-cell table:style-name="ce29" table:content-validation-name="val19" table:number-columns-repeated="2"/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2" table:style-name="ce29" table:content-validation-name="val19" office:value-type="string" calcext:value-type="string">
            <text:p>Teilweise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Garnicht</text:p>
          </table:table-cell>
          <table:table-cell table:number-columns-repeated="4" table:style-name="ce29" table:content-validation-name="val19" office:value-type="string" calcext:value-type="string">
            <text:p>Teilweise</text:p>
          </table:table-cell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number-columns-repeated="2" table:style-name="ce29" table:content-validation-name="val19" office:value-type="string" calcext:value-type="string">
            <text:p>Garnich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2" table:style-name="ce29" table:content-validation-name="val19" office:value-type="string" calcext:value-type="string">
            <text:p>Teilweise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number-columns-repeated="2" table:style-name="ce29" table:content-validation-name="val19" office:value-type="string" calcext:value-type="string">
            <text:p>Teilweise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number-columns-repeated="2"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number-columns-repeated="3"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 table:number-columns-repeated="2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2"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number-columns-repeated="3"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table:number-columns-repeated="3"/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/>
          <table:table-cell table:number-columns-repeated="2" table:style-name="ce29" table:content-validation-name="val19" office:value-type="string" calcext:value-type="string">
            <text:p>Garnicht</text:p>
          </table:table-cell>
          <table:table-cell table:style-name="ce29" table:content-validation-name="val19" table:number-columns-repeated="904"/>
          <table:table-cell/>
        </table:table-row>
        <table:table-row table:style-name="ro1">
          <table:table-cell table:style-name="ce11" office:value-type="string" calcext:value-type="string">
            <text:p>5.2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Zuviel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Zuviel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Zuviel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Zuviel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8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Zuviel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Zuviel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Zuviel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Zuviel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/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style-name="ce30" table:content-validation-name="val19" table:number-columns-repeated="3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904"/>
          <table:table-cell/>
        </table:table-row>
        <table:table-row table:style-name="ro1">
          <table:table-cell table:style-name="ce11" office:value-type="string" calcext:value-type="string">
            <text:p>5.3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Zuviel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Zuviel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Zuviel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Zuviel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Zuviel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Zuviel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style-name="ce30" table:content-validation-name="val19" table:number-columns-repeated="3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904"/>
          <table:table-cell/>
        </table:table-row>
        <table:table-row table:style-name="ro1">
          <table:table-cell table:style-name="ce14" office:value-type="string" calcext:value-type="string">
            <text:p>5.zuviel.ArtPron</text:p>
          </table:table-cell>
          <table:table-cell table:style-name="ce33" table:content-validation-name="val20" table:number-columns-repeated="2"/>
          <table:table-cell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/>
          <table:table-cell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 table:number-columns-repeated="2"/>
          <table:table-cell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 table:number-columns-repeated="8"/>
          <table:table-cell table:number-columns-repeated="2"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 table:number-columns-repeated="15"/>
          <table:table-cell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 table:number-columns-repeated="9"/>
          <table:table-cell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 table:number-columns-repeated="9"/>
          <table:table-cell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 table:number-columns-repeated="3"/>
          <table:table-cell table:number-columns-repeated="2"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 table:number-columns-repeated="12"/>
          <table:table-cell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 table:number-columns-repeated="37"/>
          <table:table-cell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 table:number-columns-repeated="912"/>
          <table:table-cell/>
        </table:table-row>
        <table:table-row table:style-name="ro1">
          <table:table-cell table:style-name="ce14" office:value-type="string" calcext:value-type="string">
            <text:p>5.zuviel.Subst</text:p>
          </table:table-cell>
          <table:table-cell table:style-name="ce33" table:content-validation-name="val20" table:number-columns-repeated="2"/>
          <table:table-cell table:style-name="ce33" table:content-validation-name="val20" office:value-type="float" office:value="2" calcext:value-type="float">
            <text:p>2</text:p>
          </table:table-cell>
          <table:table-cell table:style-name="ce33" table:content-validation-name="val20"/>
          <table:table-cell table:style-name="ce33" table:content-validation-name="val20" office:value-type="float" office:value="2" calcext:value-type="float">
            <text:p>2</text:p>
          </table:table-cell>
          <table:table-cell table:style-name="ce33" table:content-validation-name="val20" table:number-columns-repeated="2"/>
          <table:table-cell table:style-name="ce33" table:content-validation-name="val20" office:value-type="float" office:value="2" calcext:value-type="float">
            <text:p>2</text:p>
          </table:table-cell>
          <table:table-cell table:style-name="ce33" table:content-validation-name="val20" table:number-columns-repeated="8"/>
          <table:table-cell table:number-columns-repeated="2" table:style-name="ce33" table:content-validation-name="val20" office:value-type="float" office:value="2" calcext:value-type="float">
            <text:p>2</text:p>
          </table:table-cell>
          <table:table-cell table:style-name="ce33" table:content-validation-name="val20" table:number-columns-repeated="12"/>
          <table:table-cell table:style-name="ce33" table:content-validation-name="val20" office:value-type="float" office:value="2" calcext:value-type="float">
            <text:p>2</text:p>
          </table:table-cell>
          <table:table-cell table:style-name="ce33" table:content-validation-name="val20" table:number-columns-repeated="2"/>
          <table:table-cell table:style-name="ce33" table:content-validation-name="val20" office:value-type="float" office:value="2" calcext:value-type="float">
            <text:p>2</text:p>
          </table:table-cell>
          <table:table-cell table:style-name="ce33" table:content-validation-name="val20" table:number-columns-repeated="3"/>
          <table:table-cell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 table:number-columns-repeated="5"/>
          <table:table-cell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 table:number-columns-repeated="4"/>
          <table:table-cell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 table:number-columns-repeated="2"/>
          <table:table-cell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/>
          <table:table-cell table:content-validation-name="val20"/>
          <table:table-cell table:style-name="ce33" table:content-validation-name="val20" table:number-columns-repeated="3"/>
          <table:table-cell table:number-columns-repeated="2" table:style-name="ce33" table:content-validation-name="val20" office:value-type="float" office:value="2" calcext:value-type="float">
            <text:p>2</text:p>
          </table:table-cell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10"/>
          <table:table-cell table:number-columns-repeated="2"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19"/>
          <table:table-cell table:style-name="ce33" table:content-validation-name="val20" office:value-type="float" office:value="3" calcext:value-type="float">
            <text:p>3</text:p>
          </table:table-cell>
          <table:table-cell table:content-validation-name="val20" table:number-columns-repeated="10"/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6"/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912"/>
          <table:table-cell/>
        </table:table-row>
        <table:table-row table:style-name="ro1">
          <table:table-cell table:style-name="ce14" office:value-type="string" calcext:value-type="string">
            <text:p>5.zuviel.Adv</text:p>
          </table:table-cell>
          <table:table-cell table:style-name="ce33" table:content-validation-name="val20" table:number-columns-repeated="2"/>
          <table:table-cell table:content-validation-name="val20"/>
          <table:table-cell table:style-name="ce33" table:content-validation-name="val20"/>
          <table:table-cell table:content-validation-name="val20"/>
          <table:table-cell table:style-name="ce33" table:content-validation-name="val20" table:number-columns-repeated="2"/>
          <table:table-cell table:content-validation-name="val20"/>
          <table:table-cell table:style-name="ce33" table:content-validation-name="val20" table:number-columns-repeated="8"/>
          <table:table-cell table:content-validation-name="val20" table:number-columns-repeated="2"/>
          <table:table-cell table:style-name="ce33" table:content-validation-name="val20" table:number-columns-repeated="12"/>
          <table:table-cell table:content-validation-name="val20"/>
          <table:table-cell table:style-name="ce33" table:content-validation-name="val20" table:number-columns-repeated="2"/>
          <table:table-cell table:content-validation-name="val20"/>
          <table:table-cell table:style-name="ce33" table:content-validation-name="val20" table:number-columns-repeated="3"/>
          <table:table-cell table:content-validation-name="val20"/>
          <table:table-cell table:style-name="ce33" table:content-validation-name="val20" table:number-columns-repeated="5"/>
          <table:table-cell table:content-validation-name="val20"/>
          <table:table-cell table:style-name="ce33" table:content-validation-name="val20" table:number-columns-repeated="4"/>
          <table:table-cell table:content-validation-name="val20"/>
          <table:table-cell table:style-name="ce33" table:content-validation-name="val20" table:number-columns-repeated="2"/>
          <table:table-cell table:content-validation-name="val20"/>
          <table:table-cell table:style-name="ce33" table:content-validation-name="val20"/>
          <table:table-cell table:content-validation-name="val20"/>
          <table:table-cell table:style-name="ce33" table:content-validation-name="val20" table:number-columns-repeated="3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964"/>
          <table:table-cell/>
        </table:table-row>
        <table:table-row table:style-name="ro1">
          <table:table-cell table:style-name="ce14" office:value-type="string" calcext:value-type="string">
            <text:p>5.zuviel.Praep</text:p>
          </table:table-cell>
          <table:table-cell table:content-validation-name="val20"/>
          <table:table-cell table:style-name="ce33" table:content-validation-name="val20" office:value-type="float" office:value="3" calcext:value-type="float">
            <text:p>3</text:p>
          </table:table-cell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/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2"/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8"/>
          <table:table-cell table:number-columns-repeated="2"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10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2"/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3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5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7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/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3"/>
          <table:table-cell table:number-columns-repeated="2" table:style-name="ce33" table:content-validation-name="val20" office:value-type="float" office:value="2" calcext:value-type="float">
            <text:p>2</text:p>
          </table:table-cell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11"/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8"/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28"/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912"/>
          <table:table-cell/>
        </table:table-row>
        <table:table-row table:style-name="ro1">
          <table:table-cell table:style-name="ce14" office:value-type="string" calcext:value-type="string">
            <text:p>5.zuviel.V</text:p>
          </table:table-cell>
          <table:table-cell table:content-validation-name="val20" table:number-columns-repeated="1022"/>
          <table:table-cell/>
        </table:table-row>
        <table:table-row table:style-name="ro1">
          <table:table-cell table:style-name="ce12" office:value-type="string" calcext:value-type="string">
            <text:p>5.Verstaendlichkei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3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5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table:number-columns-repeated="904"/>
          <table:table-cell/>
        </table:table-row>
        <table:table-row table:style-name="ro1">
          <table:table-cell table:style-name="ce13" office:value-type="string" calcext:value-type="string">
            <text:p>5.Schwierigkei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5"/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4"/>
          <table:table-cell table:number-columns-repeated="2" table:style-name="ce32" table:content-validation-name="val15" office:value-type="string" calcext:value-type="string">
            <text:p>Sehr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4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3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904"/>
          <table:table-cell/>
        </table:table-row>
        <table:table-row table:style-name="ro1">
          <table:table-cell table:style-name="ce9" office:value-type="string" calcext:value-type="string">
            <text:p>6.NB</text:p>
          </table:table-cell>
          <table:table-cell table:style-name="ce28" table:content-validation-name="val12" table:number-columns-repeated="5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44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4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13"/>
          <table:table-cell/>
        </table:table-row>
        <table:table-row table:style-name="ro1">
          <table:table-cell table:style-name="ce10" office:value-type="string" calcext:value-type="string">
            <text:p>6.1</text:p>
          </table:table-cell>
          <table:table-cell table:number-columns-repeated="5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/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15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2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2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style-name="ce34" table:content-validation-name="val21"/>
          <table:table-cell table:number-columns-repeated="2" table:style-name="ce34" table:content-validation-name="val21" office:value-type="float" office:value="2" calcext:value-type="float">
            <text:p>2</text:p>
          </table:table-cell>
          <table:table-cell table:number-columns-repeated="3" table:style-name="ce34" table:content-validation-name="val21" office:value-type="float" office:value="3" calcext:value-type="float">
            <text:p>3</text:p>
          </table:table-cell>
          <table:table-cell table:number-columns-repeated="7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2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2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/>
          <table:table-cell table:number-columns-repeated="9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/>
          <table:table-cell table:number-columns-repeated="6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3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/>
          <table:table-cell table:number-columns-repeated="2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8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5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/>
          <table:table-cell table:number-columns-repeated="4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6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/>
          <table:table-cell table:number-columns-repeated="4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/>
          <table:table-cell table:number-columns-repeated="4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style-name="ce34" table:content-validation-name="val21"/>
          <table:table-cell table:number-columns-repeated="3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table:number-columns-repeated="904"/>
          <table:table-cell/>
        </table:table-row>
        <table:table-row table:style-name="ro1">
          <table:table-cell table:style-name="ce15" office:value-type="string" calcext:value-type="string">
            <text:p>6.2</text:p>
          </table:table-cell>
          <table:table-cell table:number-columns-repeated="5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5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number-columns-repeated="2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number-columns-repeated="6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2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2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3" table:style-name="ce30" table:content-validation-name="val21" office:value-type="float" office:value="3" calcext:value-type="float">
            <text:p>3</text:p>
          </table:table-cell>
          <table:table-cell table:number-columns-repeated="3" table:style-name="ce30" table:content-validation-name="val21" office:value-type="float" office:value="2" calcext:value-type="float">
            <text:p>2</text:p>
          </table:table-cell>
          <table:table-cell table:number-columns-repeated="3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1" calcext:value-type="float">
            <text:p>1</text:p>
          </table:table-cell>
          <table:table-cell table:number-columns-repeated="3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2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2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number-columns-repeated="9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number-columns-repeated="6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3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8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5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1" calcext:value-type="float">
            <text:p>1</text:p>
          </table:table-cell>
          <table:table-cell table:number-columns-repeated="2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1" calcext:value-type="float">
            <text:p>1</text:p>
          </table:table-cell>
          <table:table-cell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6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number-columns-repeated="4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number-columns-repeated="4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style-name="ce30" table:content-validation-name="val21"/>
          <table:table-cell table:number-columns-repeated="3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table:number-columns-repeated="904"/>
          <table:table-cell/>
        </table:table-row>
        <table:table-row table:style-name="ro1">
          <table:table-cell table:style-name="ce15" office:value-type="string" calcext:value-type="string">
            <text:p>6.3</text:p>
          </table:table-cell>
          <table:table-cell table:number-columns-repeated="5" table:style-name="ce30" table:content-validation-name="val21" office:value-type="float" office:value="1" calcext:value-type="float">
            <text:p>1</text:p>
          </table:table-cell>
          <table:table-cell table:style-name="ce30" table:content-validation-name="val21"/>
          <table:table-cell table:number-columns-repeated="5" table:style-name="ce30" table:content-validation-name="val21" office:value-type="float" office:value="1" calcext:value-type="float">
            <text:p>1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style-name="ce30" table:content-validation-name="val21"/>
          <table:table-cell table:number-columns-repeated="2" table:style-name="ce30" table:content-validation-name="val21" office:value-type="float" office:value="1" calcext:value-type="float">
            <text:p>1</text:p>
          </table:table-cell>
          <table:table-cell table:style-name="ce30" table:content-validation-name="val21"/>
          <table:table-cell table:number-columns-repeated="13" table:style-name="ce30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8" table:style-name="ce30" table:content-validation-name="val21" office:value-type="float" office:value="1" calcext:value-type="float">
            <text:p>1</text:p>
          </table:table-cell>
          <table:table-cell table:style-name="ce30" table:content-validation-name="val21" office:value-type="float" office:value="3" calcext:value-type="float">
            <text:p>3</text:p>
          </table:table-cell>
          <table:table-cell table:number-columns-repeated="11" table:style-name="ce30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9" table:style-name="ce30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12" table:style-name="ce30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17" table:style-name="ce30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2" table:style-name="ce30" table:content-validation-name="val21" office:value-type="float" office:value="1" calcext:value-type="float">
            <text:p>1</text:p>
          </table:table-cell>
          <table:table-cell table:style-name="ce30" table:content-validation-name="val21" office:value-type="float" office:value="3" calcext:value-type="float">
            <text:p>3</text:p>
          </table:table-cell>
          <table:table-cell table:number-columns-repeated="13" table:style-name="ce30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9" table:style-name="ce30" table:content-validation-name="val21" office:value-type="float" office:value="1" calcext:value-type="float">
            <text:p>1</text:p>
          </table:table-cell>
          <table:table-cell table:content-validation-name="val21" table:number-columns-repeated="904"/>
          <table:table-cell/>
        </table:table-row>
        <table:table-row table:style-name="ro1">
          <table:table-cell table:style-name="ce12" office:value-type="string" calcext:value-type="string">
            <text:p>6.Verstaendlichkei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number-columns-repeated="7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6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2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904"/>
          <table:table-cell/>
        </table:table-row>
        <table:table-row table:style-name="ro1">
          <table:table-cell table:style-name="ce13" office:value-type="string" calcext:value-type="string">
            <text:p>6.Schwierigkei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number-columns-repeated="4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3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4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4"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table:number-columns-repeated="904"/>
          <table:table-cell/>
        </table:table-row>
        <table:table-row table:style-name="ro1">
          <table:table-cell table:style-name="ce9" office:value-type="string" calcext:value-type="string">
            <text:p>7.NB</text:p>
          </table:table-cell>
          <table:table-cell table:style-name="ce28" table:content-validation-name="val12" table:number-columns-repeated="48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4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3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34"/>
          <table:table-cell/>
        </table:table-row>
        <table:table-row table:style-name="ro1">
          <table:table-cell table:style-name="ce16" office:value-type="string" calcext:value-type="string">
            <text:p>7.1</text:p>
          </table:table-cell>
          <table:table-cell table:number-columns-repeated="13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Sonstigfalsch</text:p>
          </table:table-cell>
          <table:table-cell table:number-columns-repeated="2" table:style-name="ce29" table:content-validation-name="val22" office:value-type="string" calcext:value-type="string">
            <text:p>Subjunktor</text:p>
          </table:table-cell>
          <table:table-cell table:style-name="ce29" table:content-validation-name="val22"/>
          <table:table-cell table:number-columns-repeated="3" table:style-name="ce29" table:content-validation-name="val22" office:value-type="string" calcext:value-type="string">
            <text:p>Subjunktor</text:p>
          </table:table-cell>
          <table:table-cell table:number-columns-repeated="2" table:style-name="ce29" table:content-validation-name="val22" office:value-type="string" calcext:value-type="string">
            <text:p>Konnektor</text:p>
          </table:table-cell>
          <table:table-cell table:number-columns-repeated="3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3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table:number-columns-repeated="2"/>
          <table:table-cell table:style-name="ce29" table:content-validation-name="val22" office:value-type="string" calcext:value-type="string">
            <text:p>Konnektor</text:p>
          </table:table-cell>
          <table:table-cell table:number-columns-repeated="2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11" table:style-name="ce29" table:content-validation-name="val22" office:value-type="string" calcext:value-type="string">
            <text:p>Subjunktor</text:p>
          </table:table-cell>
          <table:table-cell table:style-name="ce29" table:content-validation-name="val22"/>
          <table:table-cell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Vorfeldadverb</text:p>
          </table:table-cell>
          <table:table-cell table:number-columns-repeated="5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10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2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2" table:style-name="ce29" table:content-validation-name="val22" office:value-type="string" calcext:value-type="string">
            <text:p>Subjunktor</text:p>
          </table:table-cell>
          <table:table-cell table:style-name="ce29" table:content-validation-name="val22"/>
          <table:table-cell table:number-columns-repeated="3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7" table:style-name="ce29" table:content-validation-name="val22" office:value-type="string" calcext:value-type="string">
            <text:p>Subjunktor</text:p>
          </table:table-cell>
          <table:table-cell table:style-name="ce29" table:content-validation-name="val22"/>
          <table:table-cell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2" table:style-name="ce29" table:content-validation-name="val22" office:value-type="string" calcext:value-type="string">
            <text:p>Subjunktor</text:p>
          </table:table-cell>
          <table:table-cell table:number-columns-repeated="2" table:style-name="ce29" table:content-validation-name="val22" office:value-type="string" calcext:value-type="string">
            <text:p>Vorfeldadverb</text:p>
          </table:table-cell>
          <table:table-cell table:number-columns-repeated="2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3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Vorfeldadverb</text:p>
          </table:table-cell>
          <table:table-cell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3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5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Vorfeldadverb</text:p>
          </table:table-cell>
          <table:table-cell table:number-columns-repeated="2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style-name="ce29" table:content-validation-name="val22" table:number-columns-repeated="904"/>
          <table:table-cell/>
        </table:table-row>
        <table:table-row table:style-name="ro1">
          <table:table-cell table:style-name="ce15" office:value-type="string" calcext:value-type="string">
            <text:p>7.2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Konnektor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Konnektor</text:p>
          </table:table-cell>
          <table:table-cell table:style-name="ce30" table:content-validation-name="val22" office:value-type="string" calcext:value-type="string">
            <text:p>Sonstigfalsch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number-columns-repeated="6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number-columns-repeated="2" table:style-name="ce30" table:content-validation-name="val22" office:value-type="string" calcext:value-type="string">
            <text:p>Konne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number-columns-repeated="7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Konnektor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number-columns-repeated="3" table:style-name="ce30" table:content-validation-name="val22" office:value-type="string" calcext:value-type="string">
            <text:p>Konnektor</text:p>
          </table:table-cell>
          <table:table-cell table:number-columns-repeated="5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number-columns-repeated="5" table:style-name="ce30" table:content-validation-name="val22" office:value-type="string" calcext:value-type="string">
            <text:p>Subjunktor</text:p>
          </table:table-cell>
          <table:table-cell table:style-name="ce30" table:content-validation-name="val22"/>
          <table:table-cell table:style-name="ce30" table:content-validation-name="val22" office:value-type="string" calcext:value-type="string">
            <text:p>Subjunktor</text:p>
          </table:table-cell>
          <table:table-cell table:number-columns-repeated="2" table:style-name="ce30" table:content-validation-name="val22" office:value-type="string" calcext:value-type="string">
            <text:p>Sonstigfalsch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number-columns-repeated="3" table:style-name="ce30" table:content-validation-name="val22" office:value-type="string" calcext:value-type="string">
            <text:p>Subjunktor</text:p>
          </table:table-cell>
          <table:table-cell table:number-columns-repeated="2" table:style-name="ce30" table:content-validation-name="val22" office:value-type="string" calcext:value-type="string">
            <text:p>Vorfeldadverb</text:p>
          </table:table-cell>
          <table:table-cell table:number-columns-repeated="3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number-columns-repeated="2" table:style-name="ce30" table:content-validation-name="val22" office:value-type="string" calcext:value-type="string">
            <text:p>Vorfeldadverb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Sonstigfalsch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style-name="ce30" table:content-validation-name="val22" office:value-type="string" calcext:value-type="string">
            <text:p>Sonstigfalsch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/>
          <table:table-cell table:number-columns-repeated="3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Sonstigfalsch</text:p>
          </table:table-cell>
          <table:table-cell table:number-columns-repeated="2" table:style-name="ce30" table:content-validation-name="val22" office:value-type="string" calcext:value-type="string">
            <text:p>Vorfeldadverb</text:p>
          </table:table-cell>
          <table:table-cell table:number-columns-repeated="2" table:style-name="ce30" table:content-validation-name="val22" office:value-type="string" calcext:value-type="string">
            <text:p>Infinitiv</text:p>
          </table:table-cell>
          <table:table-cell table:number-columns-repeated="5" table:style-name="ce30" table:content-validation-name="val22" office:value-type="string" calcext:value-type="string">
            <text:p>Subjunktor</text:p>
          </table:table-cell>
          <table:table-cell table:style-name="ce30" table:content-validation-name="val22"/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Konnektor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number-columns-repeated="2"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Konnektor</text:p>
          </table:table-cell>
          <table:table-cell table:number-columns-repeated="3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Konne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number-columns-repeated="2" table:style-name="ce30" table:content-validation-name="val22" office:value-type="string" calcext:value-type="string">
            <text:p>Konnektor</text:p>
          </table:table-cell>
          <table:table-cell table:style-name="ce30" table:content-validation-name="val22" table:number-columns-repeated="904"/>
          <table:table-cell/>
        </table:table-row>
        <table:table-row table:style-name="ro1">
          <table:table-cell table:style-name="ce12" office:value-type="string" calcext:value-type="string">
            <text:p>7.Verstaendlichkei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6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5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8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5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5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2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table:number-columns-repeated="904"/>
          <table:table-cell/>
        </table:table-row>
        <table:table-row table:style-name="ro1">
          <table:table-cell table:style-name="ce13" office:value-type="string" calcext:value-type="string">
            <text:p>7.Schwierigkei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3"/>
          <table:table-cell table:style-name="ce32" table:content-validation-name="val15" office:value-type="string" calcext:value-type="string">
            <text:p>Schwierig</text:p>
          </table:table-cell>
          <table:table-cell table:number-columns-repeated="4"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3"/>
          <table:table-cell table:number-columns-repeated="5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4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904"/>
          <table:table-cell/>
        </table:table-row>
        <table:table-row table:style-name="ro1">
          <table:table-cell table:style-name="ce9" office:value-type="string" calcext:value-type="string">
            <text:p>8.NB</text:p>
          </table:table-cell>
          <table:table-cell table:style-name="ce28" table:content-validation-name="val12" table:number-columns-repeated="37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5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3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6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07"/>
          <table:table-cell/>
        </table:table-row>
        <table:table-row table:style-name="ro1">
          <table:table-cell table:style-name="ce10" office:value-type="string" calcext:value-type="string">
            <text:p>8.1</text:p>
          </table:table-cell>
          <table:table-cell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6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5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6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4" table:style-name="ce34" office:value-type="string" calcext:value-type="string">
            <text:p>der</text:p>
          </table:table-cell>
          <table:table-cell table:number-columns-repeated="2" table:style-name="ce34" office:value-type="string" calcext:value-type="string">
            <text:p>welcher</text:p>
          </table:table-cell>
          <table:table-cell table:number-columns-repeated="4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style-name="ce34"/>
          <table:table-cell table:number-columns-repeated="2" table:style-name="ce34" office:value-type="string" calcext:value-type="string">
            <text:p>der</text:p>
          </table:table-cell>
          <table:table-cell table:number-columns-repeated="3" table:style-name="ce34" office:value-type="string" calcext:value-type="string">
            <text:p>welcher</text:p>
          </table:table-cell>
          <table:table-cell table:number-columns-repeated="3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style-name="ce34" office:value-type="string" calcext:value-type="string">
            <text:p>der</text:p>
          </table:table-cell>
          <table:table-cell table:number-columns-repeated="2" table:style-name="ce34" office:value-type="string" calcext:value-type="string">
            <text:p>welcher</text:p>
          </table:table-cell>
          <table:table-cell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5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3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9" table:style-name="ce34" office:value-type="string" calcext:value-type="string">
            <text:p>der</text:p>
          </table:table-cell>
          <table:table-cell table:style-name="ce34"/>
          <table:table-cell table:number-columns-repeated="2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2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2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4" table:style-name="ce34" office:value-type="string" calcext:value-type="string">
            <text:p>der</text:p>
          </table:table-cell>
          <table:table-cell table:style-name="ce34"/>
          <table:table-cell table:number-columns-repeated="2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11" table:style-name="ce34" office:value-type="string" calcext:value-type="string">
            <text:p>der</text:p>
          </table:table-cell>
          <table:table-cell table:number-columns-repeated="2" table:style-name="ce34" office:value-type="string" calcext:value-type="string">
            <text:p>welcher</text:p>
          </table:table-cell>
          <table:table-cell table:number-columns-repeated="4" table:style-name="ce34" office:value-type="string" calcext:value-type="string">
            <text:p>der</text:p>
          </table:table-cell>
          <table:table-cell table:number-columns-repeated="2" table:style-name="ce34" office:value-type="string" calcext:value-type="string">
            <text:p>welcher</text:p>
          </table:table-cell>
          <table:table-cell table:number-columns-repeated="2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style-name="ce34" office:value-type="string" calcext:value-type="string">
            <text:p>der</text:p>
          </table:table-cell>
          <table:table-cell table:style-name="ce34"/>
          <table:table-cell table:number-columns-repeated="2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style-name="ce34" table:number-columns-repeated="904"/>
          <table:table-cell/>
        </table:table-row>
        <table:table-row table:style-name="ro1">
          <table:table-cell table:style-name="ce11" office:value-type="string" calcext:value-type="string">
            <text:p>8.2</text:p>
          </table:table-cell>
          <table:table-cell table:number-columns-repeated="6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7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2" table:style-name="ce35" office:value-type="string" calcext:value-type="string">
            <text:p>der</text:p>
          </table:table-cell>
          <table:table-cell table:number-columns-repeated="2" table:style-name="ce35" office:value-type="string" calcext:value-type="string">
            <text:p>welcher</text:p>
          </table:table-cell>
          <table:table-cell table:number-columns-repeated="2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4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5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style-name="ce35"/>
          <table:table-cell table:number-columns-repeated="3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4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2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5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3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11" table:style-name="ce35" office:value-type="string" calcext:value-type="string">
            <text:p>der</text:p>
          </table:table-cell>
          <table:table-cell table:style-name="ce35"/>
          <table:table-cell table:number-columns-repeated="2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2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2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2" table:style-name="ce35" office:value-type="string" calcext:value-type="string">
            <text:p>der</text:p>
          </table:table-cell>
          <table:table-cell table:style-name="ce35"/>
          <table:table-cell table:style-name="ce35" office:value-type="string" calcext:value-type="string">
            <text:p>der</text:p>
          </table:table-cell>
          <table:table-cell table:style-name="ce35" office:value-type="string" calcext:value-type="string">
            <text:p>das</text:p>
          </table:table-cell>
          <table:table-cell table:style-name="ce35" office:value-type="string" calcext:value-type="string">
            <text:p>welcher</text:p>
          </table:table-cell>
          <table:table-cell table:number-columns-repeated="2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8" table:style-name="ce35" office:value-type="string" calcext:value-type="string">
            <text:p>der</text:p>
          </table:table-cell>
          <table:table-cell table:number-columns-repeated="2" table:style-name="ce35" office:value-type="string" calcext:value-type="string">
            <text:p>welcher</text:p>
          </table:table-cell>
          <table:table-cell table:number-columns-repeated="4" table:style-name="ce35" office:value-type="string" calcext:value-type="string">
            <text:p>der</text:p>
          </table:table-cell>
          <table:table-cell table:number-columns-repeated="2" table:style-name="ce35" office:value-type="string" calcext:value-type="string">
            <text:p>welcher</text:p>
          </table:table-cell>
          <table:table-cell table:number-columns-repeated="2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style-name="ce35" office:value-type="string" calcext:value-type="string">
            <text:p>der</text:p>
          </table:table-cell>
          <table:table-cell table:style-name="ce35"/>
          <table:table-cell table:number-columns-repeated="2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style-name="ce35" table:number-columns-repeated="904"/>
          <table:table-cell/>
        </table:table-row>
        <table:table-row table:style-name="ro1">
          <table:table-cell table:style-name="ce11" office:value-type="string" calcext:value-type="string">
            <text:p>8.3</text:p>
          </table:table-cell>
          <table:table-cell table:number-columns-repeated="6" table:style-name="ce35" office:value-type="string" calcext:value-type="string">
            <text:p>die</text:p>
          </table:table-cell>
          <table:table-cell table:style-name="ce35" office:value-type="string" calcext:value-type="string">
            <text:p>die </text:p>
          </table:table-cell>
          <table:table-cell table:style-name="ce35" office:value-type="string" calcext:value-type="string">
            <text:p>die</text:p>
          </table:table-cell>
          <table:table-cell table:style-name="ce35" office:value-type="string" calcext:value-type="string">
            <text:p>welche </text:p>
          </table:table-cell>
          <table:table-cell table:number-columns-repeated="7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4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4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5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style-name="ce35"/>
          <table:table-cell table:number-columns-repeated="2" table:style-name="ce35" office:value-type="string" calcext:value-type="string">
            <text:p>die</text:p>
          </table:table-cell>
          <table:table-cell table:number-columns-repeated="2" table:style-name="ce35" office:value-type="string" calcext:value-type="string">
            <text:p>welche</text:p>
          </table:table-cell>
          <table:table-cell table:number-columns-repeated="4" table:style-name="ce35" office:value-type="string" calcext:value-type="string">
            <text:p>die</text:p>
          </table:table-cell>
          <table:table-cell table:style-name="ce35" office:value-type="string" calcext:value-type="string">
            <text:p>welcher</text:p>
          </table:table-cell>
          <table:table-cell table:number-columns-repeated="2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5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3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style-name="ce35" office:value-type="string" calcext:value-type="string">
            <text:p>die</text:p>
          </table:table-cell>
          <table:table-cell table:style-name="ce35" office:value-type="string" calcext:value-type="string">
            <text:p>die </text:p>
          </table:table-cell>
          <table:table-cell table:number-columns-repeated="7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style-name="ce35" office:value-type="string" calcext:value-type="string">
            <text:p>die</text:p>
          </table:table-cell>
          <table:table-cell table:style-name="ce35"/>
          <table:table-cell table:style-name="ce35" office:value-type="string" calcext:value-type="string">
            <text:p>welche</text:p>
          </table:table-cell>
          <table:table-cell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2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2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2" table:style-name="ce35" office:value-type="string" calcext:value-type="string">
            <text:p>die</text:p>
          </table:table-cell>
          <table:table-cell table:style-name="ce35"/>
          <table:table-cell table:number-columns-repeated="2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2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8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style-name="ce35" office:value-type="string" calcext:value-type="string">
            <text:p>welcher</text:p>
          </table:table-cell>
          <table:table-cell table:number-columns-repeated="3" table:style-name="ce35" office:value-type="string" calcext:value-type="string">
            <text:p>die</text:p>
          </table:table-cell>
          <table:table-cell table:style-name="ce35" office:value-type="string" calcext:value-type="string">
            <text:p>das</text:p>
          </table:table-cell>
          <table:table-cell table:number-columns-repeated="2" table:style-name="ce35" office:value-type="string" calcext:value-type="string">
            <text:p>welche</text:p>
          </table:table-cell>
          <table:table-cell table:number-columns-repeated="2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style-name="ce35" office:value-type="string" calcext:value-type="string">
            <text:p>die</text:p>
          </table:table-cell>
          <table:table-cell table:style-name="ce35"/>
          <table:table-cell table:number-columns-repeated="2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style-name="ce35" table:number-columns-repeated="904"/>
          <table:table-cell/>
        </table:table-row>
        <table:table-row table:style-name="ro1">
          <table:table-cell table:style-name="ce11" office:value-type="string" calcext:value-type="string">
            <text:p>8.4</text:p>
          </table:table-cell>
          <table:table-cell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6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5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2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4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5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style-name="ce35"/>
          <table:table-cell table:number-columns-repeated="3" table:style-name="ce35" office:value-type="string" calcext:value-type="string">
            <text:p>das</text:p>
          </table:table-cell>
          <table:table-cell table:number-columns-repeated="2" table:style-name="ce35" office:value-type="string" calcext:value-type="string">
            <text:p>welches</text:p>
          </table:table-cell>
          <table:table-cell table:number-columns-repeated="3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style-name="ce35" office:value-type="string" calcext:value-type="string">
            <text:p>das</text:p>
          </table:table-cell>
          <table:table-cell table:number-columns-repeated="2" table:style-name="ce35" office:value-type="string" calcext:value-type="string">
            <text:p>welches</text:p>
          </table:table-cell>
          <table:table-cell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5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3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11" table:style-name="ce35" office:value-type="string" calcext:value-type="string">
            <text:p>das</text:p>
          </table:table-cell>
          <table:table-cell table:style-name="ce35"/>
          <table:table-cell table:number-columns-repeated="2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2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2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2" table:style-name="ce35" office:value-type="string" calcext:value-type="string">
            <text:p>das</text:p>
          </table:table-cell>
          <table:table-cell table:style-name="ce35"/>
          <table:table-cell table:number-columns-repeated="2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2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8" table:style-name="ce35" office:value-type="string" calcext:value-type="string">
            <text:p>das</text:p>
          </table:table-cell>
          <table:table-cell table:number-columns-repeated="2" table:style-name="ce35" office:value-type="string" calcext:value-type="string">
            <text:p>welches</text:p>
          </table:table-cell>
          <table:table-cell table:number-columns-repeated="4" table:style-name="ce35" office:value-type="string" calcext:value-type="string">
            <text:p>das</text:p>
          </table:table-cell>
          <table:table-cell table:number-columns-repeated="2" table:style-name="ce35" office:value-type="string" calcext:value-type="string">
            <text:p>welches</text:p>
          </table:table-cell>
          <table:table-cell table:number-columns-repeated="2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style-name="ce35" office:value-type="string" calcext:value-type="string">
            <text:p>das</text:p>
          </table:table-cell>
          <table:table-cell table:style-name="ce35"/>
          <table:table-cell table:number-columns-repeated="2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style-name="ce35" table:number-columns-repeated="904"/>
          <table:table-cell/>
        </table:table-row>
        <table:table-row table:style-name="ro1">
          <table:table-cell table:style-name="ce12" office:value-type="string" calcext:value-type="string">
            <text:p>8.Verstaendlichkei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5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5" table:style-name="ce31" table:content-validation-name="val14" office:value-type="string" calcext:value-type="string">
            <text:p>Sehrgut</text:p>
          </table:table-cell>
          <table:table-cell table:number-columns-repeated="5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7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5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number-columns-repeated="6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6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2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table:number-columns-repeated="904"/>
          <table:table-cell/>
        </table:table-row>
        <table:table-row table:style-name="ro1">
          <table:table-cell table:style-name="ce13" office:value-type="string" calcext:value-type="string">
            <text:p>8.Schwierigkei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table:number-columns-repeated="3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11"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table:number-columns-repeated="904"/>
          <table:table-cell/>
        </table:table-row>
        <table:table-row table:style-name="ro1">
          <table:table-cell table:style-name="ce9" office:value-type="string" calcext:value-type="string">
            <text:p>9.NB</text:p>
          </table:table-cell>
          <table:table-cell table:style-name="ce28" table:content-validation-name="val12" table:number-columns-repeated="73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40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07"/>
          <table:table-cell/>
        </table:table-row>
        <table:table-row table:style-name="ro1">
          <table:table-cell table:style-name="ce10" office:value-type="string" calcext:value-type="string">
            <text:p>9.1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4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7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5" table:style-name="ce29" table:content-validation-name="val23" office:value-type="string" calcext:value-type="string">
            <text:p>Gross</text:p>
          </table:table-cell>
          <table:table-cell table:number-columns-repeated="2" table:style-name="ce29" table:content-validation-name="val23" office:value-type="string" calcext:value-type="string">
            <text:p>Klein</text:p>
          </table:table-cell>
          <table:table-cell table:number-columns-repeated="8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3" table:style-name="ce29" table:content-validation-name="val23" office:value-type="string" calcext:value-type="string">
            <text:p>Gross</text:p>
          </table:table-cell>
          <table:table-cell table:number-columns-repeated="2" table:style-name="ce29" table:content-validation-name="val23" office:value-type="string" calcext:value-type="string">
            <text:p>Klein</text:p>
          </table:table-cell>
          <table:table-cell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9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Anderweitigfalsch</text:p>
          </table:table-cell>
          <table:table-cell table:number-columns-repeated="3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7" table:style-name="ce29" table:content-validation-name="val23" office:value-type="string" calcext:value-type="string">
            <text:p>Gross</text:p>
          </table:table-cell>
          <table:table-cell table:number-columns-repeated="3" table:style-name="ce29" table:content-validation-name="val23" office:value-type="string" calcext:value-type="string">
            <text:p>Klein</text:p>
          </table:table-cell>
          <table:table-cell table:number-columns-repeated="8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style-name="ce29" table:content-validation-name="val23" office:value-type="string" calcext:value-type="string">
            <text:p>Gross</text:p>
          </table:table-cell>
          <table:table-cell table:style-name="ce29" table:content-validation-name="val23"/>
          <table:table-cell table:number-columns-repeated="4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3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10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3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5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3" table:style-name="ce29" table:content-validation-name="val23" office:value-type="string" calcext:value-type="string">
            <text:p>Gross</text:p>
          </table:table-cell>
          <table:table-cell table:number-columns-repeated="2" table:style-name="ce29" table:content-validation-name="val23" office:value-type="string" calcext:value-type="string">
            <text:p>Klein</text:p>
          </table:table-cell>
          <table:table-cell table:number-columns-repeated="4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style-name="ce29" table:content-validation-name="val23"/>
          <table:table-cell table:number-columns-repeated="3" table:style-name="ce29" table:content-validation-name="val23" office:value-type="string" calcext:value-type="string">
            <text:p>Gross</text:p>
          </table:table-cell>
          <table:table-cell table:style-name="ce29" table:content-validation-name="val23" table:number-columns-repeated="904"/>
          <table:table-cell/>
        </table:table-row>
        <table:table-row table:style-name="ro1">
          <table:table-cell table:style-name="ce11" office:value-type="string" calcext:value-type="string">
            <text:p>9.2</text:p>
          </table:table-cell>
          <table:table-cell table:number-columns-repeated="2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2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Anderweitigfalsch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2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number-columns-repeated="4" table:style-name="ce30" table:content-validation-name="val24" office:value-type="string" calcext:value-type="string">
            <text:p>Zusammen</text:p>
          </table:table-cell>
          <table:table-cell table:number-columns-repeated="8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Anderweitigfalsch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number-columns-repeated="2" table:style-name="ce30" table:content-validation-name="val24" office:value-type="string" calcext:value-type="string">
            <text:p>Zusammen</text:p>
          </table:table-cell>
          <table:table-cell table:number-columns-repeated="3" table:style-name="ce30" table:content-validation-name="val24" office:value-type="string" calcext:value-type="string">
            <text:p>Getrennt</text:p>
          </table:table-cell>
          <table:table-cell table:number-columns-repeated="2"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Anderweitigfalsch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/>
          <table:table-cell table:style-name="ce30" table:content-validation-name="val24" office:value-type="string" calcext:value-type="string">
            <text:p>Zusammen</text:p>
          </table:table-cell>
          <table:table-cell table:number-columns-repeated="4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number-columns-repeated="2" table:style-name="ce30" table:content-validation-name="val24" office:value-type="string" calcext:value-type="string">
            <text:p>Zusammen</text:p>
          </table:table-cell>
          <table:table-cell table:number-columns-repeated="4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2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Anderweitigfalsch</text:p>
          </table:table-cell>
          <table:table-cell table:number-columns-repeated="2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4" table:style-name="ce30" table:content-validation-name="val24" office:value-type="string" calcext:value-type="string">
            <text:p>Getrennt</text:p>
          </table:table-cell>
          <table:table-cell table:number-columns-repeated="2" table:style-name="ce30" table:content-validation-name="val24" office:value-type="string" calcext:value-type="string">
            <text:p>Zusammen</text:p>
          </table:table-cell>
          <table:table-cell table:number-columns-repeated="2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/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Anderweitigfalsch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Anderweitigfalsch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number-columns-repeated="2" table:style-name="ce30" table:content-validation-name="val24" office:value-type="string" calcext:value-type="string">
            <text:p>Zusammen</text:p>
          </table:table-cell>
          <table:table-cell table:number-columns-repeated="2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Anderweitigfalsch</text:p>
          </table:table-cell>
          <table:table-cell table:number-columns-repeated="4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Anderweitigfalsch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Anderweitigfalsch</text:p>
          </table:table-cell>
          <table:table-cell table:number-columns-repeated="2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Anderweitigfalsch</text:p>
          </table:table-cell>
          <table:table-cell table:number-columns-repeated="4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Anderweitigfalsch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Anderweitigfalsch</text:p>
          </table:table-cell>
          <table:table-cell table:number-columns-repeated="5" table:style-name="ce30" table:content-validation-name="val24" office:value-type="string" calcext:value-type="string">
            <text:p>Getrennt</text:p>
          </table:table-cell>
          <table:table-cell table:style-name="ce30" table:content-validation-name="val24"/>
          <table:table-cell table:number-columns-repeated="3" table:style-name="ce30" table:content-validation-name="val24" office:value-type="string" calcext:value-type="string">
            <text:p>Getrennt</text:p>
          </table:table-cell>
          <table:table-cell table:style-name="ce30" table:content-validation-name="val24" table:number-columns-repeated="904"/>
          <table:table-cell/>
        </table:table-row>
        <table:table-row table:style-name="ro1">
          <table:table-cell table:style-name="ce11" office:value-type="string" calcext:value-type="string">
            <text:p>9.3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3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2" table:style-name="ce30" table:content-validation-name="val25" office:value-type="string" calcext:value-type="string">
            <text:p>Zusammengross</text:p>
          </table:table-cell>
          <table:table-cell table:number-columns-repeated="2" table:style-name="ce30" table:content-validation-name="val25" office:value-type="string" calcext:value-type="string">
            <text:p>Getrenntgrossklein</text:p>
          </table:table-cell>
          <table:table-cell table:number-columns-repeated="16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2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gross</text:p>
          </table:table-cell>
          <table:table-cell table:style-name="ce30" table:content-validation-name="val25" office:value-type="string" calcext:value-type="string">
            <text:p>Zusammenklein</text:p>
          </table:table-cell>
          <table:table-cell table:number-columns-repeated="6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kleinklein</text:p>
          </table:table-cell>
          <table:table-cell table:number-columns-repeated="9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kleinklein</text:p>
          </table:table-cell>
          <table:table-cell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Zusammenklein</text:p>
          </table:table-cell>
          <table:table-cell table:number-columns-repeated="7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gross</text:p>
          </table:table-cell>
          <table:table-cell table:number-columns-repeated="3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style-name="ce30" table:content-validation-name="val25" office:value-type="string" calcext:value-type="string">
            <text:p>Getrenntkleinklein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3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style-name="ce30" table:content-validation-name="val25" office:value-type="string" calcext:value-type="string">
            <text:p>Zusammenklein</text:p>
          </table:table-cell>
          <table:table-cell table:number-columns-repeated="3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style-name="ce30" table:content-validation-name="val25" office:value-type="string" calcext:value-type="string">
            <text:p>Zusammengross</text:p>
          </table:table-cell>
          <table:table-cell table:content-validation-name="val25"/>
          <table:table-cell table:number-columns-repeated="11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3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gross</text:p>
          </table:table-cell>
          <table:table-cell table:number-columns-repeated="7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4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kleinklein</text:p>
          </table:table-cell>
          <table:table-cell table:number-columns-repeated="4" table:style-name="ce30" table:content-validation-name="val25" office:value-type="string" calcext:value-type="string">
            <text:p>Zusammengross</text:p>
          </table:table-cell>
          <table:table-cell table:number-columns-repeated="2" table:style-name="ce30" table:content-validation-name="val25" office:value-type="string" calcext:value-type="string">
            <text:p>Getrenntgrossklein</text:p>
          </table:table-cell>
          <table:table-cell table:number-columns-repeated="4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content-validation-name="val25"/>
          <table:table-cell table:style-name="ce30" table:content-validation-name="val25" office:value-type="string" calcext:value-type="string">
            <text:p>Getrenntgrossklein</text:p>
          </table:table-cell>
          <table:table-cell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content-validation-name="val25" table:number-columns-repeated="904"/>
          <table:table-cell/>
        </table:table-row>
        <table:table-row table:style-name="ro1">
          <table:table-cell table:style-name="ce11" office:value-type="string" calcext:value-type="string">
            <text:p>9.4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3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number-columns-repeated="8" table:style-name="ce30" table:content-validation-name="val26" office:value-type="string" calcext:value-type="string">
            <text:p>Zusamm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Getrennterzaelhengross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lh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number-columns-repeated="5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Getrennterzaelhengross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content-validation-name="val26"/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4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lhengross</text:p>
          </table:table-cell>
          <table:table-cell table:number-columns-repeated="3" table:style-name="ce30" table:content-validation-name="val26" office:value-type="string" calcext:value-type="string">
            <text:p>Zusammengross</text:p>
          </table:table-cell>
          <table:table-cell table:number-columns-repeated="3"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number-columns-repeated="3" table:style-name="ce30" table:content-validation-name="val26" office:value-type="string" calcext:value-type="string">
            <text:p>Getrennterzaehlenklein</text:p>
          </table:table-cell>
          <table:table-cell table:content-validation-name="val26"/>
          <table:table-cell table:number-columns-repeated="6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lh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4" table:style-name="ce30" table:content-validation-name="val26" office:value-type="string" calcext:value-type="string">
            <text:p>Zusamm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number-columns-repeated="5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4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content-validation-name="val26"/>
          <table:table-cell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content-validation-name="val26" table:number-columns-repeated="904"/>
          <table:table-cell/>
        </table:table-row>
        <table:table-row table:style-name="ro1">
          <table:table-cell table:style-name="ce11" office:value-type="string" calcext:value-type="string">
            <text:p>9.5</text:p>
          </table:table-cell>
          <table:table-cell table:number-columns-repeated="3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25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11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3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11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2" table:style-name="ce30" table:content-validation-name="val24" office:value-type="string" calcext:value-type="string">
            <text:p>Getrennt</text:p>
          </table:table-cell>
          <table:table-cell table:content-validation-name="val24"/>
          <table:table-cell table:number-columns-repeated="5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3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content-validation-name="val24"/>
          <table:table-cell table:number-columns-repeated="7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4" table:style-name="ce30" table:content-validation-name="val24" office:value-type="string" calcext:value-type="string">
            <text:p>Getrennt</text:p>
          </table:table-cell>
          <table:table-cell table:number-columns-repeated="3" table:style-name="ce30" table:content-validation-name="val24" office:value-type="string" calcext:value-type="string">
            <text:p>Zusammen</text:p>
          </table:table-cell>
          <table:table-cell table:number-columns-repeated="15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7" table:style-name="ce30" table:content-validation-name="val24" office:value-type="string" calcext:value-type="string">
            <text:p>Getrennt</text:p>
          </table:table-cell>
          <table:table-cell table:content-validation-name="val24"/>
          <table:table-cell table:number-columns-repeated="3" table:style-name="ce30" table:content-validation-name="val24" office:value-type="string" calcext:value-type="string">
            <text:p>Getrennt</text:p>
          </table:table-cell>
          <table:table-cell table:content-validation-name="val24" table:number-columns-repeated="904"/>
          <table:table-cell/>
        </table:table-row>
        <table:table-row table:style-name="ro1">
          <table:table-cell table:style-name="ce12" office:value-type="string" calcext:value-type="string">
            <text:p>9.Verstaendlichkei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6"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6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8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6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2"/>
          <table:table-cell table:style-name="ce31" table:content-validation-name="val14" office:value-type="string" calcext:value-type="string">
            <text:p>Sehrgut</text:p>
          </table:table-cell>
          <table:table-cell table:number-columns-repeated="5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6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904"/>
          <table:table-cell/>
        </table:table-row>
        <table:table-row table:style-name="ro1">
          <table:table-cell table:style-name="ce13" office:value-type="string" calcext:value-type="string">
            <text:p>9.Schwierigkei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4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4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904"/>
          <table:table-cell/>
        </table:table-row>
        <table:table-row table:style-name="ro1">
          <table:table-cell table:style-name="ce9" office:value-type="string" calcext:value-type="string">
            <text:p>10.NB</text:p>
          </table:table-cell>
          <table:table-cell table:style-name="ce28" table:content-validation-name="val12" table:number-columns-repeated="6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5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7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0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1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number-columns-repeated="3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5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7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05"/>
          <table:table-cell/>
        </table:table-row>
        <table:table-row table:style-name="ro1">
          <table:table-cell table:style-name="ce10" office:value-type="string" calcext:value-type="string">
            <text:p>10.Kind</text:p>
          </table:table-cell>
          <table:table-cell table:style-name="ce29" table:content-validation-name="val7" office:value-type="string" calcext:value-type="string">
            <text:p>Ja</text:p>
          </table:table-cell>
          <table:table-cell table:style-name="ce29" table:content-validation-name="val7" office:value-type="string" calcext:value-type="string">
            <text:p>Nein</text:p>
          </table:table-cell>
          <table:table-cell table:number-columns-repeated="4" table:style-name="ce29" table:content-validation-name="val7" office:value-type="string" calcext:value-type="string">
            <text:p>Ja</text:p>
          </table:table-cell>
          <table:table-cell table:style-name="ce29" table:content-validation-name="val7"/>
          <table:table-cell table:style-name="ce29" table:content-validation-name="val7" office:value-type="string" calcext:value-type="string">
            <text:p>Ja</text:p>
          </table:table-cell>
          <table:table-cell table:style-name="ce29" table:content-validation-name="val7"/>
          <table:table-cell table:style-name="ce29" table:content-validation-name="val7" office:value-type="string" calcext:value-type="string">
            <text:p>Ja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Ja</text:p>
          </table:table-cell>
          <table:table-cell table:style-name="ce29" table:content-validation-name="val7" office:value-type="string" calcext:value-type="string">
            <text:p>Ja</text:p>
          </table:table-cell>
          <table:table-cell table:style-name="ce37" table:content-validation-name="val7" table:number-columns-repeated="2"/>
          <table:table-cell table:style-name="ce37" table:content-validation-name="val7" office:value-type="string" calcext:value-type="string">
            <text:p>Ja</text:p>
          </table:table-cell>
          <table:table-cell table:style-name="ce37" table:content-validation-name="val7"/>
          <table:table-cell table:number-columns-repeated="2" table:style-name="ce37" table:content-validation-name="val7" office:value-type="string" calcext:value-type="string">
            <text:p>Ja</text:p>
          </table:table-cell>
          <table:table-cell table:style-name="ce29" table:content-validation-name="val7" office:value-type="string" calcext:value-type="string">
            <text:p>Ja</text:p>
          </table:table-cell>
          <table:table-cell table:number-columns-repeated="3" table:style-name="ce37" table:content-validation-name="val7" office:value-type="string" calcext:value-type="string">
            <text:p>Ja</text:p>
          </table:table-cell>
          <table:table-cell table:style-name="ce29" table:content-validation-name="val7" office:value-type="string" calcext:value-type="string">
            <text:p>Ja</text:p>
          </table:table-cell>
          <table:table-cell table:style-name="ce37" table:content-validation-name="val7"/>
          <table:table-cell table:number-columns-repeated="2" table:style-name="ce37" table:content-validation-name="val7" office:value-type="string" calcext:value-type="string">
            <text:p>Ja</text:p>
          </table:table-cell>
          <table:table-cell table:style-name="ce37" table:content-validation-name="val7"/>
          <table:table-cell table:number-columns-repeated="3" table:style-name="ce29" table:content-validation-name="val7" office:value-type="string" calcext:value-type="string">
            <text:p>Ja</text:p>
          </table:table-cell>
          <table:table-cell table:style-name="ce29" table:content-validation-name="val7"/>
          <table:table-cell table:style-name="ce29" table:content-validation-name="val7" office:value-type="string" calcext:value-type="string">
            <text:p>Nein</text:p>
          </table:table-cell>
          <table:table-cell table:number-columns-repeated="6" table:style-name="ce29" table:content-validation-name="val7" office:value-type="string" calcext:value-type="string">
            <text:p>Ja</text:p>
          </table:table-cell>
          <table:table-cell table:number-columns-repeated="2" table:style-name="ce29" table:content-validation-name="val7" office:value-type="string" calcext:value-type="string">
            <text:p>Nein</text:p>
          </table:table-cell>
          <table:table-cell table:number-columns-repeated="4" table:style-name="ce29" table:content-validation-name="val7" office:value-type="string" calcext:value-type="string">
            <text:p>Ja</text:p>
          </table:table-cell>
          <table:table-cell table:style-name="ce29" table:content-validation-name="val7" office:value-type="string" calcext:value-type="string">
            <text:p>Nein</text:p>
          </table:table-cell>
          <table:table-cell table:number-columns-repeated="13" table:style-name="ce29" table:content-validation-name="val7" office:value-type="string" calcext:value-type="string">
            <text:p>Ja</text:p>
          </table:table-cell>
          <table:table-cell table:style-name="ce29" table:content-validation-name="val7"/>
          <table:table-cell table:number-columns-repeated="9" table:style-name="ce29" table:content-validation-name="val7" office:value-type="string" calcext:value-type="string">
            <text:p>Ja</text:p>
          </table:table-cell>
          <table:table-cell table:style-name="ce29" table:content-validation-name="val7" table:number-columns-repeated="2"/>
          <table:table-cell table:style-name="ce29" table:content-validation-name="val7" office:value-type="string" calcext:value-type="string">
            <text:p>Ja</text:p>
          </table:table-cell>
          <table:table-cell table:style-name="ce29" table:content-validation-name="val7"/>
          <table:table-cell table:style-name="ce29" table:content-validation-name="val7" office:value-type="string" calcext:value-type="string">
            <text:p>Ja</text:p>
          </table:table-cell>
          <table:table-cell table:style-name="ce29" table:content-validation-name="val7"/>
          <table:table-cell table:number-columns-repeated="7" table:style-name="ce29" table:content-validation-name="val7" office:value-type="string" calcext:value-type="string">
            <text:p>Ja</text:p>
          </table:table-cell>
          <table:table-cell table:style-name="ce29" table:content-validation-name="val7"/>
          <table:table-cell table:style-name="ce29" table:content-validation-name="val7" office:value-type="string" calcext:value-type="string">
            <text:p>Ja</text:p>
          </table:table-cell>
          <table:table-cell table:style-name="ce29" table:content-validation-name="val7"/>
          <table:table-cell table:style-name="ce29" table:content-validation-name="val7" office:value-type="string" calcext:value-type="string">
            <text:p>Ja</text:p>
          </table:table-cell>
          <table:table-cell table:style-name="ce29" table:content-validation-name="val7" table:number-columns-repeated="3"/>
          <table:table-cell table:number-columns-repeated="2" table:style-name="ce29" table:content-validation-name="val7" office:value-type="string" calcext:value-type="string">
            <text:p>Ja</text:p>
          </table:table-cell>
          <table:table-cell table:style-name="ce29" table:content-validation-name="val7"/>
          <table:table-cell table:number-columns-repeated="12" table:style-name="ce29" table:content-validation-name="val7" office:value-type="string" calcext:value-type="string">
            <text:p>Ja</text:p>
          </table:table-cell>
          <table:table-cell table:style-name="ce29" table:content-validation-name="val7" table:number-columns-repeated="2"/>
          <table:table-cell table:number-columns-repeated="7" table:style-name="ce29" table:content-validation-name="val7" office:value-type="string" calcext:value-type="string">
            <text:p>Ja</text:p>
          </table:table-cell>
          <table:table-cell table:style-name="ce29" table:content-validation-name="val7"/>
          <table:table-cell table:style-name="ce29" table:content-validation-name="val7" office:value-type="string" calcext:value-type="string">
            <text:p>Ja</text:p>
          </table:table-cell>
          <table:table-cell table:style-name="ce29" table:content-validation-name="val7" table:number-columns-repeated="904"/>
          <table:table-cell/>
        </table:table-row>
        <table:table-row table:style-name="ro1">
          <table:table-cell table:style-name="ce11" office:value-type="string" calcext:value-type="string">
            <text:p>10.Bind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number-columns-repeated="4"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style-name="ce37" table:content-validation-name="val7" table:number-columns-repeated="2"/>
          <table:table-cell table:style-name="ce37" table:content-validation-name="val7" office:value-type="string" calcext:value-type="string">
            <text:p>Ja</text:p>
          </table:table-cell>
          <table:table-cell table:style-name="ce37" table:content-validation-name="val7"/>
          <table:table-cell table:number-columns-repeated="2" table:style-name="ce37" table:content-validation-name="val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number-columns-repeated="2" table:style-name="ce37" table:content-validation-name="val7" office:value-type="string" calcext:value-type="string">
            <text:p>Ja</text:p>
          </table:table-cell>
          <table:table-cell table:style-name="ce41" table:content-validation-name="val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style-name="ce41" table:content-validation-name="val7"/>
          <table:table-cell table:number-columns-repeated="2" table:style-name="ce41" table:content-validation-name="val7" office:value-type="string" calcext:value-type="string">
            <text:p>Ja</text:p>
          </table:table-cell>
          <table:table-cell table:style-name="ce41" table:content-validation-name="val7"/>
          <table:table-cell table:number-columns-repeated="3"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style-name="ce30" table:content-validation-name="val7" office:value-type="string" calcext:value-type="string">
            <text:p>Nein</text:p>
          </table:table-cell>
          <table:table-cell table:number-columns-repeated="6" table:style-name="ce30" table:content-validation-name="val7" office:value-type="string" calcext:value-type="string">
            <text:p>Ja</text:p>
          </table:table-cell>
          <table:table-cell table:number-columns-repeated="2" table:style-name="ce30" table:content-validation-name="val7" office:value-type="string" calcext:value-type="string">
            <text:p>Nein</text:p>
          </table:table-cell>
          <table:table-cell table:number-columns-repeated="4" table:style-name="ce30" table:content-validation-name="val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Nein</text:p>
          </table:table-cell>
          <table:table-cell table:number-columns-repeated="11"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number-columns-repeated="9" table:style-name="ce30" table:content-validation-name="val7" office:value-type="string" calcext:value-type="string">
            <text:p>Ja</text:p>
          </table:table-cell>
          <table:table-cell table:style-name="ce30" table:content-validation-name="val7" table:number-columns-repeated="2"/>
          <table:table-cell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number-columns-repeated="7"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style-name="ce30" table:content-validation-name="val7" table:number-columns-repeated="3"/>
          <table:table-cell table:number-columns-repeated="2"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number-columns-repeated="12" table:style-name="ce30" table:content-validation-name="val7" office:value-type="string" calcext:value-type="string">
            <text:p>Ja</text:p>
          </table:table-cell>
          <table:table-cell table:style-name="ce30" table:content-validation-name="val7" table:number-columns-repeated="2"/>
          <table:table-cell table:number-columns-repeated="7"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style-name="ce30" table:content-validation-name="val7" table:number-columns-repeated="904"/>
          <table:table-cell/>
        </table:table-row>
        <table:table-row table:style-name="ro1">
          <table:table-cell table:style-name="ce11" office:value-type="string" calcext:value-type="string">
            <text:p>10.Offen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number-columns-repeated="4"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style-name="ce30"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style-name="ce37" table:content-validation-name="val7" table:number-columns-repeated="2"/>
          <table:table-cell table:style-name="ce37" table:content-validation-name="val7" office:value-type="string" calcext:value-type="string">
            <text:p>Ja</text:p>
          </table:table-cell>
          <table:table-cell table:style-name="ce37" table:content-validation-name="val7"/>
          <table:table-cell table:number-columns-repeated="2" table:style-name="ce37" table:content-validation-name="val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number-columns-repeated="2" table:style-name="ce37" table:content-validation-name="val7" office:value-type="string" calcext:value-type="string">
            <text:p>Ja</text:p>
          </table:table-cell>
          <table:table-cell table:style-name="ce41" table:content-validation-name="val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style-name="ce41" table:content-validation-name="val7"/>
          <table:table-cell table:number-columns-repeated="2" table:style-name="ce41" table:content-validation-name="val7" office:value-type="string" calcext:value-type="string">
            <text:p>Ja</text:p>
          </table:table-cell>
          <table:table-cell table:style-name="ce41" table:content-validation-name="val7"/>
          <table:table-cell table:style-name="ce41" table:content-validation-name="val7" office:value-type="string" calcext:value-type="string">
            <text:p>Ja</text:p>
          </table:table-cell>
          <table:table-cell table:number-columns-repeated="2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Nein</text:p>
          </table:table-cell>
          <table:table-cell table:number-columns-repeated="6" table:style-name="ce30" table:content-validation-name="val7" office:value-type="string" calcext:value-type="string">
            <text:p>Ja</text:p>
          </table:table-cell>
          <table:table-cell table:number-columns-repeated="2" table:style-name="ce30" table:content-validation-name="val7" office:value-type="string" calcext:value-type="string">
            <text:p>Nein</text:p>
          </table:table-cell>
          <table:table-cell table:number-columns-repeated="4" table:style-name="ce30" table:content-validation-name="val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Nein</text:p>
          </table:table-cell>
          <table:table-cell table:number-columns-repeated="11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9" table:style-name="ce30" table:content-validation-name="val7" office:value-type="string" calcext:value-type="string">
            <text:p>Ja</text:p>
          </table:table-cell>
          <table:table-cell table:content-validation-name="val7" table:number-columns-repeated="2"/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7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 table:number-columns-repeated="3"/>
          <table:table-cell table:number-columns-repeated="2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12" table:style-name="ce30" table:content-validation-name="val7" office:value-type="string" calcext:value-type="string">
            <text:p>Ja</text:p>
          </table:table-cell>
          <table:table-cell table:content-validation-name="val7" table:number-columns-repeated="2"/>
          <table:table-cell table:number-columns-repeated="7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 table:number-columns-repeated="904"/>
          <table:table-cell/>
        </table:table-row>
        <table:table-row table:style-name="ro1">
          <table:table-cell table:style-name="ce11" office:value-type="string" calcext:value-type="string">
            <text:p>10.Stell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4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style-name="ce37" table:number-columns-repeated="3"/>
          <table:table-cell table:number-columns-repeated="2" table:style-name="ce3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style-name="ce37" table:content-validation-name="val7" table:number-columns-repeated="2"/>
          <table:table-cell table:style-name="ce37" table:content-validation-name="val7" office:value-type="string" calcext:value-type="string">
            <text:p>Ja</text:p>
          </table:table-cell>
          <table:table-cell table:style-name="ce37" table:content-validation-name="val7"/>
          <table:table-cell table:number-columns-repeated="2" table:style-name="ce37" table:content-validation-name="val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number-columns-repeated="2" table:style-name="ce37" table:content-validation-name="val7" office:value-type="string" calcext:value-type="string">
            <text:p>Ja</text:p>
          </table:table-cell>
          <table:table-cell table:style-name="ce41" table:content-validation-name="val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style-name="ce41" table:content-validation-name="val7"/>
          <table:table-cell table:number-columns-repeated="2" table:style-name="ce41" table:content-validation-name="val7" office:value-type="string" calcext:value-type="string">
            <text:p>Ja</text:p>
          </table:table-cell>
          <table:table-cell table:style-name="ce41" table:content-validation-name="val7"/>
          <table:table-cell table:style-name="ce41" table:content-validation-name="val7" office:value-type="string" calcext:value-type="string">
            <text:p>Ja</text:p>
          </table:table-cell>
          <table:table-cell table:number-columns-repeated="2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Nein</text:p>
          </table:table-cell>
          <table:table-cell table:number-columns-repeated="3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2" table:style-name="ce30" table:content-validation-name="val7" office:value-type="string" calcext:value-type="string">
            <text:p>Ja</text:p>
          </table:table-cell>
          <table:table-cell table:number-columns-repeated="2" table:style-name="ce30" table:content-validation-name="val7" office:value-type="string" calcext:value-type="string">
            <text:p>Nein</text:p>
          </table:table-cell>
          <table:table-cell table:number-columns-repeated="4" table:style-name="ce30" table:content-validation-name="val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Nein</text:p>
          </table:table-cell>
          <table:table-cell table:number-columns-repeated="11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9" table:style-name="ce30" table:content-validation-name="val7" office:value-type="string" calcext:value-type="string">
            <text:p>Ja</text:p>
          </table:table-cell>
          <table:table-cell table:content-validation-name="val7" table:number-columns-repeated="2"/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7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 table:number-columns-repeated="3"/>
          <table:table-cell table:style-name="ce30" table:content-validation-name="val7" office:value-type="string" calcext:value-type="string">
            <text:p>Nein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12" table:style-name="ce30" table:content-validation-name="val7" office:value-type="string" calcext:value-type="string">
            <text:p>Ja</text:p>
          </table:table-cell>
          <table:table-cell table:content-validation-name="val7" table:number-columns-repeated="2"/>
          <table:table-cell table:number-columns-repeated="7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 table:number-columns-repeated="904"/>
          <table:table-cell/>
        </table:table-row>
        <table:table-row table:style-name="ro1">
          <table:table-cell table:style-name="ce11" office:value-type="string" calcext:value-type="string">
            <text:p>10.Froh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4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 table:number-columns-repeated="2"/>
          <table:table-cell table:style-name="ce37" table:number-columns-repeated="3"/>
          <table:table-cell table:number-columns-repeated="2" table:style-name="ce3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style-name="ce37" table:content-validation-name="val7" table:number-columns-repeated="2"/>
          <table:table-cell table:style-name="ce37" table:content-validation-name="val7" office:value-type="string" calcext:value-type="string">
            <text:p>Ja</text:p>
          </table:table-cell>
          <table:table-cell table:style-name="ce37" table:content-validation-name="val7"/>
          <table:table-cell table:number-columns-repeated="2" table:style-name="ce37" table:content-validation-name="val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number-columns-repeated="2" table:style-name="ce37" table:content-validation-name="val7" office:value-type="string" calcext:value-type="string">
            <text:p>Ja</text:p>
          </table:table-cell>
          <table:table-cell table:style-name="ce41" table:content-validation-name="val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Ja</text:p>
          </table:table-cell>
          <table:table-cell table:style-name="ce41" table:content-validation-name="val7"/>
          <table:table-cell table:number-columns-repeated="2" table:style-name="ce41" table:content-validation-name="val7" office:value-type="string" calcext:value-type="string">
            <text:p>Ja</text:p>
          </table:table-cell>
          <table:table-cell table:style-name="ce41" table:content-validation-name="val7"/>
          <table:table-cell table:style-name="ce41" table:content-validation-name="val7" office:value-type="string" calcext:value-type="string">
            <text:p>Ja</text:p>
          </table:table-cell>
          <table:table-cell table:number-columns-repeated="2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Nein</text:p>
          </table:table-cell>
          <table:table-cell table:number-columns-repeated="6" table:style-name="ce30" table:content-validation-name="val7" office:value-type="string" calcext:value-type="string">
            <text:p>Ja</text:p>
          </table:table-cell>
          <table:table-cell table:number-columns-repeated="2" table:style-name="ce30" table:content-validation-name="val7" office:value-type="string" calcext:value-type="string">
            <text:p>Nein</text:p>
          </table:table-cell>
          <table:table-cell table:number-columns-repeated="4" table:style-name="ce30" table:content-validation-name="val7" office:value-type="string" calcext:value-type="string">
            <text:p>Ja</text:p>
          </table:table-cell>
          <table:table-cell table:style-name="ce30" table:content-validation-name="val7" office:value-type="string" calcext:value-type="string">
            <text:p>Nein</text:p>
          </table:table-cell>
          <table:table-cell table:number-columns-repeated="11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9" table:style-name="ce30" table:content-validation-name="val7" office:value-type="string" calcext:value-type="string">
            <text:p>Ja</text:p>
          </table:table-cell>
          <table:table-cell table:content-validation-name="val7" table:number-columns-repeated="2"/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7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 table:number-columns-repeated="3"/>
          <table:table-cell table:number-columns-repeated="2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number-columns-repeated="12" table:style-name="ce30" table:content-validation-name="val7" office:value-type="string" calcext:value-type="string">
            <text:p>Ja</text:p>
          </table:table-cell>
          <table:table-cell table:content-validation-name="val7" table:number-columns-repeated="2"/>
          <table:table-cell table:number-columns-repeated="7" table:style-name="ce30" table:content-validation-name="val7" office:value-type="string" calcext:value-type="string">
            <text:p>Ja</text:p>
          </table:table-cell>
          <table:table-cell table:content-validation-name="val7"/>
          <table:table-cell table:style-name="ce30" table:content-validation-name="val7" office:value-type="string" calcext:value-type="string">
            <text:p>Ja</text:p>
          </table:table-cell>
          <table:table-cell table:content-validation-name="val7" table:number-columns-repeated="904"/>
          <table:table-cell/>
        </table:table-row>
        <table:table-row table:style-name="ro1">
          <table:table-cell table:style-name="ce17" office:value-type="string" calcext:value-type="string">
            <text:p>10.Wortklassen</text:p>
          </table:table-cell>
          <table:table-cell table:style-name="ce36" table:content-validation-name="val12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6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/>
          <table:table-cell table:number-columns-repeated="2"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23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7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4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23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4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7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8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927"/>
          <table:table-cell/>
        </table:table-row>
        <table:table-row table:style-name="ro1">
          <table:table-cell table:style-name="ce17" office:value-type="string" calcext:value-type="string">
            <text:p>10.Gestellstamm</text:p>
          </table:table-cell>
          <table:table-cell table:style-name="ce36" table:content-validation-name="val12"/>
          <table:table-cell table:content-validation-name="val12"/>
          <table:table-cell table:number-columns-repeated="4" table:style-name="ce36" table:content-validation-name="val12" office:value-type="string" calcext:value-type="string">
            <text:p>Ja</text:p>
          </table:table-cell>
          <table:table-cell table:content-validation-name="val12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3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6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2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2"/>
          <table:table-cell table:style-name="ce36" table:content-validation-name="val12" office:value-type="string" calcext:value-type="string">
            <text:p>Ja</text:p>
          </table:table-cell>
          <table:table-cell table:content-validation-name="val12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4"/>
          <table:table-cell table:number-columns-repeated="2" table:style-name="ce36" table:content-validation-name="val12" office:value-type="string" calcext:value-type="string">
            <text:p>Ja</text:p>
          </table:table-cell>
          <table:table-cell table:content-validation-name="val12" table:number-columns-repeated="3"/>
          <table:table-cell table:number-columns-repeated="2" table:style-name="ce36" table:content-validation-name="val12" office:value-type="string" calcext:value-type="string">
            <text:p>Ja</text:p>
          </table:table-cell>
          <table:table-cell table:content-validation-name="val12" table:number-columns-repeated="2"/>
          <table:table-cell table:number-columns-repeated="2" table:style-name="ce36" table:content-validation-name="val12" office:value-type="string" calcext:value-type="string">
            <text:p>Ja</text:p>
          </table:table-cell>
          <table:table-cell table:content-validation-name="val12" table:number-columns-repeated="2"/>
          <table:table-cell table:number-columns-repeated="2" table:style-name="ce36" table:content-validation-name="val12" office:value-type="string" calcext:value-type="string">
            <text:p>Ja</text:p>
          </table:table-cell>
          <table:table-cell table:content-validation-name="val12" table:number-columns-repeated="4"/>
          <table:table-cell table:style-name="ce36" table:content-validation-name="val12" office:value-type="string" calcext:value-type="string">
            <text:p>Ja</text:p>
          </table:table-cell>
          <table:table-cell table:content-validation-name="val12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4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3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2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3"/>
          <table:table-cell table:number-columns-repeated="2" table:style-name="ce36" table:content-validation-name="val12" office:value-type="string" calcext:value-type="string">
            <text:p>Ja</text:p>
          </table:table-cell>
          <table:table-cell table:content-validation-name="val12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4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5"/>
          <table:table-cell table:style-name="ce36" table:content-validation-name="val12" office:value-type="string" calcext:value-type="string">
            <text:p>Ja</text:p>
          </table:table-cell>
          <table:table-cell table:content-validation-name="val12"/>
          <table:table-cell table:number-columns-repeated="2" table:style-name="ce36" table:content-validation-name="val12" office:value-type="string" calcext:value-type="string">
            <text:p>Ja</text:p>
          </table:table-cell>
          <table:table-cell table:content-validation-name="val12" table:number-columns-repeated="7"/>
          <table:table-cell table:style-name="ce36" table:content-validation-name="val12" office:value-type="string" calcext:value-type="string">
            <text:p>Ja</text:p>
          </table:table-cell>
          <table:table-cell table:content-validation-name="val12"/>
          <table:table-cell table:style-name="ce36" table:content-validation-name="val12" office:value-type="string" calcext:value-type="string">
            <text:p>Ja</text:p>
          </table:table-cell>
          <table:table-cell table:content-validation-name="val12"/>
          <table:table-cell table:number-columns-repeated="2" table:style-name="ce36" table:content-validation-name="val12" office:value-type="string" calcext:value-type="string">
            <text:p>Ja</text:p>
          </table:table-cell>
          <table:table-cell table:content-validation-name="val12" table:number-columns-repeated="2"/>
          <table:table-cell table:style-name="ce36" table:content-validation-name="val12" office:value-type="string" calcext:value-type="string">
            <text:p>Ja</text:p>
          </table:table-cell>
          <table:table-cell table:content-validation-name="val12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3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6"/>
          <table:table-cell table:number-columns-repeated="2" table:style-name="ce36" table:content-validation-name="val12" office:value-type="string" calcext:value-type="string">
            <text:p>Ja</text:p>
          </table:table-cell>
          <table:table-cell table:content-validation-name="val12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904"/>
          <table:table-cell/>
        </table:table-row>
        <table:table-row table:style-name="ro1">
          <table:table-cell table:style-name="ce12" office:value-type="string" calcext:value-type="string">
            <text:p>10.Verstaendlichkei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2"/>
          <table:table-cell table:number-columns-repeated="3"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table:number-columns-repeated="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904"/>
          <table:table-cell/>
        </table:table-row>
        <table:table-row table:style-name="ro1">
          <table:table-cell table:style-name="ce13" office:value-type="string" calcext:value-type="string">
            <text:p>10.Schwierigkei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number-columns-repeated="4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3"/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table:number-columns-repeated="3"/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904"/>
          <table:table-cell/>
        </table:table-row>
        <table:table-row table:style-name="ro1">
          <table:table-cell table:style-name="ce9" office:value-type="string" calcext:value-type="string">
            <text:p>11.NB</text:p>
          </table:table-cell>
          <table:table-cell table:style-name="ce28" table:content-validation-name="val12" table:number-columns-repeated="6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8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8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6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1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4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5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6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4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8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4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06"/>
          <table:table-cell/>
        </table:table-row>
        <table:table-row table:style-name="ro1">
          <table:table-cell table:style-name="ce10" office:value-type="string" calcext:value-type="string">
            <text:p>11.1.NP</text:p>
          </table:table-cell>
          <table:table-cell table:style-name="ce37" table:content-validation-name="val19" office:value-type="string" calcext:value-type="string">
            <text:p>Komplett</text:p>
          </table:table-cell>
          <table:table-cell table:number-columns-repeated="5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number-columns-repeated="6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4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style-name="ce29" table:content-validation-name="val19" table:number-columns-repeated="2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table:number-columns-repeated="2"/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number-columns-repeated="7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6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11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4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number-columns-repeated="4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4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4"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table:number-columns-repeated="3"/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 table:number-columns-repeated="904"/>
          <table:table-cell/>
        </table:table-row>
        <table:table-row table:style-name="ro1">
          <table:table-cell table:style-name="ce11" office:value-type="string" calcext:value-type="string">
            <text:p>11.1.Kasus</text:p>
          </table:table-cell>
          <table:table-cell table:number-columns-repeated="6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6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8" table:style-name="ce30" table:content-validation-name="val27" office:value-type="string" calcext:value-type="string">
            <text:p>Akkusativ</text:p>
          </table:table-cell>
          <table:table-cell table:style-name="ce30"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table:number-columns-repeated="2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7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6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11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6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8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style-name="ce30" table:content-validation-name="val27" table:number-columns-repeated="3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 table:number-columns-repeated="904"/>
          <table:table-cell/>
        </table:table-row>
        <table:table-row table:style-name="ro1">
          <table:table-cell table:style-name="ce11" office:value-type="string" calcext:value-type="string">
            <text:p>11.2.NP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number-columns-repeated="2"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7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6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11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904"/>
          <table:table-cell/>
        </table:table-row>
        <table:table-row table:style-name="ro1">
          <table:table-cell table:style-name="ce11" office:value-type="string" calcext:value-type="string">
            <text:p>11.2.Kasus</text:p>
          </table:table-cell>
          <table:table-cell table:number-columns-repeated="5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6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8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7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6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number-columns-repeated="8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6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number-columns-repeated="5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904"/>
          <table:table-cell/>
        </table:table-row>
        <table:table-row table:style-name="ro1">
          <table:table-cell table:style-name="ce11" office:value-type="string" calcext:value-type="string">
            <text:p>11.3.NP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6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number-columns-repeated="3"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number-columns-repeated="3"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 table:number-columns-repeated="904"/>
          <table:table-cell/>
        </table:table-row>
        <table:table-row table:style-name="ro1">
          <table:table-cell table:style-name="ce11" office:value-type="string" calcext:value-type="string">
            <text:p>11.3.Kasus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6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5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6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6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905"/>
          <table:table-cell/>
        </table:table-row>
        <table:table-row table:style-name="ro1">
          <table:table-cell table:style-name="ce11" office:value-type="string" calcext:value-type="string">
            <text:p>11.4.NP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number-columns-repeated="8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6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6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10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6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904"/>
          <table:table-cell/>
        </table:table-row>
        <table:table-row table:style-name="ro1">
          <table:table-cell table:style-name="ce11" office:value-type="string" calcext:value-type="string">
            <text:p>11.4.Kasus</text:p>
          </table:table-cell>
          <table:table-cell table:number-columns-repeated="4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3"/>
          <table:table-cell table:number-columns-repeated="8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3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3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number-columns-repeated="3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number-columns-repeated="9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number-columns-repeated="3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6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4"/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904"/>
          <table:table-cell/>
        </table:table-row>
        <table:table-row table:style-name="ro1">
          <table:table-cell table:style-name="ce11" office:value-type="string" calcext:value-type="string">
            <text:p>11.5.NP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 table:number-columns-repeated="2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number-columns-repeated="3"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content-validation-name="val19"/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content-validation-name="val19" table:number-columns-repeated="3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904"/>
          <table:table-cell/>
        </table:table-row>
        <table:table-row table:style-name="ro1">
          <table:table-cell table:style-name="ce11" office:value-type="string" calcext:value-type="string">
            <text:p>11.5.Kasus</text:p>
          </table:table-cell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4"/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5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904"/>
          <table:table-cell/>
        </table:table-row>
        <table:table-row table:style-name="ro1">
          <table:table-cell table:style-name="ce11" office:value-type="string" calcext:value-type="string">
            <text:p>11.6.NP</text:p>
          </table:table-cell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number-columns-repeated="8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9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6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8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 table:number-columns-repeated="3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904"/>
          <table:table-cell/>
        </table:table-row>
        <table:table-row table:style-name="ro1">
          <table:table-cell table:style-name="ce11" office:value-type="string" calcext:value-type="string">
            <text:p>11.6.Kasus</text:p>
          </table:table-cell>
          <table:table-cell table:number-columns-repeated="4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5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number-columns-repeated="5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number-columns-repeated="3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number-columns-repeated="9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6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4"/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904"/>
          <table:table-cell/>
        </table:table-row>
        <table:table-row table:style-name="ro1">
          <table:table-cell table:style-name="ce11" office:value-type="string" calcext:value-type="string">
            <text:p>11.7.NP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6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6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904"/>
          <table:table-cell/>
        </table:table-row>
        <table:table-row table:style-name="ro1">
          <table:table-cell table:style-name="ce18" office:value-type="string" calcext:value-type="string">
            <text:p>11.7.Kasus</text:p>
          </table:table-cell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3"/>
          <table:table-cell table:style-name="ce38" table:content-validation-name="val27" office:value-type="string" calcext:value-type="string">
            <text:p>Akkusativ</text:p>
          </table:table-cell>
          <table:table-cell table:number-columns-repeated="7"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2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2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2"/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Akkusativ</text:p>
          </table:table-cell>
          <table:table-cell table:number-columns-repeated="7"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3"/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 table:number-columns-repeated="2"/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8" table:content-validation-name="val27" office:value-type="string" calcext:value-type="string">
            <text:p>Akkusativ</text:p>
          </table:table-cell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8" table:content-validation-name="val27" office:value-type="string" calcext:value-type="string">
            <text:p>Akkusativ</text:p>
          </table:table-cell>
          <table:table-cell table:number-columns-repeated="4"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2"/>
          <table:table-cell table:number-columns-repeated="3"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2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/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number-columns-repeated="3"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number-columns-repeated="4"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/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/>
          <table:table-cell table:number-columns-repeated="3" table:style-name="ce38" table:content-validation-name="val27" office:value-type="string" calcext:value-type="string">
            <text:p>Dativ</text:p>
          </table:table-cell>
          <table:table-cell table:style-name="ce38" table:content-validation-name="val27" office:value-type="string" calcext:value-type="string">
            <text:p>Akkusativ</text:p>
          </table:table-cell>
          <table:table-cell table:number-columns-repeated="3" table:style-name="ce38" table:content-validation-name="val27" office:value-type="string" calcext:value-type="string">
            <text:p>Dativ</text:p>
          </table:table-cell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 table:number-columns-repeated="5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3"/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904"/>
          <table:table-cell/>
        </table:table-row>
        <table:table-row table:style-name="ro1">
          <table:table-cell table:style-name="ce17" office:value-type="string" calcext:value-type="string">
            <text:p>11.Konzeptfehler</text:p>
          </table:table-cell>
          <table:table-cell table:style-name="ce39" table:content-validation-name="val28" table:number-columns-repeated="61"/>
          <table:table-cell table:style-name="ce39" table:content-validation-name="val28" office:value-type="string" calcext:value-type="string">
            <text:p>Saetzeunterstrichen</text:p>
          </table:table-cell>
          <table:table-cell table:style-name="ce39" table:content-validation-name="val28" table:number-columns-repeated="52"/>
          <table:table-cell table:style-name="ce39" table:content-validation-name="val28" office:value-type="string" calcext:value-type="string">
            <text:p>Phrasengrenzenfalsch</text:p>
          </table:table-cell>
          <table:table-cell table:style-name="ce39" table:content-validation-name="val28" table:number-columns-repeated="907"/>
          <table:table-cell/>
        </table:table-row>
        <table:table-row table:style-name="ro1">
          <table:table-cell table:style-name="ce14" office:value-type="string" calcext:value-type="string">
            <text:p>11.zuviel.1</text:p>
          </table:table-cell>
          <table:table-cell table:style-name="ce33" table:content-validation-name="val27" table:number-columns-repeated="8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 table:number-columns-repeated="1013"/>
          <table:table-cell/>
        </table:table-row>
        <table:table-row table:style-name="ro1">
          <table:table-cell table:style-name="ce14" office:value-type="string" calcext:value-type="string">
            <text:p>11.zuviel.2</text:p>
          </table:table-cell>
          <table:table-cell table:style-name="ce33" table:content-validation-name="val27" table:number-columns-repeated="8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 table:number-columns-repeated="1013"/>
          <table:table-cell/>
        </table:table-row>
        <table:table-row table:style-name="ro1">
          <table:table-cell table:style-name="ce14" office:value-type="string" calcext:value-type="string">
            <text:p>11.zuviel.3</text:p>
          </table:table-cell>
          <table:table-cell table:style-name="ce33" table:content-validation-name="val27" table:number-columns-repeated="4"/>
          <table:table-cell table:style-name="ce33" table:content-validation-name="val27" office:value-type="string" calcext:value-type="string">
            <text:p>Dativ</text:p>
          </table:table-cell>
          <table:table-cell table:style-name="ce33" table:content-validation-name="val27" table:number-columns-repeated="3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 table:number-columns-repeated="3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 table:number-columns-repeated="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7"/>
          <table:table-cell table:style-name="ce33" table:content-validation-name="val27" office:value-type="string" calcext:value-type="string">
            <text:p>Dativ</text:p>
          </table:table-cell>
          <table:table-cell table:content-validation-name="val27"/>
          <table:table-cell table:style-name="ce33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4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9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4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3" table:content-validation-name="val27" office:value-type="string" calcext:value-type="string">
            <text:p>Dativ</text:p>
          </table:table-cell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917"/>
          <table:table-cell/>
        </table:table-row>
        <table:table-row table:style-name="ro1">
          <table:table-cell table:style-name="ce14" office:value-type="string" calcext:value-type="string">
            <text:p>11.zuviel.4</text:p>
          </table:table-cell>
          <table:table-cell table:style-name="ce33" table:content-validation-name="val27" table:number-columns-repeated="4"/>
          <table:table-cell table:style-name="ce33" table:content-validation-name="val27" office:value-type="string" calcext:value-type="string">
            <text:p>Dativ</text:p>
          </table:table-cell>
          <table:table-cell table:style-name="ce33" table:content-validation-name="val27" table:number-columns-repeated="3"/>
          <table:table-cell table:content-validation-name="val27"/>
          <table:table-cell table:style-name="ce33" table:content-validation-name="val27" table:number-columns-repeated="3"/>
          <table:table-cell table:content-validation-name="val27"/>
          <table:table-cell table:style-name="ce33" table:content-validation-name="val27" table:number-columns-repeated="6"/>
          <table:table-cell table:number-columns-repeated="3" table:style-name="ce33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6"/>
          <table:table-cell table:number-columns-repeated="2"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6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912"/>
          <table:table-cell/>
        </table:table-row>
        <table:table-row table:style-name="ro1">
          <table:table-cell table:style-name="ce14" office:value-type="string" calcext:value-type="string">
            <text:p>11.zuviel.5</text:p>
          </table:table-cell>
          <table:table-cell table:style-name="ce33" table:content-validation-name="val27" table:number-columns-repeated="4"/>
          <table:table-cell table:content-validation-name="val27"/>
          <table:table-cell table:style-name="ce33" table:content-validation-name="val27" table:number-columns-repeated="3"/>
          <table:table-cell table:content-validation-name="val27"/>
          <table:table-cell table:style-name="ce33" table:content-validation-name="val27" table:number-columns-repeated="3"/>
          <table:table-cell table:content-validation-name="val27"/>
          <table:table-cell table:style-name="ce33" table:content-validation-name="val27" table:number-columns-repeated="3"/>
          <table:table-cell table:style-name="ce33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3" table:content-validation-name="val27" office:value-type="string" calcext:value-type="string">
            <text:p>Dativ</text:p>
          </table:table-cell>
          <table:table-cell table:content-validation-name="val27" table:number-columns-repeated="18"/>
          <table:table-cell table:style-name="ce33" table:content-validation-name="val27" office:value-type="string" calcext:value-type="string">
            <text:p>Dativ</text:p>
          </table:table-cell>
          <table:table-cell table:content-validation-name="val27" table:number-columns-repeated="983"/>
          <table:table-cell/>
        </table:table-row>
        <table:table-row table:style-name="ro1">
          <table:table-cell table:style-name="ce14" office:value-type="string" calcext:value-type="string">
            <text:p>11.zuviel.6</text:p>
          </table:table-cell>
          <table:table-cell table:style-name="ce33" table:content-validation-name="val27" table:number-columns-repeated="4"/>
          <table:table-cell table:content-validation-name="val27"/>
          <table:table-cell table:style-name="ce33" table:content-validation-name="val27" table:number-columns-repeated="3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 table:number-columns-repeated="3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0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4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9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7"/>
          <table:table-cell table:number-columns-repeated="2"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20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924"/>
          <table:table-cell/>
        </table:table-row>
        <table:table-row table:style-name="ro1">
          <table:table-cell table:style-name="ce14" office:value-type="string" calcext:value-type="string">
            <text:p>11.zuviel.7</text:p>
          </table:table-cell>
          <table:table-cell table:style-name="ce33" table:content-validation-name="val27" table:number-columns-repeated="4"/>
          <table:table-cell table:content-validation-name="val27"/>
          <table:table-cell table:style-name="ce33" table:content-validation-name="val27" table:number-columns-repeated="3"/>
          <table:table-cell table:content-validation-name="val27"/>
          <table:table-cell table:style-name="ce33" table:content-validation-name="val27" table:number-columns-repeated="3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009"/>
          <table:table-cell/>
        </table:table-row>
        <table:table-row table:style-name="ro1">
          <table:table-cell table:style-name="ce14" office:value-type="string" calcext:value-type="string">
            <text:p>11.zuviel.8</text:p>
          </table:table-cell>
          <table:table-cell table:style-name="ce33" table:content-validation-name="val27" table:number-columns-repeated="4"/>
          <table:table-cell table:style-name="ce33" table:content-validation-name="val27" office:value-type="string" calcext:value-type="string">
            <text:p>Dativ</text:p>
          </table:table-cell>
          <table:table-cell table:content-validation-name="val27" table:number-columns-repeated="3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22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0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979"/>
          <table:table-cell/>
        </table:table-row>
        <table:table-row table:style-name="ro1">
          <table:table-cell table:style-name="ce12" office:value-type="string" calcext:value-type="string">
            <text:p>11.Verstaendlichkei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2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2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2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3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904"/>
          <table:table-cell/>
        </table:table-row>
        <table:table-row table:style-name="ro1">
          <table:table-cell table:style-name="ce13" office:value-type="string" calcext:value-type="string">
            <text:p>11.Schwierigkei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3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3"/>
          <table:table-cell table:number-columns-repeated="4"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table:number-columns-repeated="3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3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table:number-columns-repeated="904"/>
          <table:table-cell/>
        </table:table-row>
        <table:table-row table:style-name="ro1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land" table:style-name="ta2">
        <office:forms form:automatic-focus="false" form:apply-design-mode="false"/>
        <table:table-column table:style-name="co3" table:default-cell-style-name="ce19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Kursnummer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4487" calcext:value-type="float">
            <text:p>4487</text:p>
          </table:table-cell>
          <table:table-cell table:style-name="ce20" office:value-type="float" office:value="9511" calcext:value-type="float">
            <text:p>9511</text:p>
          </table:table-cell>
          <table:table-cell table:style-name="ce40" office:value-type="float" office:value="2833" calcext:value-type="float">
            <text:p>2833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5255" calcext:value-type="float">
            <text:p>5255</text:p>
          </table:table-cell>
          <table:table-cell table:number-columns-repeated="2" table:style-name="ce20" office:value-type="float" office:value="9511" calcext:value-type="float">
            <text:p>9511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4487" calcext:value-type="float">
            <text:p>4487</text:p>
          </table:table-cell>
          <table:table-cell table:style-name="ce20" office:value-type="float" office:value="7615" calcext:value-type="float">
            <text:p>7615</text:p>
          </table:table-cell>
          <table:table-cell table:style-name="ce20" office:value-type="float" office:value="3728" calcext:value-type="float">
            <text:p>3728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2744" calcext:value-type="float">
            <text:p>2744</text:p>
          </table:table-cell>
          <table:table-cell table:number-columns-repeated="2" table:style-name="ce20" office:value-type="float" office:value="7164" calcext:value-type="float">
            <text:p>7164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3728" calcext:value-type="float">
            <text:p>3728</text:p>
          </table:table-cell>
          <table:table-cell table:number-columns-repeated="2" table:style-name="ce20" office:value-type="float" office:value="5255" calcext:value-type="float">
            <text:p>5255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7615" calcext:value-type="float">
            <text:p>7615</text:p>
          </table:table-cell>
          <table:table-cell table:number-columns-repeated="2" table:style-name="ce20" office:value-type="float" office:value="7164" calcext:value-type="float">
            <text:p>7164</text:p>
          </table:table-cell>
          <table:table-cell table:style-name="ce20" office:value-type="float" office:value="3728" calcext:value-type="float">
            <text:p>3728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3728" calcext:value-type="float">
            <text:p>3728</text:p>
          </table:table-cell>
          <table:table-cell table:style-name="ce20" office:value-type="float" office:value="4487" calcext:value-type="float">
            <text:p>4487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7615" calcext:value-type="float">
            <text:p>7615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7615" calcext:value-type="float">
            <text:p>7615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4487" calcext:value-type="float">
            <text:p>4487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6942" calcext:value-type="float">
            <text:p>6942</text:p>
          </table:table-cell>
          <table:table-cell table:style-name="ce20" office:value-type="float" office:value="4487" calcext:value-type="float">
            <text:p>4487</text:p>
          </table:table-cell>
          <table:table-cell table:style-name="ce20" office:value-type="float" office:value="6942" calcext:value-type="float">
            <text:p>6942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409" calcext:value-type="float">
            <text:p>409</text:p>
          </table:table-cell>
          <table:table-cell table:number-columns-repeated="2" table:style-name="ce20" office:value-type="float" office:value="3728" calcext:value-type="float">
            <text:p>3728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7615" calcext:value-type="float">
            <text:p>7615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409" calcext:value-type="float">
            <text:p>409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4487" calcext:value-type="float">
            <text:p>4487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2744" calcext:value-type="float">
            <text:p>2744</text:p>
          </table:table-cell>
          <table:table-cell table:style-name="ce20" office:value-type="float" office:value="3728" calcext:value-type="float">
            <text:p>3728</text:p>
          </table:table-cell>
          <table:table-cell table:style-name="ce20" office:value-type="float" office:value="6942" calcext:value-type="float">
            <text:p>6942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8376" calcext:value-type="float">
            <text:p>8376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7164" calcext:value-type="float">
            <text:p>7164</text:p>
          </table:table-cell>
          <table:table-cell table:number-columns-repeated="2" table:style-name="ce20" office:value-type="float" office:value="2833" calcext:value-type="float">
            <text:p>2833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office:value-type="float" office:value="5255" calcext:value-type="float">
            <text:p>5255</text:p>
          </table:table-cell>
          <table:table-cell table:style-name="ce20" office:value-type="float" office:value="9511" calcext:value-type="float">
            <text:p>9511</text:p>
          </table:table-cell>
          <table:table-cell table:style-name="ce45" office:value-type="float" office:value="9511" calcext:value-type="float">
            <text:p>9511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4487" calcext:value-type="float">
            <text:p>4487</text:p>
          </table:table-cell>
          <table:table-cell table:number-columns-repeated="2" table:style-name="ce20" office:value-type="float" office:value="7615" calcext:value-type="float">
            <text:p>7615</text:p>
          </table:table-cell>
          <table:table-cell table:style-name="ce20" office:value-type="float" office:value="2833" calcext:value-type="float">
            <text:p>2833</text:p>
          </table:table-cell>
          <table:table-cell table:style-name="ce20" office:value-type="float" office:value="9511" calcext:value-type="float">
            <text:p>9511</text:p>
          </table:table-cell>
          <table:table-cell table:style-name="ce20" office:value-type="float" office:value="7164" calcext:value-type="float">
            <text:p>7164</text:p>
          </table:table-cell>
          <table:table-cell table:style-name="ce20" table:number-columns-repeated="920"/>
          <table:table-cell/>
        </table:table-row>
        <table:table-row table:style-name="ro1">
          <table:table-cell table:style-name="ce2" office:value-type="string" calcext:value-type="string">
            <text:p>Bogennummer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2" calcext:value-type="float">
            <text:p>12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string" calcext:value-type="string">
            <text:p>36b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35b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34b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22" calcext:value-type="float">
            <text:p>22</text:p>
          </table:table-cell>
          <table:table-cell table:number-columns-repeated="2" table:style-name="ce21" office:value-type="float" office:value="21" calcext:value-type="float">
            <text:p>21</text:p>
          </table:table-cell>
          <table:table-cell table:style-name="ce21" office:value-type="float" office:value="17" calcext:value-type="float">
            <text:p>17</text:p>
          </table:table-cell>
          <table:table-cell table:number-columns-repeated="2" table:style-name="ce21" office:value-type="float" office:value="6" calcext:value-type="float">
            <text:p>6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27" calcext:value-type="float">
            <text:p>27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4" calcext:value-type="float">
            <text:p>14</text:p>
          </table:table-cell>
          <table:table-cell table:number-columns-repeated="2" table:style-name="ce21" office:value-type="float" office:value="13" calcext:value-type="float">
            <text:p>1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3" calcext:value-type="float">
            <text:p>2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31" calcext:value-type="float">
            <text:p>31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5" calcext:value-type="float">
            <text:p>5</text:p>
          </table:table-cell>
          <table:table-cell table:style-name="ce46" office:value-type="float" office:value="7" calcext:value-type="float">
            <text:p>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26" calcext:value-type="float">
            <text:p>26</text:p>
          </table:table-cell>
          <table:table-cell table:style-name="ce21" table:number-columns-repeated="920"/>
          <table:table-cell/>
        </table:table-row>
        <table:table-row table:style-name="ro1">
          <table:table-cell table:style-name="ce3" office:value-type="string" calcext:value-type="string">
            <text:p>Erfassungsdatum</text:p>
          </table:table-cell>
          <table:table-cell table:number-columns-repeated="4" table:style-name="ce22" table:content-validation-name="val29" office:value-type="date" office:date-value="2016-06-21" calcext:value-type="date">
            <text:p>21.06.2016</text:p>
          </table:table-cell>
          <table:table-cell table:number-columns-repeated="15" table:style-name="ce22" table:content-validation-name="val29" office:value-type="date" office:date-value="2016-07-07" calcext:value-type="date">
            <text:p>07.07.2016</text:p>
          </table:table-cell>
          <table:table-cell table:number-columns-repeated="26" table:style-name="ce22" table:content-validation-name="val29" office:value-type="date" office:date-value="2016-07-08" calcext:value-type="date">
            <text:p>08.07.2016</text:p>
          </table:table-cell>
          <table:table-cell table:number-columns-repeated="10" table:style-name="ce22" table:content-validation-name="val29" office:value-type="date" office:date-value="2016-07-09" calcext:value-type="date">
            <text:p>09.07.2016</text:p>
          </table:table-cell>
          <table:table-cell table:number-columns-repeated="21" table:style-name="ce22" table:content-validation-name="val29" office:value-type="date" office:date-value="2016-07-12" calcext:value-type="date">
            <text:p>12.07.2016</text:p>
          </table:table-cell>
          <table:table-cell table:number-columns-repeated="7" table:style-name="ce22" table:content-validation-name="val29" office:value-type="date" office:date-value="2016-07-21" calcext:value-type="date">
            <text:p>21.07.2016</text:p>
          </table:table-cell>
          <table:table-cell table:number-columns-repeated="9" table:style-name="ce22" table:content-validation-name="val29" office:value-type="date" office:date-value="2016-07-28" calcext:value-type="date">
            <text:p>28.07.2016</text:p>
          </table:table-cell>
          <table:table-cell table:number-columns-repeated="10" table:style-name="ce43" office:value-type="date" office:date-value="2016-07-28" calcext:value-type="date">
            <text:p>28.07.2016</text:p>
          </table:table-cell>
          <table:table-cell table:style-name="ce43"/>
          <table:table-cell table:style-name="ce42" table:content-validation-name="val29" table:number-columns-repeated="919"/>
          <table:table-cell/>
        </table:table-row>
        <table:table-row table:style-name="ro1">
          <table:table-cell table:style-name="ce4" office:value-type="string" calcext:value-type="string">
            <text:p>Auswerterin</text:p>
          </table:table-cell>
          <table:table-cell table:number-columns-repeated="92" table:style-name="ce23" table:content-validation-name="val30" office:value-type="string" calcext:value-type="string">
            <text:p>Roland</text:p>
          </table:table-cell>
          <table:table-cell table:number-columns-repeated="10" table:style-name="ce44" office:value-type="string" calcext:value-type="string">
            <text:p>Roland</text:p>
          </table:table-cell>
          <table:table-cell table:style-name="ce44"/>
          <table:table-cell table:style-name="ce23" table:content-validation-name="val30" table:number-columns-repeated="919"/>
          <table:table-cell/>
        </table:table-row>
        <table:table-row table:style-name="ro1">
          <table:table-cell table:style-name="ce5" office:value-type="string" calcext:value-type="string">
            <text:p>Studiengang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number-columns-repeated="2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Anderes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number-columns-repeated="2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Anderes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number-columns-repeated="4"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number-columns-repeated="2"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number-columns-repeated="2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number-columns-repeated="3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number-columns-repeated="3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number-columns-repeated="3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number-columns-repeated="2"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number-columns-repeated="2"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number-columns-repeated="2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number-columns-repeated="2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Dtlehramt</text:p>
          </table:table-cell>
          <table:table-cell table:number-columns-repeated="2" table:style-name="ce24" table:content-validation-name="val3" office:value-type="string" calcext:value-type="string">
            <text:p>Dtnichtlehramt</text:p>
          </table:table-cell>
          <table:table-cell table:number-columns-repeated="2" table:style-name="ce24" table:content-validation-name="val3" office:value-type="string" calcext:value-type="string">
            <text:p>Grundschule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number-columns-repeated="2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Anderes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number-columns-repeated="2" table:style-name="ce24" table:content-validation-name="val3" office:value-type="string" calcext:value-type="string">
            <text:p>Dtlehramt</text:p>
          </table:table-cell>
          <table:table-cell table:style-name="ce24" table:content-validation-name="val3" office:value-type="string" calcext:value-type="string">
            <text:p>Dtnichtlehramt</text:p>
          </table:table-cell>
          <table:table-cell table:style-name="ce24" table:content-validation-name="val3" office:value-type="string" calcext:value-type="string">
            <text:p>Grundschule</text:p>
          </table:table-cell>
          <table:table-cell table:style-name="ce24" table:content-validation-name="val3" table:number-columns-repeated="920"/>
          <table:table-cell/>
        </table:table-row>
        <table:table-row table:style-name="ro1">
          <table:table-cell table:style-name="ce6" office:value-type="string" calcext:value-type="string">
            <text:p>Fachsemester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number-columns-repeated="2" table:style-name="ce25" table:content-validation-name="val4" office:value-type="float" office:value="2" calcext:value-type="float">
            <text:p>2</text:p>
          </table:table-cell>
          <table:table-cell table:number-columns-repeated="2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number-columns-repeated="2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5" calcext:value-type="float">
            <text:p>5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number-columns-repeated="2" table:style-name="ce25" table:content-validation-name="val4" office:value-type="float" office:value="4" calcext:value-type="float">
            <text:p>4</text:p>
          </table:table-cell>
          <table:table-cell table:number-columns-repeated="3" table:style-name="ce25" table:content-validation-name="val4" office:value-type="float" office:value="2" calcext:value-type="float">
            <text:p>2</text:p>
          </table:table-cell>
          <table:table-cell table:number-columns-repeated="4" table:style-name="ce25" table:content-validation-name="val4" office:value-type="float" office:value="4" calcext:value-type="float">
            <text:p>4</text:p>
          </table:table-cell>
          <table:table-cell table:number-columns-repeated="2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number-columns-repeated="2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number-columns-repeated="3" table:style-name="ce25" table:content-validation-name="val4" office:value-type="float" office:value="4" calcext:value-type="float">
            <text:p>4</text:p>
          </table:table-cell>
          <table:table-cell table:number-columns-repeated="2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number-columns-repeated="3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number-columns-repeated="2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number-columns-repeated="2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number-columns-repeated="2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number-columns-repeated="3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3" calcext:value-type="float">
            <text:p>3</text:p>
          </table:table-cell>
          <table:table-cell table:number-columns-repeated="10" table:style-name="ce25" table:content-validation-name="val4" office:value-type="float" office:value="4" calcext:value-type="float">
            <text:p>4</text:p>
          </table:table-cell>
          <table:table-cell table:number-columns-repeated="3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number-columns-repeated="2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3" calcext:value-type="float">
            <text:p>3</text:p>
          </table:table-cell>
          <table:table-cell table:number-columns-repeated="2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13" calcext:value-type="float">
            <text:p>13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number-columns-repeated="2" table:style-name="ce25" table:content-validation-name="val4" office:value-type="float" office:value="8" calcext:value-type="float">
            <text:p>8</text:p>
          </table:table-cell>
          <table:table-cell table:number-columns-repeated="2" table:style-name="ce25" table:content-validation-name="val4" office:value-type="float" office:value="4" calcext:value-type="float">
            <text:p>4</text:p>
          </table:table-cell>
          <table:table-cell table:number-columns-repeated="2"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1" calcext:value-type="float">
            <text:p>1</text:p>
          </table:table-cell>
          <table:table-cell table:style-name="ce25" table:content-validation-name="val4" office:value-type="float" office:value="5" calcext:value-type="float">
            <text:p>5</text:p>
          </table:table-cell>
          <table:table-cell table:number-columns-repeated="3"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table:number-columns-repeated="920"/>
          <table:table-cell/>
        </table:table-row>
        <table:table-row table:style-name="ro1">
          <table:table-cell table:style-name="ce6" office:value-type="string" calcext:value-type="string">
            <text:p>Alter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31" calcext:value-type="float">
            <text:p>31</text:p>
          </table:table-cell>
          <table:table-cell table:style-name="ce25" table:content-validation-name="val5" office:value-type="float" office:value="29" calcext:value-type="float">
            <text:p>29</text:p>
          </table:table-cell>
          <table:table-cell table:number-columns-repeated="2"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5" calcext:value-type="float">
            <text:p>25</text:p>
          </table:table-cell>
          <table:table-cell table:style-name="ce25" table:content-validation-name="val5" office:value-type="float" office:value="33" calcext:value-type="float">
            <text:p>33</text:p>
          </table:table-cell>
          <table:table-cell table:number-columns-repeated="2" table:style-name="ce25" table:content-validation-name="val5" office:value-type="float" office:value="19" calcext:value-type="float">
            <text:p>19</text:p>
          </table:table-cell>
          <table:table-cell table:number-columns-repeated="2"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18" calcext:value-type="float">
            <text:p>18</text:p>
          </table:table-cell>
          <table:table-cell table:style-name="ce25" table:content-validation-name="val5" office:value-type="float" office:value="26" calcext:value-type="float">
            <text:p>26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40" calcext:value-type="float">
            <text:p>40</text:p>
          </table:table-cell>
          <table:table-cell table:style-name="ce25" table:content-validation-name="val5" office:value-type="float" office:value="25" calcext:value-type="float">
            <text:p>25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4" calcext:value-type="float">
            <text:p>24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18" calcext:value-type="float">
            <text:p>18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9" calcext:value-type="float">
            <text:p>29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4" calcext:value-type="float">
            <text:p>24</text:p>
          </table:table-cell>
          <table:table-cell table:style-name="ce25" table:content-validation-name="val5" office:value-type="float" office:value="30" calcext:value-type="float">
            <text:p>30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8" calcext:value-type="float">
            <text:p>28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5" calcext:value-type="float">
            <text:p>25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content-validation-name="val5"/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35" calcext:value-type="float">
            <text:p>35</text:p>
          </table:table-cell>
          <table:table-cell table:style-name="ce25" table:content-validation-name="val5" office:value-type="float" office:value="28" calcext:value-type="float">
            <text:p>28</text:p>
          </table:table-cell>
          <table:table-cell table:style-name="ce25" table:content-validation-name="val5" office:value-type="float" office:value="24" calcext:value-type="float">
            <text:p>24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36" calcext:value-type="float">
            <text:p>36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9" calcext:value-type="float">
            <text:p>29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30" calcext:value-type="float">
            <text:p>30</text:p>
          </table:table-cell>
          <table:table-cell table:style-name="ce25" table:content-validation-name="val5" office:value-type="float" office:value="27" calcext:value-type="float">
            <text:p>27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6" calcext:value-type="float">
            <text:p>26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40" calcext:value-type="float">
            <text:p>40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number-columns-repeated="2"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29" calcext:value-type="float">
            <text:p>29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30" calcext:value-type="float">
            <text:p>30</text:p>
          </table:table-cell>
          <table:table-cell table:style-name="ce25" table:content-validation-name="val5" office:value-type="float" office:value="31" calcext:value-type="float">
            <text:p>31</text:p>
          </table:table-cell>
          <table:table-cell table:style-name="ce25" table:content-validation-name="val5" office:value-type="float" office:value="26" calcext:value-type="float">
            <text:p>26</text:p>
          </table:table-cell>
          <table:table-cell table:style-name="ce25" table:content-validation-name="val5" office:value-type="float" office:value="24" calcext:value-type="float">
            <text:p>24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31" calcext:value-type="float">
            <text:p>31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number-columns-repeated="2"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5" calcext:value-type="float">
            <text:p>25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30" calcext:value-type="float">
            <text:p>30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6" calcext:value-type="float">
            <text:p>26</text:p>
          </table:table-cell>
          <table:table-cell table:style-name="ce25" table:content-validation-name="val5" office:value-type="float" office:value="24" calcext:value-type="float">
            <text:p>24</text:p>
          </table:table-cell>
          <table:table-cell table:style-name="ce25" table:content-validation-name="val5" office:value-type="float" office:value="27" calcext:value-type="float">
            <text:p>27</text:p>
          </table:table-cell>
          <table:table-cell table:style-name="ce25" table:content-validation-name="val5" office:value-type="float" office:value="25" calcext:value-type="float">
            <text:p>25</text:p>
          </table:table-cell>
          <table:table-cell table:number-columns-repeated="2" table:style-name="ce25" table:content-validation-name="val5" office:value-type="float" office:value="21" calcext:value-type="float">
            <text:p>21</text:p>
          </table:table-cell>
          <table:table-cell table:style-name="ce25" table:content-validation-name="val5" office:value-type="float" office:value="20" calcext:value-type="float">
            <text:p>20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26" calcext:value-type="float">
            <text:p>26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number-columns-repeated="2" table:style-name="ce25" table:content-validation-name="val5" office:value-type="float" office:value="22" calcext:value-type="float">
            <text:p>22</text:p>
          </table:table-cell>
          <table:table-cell table:style-name="ce25" table:content-validation-name="val5" office:value-type="float" office:value="23" calcext:value-type="float">
            <text:p>23</text:p>
          </table:table-cell>
          <table:table-cell table:style-name="ce25" table:content-validation-name="val5" office:value-type="float" office:value="19" calcext:value-type="float">
            <text:p>19</text:p>
          </table:table-cell>
          <table:table-cell table:style-name="ce25" table:content-validation-name="val5" office:value-type="float" office:value="26" calcext:value-type="float">
            <text:p>26</text:p>
          </table:table-cell>
          <table:table-cell table:content-validation-name="val5" table:number-columns-repeated="920"/>
          <table:table-cell/>
        </table:table-row>
        <table:table-row table:style-name="ro1">
          <table:table-cell table:style-name="ce6" office:value-type="string" calcext:value-type="string">
            <text:p>Geschlecht</text:p>
          </table:table-cell>
          <table:table-cell table:number-columns-repeated="5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3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4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14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Transgender</text:p>
          </table:table-cell>
          <table:table-cell table:number-columns-repeated="3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7" table:style-name="ce25" table:content-validation-name="val6" office:value-type="string" calcext:value-type="string">
            <text:p>Weiblich</text:p>
          </table:table-cell>
          <table:table-cell table:number-columns-repeated="2" table:style-name="ce25" table:content-validation-name="val6" office:value-type="string" calcext:value-type="string">
            <text:p>Maennlich</text:p>
          </table:table-cell>
          <table:table-cell table:number-columns-repeated="2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8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Transgender</text:p>
          </table:table-cell>
          <table:table-cell table:number-columns-repeated="2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3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5" table:style-name="ce25" table:content-validation-name="val6" office:value-type="string" calcext:value-type="string">
            <text:p>Weiblich</text:p>
          </table:table-cell>
          <table:table-cell table:number-columns-repeated="3" table:style-name="ce25" table:content-validation-name="val6" office:value-type="string" calcext:value-type="string">
            <text:p>Maennlich</text:p>
          </table:table-cell>
          <table:table-cell table:number-columns-repeated="2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8" table:style-name="ce25" table:content-validation-name="val6" office:value-type="string" calcext:value-type="string">
            <text:p>Weiblich</text:p>
          </table:table-cell>
          <table:table-cell table:style-name="ce25" table:content-validation-name="val6" office:value-type="string" calcext:value-type="string">
            <text:p>Maennlich</text:p>
          </table:table-cell>
          <table:table-cell table:number-columns-repeated="3" table:style-name="ce25" table:content-validation-name="val6" office:value-type="string" calcext:value-type="string">
            <text:p>Weiblich</text:p>
          </table:table-cell>
          <table:table-cell table:number-columns-repeated="2" table:style-name="ce25" table:content-validation-name="val6" office:value-type="string" calcext:value-type="string">
            <text:p>Maennlich</text:p>
          </table:table-cell>
          <table:table-cell table:number-columns-repeated="6" table:style-name="ce25" table:content-validation-name="val6" office:value-type="string" calcext:value-type="string">
            <text:p>Weiblich</text:p>
          </table:table-cell>
          <table:table-cell table:number-columns-repeated="2" table:style-name="ce25" table:content-validation-name="val6" office:value-type="string" calcext:value-type="string">
            <text:p>Maennlich</text:p>
          </table:table-cell>
          <table:table-cell table:number-columns-repeated="5" table:style-name="ce25" table:content-validation-name="val6" office:value-type="string" calcext:value-type="string">
            <text:p>Weiblich</text:p>
          </table:table-cell>
          <table:table-cell table:content-validation-name="val6" table:number-columns-repeated="920"/>
          <table:table-cell/>
        </table:table-row>
        <table:table-row table:style-name="ro1">
          <table:table-cell table:style-name="ce6" office:value-type="string" calcext:value-type="string">
            <text:p>Basismodul</text:p>
          </table:table-cell>
          <table:table-cell table:style-name="ce25" table:content-validation-name="val31" office:value-type="string" calcext:value-type="string">
            <text:p>Nein</text:p>
          </table:table-cell>
          <table:table-cell table:number-columns-repeated="8" table:style-name="ce25" table:content-validation-name="val31" office:value-type="string" calcext:value-type="string">
            <text:p>Ja</text:p>
          </table:table-cell>
          <table:table-cell table:style-name="ce25" table:content-validation-name="val31" office:value-type="string" calcext:value-type="string">
            <text:p>Nein</text:p>
          </table:table-cell>
          <table:table-cell table:number-columns-repeated="3" table:style-name="ce25" table:content-validation-name="val31" office:value-type="string" calcext:value-type="string">
            <text:p>Ja</text:p>
          </table:table-cell>
          <table:table-cell table:style-name="ce25" table:content-validation-name="val31" office:value-type="string" calcext:value-type="string">
            <text:p>Nein</text:p>
          </table:table-cell>
          <table:table-cell table:number-columns-repeated="4" table:style-name="ce25" table:content-validation-name="val31" office:value-type="string" calcext:value-type="string">
            <text:p>Ja</text:p>
          </table:table-cell>
          <table:table-cell table:number-columns-repeated="4" table:style-name="ce25" table:content-validation-name="val31" office:value-type="string" calcext:value-type="string">
            <text:p>Nein</text:p>
          </table:table-cell>
          <table:table-cell table:number-columns-repeated="3" table:style-name="ce25" table:content-validation-name="val31" office:value-type="string" calcext:value-type="string">
            <text:p>Ja</text:p>
          </table:table-cell>
          <table:table-cell table:style-name="ce25" table:content-validation-name="val31" office:value-type="string" calcext:value-type="string">
            <text:p>Nein</text:p>
          </table:table-cell>
          <table:table-cell table:number-columns-repeated="8" table:style-name="ce25" table:content-validation-name="val31" office:value-type="string" calcext:value-type="string">
            <text:p>Ja</text:p>
          </table:table-cell>
          <table:table-cell table:style-name="ce25" table:content-validation-name="val31" office:value-type="string" calcext:value-type="string">
            <text:p>Nein</text:p>
          </table:table-cell>
          <table:table-cell table:style-name="ce25" table:content-validation-name="val31" office:value-type="string" calcext:value-type="string">
            <text:p>Ja</text:p>
          </table:table-cell>
          <table:table-cell table:style-name="ce25" table:content-validation-name="val31" office:value-type="string" calcext:value-type="string">
            <text:p>Nein</text:p>
          </table:table-cell>
          <table:table-cell table:number-columns-repeated="18" table:style-name="ce25" table:content-validation-name="val31" office:value-type="string" calcext:value-type="string">
            <text:p>Ja</text:p>
          </table:table-cell>
          <table:table-cell table:style-name="ce25" table:content-validation-name="val31" office:value-type="string" calcext:value-type="string">
            <text:p>Nein</text:p>
          </table:table-cell>
          <table:table-cell table:number-columns-repeated="15" table:style-name="ce25" table:content-validation-name="val31" office:value-type="string" calcext:value-type="string">
            <text:p>Ja</text:p>
          </table:table-cell>
          <table:table-cell table:style-name="ce25" table:content-validation-name="val31" office:value-type="string" calcext:value-type="string">
            <text:p>Nein</text:p>
          </table:table-cell>
          <table:table-cell table:number-columns-repeated="4" table:style-name="ce25" table:content-validation-name="val31" office:value-type="string" calcext:value-type="string">
            <text:p>Ja</text:p>
          </table:table-cell>
          <table:table-cell table:style-name="ce25" table:content-validation-name="val31" office:value-type="string" calcext:value-type="string">
            <text:p>Nein</text:p>
          </table:table-cell>
          <table:table-cell table:style-name="ce25" table:content-validation-name="val31" office:value-type="string" calcext:value-type="string">
            <text:p>Ja</text:p>
          </table:table-cell>
          <table:table-cell table:style-name="ce25" table:content-validation-name="val31" office:value-type="string" calcext:value-type="string">
            <text:p>Nein</text:p>
          </table:table-cell>
          <table:table-cell table:number-columns-repeated="3" table:style-name="ce25" table:content-validation-name="val31" office:value-type="string" calcext:value-type="string">
            <text:p>Ja</text:p>
          </table:table-cell>
          <table:table-cell table:style-name="ce25" table:content-validation-name="val31" office:value-type="string" calcext:value-type="string">
            <text:p>Nein</text:p>
          </table:table-cell>
          <table:table-cell table:number-columns-repeated="5" table:style-name="ce25" table:content-validation-name="val31" office:value-type="string" calcext:value-type="string">
            <text:p>Ja</text:p>
          </table:table-cell>
          <table:table-cell table:style-name="ce25" table:content-validation-name="val31" office:value-type="string" calcext:value-type="string">
            <text:p>Nein</text:p>
          </table:table-cell>
          <table:table-cell table:number-columns-repeated="6" table:style-name="ce25" table:content-validation-name="val31" office:value-type="string" calcext:value-type="string">
            <text:p>Ja</text:p>
          </table:table-cell>
          <table:table-cell table:number-columns-repeated="2" table:style-name="ce25" table:content-validation-name="val31" office:value-type="string" calcext:value-type="string">
            <text:p>Nein</text:p>
          </table:table-cell>
          <table:table-cell table:number-columns-repeated="5" table:style-name="ce25" table:content-validation-name="val31" office:value-type="string" calcext:value-type="string">
            <text:p>Ja</text:p>
          </table:table-cell>
          <table:table-cell table:content-validation-name="val31" table:number-columns-repeated="920"/>
          <table:table-cell/>
        </table:table-row>
        <table:table-row table:style-name="ro1">
          <table:table-cell table:style-name="ce6" office:value-type="string" calcext:value-type="string">
            <text:p>L1.1</text:p>
          </table:table-cell>
          <table:table-cell table:style-name="ce25" office:value-type="string" calcext:value-type="string">
            <text:p>Tuerkisch</text:p>
          </table:table-cell>
          <table:table-cell table:number-columns-repeated="3" table:style-name="ce25" office:value-type="string" calcext:value-type="string">
            <text:p>Deutsch</text:p>
          </table:table-cell>
          <table:table-cell table:style-name="ce25" office:value-type="string" calcext:value-type="string">
            <text:p>Türkisch</text:p>
          </table:table-cell>
          <table:table-cell table:number-columns-repeated="21" table:style-name="ce25" office:value-type="string" calcext:value-type="string">
            <text:p>Deutsch</text:p>
          </table:table-cell>
          <table:table-cell/>
          <table:table-cell table:number-columns-repeated="7" table:style-name="ce25" office:value-type="string" calcext:value-type="string">
            <text:p>Deutsch</text:p>
          </table:table-cell>
          <table:table-cell table:style-name="ce25" office:value-type="string" calcext:value-type="string">
            <text:p>Türkisch</text:p>
          </table:table-cell>
          <table:table-cell table:number-columns-repeated="20" table:style-name="ce25" office:value-type="string" calcext:value-type="string">
            <text:p>Deutsch</text:p>
          </table:table-cell>
          <table:table-cell table:style-name="ce25" office:value-type="string" calcext:value-type="string">
            <text:p>Türkisch</text:p>
          </table:table-cell>
          <table:table-cell table:number-columns-repeated="6" table:style-name="ce25" office:value-type="string" calcext:value-type="string">
            <text:p>Deutsch</text:p>
          </table:table-cell>
          <table:table-cell table:style-name="ce25" office:value-type="string" calcext:value-type="string">
            <text:p>Englisch</text:p>
          </table:table-cell>
          <table:table-cell table:number-columns-repeated="8" table:style-name="ce25" office:value-type="string" calcext:value-type="string">
            <text:p>Deutsch</text:p>
          </table:table-cell>
          <table:table-cell/>
          <table:table-cell table:style-name="ce25" office:value-type="string" calcext:value-type="string">
            <text:p>Deutsch</text:p>
          </table:table-cell>
          <table:table-cell table:style-name="ce25" office:value-type="string" calcext:value-type="string">
            <text:p>Türkisch</text:p>
          </table:table-cell>
          <table:table-cell table:number-columns-repeated="6" table:style-name="ce25" office:value-type="string" calcext:value-type="string">
            <text:p>Deutsch</text:p>
          </table:table-cell>
          <table:table-cell table:style-name="ce25" office:value-type="string" calcext:value-type="string">
            <text:p>Arabisch</text:p>
          </table:table-cell>
          <table:table-cell table:number-columns-repeated="2" table:style-name="ce25" office:value-type="string" calcext:value-type="string">
            <text:p>Türkisch</text:p>
          </table:table-cell>
          <table:table-cell table:number-columns-repeated="11" table:style-name="ce25" office:value-type="string" calcext:value-type="string">
            <text:p>Deutsch</text:p>
          </table:table-cell>
          <table:table-cell table:style-name="ce25" office:value-type="string" calcext:value-type="string">
            <text:p>Türkisch</text:p>
          </table:table-cell>
          <table:table-cell table:number-columns-repeated="7" table:style-name="ce25" office:value-type="string" calcext:value-type="string">
            <text:p>Deutsch</text:p>
          </table:table-cell>
          <table:table-cell table:number-columns-repeated="921"/>
        </table:table-row>
        <table:table-row table:style-name="ro1">
          <table:table-cell table:style-name="ce6" office:value-type="string" calcext:value-type="string">
            <text:p>L1.2</text:p>
          </table:table-cell>
          <table:table-cell table:style-name="ce25" office:value-type="string" calcext:value-type="string">
            <text:p>Deutsch</text:p>
          </table:table-cell>
          <table:table-cell table:number-columns-repeated="2"/>
          <table:table-cell table:style-name="ce25" office:value-type="string" calcext:value-type="string">
            <text:p>Russisch</text:p>
          </table:table-cell>
          <table:table-cell table:style-name="ce25" office:value-type="string" calcext:value-type="string">
            <text:p>Deutsch</text:p>
          </table:table-cell>
          <table:table-cell table:number-columns-repeated="8"/>
          <table:table-cell table:style-name="ce25" office:value-type="string" calcext:value-type="string">
            <text:p>Türkisch</text:p>
          </table:table-cell>
          <table:table-cell/>
          <table:table-cell table:style-name="ce25" office:value-type="string" calcext:value-type="string">
            <text:p>Türkisch</text:p>
          </table:table-cell>
          <table:table-cell table:number-columns-repeated="6"/>
          <table:table-cell table:style-name="ce25" office:value-type="string" calcext:value-type="string">
            <text:p>Chinesisch</text:p>
          </table:table-cell>
          <table:table-cell table:number-columns-repeated="5"/>
          <table:table-cell table:style-name="ce25" office:value-type="string" calcext:value-type="string">
            <text:p>Arabisch</text:p>
          </table:table-cell>
          <table:table-cell table:number-columns-repeated="5"/>
          <table:table-cell table:style-name="ce25" office:value-type="string" calcext:value-type="string">
            <text:p>Deutsch</text:p>
          </table:table-cell>
          <table:table-cell table:number-columns-repeated="3"/>
          <table:table-cell table:style-name="ce25" office:value-type="string" calcext:value-type="string">
            <text:p>Russisch</text:p>
          </table:table-cell>
          <table:table-cell table:number-columns-repeated="10"/>
          <table:table-cell table:style-name="ce25" office:value-type="string" calcext:value-type="string">
            <text:p>Arabisch</text:p>
          </table:table-cell>
          <table:table-cell table:number-columns-repeated="5"/>
          <table:table-cell table:style-name="ce25" office:value-type="string" calcext:value-type="string">
            <text:p>Deutsch</text:p>
          </table:table-cell>
          <table:table-cell table:number-columns-repeated="2"/>
          <table:table-cell table:style-name="ce25" office:value-type="string" calcext:value-type="string">
            <text:p>Türkisch</text:p>
          </table:table-cell>
          <table:table-cell/>
          <table:table-cell table:style-name="ce25" office:value-type="string" calcext:value-type="string">
            <text:p>Türkisch</text:p>
          </table:table-cell>
          <table:table-cell/>
          <table:table-cell table:style-name="ce25" office:value-type="string" calcext:value-type="string">
            <text:p>Türkisch</text:p>
          </table:table-cell>
          <table:table-cell table:number-columns-repeated="2"/>
          <table:table-cell table:style-name="ce25" office:value-type="string" calcext:value-type="string">
            <text:p>Italienisch</text:p>
          </table:table-cell>
          <table:table-cell table:number-columns-repeated="7"/>
          <table:table-cell table:style-name="ce25" office:value-type="string" calcext:value-type="string">
            <text:p>Deutsch</text:p>
          </table:table-cell>
          <table:table-cell table:number-columns-repeated="2"/>
          <table:table-cell table:style-name="ce25" office:value-type="string" calcext:value-type="string">
            <text:p>Arabisch</text:p>
          </table:table-cell>
          <table:table-cell table:number-columns-repeated="3"/>
          <table:table-cell table:number-columns-repeated="3" table:style-name="ce25" office:value-type="string" calcext:value-type="string">
            <text:p>Deutsch</text:p>
          </table:table-cell>
          <table:table-cell table:number-columns-repeated="11"/>
          <table:table-cell table:style-name="ce25" office:value-type="string" calcext:value-type="string">
            <text:p>Deutsch</text:p>
          </table:table-cell>
          <table:table-cell table:number-columns-repeated="928"/>
        </table:table-row>
        <table:table-row table:style-name="ro1">
          <table:table-cell table:style-name="ce6" office:value-type="string" calcext:value-type="string">
            <text:p>L2.1</text:p>
          </table:table-cell>
          <table:table-cell table:style-name="ce25" office:value-type="string" calcext:value-type="string">
            <text:p>Spanisch</text:p>
          </table:table-cell>
          <table:table-cell table:number-columns-repeated="6" table:style-name="ce25" office:value-type="string" calcext:value-type="string">
            <text:p>Englisch</text:p>
          </table:table-cell>
          <table:table-cell table:style-name="ce25" office:value-type="string" calcext:value-type="string">
            <text:p>Französisch</text:p>
          </table:table-cell>
          <table:table-cell table:number-columns-repeated="3" table:style-name="ce25" office:value-type="string" calcext:value-type="string">
            <text:p>Englisch</text:p>
          </table:table-cell>
          <table:table-cell table:style-name="ce25" office:value-type="string" calcext:value-type="string">
            <text:p>Französisch</text:p>
          </table:table-cell>
          <table:table-cell table:number-columns-repeated="7" table:style-name="ce25" office:value-type="string" calcext:value-type="string">
            <text:p>Englisch</text:p>
          </table:table-cell>
          <table:table-cell table:style-name="ce25" office:value-type="string" calcext:value-type="string">
            <text:p>Latein</text:p>
          </table:table-cell>
          <table:table-cell table:number-columns-repeated="25" table:style-name="ce25" office:value-type="string" calcext:value-type="string">
            <text:p>Englisch</text:p>
          </table:table-cell>
          <table:table-cell table:style-name="ce25" office:value-type="string" calcext:value-type="string">
            <text:p>Französisch</text:p>
          </table:table-cell>
          <table:table-cell table:number-columns-repeated="26" table:style-name="ce25" office:value-type="string" calcext:value-type="string">
            <text:p>Englisch</text:p>
          </table:table-cell>
          <table:table-cell table:style-name="ce25" office:value-type="string" calcext:value-type="string">
            <text:p>Spanisch</text:p>
          </table:table-cell>
          <table:table-cell table:number-columns-repeated="11" table:style-name="ce25" office:value-type="string" calcext:value-type="string">
            <text:p>Englisch</text:p>
          </table:table-cell>
          <table:table-cell table:style-name="ce25" office:value-type="string" calcext:value-type="string">
            <text:p>Russisch</text:p>
          </table:table-cell>
          <table:table-cell table:number-columns-repeated="17" table:style-name="ce25" office:value-type="string" calcext:value-type="string">
            <text:p>Englisch</text:p>
          </table:table-cell>
          <table:table-cell table:number-columns-repeated="921"/>
        </table:table-row>
        <table:table-row table:style-name="ro1">
          <table:table-cell table:style-name="ce6" office:value-type="string" calcext:value-type="string">
            <text:p>L2.1.Jahre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content-validation-name="val4"/>
          <table:table-cell table:number-columns-repeated="3" table:style-name="ce25" table:content-validation-name="val4" office:value-type="float" office:value="10" calcext:value-type="float">
            <text:p>10</text:p>
          </table:table-cell>
          <table:table-cell table:number-columns-repeated="2"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12" calcext:value-type="float">
            <text:p>12</text:p>
          </table:table-cell>
          <table:table-cell table:number-columns-repeated="2"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12" calcext:value-type="float">
            <text:p>12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content-validation-name="val4"/>
          <table:table-cell table:style-name="ce25" table:content-validation-name="val4" office:value-type="float" office:value="10" calcext:value-type="float">
            <text:p>10</text:p>
          </table:table-cell>
          <table:table-cell table:number-columns-repeated="2"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12" calcext:value-type="float">
            <text:p>12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13" calcext:value-type="float">
            <text:p>13</text:p>
          </table:table-cell>
          <table:table-cell table:number-columns-repeated="3"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number-columns-repeated="2"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2" calcext:value-type="float">
            <text:p>12</text:p>
          </table:table-cell>
          <table:table-cell table:number-columns-repeated="2"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number-columns-repeated="3"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3" calcext:value-type="float">
            <text:p>3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12" calcext:value-type="float">
            <text:p>12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12" calcext:value-type="float">
            <text:p>12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number-columns-repeated="2"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number-columns-repeated="3"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number-columns-repeated="2" table:style-name="ce25" table:content-validation-name="val4" office:value-type="float" office:value="10" calcext:value-type="float">
            <text:p>10</text:p>
          </table:table-cell>
          <table:table-cell table:style-name="ce25" table:content-validation-name="val4" office:value-type="float" office:value="8" calcext:value-type="float">
            <text:p>8</text:p>
          </table:table-cell>
          <table:table-cell table:style-name="ce25" table:content-validation-name="val4" office:value-type="float" office:value="11" calcext:value-type="float">
            <text:p>11</text:p>
          </table:table-cell>
          <table:table-cell table:style-name="ce25" table:content-validation-name="val4" office:value-type="float" office:value="6" calcext:value-type="float">
            <text:p>6</text:p>
          </table:table-cell>
          <table:table-cell table:style-name="ce25" table:content-validation-name="val4" office:value-type="float" office:value="9" calcext:value-type="float">
            <text:p>9</text:p>
          </table:table-cell>
          <table:table-cell table:content-validation-name="val4" table:number-columns-repeated="920"/>
          <table:table-cell/>
        </table:table-row>
        <table:table-row table:style-name="ro1">
          <table:table-cell table:style-name="ce6" office:value-type="string" calcext:value-type="string">
            <text:p>L2.2</text:p>
          </table:table-cell>
          <table:table-cell table:style-name="ce25" office:value-type="string" calcext:value-type="string">
            <text:p>Franzoesisch</text:p>
          </table:table-cell>
          <table:table-cell table:number-columns-repeated="2" table:style-name="ce25" office:value-type="string" calcext:value-type="string">
            <text:p>Latein</text:p>
          </table:table-cell>
          <table:table-cell table:number-columns-repeated="3" table:style-name="ce25" office:value-type="string" calcext:value-type="string">
            <text:p>Spanisch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Englisch</text:p>
          </table:table-cell>
          <table:table-cell table:number-columns-repeated="3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Englisch</text:p>
          </table:table-cell>
          <table:table-cell table:number-columns-repeated="2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Rus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Englisch</text:p>
          </table:table-cell>
          <table:table-cell table:style-name="ce25" office:value-type="string" calcext:value-type="string">
            <text:p>Latein</text:p>
          </table:table-cell>
          <table:table-cell table:number-columns-repeated="4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Spanisch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Spanisch</text:p>
          </table:table-cell>
          <table:table-cell table:style-name="ce25" office:value-type="string" calcext:value-type="string">
            <text:p>Englisch</text:p>
          </table:table-cell>
          <table:table-cell table:number-columns-repeated="8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Russisch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Russisch</text:p>
          </table:table-cell>
          <table:table-cell table:number-columns-repeated="2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Spanisch</text:p>
          </table:table-cell>
          <table:table-cell table:style-name="ce25" office:value-type="string" calcext:value-type="string">
            <text:p>Engl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number-columns-repeated="6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number-columns-repeated="2" table:style-name="ce25" office:value-type="string" calcext:value-type="string">
            <text:p>Spanisch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Russisch</text:p>
          </table:table-cell>
          <table:table-cell table:number-columns-repeated="3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Rus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Italienisch</text:p>
          </table:table-cell>
          <table:table-cell table:style-name="ce25" office:value-type="string" calcext:value-type="string">
            <text:p>Latein</text:p>
          </table:table-cell>
          <table:table-cell table:number-columns-repeated="4" table:style-name="ce25" office:value-type="string" calcext:value-type="string">
            <text:p>Französisch</text:p>
          </table:table-cell>
          <table:table-cell/>
          <table:table-cell table:style-name="ce25" office:value-type="string" calcext:value-type="string">
            <text:p>Englisch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number-columns-repeated="5" table:style-name="ce25" office:value-type="string" calcext:value-type="string">
            <text:p>Französisch</text:p>
          </table:table-cell>
          <table:table-cell table:number-columns-repeated="2"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Englisch</text:p>
          </table:table-cell>
          <table:table-cell table:number-columns-repeated="3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Spanisch</text:p>
          </table:table-cell>
          <table:table-cell table:style-name="ce25" office:value-type="string" calcext:value-type="string">
            <text:p>Latein</text:p>
          </table:table-cell>
          <table:table-cell table:number-columns-repeated="4"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 table:number-columns-repeated="2" table:style-name="ce25" office:value-type="string" calcext:value-type="string">
            <text:p>Latein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Russisch</text:p>
          </table:table-cell>
          <table:table-cell table:number-columns-repeated="921"/>
        </table:table-row>
        <table:table-row table:style-name="ro1">
          <table:table-cell table:style-name="ce6" office:value-type="string" calcext:value-type="string">
            <text:p>L2.2.Jahre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content-validation-name="val8"/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2" calcext:value-type="float">
            <text:p>2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8" calcext:value-type="float">
            <text:p>8</text:p>
          </table:table-cell>
          <table:table-cell table:number-columns-repeated="3"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1" calcext:value-type="float">
            <text:p>1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2" calcext:value-type="float">
            <text:p>2</text:p>
          </table:table-cell>
          <table:table-cell table:content-validation-name="val8"/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number-columns-repeated="2"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8" calcext:value-type="float">
            <text:p>8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number-columns-repeated="2" table:style-name="ce25" table:content-validation-name="val8" office:value-type="float" office:value="5" calcext:value-type="float">
            <text:p>5</text:p>
          </table:table-cell>
          <table:table-cell table:number-columns-repeated="2"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1" calcext:value-type="float">
            <text:p>1</text:p>
          </table:table-cell>
          <table:table-cell table:number-columns-repeated="2"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2" calcext:value-type="float">
            <text:p>2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2" calcext:value-type="float">
            <text:p>2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number-columns-repeated="2"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number-columns-repeated="2"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number-columns-repeated="3"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8" calcext:value-type="float">
            <text:p>8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content-validation-name="val8"/>
          <table:table-cell table:number-columns-repeated="2"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7" calcext:value-type="float">
            <text:p>7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11" calcext:value-type="float">
            <text:p>11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number-columns-repeated="2"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number-columns-repeated="2"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8" calcext:value-type="float">
            <text:p>8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number-columns-repeated="2"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5" calcext:value-type="float">
            <text:p>5</text:p>
          </table:table-cell>
          <table:table-cell table:style-name="ce25" table:content-validation-name="val8" office:value-type="float" office:value="4" calcext:value-type="float">
            <text:p>4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style-name="ce25" table:content-validation-name="val8" office:value-type="float" office:value="6" calcext:value-type="float">
            <text:p>6</text:p>
          </table:table-cell>
          <table:table-cell table:style-name="ce25" table:content-validation-name="val8" office:value-type="float" office:value="3" calcext:value-type="float">
            <text:p>3</text:p>
          </table:table-cell>
          <table:table-cell table:content-validation-name="val8" table:number-columns-repeated="920"/>
          <table:table-cell/>
        </table:table-row>
        <table:table-row table:style-name="ro1">
          <table:table-cell table:style-name="ce6" office:value-type="string" calcext:value-type="string">
            <text:p>L2.3</text:p>
          </table:table-cell>
          <table:table-cell table:number-columns-repeated="2"/>
          <table:table-cell table:style-name="ce25" office:value-type="string" calcext:value-type="string">
            <text:p>Russisch</text:p>
          </table:table-cell>
          <table:table-cell table:style-name="ce25" office:value-type="string" calcext:value-type="string">
            <text:p>Chinesisch</text:p>
          </table:table-cell>
          <table:table-cell table:number-columns-repeated="7"/>
          <table:table-cell table:style-name="ce25" office:value-type="string" calcext:value-type="string">
            <text:p>Italienisch</text:p>
          </table:table-cell>
          <table:table-cell table:number-columns-repeated="2"/>
          <table:table-cell table:style-name="ce25" office:value-type="string" calcext:value-type="string">
            <text:p>Französisch</text:p>
          </table:table-cell>
          <table:table-cell/>
          <table:table-cell table:style-name="ce25" office:value-type="string" calcext:value-type="string">
            <text:p>Tschechisch</text:p>
          </table:table-cell>
          <table:table-cell table:style-name="ce25" office:value-type="string" calcext:value-type="string">
            <text:p>Latein</text:p>
          </table:table-cell>
          <table:table-cell table:number-columns-repeated="3" table:style-name="ce25" office:value-type="string" calcext:value-type="string">
            <text:p>Französisch</text:p>
          </table:table-cell>
          <table:table-cell table:number-columns-repeated="5"/>
          <table:table-cell table:style-name="ce25" office:value-type="string" calcext:value-type="string">
            <text:p>Japanisch</text:p>
          </table:table-cell>
          <table:table-cell table:style-name="ce25" office:value-type="string" calcext:value-type="string">
            <text:p>Altgriechisch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Spanisch</text:p>
          </table:table-cell>
          <table:table-cell table:number-columns-repeated="2"/>
          <table:table-cell table:style-name="ce25" office:value-type="string" calcext:value-type="string">
            <text:p>Portugiesisch</text:p>
          </table:table-cell>
          <table:table-cell table:style-name="ce25" office:value-type="string" calcext:value-type="string">
            <text:p>Spanisch</text:p>
          </table:table-cell>
          <table:table-cell table:number-columns-repeated="3"/>
          <table:table-cell table:style-name="ce25" office:value-type="string" calcext:value-type="string">
            <text:p>Russisch</text:p>
          </table:table-cell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Italienisch</text:p>
          </table:table-cell>
          <table:table-cell table:number-columns-repeated="5"/>
          <table:table-cell table:style-name="ce25" office:value-type="string" calcext:value-type="string">
            <text:p>Spanisch</text:p>
          </table:table-cell>
          <table:table-cell table:number-columns-repeated="4"/>
          <table:table-cell table:style-name="ce25" office:value-type="string" calcext:value-type="string">
            <text:p>Russisch</text:p>
          </table:table-cell>
          <table:table-cell table:number-columns-repeated="4"/>
          <table:table-cell table:style-name="ce25" office:value-type="string" calcext:value-type="string">
            <text:p>Französisch</text:p>
          </table:table-cell>
          <table:table-cell table:number-columns-repeated="9"/>
          <table:table-cell table:style-name="ce25" office:value-type="string" calcext:value-type="string">
            <text:p>Latein</text:p>
          </table:table-cell>
          <table:table-cell table:number-columns-repeated="4"/>
          <table:table-cell table:style-name="ce25" office:value-type="string" calcext:value-type="string">
            <text:p>Japanisch</text:p>
          </table:table-cell>
          <table:table-cell/>
          <table:table-cell table:style-name="ce25" office:value-type="string" calcext:value-type="string">
            <text:p>Französisch</text:p>
          </table:table-cell>
          <table:table-cell/>
          <table:table-cell table:style-name="ce25" office:value-type="string" calcext:value-type="string">
            <text:p>Französisch</text:p>
          </table:table-cell>
          <table:table-cell table:style-name="ce25" office:value-type="string" calcext:value-type="string">
            <text:p>Spanisch</text:p>
          </table:table-cell>
          <table:table-cell/>
          <table:table-cell table:style-name="ce25" office:value-type="string" calcext:value-type="string">
            <text:p>Latein</text:p>
          </table:table-cell>
          <table:table-cell/>
          <table:table-cell table:style-name="ce25" office:value-type="string" calcext:value-type="string">
            <text:p>Spanisch</text:p>
          </table:table-cell>
          <table:table-cell/>
          <table:table-cell table:style-name="ce25" office:value-type="string" calcext:value-type="string">
            <text:p>Französisch</text:p>
          </table:table-cell>
          <table:table-cell table:number-columns-repeated="2"/>
          <table:table-cell table:style-name="ce25" office:value-type="string" calcext:value-type="string">
            <text:p>Französisch</text:p>
          </table:table-cell>
          <table:table-cell table:number-columns-repeated="6"/>
          <table:table-cell table:style-name="ce25" office:value-type="string" calcext:value-type="string">
            <text:p>Altgriechisch</text:p>
          </table:table-cell>
          <table:table-cell table:number-columns-repeated="4"/>
          <table:table-cell table:style-name="ce25" office:value-type="string" calcext:value-type="string">
            <text:p>Französisch</text:p>
          </table:table-cell>
          <table:table-cell/>
          <table:table-cell table:style-name="ce25" office:value-type="string" calcext:value-type="string">
            <text:p>Italienisch</text:p>
          </table:table-cell>
          <table:table-cell/>
          <table:table-cell table:style-name="ce25" office:value-type="string" calcext:value-type="string">
            <text:p>Latein</text:p>
          </table:table-cell>
          <table:table-cell table:number-columns-repeated="922"/>
        </table:table-row>
        <table:table-row table:style-name="ro1">
          <table:table-cell table:style-name="ce6" office:value-type="string" calcext:value-type="string">
            <text:p>L2.3.Jahre</text:p>
          </table:table-cell>
          <table:table-cell table:content-validation-name="val4" table:number-columns-repeated="2"/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5" calcext:value-type="float">
            <text:p>5</text:p>
          </table:table-cell>
          <table:table-cell table:content-validation-name="val4" table:number-columns-repeated="7"/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 table:number-columns-repeated="2"/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/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5" calcext:value-type="float">
            <text:p>5</text:p>
          </table:table-cell>
          <table:table-cell table:style-name="ce25" table:content-validation-name="val4" office:value-type="float" office:value="7" calcext:value-type="float">
            <text:p>7</text:p>
          </table:table-cell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 table:number-columns-repeated="5"/>
          <table:table-cell table:style-name="ce25" table:content-validation-name="val4" office:value-type="float" office:value="2" calcext:value-type="float">
            <text:p>2</text:p>
          </table:table-cell>
          <table:table-cell table:style-name="ce25" table:content-validation-name="val4" office:value-type="float" office:value="5" calcext:value-type="float">
            <text:p>5</text:p>
          </table:table-cell>
          <table:table-cell table:number-columns-repeated="2" table:style-name="ce25" table:content-validation-name="val4" office:value-type="float" office:value="3" calcext:value-type="float">
            <text:p>3</text:p>
          </table:table-cell>
          <table:table-cell table:content-validation-name="val4" table:number-columns-repeated="2"/>
          <table:table-cell table:style-name="ce25" table:content-validation-name="val4" office:value-type="float" office:value="4" calcext:value-type="float">
            <text:p>4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 table:number-columns-repeated="3"/>
          <table:table-cell table:style-name="ce25" table:content-validation-name="val4" office:value-type="float" office:value="3" calcext:value-type="float">
            <text:p>3</text:p>
          </table:table-cell>
          <table:table-cell table:style-name="ce25" table:content-validation-name="val4" office:value-type="float" office:value="5" calcext:value-type="float">
            <text:p>5</text:p>
          </table:table-cell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 table:number-columns-repeated="5"/>
          <table:table-cell table:style-name="ce25" table:content-validation-name="val4" office:value-type="float" office:value="4" calcext:value-type="float">
            <text:p>4</text:p>
          </table:table-cell>
          <table:table-cell table:content-validation-name="val4" table:number-columns-repeated="4"/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 table:number-columns-repeated="4"/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 table:number-columns-repeated="9"/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 table:number-columns-repeated="4"/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/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/>
          <table:table-cell table:style-name="ce25" table:content-validation-name="val4" office:value-type="float" office:value="3" calcext:value-type="float">
            <text:p>3</text:p>
          </table:table-cell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/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/>
          <table:table-cell table:style-name="ce25" table:content-validation-name="val4" office:value-type="float" office:value="3" calcext:value-type="float">
            <text:p>3</text:p>
          </table:table-cell>
          <table:table-cell table:content-validation-name="val4"/>
          <table:table-cell table:style-name="ce25" table:content-validation-name="val4" office:value-type="float" office:value="5" calcext:value-type="float">
            <text:p>5</text:p>
          </table:table-cell>
          <table:table-cell table:content-validation-name="val4" table:number-columns-repeated="2"/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 table:number-columns-repeated="6"/>
          <table:table-cell table:style-name="ce25" table:content-validation-name="val4" office:value-type="float" office:value="5" calcext:value-type="float">
            <text:p>5</text:p>
          </table:table-cell>
          <table:table-cell table:content-validation-name="val4" table:number-columns-repeated="4"/>
          <table:table-cell table:style-name="ce25" table:content-validation-name="val4" office:value-type="float" office:value="1" calcext:value-type="float">
            <text:p>1</text:p>
          </table:table-cell>
          <table:table-cell table:content-validation-name="val4"/>
          <table:table-cell table:style-name="ce25" table:content-validation-name="val4" office:value-type="float" office:value="4" calcext:value-type="float">
            <text:p>4</text:p>
          </table:table-cell>
          <table:table-cell table:content-validation-name="val4"/>
          <table:table-cell table:style-name="ce25" table:content-validation-name="val4" office:value-type="float" office:value="2" calcext:value-type="float">
            <text:p>2</text:p>
          </table:table-cell>
          <table:table-cell table:content-validation-name="val4" table:number-columns-repeated="921"/>
          <table:table-cell/>
        </table:table-row>
        <table:table-row table:style-name="ro1">
          <table:table-cell table:style-name="ce6" office:value-type="string" calcext:value-type="string">
            <text:p>Bundesland1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Hessen</text:p>
          </table:table-cell>
          <table:table-cell table:style-name="ce25" table:content-validation-name="val9" office:value-type="string" calcext:value-type="string">
            <text:p>Nrw</text:p>
          </table:table-cell>
          <table:table-cell table:number-columns-repeated="2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Sachsenanhalt</text:p>
          </table:table-cell>
          <table:table-cell table:style-name="ce25" table:content-validation-name="val9" office:value-type="string" calcext:value-type="string">
            <text:p>Schleswigholstein</text:p>
          </table:table-cell>
          <table:table-cell table:number-columns-repeated="3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style-name="ce25" table:content-validation-name="val9" office:value-type="string" calcext:value-type="string">
            <text:p>Badenwuerttemberg</text:p>
          </table:table-cell>
          <table:table-cell table:number-columns-repeated="2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emen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Thueringe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number-columns-repeated="3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Meckpomm</text:p>
          </table:table-cell>
          <table:table-cell table:number-columns-repeated="2" table:style-name="ce25" table:content-validation-name="val9" office:value-type="string" calcext:value-type="string">
            <text:p>Berlin</text:p>
          </table:table-cell>
          <table:table-cell table:number-columns-repeated="2" table:style-name="ce25" table:content-validation-name="val9" office:value-type="string" calcext:value-type="string">
            <text:p>Brandenburg</text:p>
          </table:table-cell>
          <table:table-cell table:number-columns-repeated="4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Meckpomm</text:p>
          </table:table-cell>
          <table:table-cell table:number-columns-repeated="4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number-columns-repeated="3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style-name="ce25" table:content-validation-name="val9" office:value-type="string" calcext:value-type="string">
            <text:p>Nrw</text:p>
          </table:table-cell>
          <table:table-cell table:style-name="ce25" table:content-validation-name="val9" office:value-type="string" calcext:value-type="string">
            <text:p>Sachsen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adenwuerttemberg</text:p>
          </table:table-cell>
          <table:table-cell table:number-columns-repeated="6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style-name="ce25" table:content-validation-name="val9" office:value-type="string" calcext:value-type="string">
            <text:p>Saarland</text:p>
          </table:table-cell>
          <table:table-cell table:number-columns-repeated="5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Hamburg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number-columns-repeated="3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number-columns-repeated="2" table:style-name="ce25" table:content-validation-name="val9" office:value-type="string" calcext:value-type="string">
            <text:p>Nrw</text:p>
          </table:table-cell>
          <table:table-cell table:style-name="ce25" table:content-validation-name="val9" office:value-type="string" calcext:value-type="string">
            <text:p>Bremen</text:p>
          </table:table-cell>
          <table:table-cell table:number-columns-repeated="3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Hessen</text:p>
          </table:table-cell>
          <table:table-cell table:number-columns-repeated="3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Niedersachse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number-columns-repeated="3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style-name="ce25" table:content-validation-name="val9" office:value-type="string" calcext:value-type="string">
            <text:p>Thueringen</text:p>
          </table:table-cell>
          <table:table-cell table:number-columns-repeated="4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style-name="ce25" table:content-validation-name="val9" office:value-type="string" calcext:value-type="string">
            <text:p>Hamburg</text:p>
          </table:table-cell>
          <table:table-cell table:number-columns-repeated="4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Nrw</text:p>
          </table:table-cell>
          <table:table-cell table:number-columns-repeated="2" table:style-name="ce25" table:content-validation-name="val9" office:value-type="string" calcext:value-type="string">
            <text:p>Berlin</text:p>
          </table:table-cell>
          <table:table-cell table:style-name="ce25" table:content-validation-name="val9" office:value-type="string" calcext:value-type="string">
            <text:p>Brandenburg</text:p>
          </table:table-cell>
          <table:table-cell table:style-name="ce25" table:content-validation-name="val9" office:value-type="string" calcext:value-type="string">
            <text:p>Nrw</text:p>
          </table:table-cell>
          <table:table-cell table:number-columns-repeated="2" table:style-name="ce25" table:content-validation-name="val9" office:value-type="string" calcext:value-type="string">
            <text:p>Berlin</text:p>
          </table:table-cell>
          <table:table-cell table:content-validation-name="val9" table:number-columns-repeated="920"/>
          <table:table-cell/>
        </table:table-row>
        <table:table-row table:style-name="ro1">
          <table:table-cell table:style-name="ce6" office:value-type="string" calcext:value-type="string">
            <text:p>Bundesland2</text:p>
          </table:table-cell>
          <table:table-cell table:content-validation-name="val9" table:number-columns-repeated="2"/>
          <table:table-cell table:style-name="ce25" table:content-validation-name="val9" office:value-type="string" calcext:value-type="string">
            <text:p>Berlin</text:p>
          </table:table-cell>
          <table:table-cell table:content-validation-name="val9" table:number-columns-repeated="2"/>
          <table:table-cell table:style-name="ce25" table:content-validation-name="val9" office:value-type="string" calcext:value-type="string">
            <text:p>Berlin</text:p>
          </table:table-cell>
          <table:table-cell table:content-validation-name="val9" table:number-columns-repeated="27"/>
          <table:table-cell table:style-name="ce25" table:content-validation-name="val9" office:value-type="string" calcext:value-type="string">
            <text:p>Schleswigholstein</text:p>
          </table:table-cell>
          <table:table-cell table:content-validation-name="val9" table:number-columns-repeated="9"/>
          <table:table-cell table:style-name="ce25" table:content-validation-name="val9" office:value-type="string" calcext:value-type="string">
            <text:p>Berlin</text:p>
          </table:table-cell>
          <table:table-cell table:content-validation-name="val9" table:number-columns-repeated="6"/>
          <table:table-cell table:style-name="ce25" table:content-validation-name="val9" office:value-type="string" calcext:value-type="string">
            <text:p>Brandenburg</text:p>
          </table:table-cell>
          <table:table-cell table:content-validation-name="val9" table:number-columns-repeated="23"/>
          <table:table-cell table:style-name="ce25" table:content-validation-name="val9" office:value-type="string" calcext:value-type="string">
            <text:p>Niedersachsen</text:p>
          </table:table-cell>
          <table:table-cell table:content-validation-name="val9" table:number-columns-repeated="13"/>
          <table:table-cell table:style-name="ce25" table:content-validation-name="val9" office:value-type="string" calcext:value-type="string">
            <text:p>Sachsenanhalt</text:p>
          </table:table-cell>
          <table:table-cell table:content-validation-name="val9" table:number-columns-repeated="10"/>
          <table:table-cell table:style-name="ce25" table:content-validation-name="val9" office:value-type="string" calcext:value-type="string">
            <text:p>Berlin</text:p>
          </table:table-cell>
          <table:table-cell table:content-validation-name="val9"/>
          <table:table-cell table:style-name="ce25" table:content-validation-name="val9" office:value-type="string" calcext:value-type="string">
            <text:p>Brandenburg</text:p>
          </table:table-cell>
          <table:table-cell table:content-validation-name="val9" table:number-columns-repeated="920"/>
          <table:table-cell/>
        </table:table-row>
        <table:table-row table:style-name="ro1">
          <table:table-cell table:style-name="ce6" office:value-type="string" calcext:value-type="string">
            <text:p>Einfuehrung1</text:p>
          </table:table-cell>
          <table:table-cell table:number-columns-repeated="3"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Schäfer</text:p>
          </table:table-cell>
          <table:table-cell table:number-columns-repeated="4" table:style-name="ce25" office:value-type="string" calcext:value-type="string">
            <text:p>Duden</text:p>
          </table:table-cell>
          <table:table-cell/>
          <table:table-cell table:number-columns-repeated="2" table:style-name="ce25" office:value-type="string" calcext:value-type="string">
            <text:p>Duden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/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Müller</text:p>
          </table:table-cell>
          <table:table-cell table:number-columns-repeated="6" table:style-name="ce25" office:value-type="string" calcext:value-type="string">
            <text:p>Duden</text:p>
          </table:table-cell>
          <table:table-cell table:style-name="ce25" office:value-type="string" calcext:value-type="string">
            <text:p>Auer</text:p>
          </table:table-cell>
          <table:table-cell/>
          <table:table-cell table:style-name="ce25" office:value-type="string" calcext:value-type="string">
            <text:p>Schäfer</text:p>
          </table:table-cell>
          <table:table-cell/>
          <table:table-cell table:style-name="ce25" office:value-type="string" calcext:value-type="string">
            <text:p>Eisenberg</text:p>
          </table:table-cell>
          <table:table-cell table:number-columns-repeated="2"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Schäfer</text:p>
          </table:table-cell>
          <table:table-cell table:number-columns-repeated="2"/>
          <table:table-cell table:number-columns-repeated="2" table:style-name="ce25" office:value-type="string" calcext:value-type="string">
            <text:p>Duden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Meibauer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 table:number-columns-repeated="4" table:style-name="ce25" office:value-type="string" calcext:value-type="string">
            <text:p>Schäfer</text:p>
          </table:table-cell>
          <table:table-cell table:style-name="ce25" office:value-type="string" calcext:value-type="string">
            <text:p>Lüdeling</text:p>
          </table:table-cell>
          <table:table-cell table:number-columns-repeated="3" table:style-name="ce25" office:value-type="string" calcext:value-type="string">
            <text:p>Schäfer</text:p>
          </table:table-cell>
          <table:table-cell table:style-name="ce25" office:value-type="string" calcext:value-type="string">
            <text:p>Meibauer</text:p>
          </table:table-cell>
          <table:table-cell table:number-columns-repeated="4" table:style-name="ce25" office:value-type="string" calcext:value-type="string">
            <text:p>Schäfer</text:p>
          </table:table-cell>
          <table:table-cell table:style-name="ce25" office:value-type="string" calcext:value-type="string">
            <text:p>Lüdeling</text:p>
          </table:table-cell>
          <table:table-cell table:number-columns-repeated="2" table:style-name="ce25" office:value-type="string" calcext:value-type="string">
            <text:p>Duden</text:p>
          </table:table-cell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Schäfer</text:p>
          </table:table-cell>
          <table:table-cell/>
          <table:table-cell table:style-name="ce25" office:value-type="string" calcext:value-type="string">
            <text:p>Duden</text:p>
          </table:table-cell>
          <table:table-cell/>
          <table:table-cell table:style-name="ce25" office:value-type="string" calcext:value-type="string">
            <text:p>Schäfer</text:p>
          </table:table-cell>
          <table:table-cell table:number-columns-repeated="4" table:style-name="ce25" office:value-type="string" calcext:value-type="string">
            <text:p>Meibauer</text:p>
          </table:table-cell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Meibauer</text:p>
          </table:table-cell>
          <table:table-cell/>
          <table:table-cell table:number-columns-repeated="2" table:style-name="ce25" office:value-type="string" calcext:value-type="string">
            <text:p>Schäfer</text:p>
          </table:table-cell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Müller</text:p>
          </table:table-cell>
          <table:table-cell table:number-columns-repeated="2" table:style-name="ce25" office:value-type="string" calcext:value-type="string">
            <text:p>Schäfer</text:p>
          </table:table-cell>
          <table:table-cell table:style-name="ce25" office:value-type="string" calcext:value-type="string">
            <text:p>Meibauer</text:p>
          </table:table-cell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Eisenberg</text:p>
          </table:table-cell>
          <table:table-cell table:style-name="ce25" office:value-type="string" calcext:value-type="string">
            <text:p>Meibauer</text:p>
          </table:table-cell>
          <table:table-cell table:style-name="ce25" office:value-type="string" calcext:value-type="string">
            <text:p>Duden</text:p>
          </table:table-cell>
          <table:table-cell/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Eisenberg</text:p>
          </table:table-cell>
          <table:table-cell/>
          <table:table-cell table:style-name="ce25" office:value-type="string" calcext:value-type="string">
            <text:p>Duden</text:p>
          </table:table-cell>
          <table:table-cell table:number-columns-repeated="3" table:style-name="ce25" office:value-type="string" calcext:value-type="string">
            <text:p>Schäfer</text:p>
          </table:table-cell>
          <table:table-cell/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Meibauer</text:p>
          </table:table-cell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Duden</text:p>
          </table:table-cell>
          <table:table-cell table:number-columns-repeated="2" table:style-name="ce25" office:value-type="string" calcext:value-type="string">
            <text:p>Schäfer</text:p>
          </table:table-cell>
          <table:table-cell table:number-columns-repeated="921"/>
        </table:table-row>
        <table:table-row table:style-name="ro1">
          <table:table-cell table:style-name="ce6" office:value-type="string" calcext:value-type="string">
            <text:p>Einfuehrung2</text:p>
          </table:table-cell>
          <table:table-cell/>
          <table:table-cell table:style-name="ce25" office:value-type="string" calcext:value-type="string">
            <text:p>Linke</text:p>
          </table:table-cell>
          <table:table-cell table:style-name="ce25" office:value-type="string" calcext:value-type="string">
            <text:p>Duden</text:p>
          </table:table-cell>
          <table:table-cell table:number-columns-repeated="4"/>
          <table:table-cell table:number-columns-repeated="2" table:style-name="ce25" office:value-type="string" calcext:value-type="string">
            <text:p>Schäfer</text:p>
          </table:table-cell>
          <table:table-cell/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Müller</text:p>
          </table:table-cell>
          <table:table-cell table:number-columns-repeated="3"/>
          <table:table-cell table:style-name="ce25" office:value-type="string" calcext:value-type="string">
            <text:p>Duden</text:p>
          </table:table-cell>
          <table:table-cell table:number-columns-repeated="5"/>
          <table:table-cell table:number-columns-repeated="3" table:style-name="ce25" office:value-type="string" calcext:value-type="string">
            <text:p>Schäfer</text:p>
          </table:table-cell>
          <table:table-cell table:style-name="ce25" office:value-type="string" calcext:value-type="string">
            <text:p>Meibauer</text:p>
          </table:table-cell>
          <table:table-cell table:number-columns-repeated="3"/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Duden</text:p>
          </table:table-cell>
          <table:table-cell/>
          <table:table-cell table:style-name="ce25" office:value-type="string" calcext:value-type="string">
            <text:p>Busch</text:p>
          </table:table-cell>
          <table:table-cell table:number-columns-repeated="3"/>
          <table:table-cell table:style-name="ce25" office:value-type="string" calcext:value-type="string">
            <text:p>Schäfer</text:p>
          </table:table-cell>
          <table:table-cell table:number-columns-repeated="2"/>
          <table:table-cell table:style-name="ce25" office:value-type="string" calcext:value-type="string">
            <text:p>Eisenberg</text:p>
          </table:table-cell>
          <table:table-cell/>
          <table:table-cell table:style-name="ce25" office:value-type="string" calcext:value-type="string">
            <text:p>Schäfer</text:p>
          </table:table-cell>
          <table:table-cell table:number-columns-repeated="2"/>
          <table:table-cell table:style-name="ce25" office:value-type="string" calcext:value-type="string">
            <text:p>Eisenberg</text:p>
          </table:table-cell>
          <table:table-cell table:number-columns-repeated="6"/>
          <table:table-cell table:style-name="ce25" office:value-type="string" calcext:value-type="string">
            <text:p>Lüdeling</text:p>
          </table:table-cell>
          <table:table-cell table:number-columns-repeated="2"/>
          <table:table-cell table:style-name="ce25" office:value-type="string" calcext:value-type="string">
            <text:p>Duden</text:p>
          </table:table-cell>
          <table:table-cell table:number-columns-repeated="2"/>
          <table:table-cell table:style-name="ce25" office:value-type="string" calcext:value-type="string">
            <text:p>Eisenberg</text:p>
          </table:table-cell>
          <table:table-cell/>
          <table:table-cell table:style-name="ce25" office:value-type="string" calcext:value-type="string">
            <text:p>Duden</text:p>
          </table:table-cell>
          <table:table-cell table:number-columns-repeated="3"/>
          <table:table-cell table:style-name="ce25" office:value-type="string" calcext:value-type="string">
            <text:p>Schäfer</text:p>
          </table:table-cell>
          <table:table-cell table:number-columns-repeated="4"/>
          <table:table-cell table:style-name="ce25" office:value-type="string" calcext:value-type="string">
            <text:p>Duden</text:p>
          </table:table-cell>
          <table:table-cell table:number-columns-repeated="2"/>
          <table:table-cell table:style-name="ce25" office:value-type="string" calcext:value-type="string">
            <text:p>Fuhrhop</text:p>
          </table:table-cell>
          <table:table-cell table:number-columns-repeated="3"/>
          <table:table-cell table:style-name="ce25" office:value-type="string" calcext:value-type="string">
            <text:p>Duden</text:p>
          </table:table-cell>
          <table:table-cell table:style-name="ce25" office:value-type="string" calcext:value-type="string">
            <text:p>Schäfer</text:p>
          </table:table-cell>
          <table:table-cell table:number-columns-repeated="4"/>
          <table:table-cell table:style-name="ce25" office:value-type="string" calcext:value-type="string">
            <text:p>Lüdeling</text:p>
          </table:table-cell>
          <table:table-cell/>
          <table:table-cell table:style-name="ce25" office:value-type="string" calcext:value-type="string">
            <text:p>Auer</text:p>
          </table:table-cell>
          <table:table-cell/>
          <table:table-cell table:style-name="ce25" office:value-type="string" calcext:value-type="string">
            <text:p>Meibauer</text:p>
          </table:table-cell>
          <table:table-cell/>
          <table:table-cell table:style-name="ce25" office:value-type="string" calcext:value-type="string">
            <text:p>Schäfer</text:p>
          </table:table-cell>
          <table:table-cell/>
          <table:table-cell table:style-name="ce25" office:value-type="string" calcext:value-type="string">
            <text:p>Schäfer</text:p>
          </table:table-cell>
          <table:table-cell table:style-name="ce25" office:value-type="string" calcext:value-type="string">
            <text:p>Nübling</text:p>
          </table:table-cell>
          <table:table-cell table:number-columns-repeated="4"/>
          <table:table-cell table:style-name="ce25" office:value-type="string" calcext:value-type="string">
            <text:p>Eisenberg</text:p>
          </table:table-cell>
          <table:table-cell table:number-columns-repeated="2"/>
          <table:table-cell table:style-name="ce25" office:value-type="string" calcext:value-type="string">
            <text:p>Lüdeling</text:p>
          </table:table-cell>
          <table:table-cell table:style-name="ce25" office:value-type="string" calcext:value-type="string">
            <text:p>Eisenberg</text:p>
          </table:table-cell>
          <table:table-cell/>
          <table:table-cell table:style-name="ce25" office:value-type="string" calcext:value-type="string">
            <text:p>Lüdeling</text:p>
          </table:table-cell>
          <table:table-cell table:number-columns-repeated="922"/>
        </table:table-row>
        <table:table-row table:style-name="ro1">
          <table:table-cell table:style-name="ce7" office:value-type="string" calcext:value-type="string">
            <text:p>Vorbildung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number-columns-repeated="3" table:style-name="ce26" table:content-validation-name="val10" office:value-type="string" calcext:value-type="string">
            <text:p>Gut</text:p>
          </table:table-cell>
          <table:table-cell table:number-columns-repeated="2"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Sehrgut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number-columns-repeated="2" table:style-name="ce26" table:content-validation-name="val10" office:value-type="string" calcext:value-type="string">
            <text:p>Schlech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Sehrschlech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Sehrgut</text:p>
          </table:table-cell>
          <table:table-cell table:number-columns-repeated="3" table:style-name="ce26" table:content-validation-name="val10" office:value-type="string" calcext:value-type="string">
            <text:p>Gut</text:p>
          </table:table-cell>
          <table:table-cell table:number-columns-repeated="2" table:style-name="ce26" table:content-validation-name="val10" office:value-type="string" calcext:value-type="string">
            <text:p>Mittel</text:p>
          </table:table-cell>
          <table:table-cell table:number-columns-repeated="3"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number-columns-repeated="4"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Sehrgut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Schlecht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Schlecht</text:p>
          </table:table-cell>
          <table:table-cell table:number-columns-repeated="2"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Schlech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Schlecht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number-columns-repeated="4"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Schlech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number-columns-repeated="8"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Sehr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number-columns-repeated="3"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number-columns-repeated="4"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Sehrgut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Sehr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number-columns-repeated="2"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Sehrschlecht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Schlech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Sehrgut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office:value-type="string" calcext:value-type="string">
            <text:p>Sehrschlecht</text:p>
          </table:table-cell>
          <table:table-cell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number-columns-repeated="3" table:style-name="ce26" table:content-validation-name="val10" office:value-type="string" calcext:value-type="string">
            <text:p>Gut</text:p>
          </table:table-cell>
          <table:table-cell table:style-name="ce26" table:content-validation-name="val10" office:value-type="string" calcext:value-type="string">
            <text:p>Mittel</text:p>
          </table:table-cell>
          <table:table-cell table:style-name="ce26" table:content-validation-name="val10" table:number-columns-repeated="920"/>
          <table:table-cell/>
        </table:table-row>
        <table:table-row table:style-name="ro1">
          <table:table-cell table:style-name="ce8" office:value-type="string" calcext:value-type="string">
            <text:p>Grammatikkenntnisse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/>
          <table:table-cell table:style-name="ce27" table:content-validation-name="val11" office:value-type="float" office:value="3" calcext:value-type="float">
            <text:p>3</text:p>
          </table:table-cell>
          <table:table-cell table:number-columns-repeated="3"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/>
          <table:table-cell table:number-columns-repeated="2"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number-columns-repeated="3"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number-columns-repeated="2"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number-columns-repeated="2"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/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/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number-columns-repeated="2"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/>
          <table:table-cell table:style-name="ce27" table:content-validation-name="val11" office:value-type="float" office:value="3" calcext:value-type="float">
            <text:p>3</text:p>
          </table:table-cell>
          <table:table-cell table:number-columns-repeated="3"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number-columns-repeated="2" table:style-name="ce27" table:content-validation-name="val11" office:value-type="float" office:value="4" calcext:value-type="float">
            <text:p>4</text:p>
          </table:table-cell>
          <table:table-cell table:number-columns-repeated="3"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number-columns-repeated="2"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number-columns-repeated="3"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number-columns-repeated="2"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7" calcext:value-type="float">
            <text:p>7</text:p>
          </table:table-cell>
          <table:table-cell table:number-columns-repeated="2"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4" calcext:value-type="float">
            <text:p>4</text:p>
          </table:table-cell>
          <table:table-cell table:style-name="ce27" table:content-validation-name="val11" office:value-type="float" office:value="1" calcext:value-type="float">
            <text:p>1</text:p>
          </table:table-cell>
          <table:table-cell table:style-name="ce27" table:content-validation-name="val11"/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3" calcext:value-type="float">
            <text:p>3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5" calcext:value-type="float">
            <text:p>5</text:p>
          </table:table-cell>
          <table:table-cell table:style-name="ce27" table:content-validation-name="val11" office:value-type="float" office:value="6" calcext:value-type="float">
            <text:p>6</text:p>
          </table:table-cell>
          <table:table-cell table:style-name="ce27" table:content-validation-name="val11" office:value-type="float" office:value="2" calcext:value-type="float">
            <text:p>2</text:p>
          </table:table-cell>
          <table:table-cell table:style-name="ce27" table:content-validation-name="val11" table:number-columns-repeated="920"/>
          <table:table-cell/>
        </table:table-row>
        <table:table-row table:style-name="ro1">
          <table:table-cell table:style-name="ce9" office:value-type="string" calcext:value-type="string">
            <text:p>1.NB</text:p>
          </table:table-cell>
          <table:table-cell table:style-name="ce28" table:content-validation-name="val12" table:number-columns-repeated="40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80"/>
          <table:table-cell/>
        </table:table-row>
        <table:table-row table:style-name="ro1">
          <table:table-cell table:style-name="ce10" office:value-type="string" calcext:value-type="string">
            <text:p>1.1</text:p>
          </table:table-cell>
          <table:table-cell table:number-columns-repeated="40" table:style-name="ce29" table:content-validation-name="val13" office:value-type="string" calcext:value-type="string">
            <text:p>Aktiv</text:p>
          </table:table-cell>
          <table:table-cell table:style-name="ce29" table:content-validation-name="val13" table:number-columns-repeated="2"/>
          <table:table-cell table:number-columns-repeated="60" table:style-name="ce29" table:content-validation-name="val13" office:value-type="string" calcext:value-type="string">
            <text:p>Aktiv</text:p>
          </table:table-cell>
          <table:table-cell table:style-name="ce29" table:content-validation-name="val13" table:number-columns-repeated="920"/>
          <table:table-cell/>
        </table:table-row>
        <table:table-row table:style-name="ro1">
          <table:table-cell table:style-name="ce11" office:value-type="string" calcext:value-type="string">
            <text:p>1.2</text:p>
          </table:table-cell>
          <table:table-cell table:number-columns-repeated="13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20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3" table:style-name="ce30" table:content-validation-name="val13" office:value-type="string" calcext:value-type="string">
            <text:p>Passiv</text:p>
          </table:table-cell>
          <table:table-cell table:style-name="ce30" table:content-validation-name="val13" table:number-columns-repeated="2"/>
          <table:table-cell table:number-columns-repeated="22" table:style-name="ce30" table:content-validation-name="val13" office:value-type="string" calcext:value-type="string">
            <text:p>Pass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/>
          <table:table-cell table:style-name="ce30" table:content-validation-name="val13" office:value-type="string" calcext:value-type="string">
            <text:p>Aktiv</text:p>
          </table:table-cell>
          <table:table-cell table:number-columns-repeated="3" table:style-name="ce30" table:content-validation-name="val13" office:value-type="string" calcext:value-type="string">
            <text:p>Pass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26" table:style-name="ce30" table:content-validation-name="val13" office:value-type="string" calcext:value-type="string">
            <text:p>Passiv</text:p>
          </table:table-cell>
          <table:table-cell table:style-name="ce30" table:content-validation-name="val13" table:number-columns-repeated="920"/>
          <table:table-cell/>
        </table:table-row>
        <table:table-row table:style-name="ro1">
          <table:table-cell table:style-name="ce11" office:value-type="string" calcext:value-type="string">
            <text:p>1.3</text:p>
          </table:table-cell>
          <table:table-cell table:number-columns-repeated="13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20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5" table:style-name="ce30" table:content-validation-name="val13" office:value-type="string" calcext:value-type="string">
            <text:p>Passiv</text:p>
          </table:table-cell>
          <table:table-cell table:style-name="ce30" table:content-validation-name="val13" table:number-columns-repeated="2"/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11"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content-validation-name="val13"/>
          <table:table-cell table:number-columns-repeated="6" table:style-name="ce30" table:content-validation-name="val13" office:value-type="string" calcext:value-type="string">
            <text:p>Pass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5" table:style-name="ce30" table:content-validation-name="val13" office:value-type="string" calcext:value-type="string">
            <text:p>Passiv</text:p>
          </table:table-cell>
          <table:table-cell table:content-validation-name="val13"/>
          <table:table-cell table:number-columns-repeated="4" table:style-name="ce30" table:content-validation-name="val13" office:value-type="string" calcext:value-type="string">
            <text:p>Pass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6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content-validation-name="val13"/>
          <table:table-cell table:number-columns-repeated="10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7" table:style-name="ce30" table:content-validation-name="val13" office:value-type="string" calcext:value-type="string">
            <text:p>Passiv</text:p>
          </table:table-cell>
          <table:table-cell table:content-validation-name="val13" table:number-columns-repeated="920"/>
          <table:table-cell/>
        </table:table-row>
        <table:table-row table:style-name="ro1">
          <table:table-cell table:style-name="ce11" office:value-type="string" calcext:value-type="string">
            <text:p>1.4</text:p>
          </table:table-cell>
          <table:table-cell table:number-columns-repeated="40" table:style-name="ce30" table:content-validation-name="val13" office:value-type="string" calcext:value-type="string">
            <text:p>Aktiv</text:p>
          </table:table-cell>
          <table:table-cell table:content-validation-name="val13" table:number-columns-repeated="2"/>
          <table:table-cell table:number-columns-repeated="13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3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4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10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25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content-validation-name="val13" table:number-columns-repeated="920"/>
          <table:table-cell/>
        </table:table-row>
        <table:table-row table:style-name="ro1">
          <table:table-cell table:style-name="ce11" office:value-type="string" calcext:value-type="string">
            <text:p>1.5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8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content-validation-name="val13"/>
          <table:table-cell table:number-columns-repeated="19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9" table:style-name="ce30" table:content-validation-name="val13" office:value-type="string" calcext:value-type="string">
            <text:p>Passiv</text:p>
          </table:table-cell>
          <table:table-cell table:content-validation-name="val13" table:number-columns-repeated="2"/>
          <table:table-cell table:number-columns-repeated="17" table:style-name="ce30" table:content-validation-name="val13" office:value-type="string" calcext:value-type="string">
            <text:p>Pass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4" table:style-name="ce30" table:content-validation-name="val13" office:value-type="string" calcext:value-type="string">
            <text:p>Pass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content-validation-name="val13"/>
          <table:table-cell table:number-columns-repeated="4" table:style-name="ce30" table:content-validation-name="val13" office:value-type="string" calcext:value-type="string">
            <text:p>Pass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7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17" table:style-name="ce30" table:content-validation-name="val13" office:value-type="string" calcext:value-type="string">
            <text:p>Pass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content-validation-name="val13" table:number-columns-repeated="920"/>
          <table:table-cell/>
        </table:table-row>
        <table:table-row table:style-name="ro1">
          <table:table-cell table:style-name="ce11" office:value-type="string" calcext:value-type="string">
            <text:p>1.6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7" table:style-name="ce30" table:content-validation-name="val13" office:value-type="string" calcext:value-type="string">
            <text:p>Passiv</text:p>
          </table:table-cell>
          <table:table-cell table:number-columns-repeated="3" table:style-name="ce30" table:content-validation-name="val13" office:value-type="string" calcext:value-type="string">
            <text:p>Aktiv</text:p>
          </table:table-cell>
          <table:table-cell table:number-columns-repeated="15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9" table:style-name="ce30" table:content-validation-name="val13" office:value-type="string" calcext:value-type="string">
            <text:p>Passiv</text:p>
          </table:table-cell>
          <table:table-cell table:content-validation-name="val13" table:number-columns-repeated="2"/>
          <table:table-cell table:number-columns-repeated="17" table:style-name="ce30" table:content-validation-name="val13" office:value-type="string" calcext:value-type="string">
            <text:p>Pass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4" table:style-name="ce30" table:content-validation-name="val13" office:value-type="string" calcext:value-type="string">
            <text:p>Pass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number-columns-repeated="21"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number-columns-repeated="3" table:style-name="ce30" table:content-validation-name="val13" office:value-type="string" calcext:value-type="string">
            <text:p>Passiv</text:p>
          </table:table-cell>
          <table:table-cell table:number-columns-repeated="3" table:style-name="ce30" table:content-validation-name="val13" office:value-type="string" calcext:value-type="string">
            <text:p>Aktiv</text:p>
          </table:table-cell>
          <table:table-cell table:number-columns-repeated="4" table:style-name="ce30" table:content-validation-name="val13" office:value-type="string" calcext:value-type="string">
            <text:p>Pass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content-validation-name="val13" table:number-columns-repeated="920"/>
          <table:table-cell/>
        </table:table-row>
        <table:table-row table:style-name="ro1">
          <table:table-cell table:style-name="ce11" office:value-type="string" calcext:value-type="string">
            <text:p>1.7</text:p>
          </table:table-cell>
          <table:table-cell table:number-columns-repeated="9" table:style-name="ce30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number-columns-repeated="14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4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3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5" table:style-name="ce30" table:content-validation-name="val13" office:value-type="string" calcext:value-type="string">
            <text:p>Aktiv</text:p>
          </table:table-cell>
          <table:table-cell table:content-validation-name="val13" table:number-columns-repeated="2"/>
          <table:table-cell table:number-columns-repeated="14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4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7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13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11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content-validation-name="val13" table:number-columns-repeated="920"/>
          <table:table-cell/>
        </table:table-row>
        <table:table-row table:style-name="ro1">
          <table:table-cell table:style-name="ce11" office:value-type="string" calcext:value-type="string">
            <text:p>1.8</text:p>
          </table:table-cell>
          <table:table-cell table:number-columns-repeated="9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15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5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3" table:style-name="ce30" table:content-validation-name="val13" office:value-type="string" calcext:value-type="string">
            <text:p>Aktiv</text:p>
          </table:table-cell>
          <table:table-cell table:content-validation-name="val13" table:number-columns-repeated="2"/>
          <table:table-cell table:number-columns-repeated="17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4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style-name="ce30" table:content-validation-name="val13" office:value-type="string" calcext:value-type="string">
            <text:p>Aktiv</text:p>
          </table:table-cell>
          <table:table-cell table:style-name="ce30" table:content-validation-name="val13" office:value-type="string" calcext:value-type="string">
            <text:p>Passiv</text:p>
          </table:table-cell>
          <table:table-cell table:number-columns-repeated="3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number-columns-repeated="13" table:style-name="ce30" table:content-validation-name="val13" office:value-type="string" calcext:value-type="string">
            <text:p>Aktiv</text:p>
          </table:table-cell>
          <table:table-cell table:number-columns-repeated="2" table:style-name="ce30" table:content-validation-name="val13" office:value-type="string" calcext:value-type="string">
            <text:p>Passiv</text:p>
          </table:table-cell>
          <table:table-cell table:number-columns-repeated="10" table:style-name="ce30" table:content-validation-name="val13" office:value-type="string" calcext:value-type="string">
            <text:p>Aktiv</text:p>
          </table:table-cell>
          <table:table-cell table:style-name="ce29" table:content-validation-name="val13" office:value-type="string" calcext:value-type="string">
            <text:p>Aktiv</text:p>
          </table:table-cell>
          <table:table-cell table:content-validation-name="val13" table:number-columns-repeated="920"/>
          <table:table-cell/>
        </table:table-row>
        <table:table-row table:style-name="ro1">
          <table:table-cell table:style-name="ce12" office:value-type="string" calcext:value-type="string">
            <text:p>1.Verstaendlichkei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5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number-columns-repeated="5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6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table:number-columns-repeated="920"/>
          <table:table-cell/>
        </table:table-row>
        <table:table-row table:style-name="ro1">
          <table:table-cell table:style-name="ce13" office:value-type="string" calcext:value-type="string">
            <text:p>1.Schwierigkei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4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5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4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920"/>
          <table:table-cell/>
        </table:table-row>
        <table:table-row table:style-name="ro1">
          <table:table-cell table:style-name="ce9" office:value-type="string" calcext:value-type="string">
            <text:p>2.NB</text:p>
          </table:table-cell>
          <table:table-cell table:style-name="ce28" table:content-validation-name="val12" table:number-columns-repeated="1022"/>
          <table:table-cell/>
        </table:table-row>
        <table:table-row table:style-name="ro1">
          <table:table-cell table:style-name="ce10" office:value-type="string" calcext:value-type="string">
            <text:p>2.1</text:p>
          </table:table-cell>
          <table:table-cell table:number-columns-repeated="102" table:style-name="ce29" table:content-validation-name="val16" office:value-type="string" calcext:value-type="string">
            <text:p>S</text:p>
          </table:table-cell>
          <table:table-cell table:style-name="ce29"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2</text:p>
          </table:table-cell>
          <table:table-cell table:number-columns-repeated="41"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5" table:style-name="ce30" table:content-validation-name="val16" office:value-type="string" calcext:value-type="string">
            <text:p>P</text:p>
          </table:table-cell>
          <table:table-cell table:style-name="ce30" table:content-validation-name="val16"/>
          <table:table-cell table:number-columns-repeated="21"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19" table:style-name="ce30" table:content-validation-name="val16" office:value-type="string" calcext:value-type="string">
            <text:p>P</text:p>
          </table:table-cell>
          <table:table-cell table:style-name="ce30" table:content-validation-name="val16" table:number-columns-repeated="2"/>
          <table:table-cell table:number-columns-repeated="11" table:style-name="ce30" table:content-validation-name="val16" office:value-type="string" calcext:value-type="string">
            <text:p>P</text:p>
          </table:table-cell>
          <table:table-cell table:style-name="ce30"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3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number-columns-repeated="4"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5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8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6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4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6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4</text:p>
          </table:table-cell>
          <table:table-cell table:number-columns-repeated="4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3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6"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number-columns-repeated="10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number-columns-repeated="3"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number-columns-repeated="9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5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7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5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5</text:p>
          </table:table-cell>
          <table:table-cell table:number-columns-repeated="4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8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5" table:style-name="ce30" table:content-validation-name="val16" office:value-type="string" calcext:value-type="string">
            <text:p>A</text:p>
          </table:table-cell>
          <table:table-cell table:content-validation-name="val16" table:number-columns-repeated="3"/>
          <table:table-cell table:number-columns-repeated="12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3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8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5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12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19" table:style-name="ce30" table:content-validation-name="val16" office:value-type="string" calcext:value-type="string">
            <text:p>A</text:p>
          </table:table-cell>
          <table:table-cell table:content-validation-name="val16" table:number-columns-repeated="2"/>
          <table:table-cell table:number-columns-repeated="11" table:style-name="ce30" table:content-validation-name="val16" office:value-type="string" calcext:value-type="string">
            <text:p>A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6</text:p>
          </table:table-cell>
          <table:table-cell table:number-columns-repeated="41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5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21"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19" table:style-name="ce30" table:content-validation-name="val16" office:value-type="string" calcext:value-type="string">
            <text:p>P</text:p>
          </table:table-cell>
          <table:table-cell table:content-validation-name="val16" table:number-columns-repeated="2"/>
          <table:table-cell table:number-columns-repeated="11" table:style-name="ce30" table:content-validation-name="val16" office:value-type="string" calcext:value-type="string">
            <text:p>P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7</text:p>
          </table:table-cell>
          <table:table-cell table:number-columns-repeated="90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1" table:style-name="ce30" table:content-validation-name="val16" office:value-type="string" calcext:value-type="string">
            <text:p>S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8</text:p>
          </table:table-cell>
          <table:table-cell table:number-columns-repeated="4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14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15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3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8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5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12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19" table:style-name="ce30" table:content-validation-name="val16" office:value-type="string" calcext:value-type="string">
            <text:p>A</text:p>
          </table:table-cell>
          <table:table-cell table:content-validation-name="val16" table:number-columns-repeated="2"/>
          <table:table-cell table:number-columns-repeated="11" table:style-name="ce30" table:content-validation-name="val16" office:value-type="string" calcext:value-type="string">
            <text:p>A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9</text:p>
          </table:table-cell>
          <table:table-cell table:number-columns-repeated="21"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19"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5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15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style-name="ce30" table:content-validation-name="val16" office:value-type="string" calcext:value-type="string">
            <text:p>A</text:p>
          </table:table-cell>
          <table:table-cell table:number-columns-repeated="4"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19"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11" table:style-name="ce30" table:content-validation-name="val16" office:value-type="string" calcext:value-type="string">
            <text:p>P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10</text:p>
          </table:table-cell>
          <table:table-cell table:number-columns-repeated="34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29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24" table:style-name="ce30" table:content-validation-name="val16" office:value-type="string" calcext:value-type="string">
            <text:p>S</text:p>
          </table:table-cell>
          <table:table-cell table:content-validation-name="val16" table:number-columns-repeated="2"/>
          <table:table-cell table:number-columns-repeated="11" table:style-name="ce30" table:content-validation-name="val16" office:value-type="string" calcext:value-type="string">
            <text:p>S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11</text:p>
          </table:table-cell>
          <table:table-cell table:number-columns-repeated="4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14" table:style-name="ce30" table:content-validation-name="val16" office:value-type="string" calcext:value-type="string">
            <text:p>A</text:p>
          </table:table-cell>
          <table:table-cell table:content-validation-name="val16" table:number-columns-repeated="3"/>
          <table:table-cell table:number-columns-repeated="19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18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8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2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number-columns-repeated="9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5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11" table:style-name="ce30" table:content-validation-name="val16" office:value-type="string" calcext:value-type="string">
            <text:p>A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12</text:p>
          </table:table-cell>
          <table:table-cell table:number-columns-repeated="41"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5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21"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19"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1" table:style-name="ce30" table:content-validation-name="val16" office:value-type="string" calcext:value-type="string">
            <text:p>P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13</text:p>
          </table:table-cell>
          <table:table-cell table:number-columns-repeated="5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20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7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55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11" table:style-name="ce30" table:content-validation-name="val16" office:value-type="string" calcext:value-type="string">
            <text:p>S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14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1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1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6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5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7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6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2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6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9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5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4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15</text:p>
          </table:table-cell>
          <table:table-cell table:number-columns-repeated="4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7"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content-validation-name="val16" table:number-columns-repeated="2"/>
          <table:table-cell table:style-name="ce30" table:content-validation-name="val16" office:value-type="string" calcext:value-type="string">
            <text:p>O</text:p>
          </table:table-cell>
          <table:table-cell table:number-columns-repeated="6"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6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6" table:style-name="ce30" table:content-validation-name="val16" office:value-type="string" calcext:value-type="string">
            <text:p>A</text:p>
          </table:table-cell>
          <table:table-cell table:content-validation-name="val16"/>
          <table:table-cell table:style-name="ce30" table:content-validation-name="val16" office:value-type="string" calcext:value-type="string">
            <text:p>O</text:p>
          </table:table-cell>
          <table:table-cell table:number-columns-repeated="3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10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9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5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2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6" table:style-name="ce30" table:content-validation-name="val16" office:value-type="string" calcext:value-type="string">
            <text:p>A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16</text:p>
          </table:table-cell>
          <table:table-cell table:number-columns-repeated="41"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5"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style-name="ce30" table:content-validation-name="val16" office:value-type="string" calcext:value-type="string">
            <text:p>P</text:p>
          </table:table-cell>
          <table:table-cell table:content-validation-name="val16"/>
          <table:table-cell table:number-columns-repeated="19"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19" table:style-name="ce30" table:content-validation-name="val16" office:value-type="string" calcext:value-type="string">
            <text:p>P</text:p>
          </table:table-cell>
          <table:table-cell table:content-validation-name="val16" table:number-columns-repeated="2"/>
          <table:table-cell table:number-columns-repeated="11" table:style-name="ce30" table:content-validation-name="val16" office:value-type="string" calcext:value-type="string">
            <text:p>P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17</text:p>
          </table:table-cell>
          <table:table-cell table:content-validation-name="val16"/>
          <table:table-cell table:number-columns-repeated="4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6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content-validation-name="val16" table:number-columns-repeated="2"/>
          <table:table-cell table:number-columns-repeated="4" table:style-name="ce30" table:content-validation-name="val16" office:value-type="string" calcext:value-type="string">
            <text:p>S</text:p>
          </table:table-cell>
          <table:table-cell table:content-validation-name="val16" table:number-columns-repeated="2"/>
          <table:table-cell table:number-columns-repeated="2" table:style-name="ce30" table:content-validation-name="val16" office:value-type="string" calcext:value-type="string">
            <text:p>S</text:p>
          </table:table-cell>
          <table:table-cell table:content-validation-name="val16" table:number-columns-repeated="2"/>
          <table:table-cell table:number-columns-repeated="2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3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4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4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P</text:p>
          </table:table-cell>
          <table:table-cell table:number-columns-repeated="5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2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style-name="ce30" table:content-validation-name="val16" office:value-type="string" calcext:value-type="string">
            <text:p>O</text:p>
          </table:table-cell>
          <table:table-cell table:number-columns-repeated="12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3" table:style-name="ce30" table:content-validation-name="val16" office:value-type="string" calcext:value-type="string">
            <text:p>S</text:p>
          </table:table-cell>
          <table:table-cell table:content-validation-name="val16" table:number-columns-repeated="2"/>
          <table:table-cell table:number-columns-repeated="5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4" table:style-name="ce30" table:content-validation-name="val16" office:value-type="string" calcext:value-type="string">
            <text:p>S</text:p>
          </table:table-cell>
          <table:table-cell table:content-validation-name="val16" table:number-columns-repeated="921"/>
          <table:table-cell/>
        </table:table-row>
        <table:table-row table:style-name="ro1">
          <table:table-cell table:style-name="ce11" office:value-type="string" calcext:value-type="string">
            <text:p>2.18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5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style-name="ce30" table:content-validation-name="val16" office:value-type="string" calcext:value-type="string">
            <text:p>O</text:p>
          </table:table-cell>
          <table:table-cell table:number-columns-repeated="4" table:style-name="ce30" table:content-validation-name="val16" office:value-type="string" calcext:value-type="string">
            <text:p>S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2" table:style-name="ce30" table:content-validation-name="val16" office:value-type="string" calcext:value-type="string">
            <text:p>S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S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4" table:style-name="ce30" table:content-validation-name="val16" office:value-type="string" calcext:value-type="string">
            <text:p>O</text:p>
          </table:table-cell>
          <table:table-cell table:number-columns-repeated="3"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4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style-name="ce30" table:content-validation-name="val16" office:value-type="string" calcext:value-type="string">
            <text:p>S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3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6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/>
          <table:table-cell table:number-columns-repeated="5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S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1" office:value-type="string" calcext:value-type="string">
            <text:p>2.19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5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content-validation-name="val16" table:number-columns-repeated="2"/>
          <table:table-cell table:number-columns-repeated="6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S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3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3" table:style-name="ce30" table:content-validation-name="val16" office:value-type="string" calcext:value-type="string">
            <text:p>O</text:p>
          </table:table-cell>
          <table:table-cell table:number-columns-repeated="2" table:style-name="ce30" table:content-validation-name="val16" office:value-type="string" calcext:value-type="string">
            <text:p>A</text:p>
          </table:table-cell>
          <table:table-cell table:number-columns-repeated="6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number-columns-repeated="4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9" table:style-name="ce30" table:content-validation-name="val16" office:value-type="string" calcext:value-type="string">
            <text:p>O</text:p>
          </table:table-cell>
          <table:table-cell table:content-validation-name="val16"/>
          <table:table-cell table:style-name="ce30" table:content-validation-name="val16" office:value-type="string" calcext:value-type="string">
            <text:p>A</text:p>
          </table:table-cell>
          <table:table-cell table:number-columns-repeated="6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number-columns-repeated="2" table:style-name="ce30" table:content-validation-name="val16" office:value-type="string" calcext:value-type="string">
            <text:p>O</text:p>
          </table:table-cell>
          <table:table-cell table:style-name="ce30" table:content-validation-name="val16" office:value-type="string" calcext:value-type="string">
            <text:p>A</text:p>
          </table:table-cell>
          <table:table-cell table:content-validation-name="val16" table:number-columns-repeated="920"/>
          <table:table-cell/>
        </table:table-row>
        <table:table-row table:style-name="ro1">
          <table:table-cell table:style-name="ce12" office:value-type="string" calcext:value-type="string">
            <text:p>2.Verstaendlich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5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6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5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number-columns-repeated="6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table:number-columns-repeated="920"/>
          <table:table-cell/>
        </table:table-row>
        <table:table-row table:style-name="ro1">
          <table:table-cell table:style-name="ce13" office:value-type="string" calcext:value-type="string">
            <text:p>2.Schwierigkei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5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ehrschwierig</text:p>
          </table:table-cell>
          <table:table-cell table:number-columns-repeated="4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920"/>
          <table:table-cell/>
        </table:table-row>
        <table:table-row table:style-name="ro1">
          <table:table-cell table:style-name="ce9" office:value-type="string" calcext:value-type="string">
            <text:p>3.NB</text:p>
          </table:table-cell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5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4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8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1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8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30"/>
          <table:table-cell/>
        </table:table-row>
        <table:table-row table:style-name="ro1">
          <table:table-cell table:style-name="ce10" office:value-type="string" calcext:value-type="string">
            <text:p>3.1</text:p>
          </table:table-cell>
          <table:table-cell table:style-name="ce29" table:content-validation-name="val17"/>
          <table:table-cell table:number-columns-repeated="2" table:style-name="ce29" table:content-validation-name="val17" office:value-type="string" calcext:value-type="string">
            <text:p>b</text:p>
          </table:table-cell>
          <table:table-cell table:style-name="ce29" table:content-validation-name="val17" table:number-columns-repeated="2"/>
          <table:table-cell table:style-name="ce29" table:content-validation-name="val17" office:value-type="string" calcext:value-type="string">
            <text:p>a</text:p>
          </table:table-cell>
          <table:table-cell table:number-columns-repeated="2" table:style-name="ce29" table:content-validation-name="val17" office:value-type="string" calcext:value-type="string">
            <text:p>b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/>
          <table:table-cell table:number-columns-repeated="2" table:style-name="ce29" table:content-validation-name="val17" office:value-type="string" calcext:value-type="string">
            <text:p>b</text:p>
          </table:table-cell>
          <table:table-cell table:number-columns-repeated="2"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number-columns-repeated="2" table:style-name="ce29" table:content-validation-name="val17" office:value-type="string" calcext:value-type="string">
            <text:p>b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d</text:p>
          </table:table-cell>
          <table:table-cell table:number-columns-repeated="3" table:style-name="ce29" table:content-validation-name="val17" office:value-type="string" calcext:value-type="string">
            <text:p>b</text:p>
          </table:table-cell>
          <table:table-cell table:style-name="ce29" table:content-validation-name="val17" table:number-columns-repeated="2"/>
          <table:table-cell table:number-columns-repeated="2"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b</text:p>
          </table:table-cell>
          <table:table-cell table:number-columns-repeated="2"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number-columns-repeated="3"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number-columns-repeated="4" table:style-name="ce29" table:content-validation-name="val17" office:value-type="string" calcext:value-type="string">
            <text:p>a</text:p>
          </table:table-cell>
          <table:table-cell table:number-columns-repeated="2" table:style-name="ce29" table:content-validation-name="val17" office:value-type="string" calcext:value-type="string">
            <text:p>b</text:p>
          </table:table-cell>
          <table:table-cell table:number-columns-repeated="2" table:style-name="ce29" table:content-validation-name="val17" office:value-type="string" calcext:value-type="string">
            <text:p>d</text:p>
          </table:table-cell>
          <table:table-cell table:style-name="ce29" table:content-validation-name="val17"/>
          <table:table-cell table:number-columns-repeated="3" table:style-name="ce29" table:content-validation-name="val17" office:value-type="string" calcext:value-type="string">
            <text:p>a</text:p>
          </table:table-cell>
          <table:table-cell table:number-columns-repeated="4"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b</text:p>
          </table:table-cell>
          <table:table-cell table:number-columns-repeated="2"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number-columns-repeated="2" table:style-name="ce29" table:content-validation-name="val17" office:value-type="string" calcext:value-type="string">
            <text:p>a</text:p>
          </table:table-cell>
          <table:table-cell table:number-columns-repeated="2"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/>
          <table:table-cell table:number-columns-repeated="2" table:style-name="ce29" table:content-validation-name="val17" office:value-type="string" calcext:value-type="string">
            <text:p>d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number-columns-repeated="2" table:style-name="ce29" table:content-validation-name="val17" office:value-type="string" calcext:value-type="string">
            <text:p>a</text:p>
          </table:table-cell>
          <table:table-cell table:style-name="ce29" table:content-validation-name="val17"/>
          <table:table-cell table:style-name="ce29" table:content-validation-name="val17" office:value-type="string" calcext:value-type="string">
            <text:p>d</text:p>
          </table:table-cell>
          <table:table-cell table:style-name="ce29" table:content-validation-name="val17" office:value-type="string" calcext:value-type="string">
            <text:p>a</text:p>
          </table:table-cell>
          <table:table-cell table:number-columns-repeated="2" table:style-name="ce29" table:content-validation-name="val17" office:value-type="string" calcext:value-type="string">
            <text:p>b</text:p>
          </table:table-cell>
          <table:table-cell table:style-name="ce29" table:content-validation-name="val17" office:value-type="string" calcext:value-type="string">
            <text:p>d</text:p>
          </table:table-cell>
          <table:table-cell table:number-columns-repeated="4" table:style-name="ce29" table:content-validation-name="val17" office:value-type="string" calcext:value-type="string">
            <text:p>a</text:p>
          </table:table-cell>
          <table:table-cell table:style-name="ce29" table:content-validation-name="val17" office:value-type="string" calcext:value-type="string">
            <text:p>b</text:p>
          </table:table-cell>
          <table:table-cell table:style-name="ce29" table:content-validation-name="val17" table:number-columns-repeated="920"/>
          <table:table-cell/>
        </table:table-row>
        <table:table-row table:style-name="ro1">
          <table:table-cell table:style-name="ce11" office:value-type="string" calcext:value-type="string">
            <text:p>3.2</text:p>
          </table:table-cell>
          <table:table-cell table:style-name="ce30" table:content-validation-name="val17"/>
          <table:table-cell table:number-columns-repeated="2" table:style-name="ce30" table:content-validation-name="val17" office:value-type="string" calcext:value-type="string">
            <text:p>b</text:p>
          </table:table-cell>
          <table:table-cell table:style-name="ce30" table:content-validation-name="val17" table:number-columns-repeated="2"/>
          <table:table-cell table:number-columns-repeated="3"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3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number-columns-repeated="2" table:style-name="ce30" table:content-validation-name="val17" office:value-type="string" calcext:value-type="string">
            <text:p>b</text:p>
          </table:table-cell>
          <table:table-cell table:number-columns-repeated="2"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4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e</text:p>
          </table:table-cell>
          <table:table-cell table:style-name="ce30" table:content-validation-name="val17"/>
          <table:table-cell table:number-columns-repeated="5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5" table:style-name="ce30" table:content-validation-name="val17" office:value-type="string" calcext:value-type="string">
            <text:p>b</text:p>
          </table:table-cell>
          <table:table-cell table:number-columns-repeated="2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number-columns-repeated="2" table:style-name="ce30" table:content-validation-name="val17" office:value-type="string" calcext:value-type="string">
            <text:p>d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3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number-columns-repeated="2"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number-columns-repeated="3" table:style-name="ce30" table:content-validation-name="val17" office:value-type="string" calcext:value-type="string">
            <text:p>b</text:p>
          </table:table-cell>
          <table:table-cell table:number-columns-repeated="3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table:number-columns-repeated="920"/>
          <table:table-cell/>
        </table:table-row>
        <table:table-row table:style-name="ro1">
          <table:table-cell table:style-name="ce11" office:value-type="string" calcext:value-type="string">
            <text:p>3.3</text:p>
          </table:table-cell>
          <table:table-cell table:style-name="ce30" table:content-validation-name="val17"/>
          <table:table-cell table:number-columns-repeated="2" table:style-name="ce30" table:content-validation-name="val17" office:value-type="string" calcext:value-type="string">
            <text:p>b</text:p>
          </table:table-cell>
          <table:table-cell table:style-name="ce30" table:content-validation-name="val17" table:number-columns-repeated="2"/>
          <table:table-cell table:style-name="ce30" table:content-validation-name="val17" office:value-type="string" calcext:value-type="string">
            <text:p>b</text:p>
          </table:table-cell>
          <table:table-cell table:number-columns-repeated="2"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number-columns-repeated="3" table:style-name="ce30" table:content-validation-name="val17" office:value-type="string" calcext:value-type="string">
            <text:p>a</text:p>
          </table:table-cell>
          <table:table-cell table:number-columns-repeated="4" table:style-name="ce30" table:content-validation-name="val17" office:value-type="string" calcext:value-type="string">
            <text:p>b</text:p>
          </table:table-cell>
          <table:table-cell table:number-columns-repeated="2"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/>
          <table:table-cell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number-columns-repeated="4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content-validation-name="val17"/>
          <table:table-cell table:style-name="ce30" table:content-validation-name="val17" office:value-type="string" calcext:value-type="string">
            <text:p>a</text:p>
          </table:table-cell>
          <table:table-cell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number-columns-repeated="4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number-columns-repeated="8"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content-validation-name="val17"/>
          <table:table-cell table:number-columns-repeated="2" table:style-name="ce30" table:content-validation-name="val17" office:value-type="string" calcext:value-type="string">
            <text:p>b</text:p>
          </table:table-cell>
          <table:table-cell table:number-columns-repeated="7" table:style-name="ce30" table:content-validation-name="val17" office:value-type="string" calcext:value-type="string">
            <text:p>a</text:p>
          </table:table-cell>
          <table:table-cell table:number-columns-repeated="3" table:style-name="ce30" table:content-validation-name="val17" office:value-type="string" calcext:value-type="string">
            <text:p>b</text:p>
          </table:table-cell>
          <table:table-cell table:content-validation-name="val17"/>
          <table:table-cell table:number-columns-repeated="5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number-columns-repeated="3" table:style-name="ce30" table:content-validation-name="val17" office:value-type="string" calcext:value-type="string">
            <text:p>a</text:p>
          </table:table-cell>
          <table:table-cell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content-validation-name="val17"/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number-columns-repeated="3"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a</text:p>
          </table:table-cell>
          <table:table-cell table:number-columns-repeated="2" table:style-name="ce30" table:content-validation-name="val17" office:value-type="string" calcext:value-type="string">
            <text:p>b</text:p>
          </table:table-cell>
          <table:table-cell table:content-validation-name="val17"/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number-columns-repeated="2" table:style-name="ce30" table:content-validation-name="val17" office:value-type="string" calcext:value-type="string">
            <text:p>a</text:p>
          </table:table-cell>
          <table:table-cell table:style-name="ce30" table:content-validation-name="val17" office:value-type="string" calcext:value-type="string">
            <text:p>e</text:p>
          </table:table-cell>
          <table:table-cell table:content-validation-name="val17" table:number-columns-repeated="920"/>
          <table:table-cell/>
        </table:table-row>
        <table:table-row table:style-name="ro1">
          <table:table-cell table:style-name="ce11" office:value-type="string" calcext:value-type="string">
            <text:p>3.4</text:p>
          </table:table-cell>
          <table:table-cell table:style-name="ce30" table:content-validation-name="val17"/>
          <table:table-cell table:number-columns-repeated="2" table:style-name="ce30" table:content-validation-name="val17" office:value-type="string" calcext:value-type="string">
            <text:p>e</text:p>
          </table:table-cell>
          <table:table-cell table:content-validation-name="val17" table:number-columns-repeated="2"/>
          <table:table-cell table:number-columns-repeated="5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9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4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8" table:style-name="ce30" table:content-validation-name="val17" office:value-type="string" calcext:value-type="string">
            <text:p>e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content-validation-name="val17"/>
          <table:table-cell table:number-columns-repeated="18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12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3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7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2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8" table:style-name="ce30" table:content-validation-name="val17" office:value-type="string" calcext:value-type="string">
            <text:p>e</text:p>
          </table:table-cell>
          <table:table-cell table:content-validation-name="val17"/>
          <table:table-cell table:number-columns-repeated="9" table:style-name="ce30" table:content-validation-name="val17" office:value-type="string" calcext:value-type="string">
            <text:p>e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 table:number-columns-repeated="920"/>
          <table:table-cell/>
        </table:table-row>
        <table:table-row table:style-name="ro1">
          <table:table-cell table:style-name="ce11" office:value-type="string" calcext:value-type="string">
            <text:p>3.5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 table:number-columns-repeated="2"/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number-columns-repeated="2"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number-columns-repeated="3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3" table:style-name="ce30" table:content-validation-name="val17" office:value-type="string" calcext:value-type="string">
            <text:p>d</text:p>
          </table:table-cell>
          <table:table-cell table:number-columns-repeated="2"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3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number-columns-repeated="3" table:style-name="ce30" table:content-validation-name="val17" office:value-type="string" calcext:value-type="string">
            <text:p>c</text:p>
          </table:table-cell>
          <table:table-cell table:number-columns-repeated="4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2" table:style-name="ce30" table:content-validation-name="val17" office:value-type="string" calcext:value-type="string">
            <text:p>c</text:p>
          </table:table-cell>
          <table:table-cell table:number-columns-repeated="5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number-columns-repeated="3"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e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5"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number-columns-repeated="4"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a</text:p>
          </table:table-cell>
          <table:table-cell table:content-validation-name="val17" table:number-columns-repeated="920"/>
          <table:table-cell/>
        </table:table-row>
        <table:table-row table:style-name="ro1">
          <table:table-cell table:style-name="ce11" office:value-type="string" calcext:value-type="string">
            <text:p>3.6</text:p>
          </table:table-cell>
          <table:table-cell table:style-name="ce30"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 table:number-columns-repeated="2"/>
          <table:table-cell table:number-columns-repeated="2" table:style-name="ce30" table:content-validation-name="val17" office:value-type="string" calcext:value-type="string">
            <text:p>c</text:p>
          </table:table-cell>
          <table:table-cell table:number-columns-repeated="3"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3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2"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content-validation-name="val17" table:number-columns-repeated="2"/>
          <table:table-cell table:number-columns-repeated="2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3"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number-columns-repeated="2"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number-columns-repeated="3" table:style-name="ce30" table:content-validation-name="val17" office:value-type="string" calcext:value-type="string">
            <text:p>c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number-columns-repeated="3"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number-columns-repeated="3" table:style-name="ce30" table:content-validation-name="val17" office:value-type="string" calcext:value-type="string">
            <text:p>d</text:p>
          </table:table-cell>
          <table:table-cell table:number-columns-repeated="2"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number-columns-repeated="4" table:style-name="ce30" table:content-validation-name="val17" office:value-type="string" calcext:value-type="string">
            <text:p>c</text:p>
          </table:table-cell>
          <table:table-cell table:number-columns-repeated="3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number-columns-repeated="2"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d</text:p>
          </table:table-cell>
          <table:table-cell table:content-validation-name="val17"/>
          <table:table-cell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style-name="ce30" table:content-validation-name="val17" office:value-type="string" calcext:value-type="string">
            <text:p>d</text:p>
          </table:table-cell>
          <table:table-cell table:number-columns-repeated="3"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number-columns-repeated="3"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style-name="ce30" table:content-validation-name="val17" office:value-type="string" calcext:value-type="string">
            <text:p>c</text:p>
          </table:table-cell>
          <table:table-cell table:content-validation-name="val17"/>
          <table:table-cell table:number-columns-repeated="2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b</text:p>
          </table:table-cell>
          <table:table-cell table:number-columns-repeated="2" table:style-name="ce30" table:content-validation-name="val17" office:value-type="string" calcext:value-type="string">
            <text:p>d</text:p>
          </table:table-cell>
          <table:table-cell table:style-name="ce30" table:content-validation-name="val17" office:value-type="string" calcext:value-type="string">
            <text:p>c</text:p>
          </table:table-cell>
          <table:table-cell table:style-name="ce30" table:content-validation-name="val17" office:value-type="string" calcext:value-type="string">
            <text:p>e</text:p>
          </table:table-cell>
          <table:table-cell table:content-validation-name="val17" table:number-columns-repeated="920"/>
          <table:table-cell/>
        </table:table-row>
        <table:table-row table:style-name="ro1">
          <table:table-cell table:style-name="ce12" office:value-type="string" calcext:value-type="string">
            <text:p>3.Verstaendlichkei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number-columns-repeated="5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2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9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table:number-columns-repeated="920"/>
          <table:table-cell/>
        </table:table-row>
        <table:table-row table:style-name="ro1">
          <table:table-cell table:style-name="ce13" office:value-type="string" calcext:value-type="string">
            <text:p>3.Schwierigkei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8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6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4"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number-columns-repeated="4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920"/>
          <table:table-cell/>
        </table:table-row>
        <table:table-row table:style-name="ro1">
          <table:table-cell table:style-name="ce9" office:value-type="string" calcext:value-type="string">
            <text:p>4.NB</text:p>
          </table:table-cell>
          <table:table-cell table:style-name="ce28" table:content-validation-name="val12" table:number-columns-repeated="8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59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28"/>
          <table:table-cell/>
        </table:table-row>
        <table:table-row table:style-name="ro1">
          <table:table-cell table:style-name="ce10" office:value-type="string" calcext:value-type="string">
            <text:p>4.1</text:p>
          </table:table-cell>
          <table:table-cell table:number-columns-repeated="4" table:style-name="ce29" table:content-validation-name="val18" office:value-type="string" calcext:value-type="string">
            <text:p>O</text:p>
          </table:table-cell>
          <table:table-cell table:number-columns-repeated="2" table:style-name="ce29" table:content-validation-name="val18" office:value-type="string" calcext:value-type="string">
            <text:p>A</text:p>
          </table:table-cell>
          <table:table-cell table:number-columns-repeated="2" table:style-name="ce29" table:content-validation-name="val18" office:value-type="string" calcext:value-type="string">
            <text:p>O</text:p>
          </table:table-cell>
          <table:table-cell table:style-name="ce29" table:content-validation-name="val18"/>
          <table:table-cell table:style-name="ce29" table:content-validation-name="val18" office:value-type="string" calcext:value-type="string">
            <text:p>O</text:p>
          </table:table-cell>
          <table:table-cell table:style-name="ce29" table:content-validation-name="val18"/>
          <table:table-cell table:style-name="ce29" table:content-validation-name="val18" office:value-type="string" calcext:value-type="string">
            <text:p>O</text:p>
          </table:table-cell>
          <table:table-cell table:number-columns-repeated="2" table:style-name="ce29" table:content-validation-name="val18" office:value-type="string" calcext:value-type="string">
            <text:p>A</text:p>
          </table:table-cell>
          <table:table-cell table:number-columns-repeated="15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5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5" table:style-name="ce29" table:content-validation-name="val18" office:value-type="string" calcext:value-type="string">
            <text:p>O</text:p>
          </table:table-cell>
          <table:table-cell table:number-columns-repeated="2" table:style-name="ce29" table:content-validation-name="val18" office:value-type="string" calcext:value-type="string">
            <text:p>A</text:p>
          </table:table-cell>
          <table:table-cell table:number-columns-repeated="2" table:style-name="ce29" table:content-validation-name="val18" office:value-type="string" calcext:value-type="string">
            <text:p>O</text:p>
          </table:table-cell>
          <table:table-cell table:style-name="ce29" table:content-validation-name="val18"/>
          <table:table-cell table:style-name="ce29" table:content-validation-name="val18" office:value-type="string" calcext:value-type="string">
            <text:p>A</text:p>
          </table:table-cell>
          <table:table-cell table:number-columns-repeated="2" table:style-name="ce29" table:content-validation-name="val18" office:value-type="string" calcext:value-type="string">
            <text:p>O</text:p>
          </table:table-cell>
          <table:table-cell table:number-columns-repeated="2" table:style-name="ce29" table:content-validation-name="val18" office:value-type="string" calcext:value-type="string">
            <text:p>A</text:p>
          </table:table-cell>
          <table:table-cell table:number-columns-repeated="3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4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2" table:style-name="ce29" table:content-validation-name="val18" office:value-type="string" calcext:value-type="string">
            <text:p>O</text:p>
          </table:table-cell>
          <table:table-cell table:number-columns-repeated="2" table:style-name="ce29" table:content-validation-name="val18" office:value-type="string" calcext:value-type="string">
            <text:p>A</text:p>
          </table:table-cell>
          <table:table-cell table:number-columns-repeated="2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2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style-name="ce29" table:content-validation-name="val18"/>
          <table:table-cell table:style-name="ce29" table:content-validation-name="val18" office:value-type="string" calcext:value-type="string">
            <text:p>A</text:p>
          </table:table-cell>
          <table:table-cell table:style-name="ce29" table:content-validation-name="val18" office:value-type="string" calcext:value-type="string">
            <text:p>O</text:p>
          </table:table-cell>
          <table:table-cell table:number-columns-repeated="2" table:style-name="ce29" table:content-validation-name="val18" office:value-type="string" calcext:value-type="string">
            <text:p>A</text:p>
          </table:table-cell>
          <table:table-cell table:number-columns-repeated="2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8"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number-columns-repeated="2" table:style-name="ce29" table:content-validation-name="val18" office:value-type="string" calcext:value-type="string">
            <text:p>O</text:p>
          </table:table-cell>
          <table:table-cell table:style-name="ce29" table:content-validation-name="val18"/>
          <table:table-cell table:style-name="ce29" table:content-validation-name="val18" office:value-type="string" calcext:value-type="string">
            <text:p>O</text:p>
          </table:table-cell>
          <table:table-cell table:style-name="ce29" table:content-validation-name="val18"/>
          <table:table-cell table:style-name="ce29" table:content-validation-name="val18" office:value-type="string" calcext:value-type="string">
            <text:p>A</text:p>
          </table:table-cell>
          <table:table-cell table:number-columns-repeated="3" table:style-name="ce29" table:content-validation-name="val18" office:value-type="string" calcext:value-type="string">
            <text:p>O</text:p>
          </table:table-cell>
          <table:table-cell table:number-columns-repeated="2" table:style-name="ce29" table:content-validation-name="val18" office:value-type="string" calcext:value-type="string">
            <text:p>A</text:p>
          </table:table-cell>
          <table:table-cell table:style-name="ce29" table:content-validation-name="val18" office:value-type="string" calcext:value-type="string">
            <text:p>O</text:p>
          </table:table-cell>
          <table:table-cell table:style-name="ce29" table:content-validation-name="val18" office:value-type="string" calcext:value-type="string">
            <text:p>A</text:p>
          </table:table-cell>
          <table:table-cell table:style-name="ce29" table:content-validation-name="val18" table:number-columns-repeated="920"/>
          <table:table-cell/>
        </table:table-row>
        <table:table-row table:style-name="ro1">
          <table:table-cell table:style-name="ce11" office:value-type="string" calcext:value-type="string">
            <text:p>4.2</text:p>
          </table:table-cell>
          <table:table-cell table:number-columns-repeated="5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2" table:style-name="ce30" table:content-validation-name="val18" office:value-type="string" calcext:value-type="string">
            <text:p>A</text:p>
          </table:table-cell>
          <table:table-cell table:style-name="ce30" table:content-validation-name="val18"/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/>
          <table:table-cell table:style-name="ce30" table:content-validation-name="val18" office:value-type="string" calcext:value-type="string">
            <text:p>A</text:p>
          </table:table-cell>
          <table:table-cell table:number-columns-repeated="2" table:style-name="ce30" table:content-validation-name="val18" office:value-type="string" calcext:value-type="string">
            <text:p>O</text:p>
          </table:table-cell>
          <table:table-cell table:number-columns-repeated="8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9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8" table:style-name="ce30" table:content-validation-name="val18" office:value-type="string" calcext:value-type="string">
            <text:p>A</text:p>
          </table:table-cell>
          <table:table-cell table:number-columns-repeated="2" table:style-name="ce30" table:content-validation-name="val18" office:value-type="string" calcext:value-type="string">
            <text:p>O</text:p>
          </table:table-cell>
          <table:table-cell table:number-columns-repeated="2" table:style-name="ce30" table:content-validation-name="val18" office:value-type="string" calcext:value-type="string">
            <text:p>A</text:p>
          </table:table-cell>
          <table:table-cell table:style-name="ce30" table:content-validation-name="val18"/>
          <table:table-cell table:style-name="ce30" table:content-validation-name="val18" office:value-type="string" calcext:value-type="string">
            <text:p>O</text:p>
          </table:table-cell>
          <table:table-cell table:number-columns-repeated="3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3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7" table:style-name="ce30" table:content-validation-name="val18" office:value-type="string" calcext:value-type="string">
            <text:p>A</text:p>
          </table:table-cell>
          <table:table-cell table:number-columns-repeated="2" table:style-name="ce30" table:content-validation-name="val18" office:value-type="string" calcext:value-type="string">
            <text:p>O</text:p>
          </table:table-cell>
          <table:table-cell table:number-columns-repeated="4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/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17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/>
          <table:table-cell table:style-name="ce30" table:content-validation-name="val18" office:value-type="string" calcext:value-type="string">
            <text:p>O</text:p>
          </table:table-cell>
          <table:table-cell table:number-columns-repeated="6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table:number-columns-repeated="920"/>
          <table:table-cell/>
        </table:table-row>
        <table:table-row table:style-name="ro1">
          <table:table-cell table:style-name="ce11" office:value-type="string" calcext:value-type="string">
            <text:p>4.3</text:p>
          </table:table-cell>
          <table:table-cell table:number-columns-repeated="4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3" table:style-name="ce30" table:content-validation-name="val18" office:value-type="string" calcext:value-type="string">
            <text:p>A</text:p>
          </table:table-cell>
          <table:table-cell table:style-name="ce30" table:content-validation-name="val18"/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/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2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5" table:style-name="ce30" table:content-validation-name="val18" office:value-type="string" calcext:value-type="string">
            <text:p>A</text:p>
          </table:table-cell>
          <table:table-cell table:content-validation-name="val18"/>
          <table:table-cell table:number-columns-repeated="6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3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2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3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3" table:style-name="ce30" table:content-validation-name="val18" office:value-type="string" calcext:value-type="string">
            <text:p>A</text:p>
          </table:table-cell>
          <table:table-cell table:content-validation-name="val18"/>
          <table:table-cell table:style-name="ce30" table:content-validation-name="val18" office:value-type="string" calcext:value-type="string">
            <text:p>O</text:p>
          </table:table-cell>
          <table:table-cell table:number-columns-repeated="3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11" table:style-name="ce30" table:content-validation-name="val18" office:value-type="string" calcext:value-type="string">
            <text:p>A</text:p>
          </table:table-cell>
          <table:table-cell table:number-columns-repeated="2" table:style-name="ce30" table:content-validation-name="val18" office:value-type="string" calcext:value-type="string">
            <text:p>O</text:p>
          </table:table-cell>
          <table:table-cell table:number-columns-repeated="5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content-validation-name="val18"/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15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content-validation-name="val18"/>
          <table:table-cell table:style-name="ce30" table:content-validation-name="val18" office:value-type="string" calcext:value-type="string">
            <text:p>O</text:p>
          </table:table-cell>
          <table:table-cell table:number-columns-repeated="6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content-validation-name="val18" table:number-columns-repeated="920"/>
          <table:table-cell/>
        </table:table-row>
        <table:table-row table:style-name="ro1">
          <table:table-cell table:style-name="ce11" office:value-type="string" calcext:value-type="string">
            <text:p>4.4</text:p>
          </table:table-cell>
          <table:table-cell table:number-columns-repeated="8" table:style-name="ce30" table:content-validation-name="val18" office:value-type="string" calcext:value-type="string">
            <text:p>O</text:p>
          </table:table-cell>
          <table:table-cell table:content-validation-name="val18"/>
          <table:table-cell table:style-name="ce30" table:content-validation-name="val18" office:value-type="string" calcext:value-type="string">
            <text:p>O</text:p>
          </table:table-cell>
          <table:table-cell table:content-validation-name="val18"/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2" table:style-name="ce30" table:content-validation-name="val18" office:value-type="string" calcext:value-type="string">
            <text:p>O</text:p>
          </table:table-cell>
          <table:table-cell table:number-columns-repeated="3" table:style-name="ce30" table:content-validation-name="val18" office:value-type="string" calcext:value-type="string">
            <text:p>A</text:p>
          </table:table-cell>
          <table:table-cell table:number-columns-repeated="3" table:style-name="ce30" table:content-validation-name="val18" office:value-type="string" calcext:value-type="string">
            <text:p>O</text:p>
          </table:table-cell>
          <table:table-cell table:content-validation-name="val18"/>
          <table:table-cell table:number-columns-repeated="6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3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number-columns-repeated="2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7" table:style-name="ce30" table:content-validation-name="val18" office:value-type="string" calcext:value-type="string">
            <text:p>O</text:p>
          </table:table-cell>
          <table:table-cell table:content-validation-name="val18"/>
          <table:table-cell table:style-name="ce30" table:content-validation-name="val18" office:value-type="string" calcext:value-type="string">
            <text:p>A</text:p>
          </table:table-cell>
          <table:table-cell table:number-columns-repeated="3" table:style-name="ce30" table:content-validation-name="val18" office:value-type="string" calcext:value-type="string">
            <text:p>O</text:p>
          </table:table-cell>
          <table:table-cell table:number-columns-repeated="2"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3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3" table:style-name="ce30" table:content-validation-name="val18" office:value-type="string" calcext:value-type="string">
            <text:p>O</text:p>
          </table:table-cell>
          <table:table-cell table:number-columns-repeated="3" table:style-name="ce30" table:content-validation-name="val18" office:value-type="string" calcext:value-type="string">
            <text:p>A</text:p>
          </table:table-cell>
          <table:table-cell table:number-columns-repeated="6" table:style-name="ce30" table:content-validation-name="val18" office:value-type="string" calcext:value-type="string">
            <text:p>O</text:p>
          </table:table-cell>
          <table:table-cell table:content-validation-name="val18"/>
          <table:table-cell table:style-name="ce30" table:content-validation-name="val18" office:value-type="string" calcext:value-type="string">
            <text:p>A</text:p>
          </table:table-cell>
          <table:table-cell table:number-columns-repeated="2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7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2" table:style-name="ce30" table:content-validation-name="val18" office:value-type="string" calcext:value-type="string">
            <text:p>O</text:p>
          </table:table-cell>
          <table:table-cell table:content-validation-name="val18"/>
          <table:table-cell table:style-name="ce30" table:content-validation-name="val18" office:value-type="string" calcext:value-type="string">
            <text:p>O</text:p>
          </table:table-cell>
          <table:table-cell table:content-validation-name="val18"/>
          <table:table-cell table:style-name="ce30" table:content-validation-name="val18" office:value-type="string" calcext:value-type="string">
            <text:p>A</text:p>
          </table:table-cell>
          <table:table-cell table:number-columns-repeated="4" table:style-name="ce30" table:content-validation-name="val18" office:value-type="string" calcext:value-type="string">
            <text:p>O</text:p>
          </table:table-cell>
          <table:table-cell table:style-name="ce30" table:content-validation-name="val18" office:value-type="string" calcext:value-type="string">
            <text:p>A</text:p>
          </table:table-cell>
          <table:table-cell table:number-columns-repeated="2" table:style-name="ce30" table:content-validation-name="val18" office:value-type="string" calcext:value-type="string">
            <text:p>O</text:p>
          </table:table-cell>
          <table:table-cell table:content-validation-name="val18" table:number-columns-repeated="920"/>
          <table:table-cell/>
        </table:table-row>
        <table:table-row table:style-name="ro1">
          <table:table-cell table:style-name="ce12" office:value-type="string" calcext:value-type="string">
            <text:p>4.Verstaendlichkei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table:number-columns-repeated="920"/>
          <table:table-cell/>
        </table:table-row>
        <table:table-row table:style-name="ro1">
          <table:table-cell table:style-name="ce13" office:value-type="string" calcext:value-type="string">
            <text:p>4.Schwierigkei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4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4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920"/>
          <table:table-cell/>
        </table:table-row>
        <table:table-row table:style-name="ro1">
          <table:table-cell table:style-name="ce9" office:value-type="string" calcext:value-type="string">
            <text:p>5.NB</text:p>
          </table:table-cell>
          <table:table-cell table:style-name="ce28" table:content-validation-name="val12" table:number-columns-repeated="5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5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4"/>
          <table:table-cell table:number-columns-repeated="3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1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5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6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6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6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20"/>
          <table:table-cell/>
        </table:table-row>
        <table:table-row table:style-name="ro1">
          <table:table-cell table:style-name="ce10" office:value-type="string" calcext:value-type="string">
            <text:p>5.1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/>
          <table:table-cell table:number-columns-repeated="2" table:style-name="ce29" table:content-validation-name="val19" office:value-type="string" calcext:value-type="string">
            <text:p>Garnich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/>
          <table:table-cell table:number-columns-repeated="3" table:style-name="ce29" table:content-validation-name="val19" office:value-type="string" calcext:value-type="string">
            <text:p>Garnicht</text:p>
          </table:table-cell>
          <table:table-cell table:style-name="ce29" table:content-validation-name="val19"/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number-columns-repeated="2" table:style-name="ce29" table:content-validation-name="val19" office:value-type="string" calcext:value-type="string">
            <text:p>Garnicht</text:p>
          </table:table-cell>
          <table:table-cell table:style-name="ce29" table:content-validation-name="val19" table:number-columns-repeated="2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number-columns-repeated="2" table:style-name="ce29" table:content-validation-name="val19" office:value-type="string" calcext:value-type="string">
            <text:p>Garnicht</text:p>
          </table:table-cell>
          <table:table-cell table:style-name="ce29" table:content-validation-name="val19" table:number-columns-repeated="3"/>
          <table:table-cell table:number-columns-repeated="3" table:style-name="ce29" table:content-validation-name="val19" office:value-type="string" calcext:value-type="string">
            <text:p>Garnicht</text:p>
          </table:table-cell>
          <table:table-cell table:style-name="ce29" table:content-validation-name="val19" table:number-columns-repeated="2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 table:number-columns-repeated="2"/>
          <table:table-cell table:number-columns-repeated="2" table:style-name="ce29" table:content-validation-name="val19" office:value-type="string" calcext:value-type="string">
            <text:p>Garnicht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number-columns-repeated="5"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/>
          <table:table-cell table:number-columns-repeated="5" table:style-name="ce29" table:content-validation-name="val19" office:value-type="string" calcext:value-type="string">
            <text:p>Garnicht</text:p>
          </table:table-cell>
          <table:table-cell table:style-name="ce29" table:content-validation-name="val19" table:number-columns-repeated="2"/>
          <table:table-cell table:number-columns-repeated="3"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 table:number-columns-repeated="2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Garnicht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number-columns-repeated="4" table:style-name="ce29" table:content-validation-name="val19" office:value-type="string" calcext:value-type="string">
            <text:p>Garnicht</text:p>
          </table:table-cell>
          <table:table-cell table:style-name="ce29" table:content-validation-name="val19"/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29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3" table:style-name="ce29" table:content-validation-name="val19" office:value-type="string" calcext:value-type="string">
            <text:p>Garnicht</text:p>
          </table:table-cell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style-name="ce29" table:content-validation-name="val19" table:number-columns-repeated="922"/>
          <table:table-cell/>
        </table:table-row>
        <table:table-row table:style-name="ro1">
          <table:table-cell table:style-name="ce11" office:value-type="string" calcext:value-type="string">
            <text:p>5.2</text:p>
          </table:table-cell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style-name="ce30" table:content-validation-name="val19" table:number-columns-repeated="2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3"/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table:number-columns-repeated="922"/>
          <table:table-cell/>
        </table:table-row>
        <table:table-row table:style-name="ro1">
          <table:table-cell table:style-name="ce11" office:value-type="string" calcext:value-type="string">
            <text:p>5.3</text:p>
          </table:table-cell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style-name="ce30" table:content-validation-name="val19" table:number-columns-repeated="2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3"/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table:number-columns-repeated="922"/>
          <table:table-cell/>
        </table:table-row>
        <table:table-row table:style-name="ro1">
          <table:table-cell table:style-name="ce14" office:value-type="string" calcext:value-type="string">
            <text:p>5.zuviel.ArtPron</text:p>
          </table:table-cell>
          <table:table-cell table:style-name="ce33" table:content-validation-name="val20" table:number-columns-repeated="1022"/>
          <table:table-cell/>
        </table:table-row>
        <table:table-row table:style-name="ro1">
          <table:table-cell table:style-name="ce14" office:value-type="string" calcext:value-type="string">
            <text:p>5.zuviel.Subst</text:p>
          </table:table-cell>
          <table:table-cell table:style-name="ce33" table:content-validation-name="val20" table:number-columns-repeated="34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987"/>
          <table:table-cell/>
        </table:table-row>
        <table:table-row table:style-name="ro1">
          <table:table-cell table:style-name="ce14" office:value-type="string" calcext:value-type="string">
            <text:p>5.zuviel.Adv</text:p>
          </table:table-cell>
          <table:table-cell table:style-name="ce33" table:content-validation-name="val20" table:number-columns-repeated="2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4"/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/>
          <table:table-cell table:style-name="ce33" table:content-validation-name="val20" office:value-type="float" office:value="2" calcext:value-type="float">
            <text:p>2</text:p>
          </table:table-cell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6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4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2"/>
          <table:table-cell table:number-columns-repeated="2"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3"/>
          <table:table-cell table:style-name="ce33" table:content-validation-name="val20" office:value-type="float" office:value="3" calcext:value-type="float">
            <text:p>3</text:p>
          </table:table-cell>
          <table:table-cell table:number-columns-repeated="2"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9"/>
          <table:table-cell table:number-columns-repeated="2"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3"/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3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/>
          <table:table-cell table:style-name="ce33" table:content-validation-name="val20" office:value-type="float" office:value="1" calcext:value-type="float">
            <text:p>1</text:p>
          </table:table-cell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4"/>
          <table:table-cell table:style-name="ce33" table:content-validation-name="val20" office:value-type="float" office:value="2" calcext:value-type="float">
            <text:p>2</text:p>
          </table:table-cell>
          <table:table-cell table:content-validation-name="val20" table:number-columns-repeated="8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5"/>
          <table:table-cell table:style-name="ce33" table:content-validation-name="val20" office:value-type="float" office:value="4" calcext:value-type="float">
            <text:p>4</text:p>
          </table:table-cell>
          <table:table-cell table:content-validation-name="val20" table:number-columns-repeated="5"/>
          <table:table-cell table:style-name="ce33" table:content-validation-name="val20" office:value-type="float" office:value="2" calcext:value-type="float">
            <text:p>2</text:p>
          </table:table-cell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5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3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927"/>
          <table:table-cell/>
        </table:table-row>
        <table:table-row table:style-name="ro1">
          <table:table-cell table:style-name="ce14" office:value-type="string" calcext:value-type="string">
            <text:p>5.zuviel.Praep</text:p>
          </table:table-cell>
          <table:table-cell table:content-validation-name="val20" table:number-columns-repeated="18"/>
          <table:table-cell table:style-name="ce33" table:content-validation-name="val20" office:value-type="float" office:value="3" calcext:value-type="float">
            <text:p>3</text:p>
          </table:table-cell>
          <table:table-cell table:content-validation-name="val20" table:number-columns-repeated="37"/>
          <table:table-cell table:number-columns-repeated="2"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3"/>
          <table:table-cell table:style-name="ce33" table:content-validation-name="val20" office:value-type="float" office:value="3" calcext:value-type="float">
            <text:p>3</text:p>
          </table:table-cell>
          <table:table-cell table:content-validation-name="val20"/>
          <table:table-cell table:style-name="ce33" table:content-validation-name="val20" office:value-type="float" office:value="3" calcext:value-type="float">
            <text:p>3</text:p>
          </table:table-cell>
          <table:table-cell table:content-validation-name="val20" table:number-columns-repeated="26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4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926"/>
          <table:table-cell/>
        </table:table-row>
        <table:table-row table:style-name="ro1">
          <table:table-cell table:style-name="ce14" office:value-type="string" calcext:value-type="string">
            <text:p>5.zuviel.V</text:p>
          </table:table-cell>
          <table:table-cell table:content-validation-name="val20" table:number-columns-repeated="27"/>
          <table:table-cell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62"/>
          <table:table-cell table:number-columns-repeated="2" table:style-name="ce33" table:content-validation-name="val20" office:value-type="float" office:value="1" calcext:value-type="float">
            <text:p>1</text:p>
          </table:table-cell>
          <table:table-cell table:content-validation-name="val20" table:number-columns-repeated="930"/>
          <table:table-cell/>
        </table:table-row>
        <table:table-row table:style-name="ro1">
          <table:table-cell table:style-name="ce12" office:value-type="string" calcext:value-type="string">
            <text:p>5.Verstaendlichkei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2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number-columns-repeated="5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table:number-columns-repeated="2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5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922"/>
          <table:table-cell/>
        </table:table-row>
        <table:table-row table:style-name="ro1">
          <table:table-cell table:style-name="ce13" office:value-type="string" calcext:value-type="string">
            <text:p>5.Schwierigkei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Sehrschwierig</text:p>
          </table:table-cell>
          <table:table-cell table:number-columns-repeated="4"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4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3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table:number-columns-repeated="2"/>
          <table:table-cell table:number-columns-repeated="2"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table:number-columns-repeated="920"/>
          <table:table-cell/>
        </table:table-row>
        <table:table-row table:style-name="ro1">
          <table:table-cell table:style-name="ce9" office:value-type="string" calcext:value-type="string">
            <text:p>6.NB</text:p>
          </table:table-cell>
          <table:table-cell table:style-name="ce28" table:content-validation-name="val12" table:number-columns-repeated="10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8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0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7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9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20"/>
          <table:table-cell/>
        </table:table-row>
        <table:table-row table:style-name="ro1">
          <table:table-cell table:style-name="ce10" office:value-type="string" calcext:value-type="string">
            <text:p>6.1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4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4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/>
          <table:table-cell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8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10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2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1" calcext:value-type="float">
            <text:p>1</text:p>
          </table:table-cell>
          <table:table-cell table:number-columns-repeated="3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/>
          <table:table-cell table:number-columns-repeated="2" table:style-name="ce34" table:content-validation-name="val21" office:value-type="float" office:value="3" calcext:value-type="float">
            <text:p>3</text:p>
          </table:table-cell>
          <table:table-cell table:number-columns-repeated="2" table:style-name="ce34" table:content-validation-name="val21" office:value-type="float" office:value="2" calcext:value-type="float">
            <text:p>2</text:p>
          </table:table-cell>
          <table:table-cell table:number-columns-repeated="2" table:style-name="ce34" table:content-validation-name="val21" office:value-type="float" office:value="3" calcext:value-type="float">
            <text:p>3</text:p>
          </table:table-cell>
          <table:table-cell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/>
          <table:table-cell table:number-columns-repeated="3" table:style-name="ce34" table:content-validation-name="val21" office:value-type="float" office:value="2" calcext:value-type="float">
            <text:p>2</text:p>
          </table:table-cell>
          <table:table-cell table:number-columns-repeated="4" table:style-name="ce34" table:content-validation-name="val21" office:value-type="float" office:value="3" calcext:value-type="float">
            <text:p>3</text:p>
          </table:table-cell>
          <table:table-cell table:number-columns-repeated="6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4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1" calcext:value-type="float">
            <text:p>1</text:p>
          </table:table-cell>
          <table:table-cell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/>
          <table:table-cell table:style-name="ce34" table:content-validation-name="val21" office:value-type="float" office:value="3" calcext:value-type="float">
            <text:p>3</text:p>
          </table:table-cell>
          <table:table-cell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/>
          <table:table-cell table:number-columns-repeated="4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2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/>
          <table:table-cell table:number-columns-repeated="7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number-columns-repeated="10" table:style-name="ce34" table:content-validation-name="val21" office:value-type="float" office:value="2" calcext:value-type="float">
            <text:p>2</text:p>
          </table:table-cell>
          <table:table-cell table:style-name="ce34" table:content-validation-name="val21" office:value-type="float" office:value="3" calcext:value-type="float">
            <text:p>3</text:p>
          </table:table-cell>
          <table:table-cell table:style-name="ce34" table:content-validation-name="val21" table:number-columns-repeated="921"/>
          <table:table-cell/>
        </table:table-row>
        <table:table-row table:style-name="ro1">
          <table:table-cell table:style-name="ce15" office:value-type="string" calcext:value-type="string">
            <text:p>6.2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4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4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4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1" calcext:value-type="float">
            <text:p>1</text:p>
          </table:table-cell>
          <table:table-cell table:number-columns-repeated="3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10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1" calcext:value-type="float">
            <text:p>1</text:p>
          </table:table-cell>
          <table:table-cell table:number-columns-repeated="6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number-columns-repeated="2" table:style-name="ce30" table:content-validation-name="val21" office:value-type="float" office:value="2" calcext:value-type="float">
            <text:p>2</text:p>
          </table:table-cell>
          <table:table-cell table:number-columns-repeated="2" table:style-name="ce30" table:content-validation-name="val21" office:value-type="float" office:value="3" calcext:value-type="float">
            <text:p>3</text:p>
          </table:table-cell>
          <table:table-cell table:number-columns-repeated="2" table:style-name="ce30" table:content-validation-name="val21" office:value-type="float" office:value="2" calcext:value-type="float">
            <text:p>2</text:p>
          </table:table-cell>
          <table:table-cell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number-columns-repeated="4" table:style-name="ce30" table:content-validation-name="val21" office:value-type="float" office:value="3" calcext:value-type="float">
            <text:p>3</text:p>
          </table:table-cell>
          <table:table-cell table:number-columns-repeated="3" table:style-name="ce30" table:content-validation-name="val21" office:value-type="float" office:value="2" calcext:value-type="float">
            <text:p>2</text:p>
          </table:table-cell>
          <table:table-cell table:style-name="ce30" table:content-validation-name="val21" office:value-type="float" office:value="1" calcext:value-type="float">
            <text:p>1</text:p>
          </table:table-cell>
          <table:table-cell table:number-columns-repeated="5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style-name="ce30" table:content-validation-name="val21" office:value-type="float" office:value="1" calcext:value-type="float">
            <text:p>1</text:p>
          </table:table-cell>
          <table:table-cell table:number-columns-repeated="3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style-name="ce30" table:content-validation-name="val21" office:value-type="float" office:value="2" calcext:value-type="float">
            <text:p>2</text:p>
          </table:table-cell>
          <table:table-cell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number-columns-repeated="4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1" calcext:value-type="float">
            <text:p>1</text:p>
          </table:table-cell>
          <table:table-cell table:number-columns-repeated="2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/>
          <table:table-cell table:number-columns-repeated="7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10"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style-name="ce30" table:content-validation-name="val21" table:number-columns-repeated="921"/>
          <table:table-cell/>
        </table:table-row>
        <table:table-row table:style-name="ro1">
          <table:table-cell table:style-name="ce15" office:value-type="string" calcext:value-type="string">
            <text:p>6.3</text:p>
          </table:table-cell>
          <table:table-cell table:number-columns-repeated="10" table:style-name="ce30" table:content-validation-name="val21" office:value-type="float" office:value="1" calcext:value-type="float">
            <text:p>1</text:p>
          </table:table-cell>
          <table:table-cell table:style-name="ce30" table:content-validation-name="val21"/>
          <table:table-cell table:number-columns-repeated="6" table:style-name="ce30" table:content-validation-name="val21" office:value-type="float" office:value="1" calcext:value-type="float">
            <text:p>1</text:p>
          </table:table-cell>
          <table:table-cell table:style-name="ce30" table:content-validation-name="val21" office:value-type="float" office:value="3" calcext:value-type="float">
            <text:p>3</text:p>
          </table:table-cell>
          <table:table-cell table:number-columns-repeated="16" table:style-name="ce30" table:content-validation-name="val21" office:value-type="float" office:value="1" calcext:value-type="float">
            <text:p>1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2" table:style-name="ce30" table:content-validation-name="val21" office:value-type="float" office:value="1" calcext:value-type="float">
            <text:p>1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11" table:style-name="ce30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7" table:style-name="ce30" table:content-validation-name="val21" office:value-type="float" office:value="1" calcext:value-type="float">
            <text:p>1</text:p>
          </table:table-cell>
          <table:table-cell table:style-name="ce30" table:content-validation-name="val21" office:value-type="float" office:value="3" calcext:value-type="float">
            <text:p>3</text:p>
          </table:table-cell>
          <table:table-cell table:number-columns-repeated="6" table:style-name="ce30" table:content-validation-name="val21" office:value-type="float" office:value="1" calcext:value-type="float">
            <text:p>1</text:p>
          </table:table-cell>
          <table:table-cell table:style-name="ce30" table:content-validation-name="val21" office:value-type="float" office:value="3" calcext:value-type="float">
            <text:p>3</text:p>
          </table:table-cell>
          <table:table-cell table:number-columns-repeated="3" table:style-name="ce30" table:content-validation-name="val21" office:value-type="float" office:value="1" calcext:value-type="float">
            <text:p>1</text:p>
          </table:table-cell>
          <table:table-cell table:style-name="ce30" table:content-validation-name="val21" office:value-type="float" office:value="3" calcext:value-type="float">
            <text:p>3</text:p>
          </table:table-cell>
          <table:table-cell table:style-name="ce30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2" table:style-name="ce30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4" table:style-name="ce30" table:content-validation-name="val21" office:value-type="float" office:value="1" calcext:value-type="float">
            <text:p>1</text:p>
          </table:table-cell>
          <table:table-cell table:style-name="ce30" table:content-validation-name="val21" office:value-type="float" office:value="2" calcext:value-type="float">
            <text:p>2</text:p>
          </table:table-cell>
          <table:table-cell table:number-columns-repeated="2" table:style-name="ce30" table:content-validation-name="val21" office:value-type="float" office:value="1" calcext:value-type="float">
            <text:p>1</text:p>
          </table:table-cell>
          <table:table-cell table:content-validation-name="val21"/>
          <table:table-cell table:number-columns-repeated="19" table:style-name="ce30" table:content-validation-name="val21" office:value-type="float" office:value="1" calcext:value-type="float">
            <text:p>1</text:p>
          </table:table-cell>
          <table:table-cell table:content-validation-name="val21" table:number-columns-repeated="921"/>
          <table:table-cell/>
        </table:table-row>
        <table:table-row table:style-name="ro1">
          <table:table-cell table:style-name="ce12" office:value-type="string" calcext:value-type="string">
            <text:p>6.Verstaendlichkei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5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table:number-columns-repeated="921"/>
          <table:table-cell/>
        </table:table-row>
        <table:table-row table:style-name="ro1">
          <table:table-cell table:style-name="ce13" office:value-type="string" calcext:value-type="string">
            <text:p>6.Schwierigkei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5"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4"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5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920"/>
          <table:table-cell/>
        </table:table-row>
        <table:table-row table:style-name="ro1">
          <table:table-cell table:style-name="ce9" office:value-type="string" calcext:value-type="string">
            <text:p>7.NB</text:p>
          </table:table-cell>
          <table:table-cell table:style-name="ce28" table:content-validation-name="val12" table:number-columns-repeated="4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6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7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61"/>
          <table:table-cell/>
        </table:table-row>
        <table:table-row table:style-name="ro1">
          <table:table-cell table:style-name="ce16" office:value-type="string" calcext:value-type="string">
            <text:p>7.1</text:p>
          </table:table-cell>
          <table:table-cell table:number-columns-repeated="4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3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19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Sonstigfalsch</text:p>
          </table:table-cell>
          <table:table-cell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Sonstigfalsch</text:p>
          </table:table-cell>
          <table:table-cell table:number-columns-repeated="5" table:style-name="ce29" table:content-validation-name="val22" office:value-type="string" calcext:value-type="string">
            <text:p>Subjunktor</text:p>
          </table:table-cell>
          <table:table-cell table:style-name="ce29" table:content-validation-name="val22"/>
          <table:table-cell table:style-name="ce29" table:content-validation-name="val22" office:value-type="string" calcext:value-type="string">
            <text:p>Sonstigfalsch</text:p>
          </table:table-cell>
          <table:table-cell table:style-name="ce29" table:content-validation-name="val22"/>
          <table:table-cell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Vorfeldadverb</text:p>
          </table:table-cell>
          <table:table-cell table:number-columns-repeated="2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Sonstigfalsch</text:p>
          </table:table-cell>
          <table:table-cell table:style-name="ce29" table:content-validation-name="val22" office:value-type="string" calcext:value-type="string">
            <text:p>Subjunktor</text:p>
          </table:table-cell>
          <table:table-cell table:style-name="ce29" table:content-validation-name="val22"/>
          <table:table-cell table:number-columns-repeated="2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Sonstigfalsch</text:p>
          </table:table-cell>
          <table:table-cell table:number-columns-repeated="2" table:style-name="ce29" table:content-validation-name="val22" office:value-type="string" calcext:value-type="string">
            <text:p>Subjunktor</text:p>
          </table:table-cell>
          <table:table-cell table:style-name="ce29" table:content-validation-name="val22"/>
          <table:table-cell table:number-columns-repeated="2" table:style-name="ce29" table:content-validation-name="val22" office:value-type="string" calcext:value-type="string">
            <text:p>Subjunktor</text:p>
          </table:table-cell>
          <table:table-cell table:style-name="ce29" table:content-validation-name="val22"/>
          <table:table-cell table:number-columns-repeated="2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4" table:style-name="ce29" table:content-validation-name="val22" office:value-type="string" calcext:value-type="string">
            <text:p>Subjunktor</text:p>
          </table:table-cell>
          <table:table-cell table:style-name="ce29" table:content-validation-name="val22"/>
          <table:table-cell table:number-columns-repeated="2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2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10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Konnektor</text:p>
          </table:table-cell>
          <table:table-cell table:number-columns-repeated="4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office:value-type="string" calcext:value-type="string">
            <text:p>Vorfeldadverb</text:p>
          </table:table-cell>
          <table:table-cell table:number-columns-repeated="11" table:style-name="ce29" table:content-validation-name="val22" office:value-type="string" calcext:value-type="string">
            <text:p>Subjunktor</text:p>
          </table:table-cell>
          <table:table-cell table:style-name="ce29" table:content-validation-name="val22" table:number-columns-repeated="920"/>
          <table:table-cell/>
        </table:table-row>
        <table:table-row table:style-name="ro1">
          <table:table-cell table:style-name="ce15" office:value-type="string" calcext:value-type="string">
            <text:p>7.2</text:p>
          </table:table-cell>
          <table:table-cell table:style-name="ce30" table:content-validation-name="val22" office:value-type="string" calcext:value-type="string">
            <text:p>Konnektor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number-columns-repeated="2" table:style-name="ce30" table:content-validation-name="val22" office:value-type="string" calcext:value-type="string">
            <text:p>Konnektor</text:p>
          </table:table-cell>
          <table:table-cell table:number-columns-repeated="3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Konnektor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number-columns-repeated="2" table:style-name="ce30" table:content-validation-name="val22" office:value-type="string" calcext:value-type="string">
            <text:p>Vorfeldadverb</text:p>
          </table:table-cell>
          <table:table-cell table:number-columns-repeated="5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number-columns-repeated="3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Konne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Sonstigfalsch</text:p>
          </table:table-cell>
          <table:table-cell table:style-name="ce30" table:content-validation-name="val22"/>
          <table:table-cell table:style-name="ce30" table:content-validation-name="val22" office:value-type="string" calcext:value-type="string">
            <text:p>Konnektor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Konnektor</text:p>
          </table:table-cell>
          <table:table-cell table:style-name="ce30" table:content-validation-name="val22" office:value-type="string" calcext:value-type="string">
            <text:p>Sonstigfalsch</text:p>
          </table:table-cell>
          <table:table-cell table:style-name="ce30" table:content-validation-name="val22"/>
          <table:table-cell table:number-columns-repeated="2"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/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number-columns-repeated="2"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/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/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/>
          <table:table-cell table:style-name="ce30" table:content-validation-name="val22" office:value-type="string" calcext:value-type="string">
            <text:p>Infinitiv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Konnektor</text:p>
          </table:table-cell>
          <table:table-cell table:style-name="ce30" table:content-validation-name="val22" office:value-type="string" calcext:value-type="string">
            <text:p>Sonstigfalsch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Konne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Infinitiv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Konnektor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Konnektor</text:p>
          </table:table-cell>
          <table:table-cell table:number-columns-repeated="2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number-columns-repeated="4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office:value-type="string" calcext:value-type="string">
            <text:p>Vorfeldadverb</text:p>
          </table:table-cell>
          <table:table-cell table:number-columns-repeated="6" table:style-name="ce30" table:content-validation-name="val22" office:value-type="string" calcext:value-type="string">
            <text:p>Subjunktor</text:p>
          </table:table-cell>
          <table:table-cell table:style-name="ce30" table:content-validation-name="val22" table:number-columns-repeated="920"/>
          <table:table-cell/>
        </table:table-row>
        <table:table-row table:style-name="ro1">
          <table:table-cell table:style-name="ce12" office:value-type="string" calcext:value-type="string">
            <text:p>7.Verstaendlichkei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6"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921"/>
          <table:table-cell/>
        </table:table-row>
        <table:table-row table:style-name="ro1">
          <table:table-cell table:style-name="ce13" office:value-type="string" calcext:value-type="string">
            <text:p>7.Schwierigkei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4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4"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920"/>
          <table:table-cell/>
        </table:table-row>
        <table:table-row table:style-name="ro1">
          <table:table-cell table:style-name="ce9" office:value-type="string" calcext:value-type="string">
            <text:p>8.NB</text:p>
          </table:table-cell>
          <table:table-cell table:style-name="ce28" table:content-validation-name="val12" table:number-columns-repeated="49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72"/>
          <table:table-cell/>
        </table:table-row>
        <table:table-row table:style-name="ro1">
          <table:table-cell table:style-name="ce10" office:value-type="string" calcext:value-type="string">
            <text:p>8.1</text:p>
          </table:table-cell>
          <table:table-cell table:number-columns-repeated="6" table:style-name="ce34" office:value-type="string" calcext:value-type="string">
            <text:p>der</text:p>
          </table:table-cell>
          <table:table-cell table:number-columns-repeated="2" table:style-name="ce34" office:value-type="string" calcext:value-type="string">
            <text:p>welcher</text:p>
          </table:table-cell>
          <table:table-cell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10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3" table:style-name="ce34" office:value-type="string" calcext:value-type="string">
            <text:p>der</text:p>
          </table:table-cell>
          <table:table-cell table:number-columns-repeated="3" table:style-name="ce34" office:value-type="string" calcext:value-type="string">
            <text:p>welcher</text:p>
          </table:table-cell>
          <table:table-cell table:number-columns-repeated="3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4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13" table:style-name="ce34" office:value-type="string" calcext:value-type="string">
            <text:p>der</text:p>
          </table:table-cell>
          <table:table-cell table:style-name="ce34"/>
          <table:table-cell table:number-columns-repeated="4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6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9" table:style-name="ce34" office:value-type="string" calcext:value-type="string">
            <text:p>der</text:p>
          </table:table-cell>
          <table:table-cell table:style-name="ce34" office:value-type="string" calcext:value-type="string">
            <text:p>dass</text:p>
          </table:table-cell>
          <table:table-cell table:number-columns-repeated="11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5" table:style-name="ce34" office:value-type="string" calcext:value-type="string">
            <text:p>der</text:p>
          </table:table-cell>
          <table:table-cell table:number-columns-repeated="2" table:style-name="ce34" office:value-type="string" calcext:value-type="string">
            <text:p>welcher</text:p>
          </table:table-cell>
          <table:table-cell table:number-columns-repeated="4" table:style-name="ce34" office:value-type="string" calcext:value-type="string">
            <text:p>der</text:p>
          </table:table-cell>
          <table:table-cell table:style-name="ce34" office:value-type="string" calcext:value-type="string">
            <text:p>welcher</text:p>
          </table:table-cell>
          <table:table-cell table:number-columns-repeated="6" table:style-name="ce34" office:value-type="string" calcext:value-type="string">
            <text:p>der</text:p>
          </table:table-cell>
          <table:table-cell table:style-name="ce34" table:number-columns-repeated="920"/>
          <table:table-cell/>
        </table:table-row>
        <table:table-row table:style-name="ro1">
          <table:table-cell table:style-name="ce11" office:value-type="string" calcext:value-type="string">
            <text:p>8.2</text:p>
          </table:table-cell>
          <table:table-cell table:style-name="ce35" office:value-type="string" calcext:value-type="string">
            <text:p>das</text:p>
          </table:table-cell>
          <table:table-cell table:number-columns-repeated="5" table:style-name="ce35" office:value-type="string" calcext:value-type="string">
            <text:p>der</text:p>
          </table:table-cell>
          <table:table-cell table:number-columns-repeated="2" table:style-name="ce35" office:value-type="string" calcext:value-type="string">
            <text:p>welcher</text:p>
          </table:table-cell>
          <table:table-cell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8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4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4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4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5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4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style-name="ce35"/>
          <table:table-cell table:number-columns-repeated="4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2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3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4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2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style-name="ce35" office:value-type="string" calcext:value-type="string">
            <text:p>der</text:p>
          </table:table-cell>
          <table:table-cell table:style-name="ce35" office:value-type="string" calcext:value-type="string">
            <text:p>welches</text:p>
          </table:table-cell>
          <table:table-cell table:number-columns-repeated="11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5" table:style-name="ce35" office:value-type="string" calcext:value-type="string">
            <text:p>der</text:p>
          </table:table-cell>
          <table:table-cell table:number-columns-repeated="2" table:style-name="ce35" office:value-type="string" calcext:value-type="string">
            <text:p>welcher</text:p>
          </table:table-cell>
          <table:table-cell table:number-columns-repeated="4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number-columns-repeated="5" table:style-name="ce35" office:value-type="string" calcext:value-type="string">
            <text:p>der</text:p>
          </table:table-cell>
          <table:table-cell table:style-name="ce35" office:value-type="string" calcext:value-type="string">
            <text:p>welcher</text:p>
          </table:table-cell>
          <table:table-cell table:style-name="ce35" table:number-columns-repeated="920"/>
          <table:table-cell/>
        </table:table-row>
        <table:table-row table:style-name="ro1">
          <table:table-cell table:style-name="ce11" office:value-type="string" calcext:value-type="string">
            <text:p>8.3</text:p>
          </table:table-cell>
          <table:table-cell table:number-columns-repeated="6" table:style-name="ce35" office:value-type="string" calcext:value-type="string">
            <text:p>die</text:p>
          </table:table-cell>
          <table:table-cell table:number-columns-repeated="2" table:style-name="ce35" office:value-type="string" calcext:value-type="string">
            <text:p>welche</text:p>
          </table:table-cell>
          <table:table-cell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10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4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4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4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13" table:style-name="ce35" office:value-type="string" calcext:value-type="string">
            <text:p>die</text:p>
          </table:table-cell>
          <table:table-cell table:style-name="ce35"/>
          <table:table-cell table:number-columns-repeated="4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style-name="ce35" office:value-type="string" calcext:value-type="string">
            <text:p>das</text:p>
          </table:table-cell>
          <table:table-cell table:number-columns-repeated="5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9" table:style-name="ce35" office:value-type="string" calcext:value-type="string">
            <text:p>die</text:p>
          </table:table-cell>
          <table:table-cell table:style-name="ce35" office:value-type="string" calcext:value-type="string">
            <text:p>was</text:p>
          </table:table-cell>
          <table:table-cell table:style-name="ce35" office:value-type="string" calcext:value-type="string">
            <text:p>die</text:p>
          </table:table-cell>
          <table:table-cell table:style-name="ce35" office:value-type="string" calcext:value-type="string">
            <text:p>die man</text:p>
          </table:table-cell>
          <table:table-cell table:number-columns-repeated="9" table:style-name="ce35" office:value-type="string" calcext:value-type="string">
            <text:p>die</text:p>
          </table:table-cell>
          <table:table-cell table:style-name="ce35" office:value-type="string" calcext:value-type="string">
            <text:p>welche</text:p>
          </table:table-cell>
          <table:table-cell table:number-columns-repeated="5" table:style-name="ce35" office:value-type="string" calcext:value-type="string">
            <text:p>die</text:p>
          </table:table-cell>
          <table:table-cell table:number-columns-repeated="2" table:style-name="ce35" office:value-type="string" calcext:value-type="string">
            <text:p>welche</text:p>
          </table:table-cell>
          <table:table-cell table:number-columns-repeated="4" table:style-name="ce35" office:value-type="string" calcext:value-type="string">
            <text:p>die</text:p>
          </table:table-cell>
          <table:table-cell table:number-columns-repeated="2" table:style-name="ce35" office:value-type="string" calcext:value-type="string">
            <text:p>welche</text:p>
          </table:table-cell>
          <table:table-cell table:number-columns-repeated="5" table:style-name="ce35" office:value-type="string" calcext:value-type="string">
            <text:p>die</text:p>
          </table:table-cell>
          <table:table-cell table:style-name="ce35" table:number-columns-repeated="920"/>
          <table:table-cell/>
        </table:table-row>
        <table:table-row table:style-name="ro1">
          <table:table-cell table:style-name="ce11" office:value-type="string" calcext:value-type="string">
            <text:p>8.4</text:p>
          </table:table-cell>
          <table:table-cell table:style-name="ce35" office:value-type="string" calcext:value-type="string">
            <text:p>welches</text:p>
          </table:table-cell>
          <table:table-cell table:number-columns-repeated="5" table:style-name="ce35" office:value-type="string" calcext:value-type="string">
            <text:p>das</text:p>
          </table:table-cell>
          <table:table-cell table:number-columns-repeated="2" table:style-name="ce35" office:value-type="string" calcext:value-type="string">
            <text:p>welches</text:p>
          </table:table-cell>
          <table:table-cell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8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4" table:style-name="ce35" office:value-type="string" calcext:value-type="string">
            <text:p>das</text:p>
          </table:table-cell>
          <table:table-cell table:number-columns-repeated="2" table:style-name="ce35" office:value-type="string" calcext:value-type="string">
            <text:p>welches</text:p>
          </table:table-cell>
          <table:table-cell table:number-columns-repeated="3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4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2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2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4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2" table:style-name="ce35" office:value-type="string" calcext:value-type="string">
            <text:p>das</text:p>
          </table:table-cell>
          <table:table-cell table:style-name="ce35"/>
          <table:table-cell table:number-columns-repeated="4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2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3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6" table:style-name="ce35" office:value-type="string" calcext:value-type="string">
            <text:p>das</text:p>
          </table:table-cell>
          <table:table-cell table:style-name="ce35" office:value-type="string" calcext:value-type="string">
            <text:p>dass</text:p>
          </table:table-cell>
          <table:table-cell table:number-columns-repeated="2" table:style-name="ce35" office:value-type="string" calcext:value-type="string">
            <text:p>das</text:p>
          </table:table-cell>
          <table:table-cell table:style-name="ce35" office:value-type="string" calcext:value-type="string">
            <text:p>dass</text:p>
          </table:table-cell>
          <table:table-cell table:number-columns-repeated="11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5" table:style-name="ce35" office:value-type="string" calcext:value-type="string">
            <text:p>das</text:p>
          </table:table-cell>
          <table:table-cell table:number-columns-repeated="2" table:style-name="ce35" office:value-type="string" calcext:value-type="string">
            <text:p>welches</text:p>
          </table:table-cell>
          <table:table-cell table:number-columns-repeated="4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number-columns-repeated="5" table:style-name="ce35" office:value-type="string" calcext:value-type="string">
            <text:p>das</text:p>
          </table:table-cell>
          <table:table-cell table:style-name="ce35" office:value-type="string" calcext:value-type="string">
            <text:p>welches</text:p>
          </table:table-cell>
          <table:table-cell table:style-name="ce35" table:number-columns-repeated="920"/>
          <table:table-cell/>
        </table:table-row>
        <table:table-row table:style-name="ro1">
          <table:table-cell table:style-name="ce12" office:value-type="string" calcext:value-type="string">
            <text:p>8.Verstaendlichkei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7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6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11"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921"/>
          <table:table-cell/>
        </table:table-row>
        <table:table-row table:style-name="ro1">
          <table:table-cell table:style-name="ce13" office:value-type="string" calcext:value-type="string">
            <text:p>8.Schwierigkei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6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4"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5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920"/>
          <table:table-cell/>
        </table:table-row>
        <table:table-row table:style-name="ro1">
          <table:table-cell table:style-name="ce9" office:value-type="string" calcext:value-type="string">
            <text:p>9.NB</text:p>
          </table:table-cell>
          <table:table-cell table:style-name="ce28" table:content-validation-name="val12" table:number-columns-repeated="1022"/>
          <table:table-cell/>
        </table:table-row>
        <table:table-row table:style-name="ro1">
          <table:table-cell table:style-name="ce10" office:value-type="string" calcext:value-type="string">
            <text:p>9.1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12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10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7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11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8" table:style-name="ce29" table:content-validation-name="val23" office:value-type="string" calcext:value-type="string">
            <text:p>Gross</text:p>
          </table:table-cell>
          <table:table-cell table:number-columns-repeated="3" table:style-name="ce29" table:content-validation-name="val23" office:value-type="string" calcext:value-type="string">
            <text:p>Klein</text:p>
          </table:table-cell>
          <table:table-cell table:number-columns-repeated="4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4" table:style-name="ce29" table:content-validation-name="val23" office:value-type="string" calcext:value-type="string">
            <text:p>Gross</text:p>
          </table:table-cell>
          <table:table-cell table:number-columns-repeated="2" table:style-name="ce29" table:content-validation-name="val23" office:value-type="string" calcext:value-type="string">
            <text:p>Klein</text:p>
          </table:table-cell>
          <table:table-cell table:number-columns-repeated="2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17" table:style-name="ce29" table:content-validation-name="val23" office:value-type="string" calcext:value-type="string">
            <text:p>Gross</text:p>
          </table:table-cell>
          <table:table-cell table:style-name="ce29" table:content-validation-name="val23" office:value-type="string" calcext:value-type="string">
            <text:p>Klein</text:p>
          </table:table-cell>
          <table:table-cell table:number-columns-repeated="12" table:style-name="ce29" table:content-validation-name="val23" office:value-type="string" calcext:value-type="string">
            <text:p>Gross</text:p>
          </table:table-cell>
          <table:table-cell table:style-name="ce29" table:content-validation-name="val23" table:number-columns-repeated="920"/>
          <table:table-cell/>
        </table:table-row>
        <table:table-row table:style-name="ro1">
          <table:table-cell table:style-name="ce11" office:value-type="string" calcext:value-type="string">
            <text:p>9.2</text:p>
          </table:table-cell>
          <table:table-cell table:number-columns-repeated="2" table:style-name="ce30" table:content-validation-name="val24" office:value-type="string" calcext:value-type="string">
            <text:p>Zusammen</text:p>
          </table:table-cell>
          <table:table-cell table:number-columns-repeated="2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number-columns-repeated="2" table:style-name="ce30" table:content-validation-name="val24" office:value-type="string" calcext:value-type="string">
            <text:p>Zusammen</text:p>
          </table:table-cell>
          <table:table-cell table:number-columns-repeated="4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12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7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9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2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12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14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3" table:style-name="ce30" table:content-validation-name="val24" office:value-type="string" calcext:value-type="string">
            <text:p>Getrennt</text:p>
          </table:table-cell>
          <table:table-cell table:number-columns-repeated="2" table:style-name="ce30" table:content-validation-name="val24" office:value-type="string" calcext:value-type="string">
            <text:p>Zusammen</text:p>
          </table:table-cell>
          <table:table-cell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8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3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5" table:style-name="ce30" table:content-validation-name="val24" office:value-type="string" calcext:value-type="string">
            <text:p>Getrennt</text:p>
          </table:table-cell>
          <table:table-cell table:style-name="ce30" table:content-validation-name="val24" table:number-columns-repeated="920"/>
          <table:table-cell/>
        </table:table-row>
        <table:table-row table:style-name="ro1">
          <table:table-cell table:style-name="ce11" office:value-type="string" calcext:value-type="string">
            <text:p>9.3</text:p>
          </table:table-cell>
          <table:table-cell table:style-name="ce30" table:content-validation-name="val25" office:value-type="string" calcext:value-type="string">
            <text:p>Getrenntkleinklein</text:p>
          </table:table-cell>
          <table:table-cell table:number-columns-repeated="3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6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kleinklein</text:p>
          </table:table-cell>
          <table:table-cell table:number-columns-repeated="5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2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klei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3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4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kleinklein</text:p>
          </table:table-cell>
          <table:table-cell table:number-columns-repeated="2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2" table:style-name="ce30" table:content-validation-name="val25" office:value-type="string" calcext:value-type="string">
            <text:p>Zusammengross</text:p>
          </table:table-cell>
          <table:table-cell table:number-columns-repeated="2" table:style-name="ce30" table:content-validation-name="val25" office:value-type="string" calcext:value-type="string">
            <text:p>Getrenntgrossklein</text:p>
          </table:table-cell>
          <table:table-cell table:style-name="ce30" table:content-validation-name="val25" office:value-type="string" calcext:value-type="string">
            <text:p>Getrenntkleinklein</text:p>
          </table:table-cell>
          <table:table-cell table:content-validation-name="val25"/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3" table:style-name="ce30" table:content-validation-name="val25" office:value-type="string" calcext:value-type="string">
            <text:p>Zusammengross</text:p>
          </table:table-cell>
          <table:table-cell table:number-columns-repeated="2" table:style-name="ce30" table:content-validation-name="val25" office:value-type="string" calcext:value-type="string">
            <text:p>Getrenntgrossklein</text:p>
          </table:table-cell>
          <table:table-cell table:number-columns-repeated="7" table:style-name="ce30" table:content-validation-name="val25" office:value-type="string" calcext:value-type="string">
            <text:p>Zusammengross</text:p>
          </table:table-cell>
          <table:table-cell table:number-columns-repeated="2" table:style-name="ce30" table:content-validation-name="val25" office:value-type="string" calcext:value-type="string">
            <text:p>Getrenntkleinklein</text:p>
          </table:table-cell>
          <table:table-cell table:number-columns-repeated="10" table:style-name="ce30" table:content-validation-name="val25" office:value-type="string" calcext:value-type="string">
            <text:p>Zusammengross</text:p>
          </table:table-cell>
          <table:table-cell table:number-columns-repeated="2" table:style-name="ce30" table:content-validation-name="val25" office:value-type="string" calcext:value-type="string">
            <text:p>Getrenntkleinklein</text:p>
          </table:table-cell>
          <table:table-cell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2" table:style-name="ce30" table:content-validation-name="val25" office:value-type="string" calcext:value-type="string">
            <text:p>Getrenntkleinklein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Zusammenklein</text:p>
          </table:table-cell>
          <table:table-cell table:number-columns-repeated="6" table:style-name="ce30" table:content-validation-name="val25" office:value-type="string" calcext:value-type="string">
            <text:p>Zusammengross</text:p>
          </table:table-cell>
          <table:table-cell table:number-columns-repeated="2" table:style-name="ce30" table:content-validation-name="val25" office:value-type="string" calcext:value-type="string">
            <text:p>Getrenntgrossklein</text:p>
          </table:table-cell>
          <table:table-cell table:number-columns-repeated="2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7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2" table:style-name="ce30" table:content-validation-name="val25" office:value-type="string" calcext:value-type="string">
            <text:p>Zusammengross</text:p>
          </table:table-cell>
          <table:table-cell table:style-name="ce30" table:content-validation-name="val25" office:value-type="string" calcext:value-type="string">
            <text:p>Getrenntgrossklein</text:p>
          </table:table-cell>
          <table:table-cell table:number-columns-repeated="3" table:style-name="ce30" table:content-validation-name="val25" office:value-type="string" calcext:value-type="string">
            <text:p>Zusammengross</text:p>
          </table:table-cell>
          <table:table-cell table:content-validation-name="val25" table:number-columns-repeated="921"/>
          <table:table-cell/>
        </table:table-row>
        <table:table-row table:style-name="ro1">
          <table:table-cell table:style-name="ce11" office:value-type="string" calcext:value-type="string">
            <text:p>9.4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number-columns-repeated="5" table:style-name="ce30" table:content-validation-name="val26" office:value-type="string" calcext:value-type="string">
            <text:p>Zusammengross</text:p>
          </table:table-cell>
          <table:table-cell table:number-columns-repeated="3" table:style-name="ce30" table:content-validation-name="val26" office:value-type="string" calcext:value-type="string">
            <text:p>Getrennterzaehlenklein</text:p>
          </table:table-cell>
          <table:table-cell table:number-columns-repeated="4" table:style-name="ce30" table:content-validation-name="val26" office:value-type="string" calcext:value-type="string">
            <text:p>Zusamm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number-columns-repeated="2" table:style-name="ce30" table:content-validation-name="val26" office:value-type="string" calcext:value-type="string">
            <text:p>Getrennterzaelh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Getrennterzaelhengross</text:p>
          </table:table-cell>
          <table:table-cell table:number-columns-repeated="3" table:style-name="ce30" table:content-validation-name="val26" office:value-type="string" calcext:value-type="string">
            <text:p>Zusammengross</text:p>
          </table:table-cell>
          <table:table-cell table:number-columns-repeated="4"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number-columns-repeated="3" table:style-name="ce30" table:content-validation-name="val26" office:value-type="string" calcext:value-type="string">
            <text:p>Getrennterzaehlenklein</text:p>
          </table:table-cell>
          <table:table-cell table:content-validation-name="val26"/>
          <table:table-cell table:number-columns-repeated="3"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5" table:style-name="ce30" table:content-validation-name="val26" office:value-type="string" calcext:value-type="string">
            <text:p>Zusamm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number-columns-repeated="10" table:style-name="ce30" table:content-validation-name="val26" office:value-type="string" calcext:value-type="string">
            <text:p>Zusamm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number-columns-repeated="6"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number-columns-repeated="2"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style-name="ce30" table:content-validation-name="val26" office:value-type="string" calcext:value-type="string">
            <text:p>Getrennterzaehlenklein</text:p>
          </table:table-cell>
          <table:table-cell table:style-name="ce30" table:content-validation-name="val26" office:value-type="string" calcext:value-type="string">
            <text:p>Zusammengross</text:p>
          </table:table-cell>
          <table:table-cell table:number-columns-repeated="2" table:style-name="ce30" table:content-validation-name="val26" office:value-type="string" calcext:value-type="string">
            <text:p>Getrennterzaehlenklein</text:p>
          </table:table-cell>
          <table:table-cell table:number-columns-repeated="3" table:style-name="ce30" table:content-validation-name="val26" office:value-type="string" calcext:value-type="string">
            <text:p>Zusammengross</text:p>
          </table:table-cell>
          <table:table-cell table:content-validation-name="val26" table:number-columns-repeated="921"/>
          <table:table-cell/>
        </table:table-row>
        <table:table-row table:style-name="ro1">
          <table:table-cell table:style-name="ce11" office:value-type="string" calcext:value-type="string">
            <text:p>9.5</text:p>
          </table:table-cell>
          <table:table-cell table:number-columns-repeated="12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28" table:style-name="ce30" table:content-validation-name="val24" office:value-type="string" calcext:value-type="string">
            <text:p>Getrennt</text:p>
          </table:table-cell>
          <table:table-cell table:content-validation-name="val24"/>
          <table:table-cell table:number-columns-repeated="12" table:style-name="ce30" table:content-validation-name="val24" office:value-type="string" calcext:value-type="string">
            <text:p>Getrennt</text:p>
          </table:table-cell>
          <table:table-cell table:content-validation-name="val24"/>
          <table:table-cell table:number-columns-repeated="30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6" table:style-name="ce30" table:content-validation-name="val24" office:value-type="string" calcext:value-type="string">
            <text:p>Getrennt</text:p>
          </table:table-cell>
          <table:table-cell table:style-name="ce30" table:content-validation-name="val24" office:value-type="string" calcext:value-type="string">
            <text:p>Zusammen</text:p>
          </table:table-cell>
          <table:table-cell table:number-columns-repeated="8" table:style-name="ce30" table:content-validation-name="val24" office:value-type="string" calcext:value-type="string">
            <text:p>Getrennt</text:p>
          </table:table-cell>
          <table:table-cell table:content-validation-name="val24" table:number-columns-repeated="921"/>
          <table:table-cell/>
        </table:table-row>
        <table:table-row table:style-name="ro1">
          <table:table-cell table:style-name="ce12" office:value-type="string" calcext:value-type="string">
            <text:p>9.Verstaendlichkei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7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8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8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5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4"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921"/>
          <table:table-cell/>
        </table:table-row>
        <table:table-row table:style-name="ro1">
          <table:table-cell table:style-name="ce13" office:value-type="string" calcext:value-type="string">
            <text:p>9.Schwierigkei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4"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7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4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5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number-columns-repeated="4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920"/>
          <table:table-cell/>
        </table:table-row>
        <table:table-row table:style-name="ro1">
          <table:table-cell table:style-name="ce9" office:value-type="string" calcext:value-type="string">
            <text:p>10.NB</text:p>
          </table:table-cell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6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6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4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4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6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7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5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21"/>
          <table:table-cell/>
        </table:table-row>
        <table:table-row table:style-name="ro1">
          <table:table-cell table:style-name="ce10" office:value-type="string" calcext:value-type="string">
            <text:p>10.Kind</text:p>
          </table:table-cell>
          <table:table-cell table:style-name="ce29" table:content-validation-name="val31" table:number-columns-repeated="2"/>
          <table:table-cell table:number-columns-repeated="2" table:style-name="ce29" table:content-validation-name="val31" office:value-type="string" calcext:value-type="string">
            <text:p>Ja</text:p>
          </table:table-cell>
          <table:table-cell table:style-name="ce29" table:content-validation-name="val31" table:number-columns-repeated="2"/>
          <table:table-cell table:number-columns-repeated="2" table:style-name="ce29" table:content-validation-name="val31" office:value-type="string" calcext:value-type="string">
            <text:p>Ja</text:p>
          </table:table-cell>
          <table:table-cell table:style-name="ce29" table:content-validation-name="val31" table:number-columns-repeated="2"/>
          <table:table-cell table:number-columns-repeated="5" table:style-name="ce37" office:value-type="string" calcext:value-type="string">
            <text:p>Ja</text:p>
          </table:table-cell>
          <table:table-cell table:style-name="ce29" table:content-validation-name="val31"/>
          <table:table-cell table:number-columns-repeated="6" table:style-name="ce37" office:value-type="string" calcext:value-type="string">
            <text:p>Ja</text:p>
          </table:table-cell>
          <table:table-cell table:style-name="ce29" table:content-validation-name="val31"/>
          <table:table-cell table:number-columns-repeated="3" table:style-name="ce37" office:value-type="string" calcext:value-type="string">
            <text:p>Ja</text:p>
          </table:table-cell>
          <table:table-cell table:style-name="ce29" table:content-validation-name="val31" office:value-type="string" calcext:value-type="string">
            <text:p>Ja</text:p>
          </table:table-cell>
          <table:table-cell table:number-columns-repeated="4" table:style-name="ce37" office:value-type="string" calcext:value-type="string">
            <text:p>Ja</text:p>
          </table:table-cell>
          <table:table-cell table:style-name="ce29" table:content-validation-name="val31" office:value-type="string" calcext:value-type="string">
            <text:p>Ja</text:p>
          </table:table-cell>
          <table:table-cell table:style-name="ce29" table:content-validation-name="val31"/>
          <table:table-cell table:number-columns-repeated="2" table:style-name="ce29" table:content-validation-name="val31" office:value-type="string" calcext:value-type="string">
            <text:p>Ja</text:p>
          </table:table-cell>
          <table:table-cell table:style-name="ce29" table:content-validation-name="val31"/>
          <table:table-cell table:number-columns-repeated="4" table:style-name="ce29" table:content-validation-name="val31" office:value-type="string" calcext:value-type="string">
            <text:p>Ja</text:p>
          </table:table-cell>
          <table:table-cell table:style-name="ce29" table:content-validation-name="val31" table:number-columns-repeated="3"/>
          <table:table-cell table:number-columns-repeated="3" table:style-name="ce29" table:content-validation-name="val31" office:value-type="string" calcext:value-type="string">
            <text:p>Ja</text:p>
          </table:table-cell>
          <table:table-cell table:style-name="ce29" table:content-validation-name="val31"/>
          <table:table-cell table:number-columns-repeated="6" table:style-name="ce29" table:content-validation-name="val31" office:value-type="string" calcext:value-type="string">
            <text:p>Ja</text:p>
          </table:table-cell>
          <table:table-cell table:style-name="ce29" table:content-validation-name="val31" table:number-columns-repeated="2"/>
          <table:table-cell table:number-columns-repeated="4" table:style-name="ce29" table:content-validation-name="val31" office:value-type="string" calcext:value-type="string">
            <text:p>Ja</text:p>
          </table:table-cell>
          <table:table-cell table:style-name="ce29" table:content-validation-name="val31" table:number-columns-repeated="2"/>
          <table:table-cell table:number-columns-repeated="3" table:style-name="ce29" table:content-validation-name="val31" office:value-type="string" calcext:value-type="string">
            <text:p>Ja</text:p>
          </table:table-cell>
          <table:table-cell table:style-name="ce29" table:content-validation-name="val31"/>
          <table:table-cell table:number-columns-repeated="2" table:style-name="ce29" table:content-validation-name="val31" office:value-type="string" calcext:value-type="string">
            <text:p>Ja</text:p>
          </table:table-cell>
          <table:table-cell table:style-name="ce29" table:content-validation-name="val31" table:number-columns-repeated="5"/>
          <table:table-cell table:number-columns-repeated="3" table:style-name="ce29" table:content-validation-name="val31" office:value-type="string" calcext:value-type="string">
            <text:p>Ja</text:p>
          </table:table-cell>
          <table:table-cell table:style-name="ce29" table:content-validation-name="val31"/>
          <table:table-cell table:number-columns-repeated="2" table:style-name="ce29" table:content-validation-name="val31" office:value-type="string" calcext:value-type="string">
            <text:p>Ja</text:p>
          </table:table-cell>
          <table:table-cell table:style-name="ce29" table:content-validation-name="val31"/>
          <table:table-cell table:number-columns-repeated="3" table:style-name="ce29" table:content-validation-name="val31" office:value-type="string" calcext:value-type="string">
            <text:p>Ja</text:p>
          </table:table-cell>
          <table:table-cell table:style-name="ce29" table:content-validation-name="val31"/>
          <table:table-cell table:number-columns-repeated="5" table:style-name="ce29" table:content-validation-name="val31" office:value-type="string" calcext:value-type="string">
            <text:p>Ja</text:p>
          </table:table-cell>
          <table:table-cell table:style-name="ce29" table:content-validation-name="val31" table:number-columns-repeated="2"/>
          <table:table-cell table:style-name="ce29" table:content-validation-name="val31" office:value-type="string" calcext:value-type="string">
            <text:p>Ja</text:p>
          </table:table-cell>
          <table:table-cell table:style-name="ce29" table:content-validation-name="val31"/>
          <table:table-cell table:style-name="ce29" table:content-validation-name="val31" office:value-type="string" calcext:value-type="string">
            <text:p>Ja</text:p>
          </table:table-cell>
          <table:table-cell table:style-name="ce29" table:content-validation-name="val31"/>
          <table:table-cell table:number-columns-repeated="3" table:style-name="ce29" table:content-validation-name="val31" office:value-type="string" calcext:value-type="string">
            <text:p>Ja</text:p>
          </table:table-cell>
          <table:table-cell table:style-name="ce29" table:content-validation-name="val31"/>
          <table:table-cell table:number-columns-repeated="2" table:style-name="ce29" table:content-validation-name="val31" office:value-type="string" calcext:value-type="string">
            <text:p>Ja</text:p>
          </table:table-cell>
          <table:table-cell table:style-name="ce29" table:content-validation-name="val31"/>
          <table:table-cell table:style-name="ce29" table:content-validation-name="val31" office:value-type="string" calcext:value-type="string">
            <text:p>Ja</text:p>
          </table:table-cell>
          <table:table-cell table:style-name="ce29" table:content-validation-name="val31" table:number-columns-repeated="920"/>
          <table:table-cell/>
        </table:table-row>
        <table:table-row table:style-name="ro1">
          <table:table-cell table:style-name="ce11" office:value-type="string" calcext:value-type="string">
            <text:p>10.Bind</text:p>
          </table:table-cell>
          <table:table-cell table:style-name="ce30" table:content-validation-name="val31" table:number-columns-repeated="2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style-name="ce30" table:content-validation-name="val31" table:number-columns-repeated="2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style-name="ce30" table:content-validation-name="val31"/>
          <table:table-cell table:style-name="ce30" table:content-validation-name="val31" office:value-type="string" calcext:value-type="string">
            <text:p>Ja</text:p>
          </table:table-cell>
          <table:table-cell table:number-columns-repeated="5" table:style-name="ce37" office:value-type="string" calcext:value-type="string">
            <text:p>Ja</text:p>
          </table:table-cell>
          <table:table-cell table:style-name="ce30" table:content-validation-name="val31"/>
          <table:table-cell table:number-columns-repeated="6" table:style-name="ce37" office:value-type="string" calcext:value-type="string">
            <text:p>Ja</text:p>
          </table:table-cell>
          <table:table-cell table:style-name="ce30" table:content-validation-name="val31"/>
          <table:table-cell table:number-columns-repeated="2" table:style-name="ce37" office:value-type="string" calcext:value-type="string">
            <text:p>Ja</text:p>
          </table:table-cell>
          <table:table-cell table:style-name="ce41" office:value-type="string" calcext:value-type="string">
            <text:p>Ja</text:p>
          </table:table-cell>
          <table:table-cell table:style-name="ce30" table:content-validation-name="val31" office:value-type="string" calcext:value-type="string">
            <text:p>Ja</text:p>
          </table:table-cell>
          <table:table-cell table:number-columns-repeated="4" table:style-name="ce41" office:value-type="string" calcext:value-type="string">
            <text:p>Ja</text:p>
          </table:table-cell>
          <table:table-cell table:style-name="ce30" table:content-validation-name="val31" office:value-type="string" calcext:value-type="string">
            <text:p>Ja</text:p>
          </table:table-cell>
          <table:table-cell table:style-name="ce30" table:content-validation-name="val31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style-name="ce30" table:content-validation-name="val31"/>
          <table:table-cell table:number-columns-repeated="4" table:style-name="ce30" table:content-validation-name="val31" office:value-type="string" calcext:value-type="string">
            <text:p>Ja</text:p>
          </table:table-cell>
          <table:table-cell table:style-name="ce30" table:content-validation-name="val31" table:number-columns-repeated="3"/>
          <table:table-cell table:number-columns-repeated="3" table:style-name="ce30" table:content-validation-name="val31" office:value-type="string" calcext:value-type="string">
            <text:p>Ja</text:p>
          </table:table-cell>
          <table:table-cell table:style-name="ce30" table:content-validation-name="val31"/>
          <table:table-cell table:number-columns-repeated="6" table:style-name="ce30" table:content-validation-name="val31" office:value-type="string" calcext:value-type="string">
            <text:p>Ja</text:p>
          </table:table-cell>
          <table:table-cell table:style-name="ce30" table:content-validation-name="val31" table:number-columns-repeated="2"/>
          <table:table-cell table:number-columns-repeated="4" table:style-name="ce30" table:content-validation-name="val31" office:value-type="string" calcext:value-type="string">
            <text:p>Ja</text:p>
          </table:table-cell>
          <table:table-cell table:style-name="ce30" table:content-validation-name="val31" table:number-columns-repeated="2"/>
          <table:table-cell table:number-columns-repeated="3" table:style-name="ce30" table:content-validation-name="val31" office:value-type="string" calcext:value-type="string">
            <text:p>Ja</text:p>
          </table:table-cell>
          <table:table-cell table:style-name="ce30" table:content-validation-name="val31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style-name="ce30" table:content-validation-name="val31" table:number-columns-repeated="4"/>
          <table:table-cell table:number-columns-repeated="4" table:style-name="ce30" table:content-validation-name="val31" office:value-type="string" calcext:value-type="string">
            <text:p>Ja</text:p>
          </table:table-cell>
          <table:table-cell table:style-name="ce30" table:content-validation-name="val31"/>
          <table:table-cell table:number-columns-repeated="2" table:style-name="ce29" table:content-validation-name="val31" office:value-type="string" calcext:value-type="string">
            <text:p>Ja</text:p>
          </table:table-cell>
          <table:table-cell table:style-name="ce30" table:content-validation-name="val31"/>
          <table:table-cell table:number-columns-repeated="3" table:style-name="ce29" table:content-validation-name="val31" office:value-type="string" calcext:value-type="string">
            <text:p>Ja</text:p>
          </table:table-cell>
          <table:table-cell table:style-name="ce30" table:content-validation-name="val31"/>
          <table:table-cell table:number-columns-repeated="5" table:style-name="ce29" table:content-validation-name="val31" office:value-type="string" calcext:value-type="string">
            <text:p>Ja</text:p>
          </table:table-cell>
          <table:table-cell table:style-name="ce30" table:content-validation-name="val31" table:number-columns-repeated="2"/>
          <table:table-cell table:style-name="ce30" table:content-validation-name="val31" office:value-type="string" calcext:value-type="string">
            <text:p>Ja</text:p>
          </table:table-cell>
          <table:table-cell table:style-name="ce30" table:content-validation-name="val31"/>
          <table:table-cell table:style-name="ce29" table:content-validation-name="val31" office:value-type="string" calcext:value-type="string">
            <text:p>Ja</text:p>
          </table:table-cell>
          <table:table-cell table:style-name="ce30" table:content-validation-name="val31"/>
          <table:table-cell table:number-columns-repeated="3" table:style-name="ce29" table:content-validation-name="val31" office:value-type="string" calcext:value-type="string">
            <text:p>Ja</text:p>
          </table:table-cell>
          <table:table-cell table:style-name="ce30" table:content-validation-name="val31"/>
          <table:table-cell table:number-columns-repeated="2" table:style-name="ce29" table:content-validation-name="val31" office:value-type="string" calcext:value-type="string">
            <text:p>Ja</text:p>
          </table:table-cell>
          <table:table-cell table:style-name="ce30" table:content-validation-name="val31"/>
          <table:table-cell table:style-name="ce29" table:content-validation-name="val31" office:value-type="string" calcext:value-type="string">
            <text:p>Ja</text:p>
          </table:table-cell>
          <table:table-cell table:style-name="ce30" table:content-validation-name="val31" table:number-columns-repeated="920"/>
          <table:table-cell/>
        </table:table-row>
        <table:table-row table:style-name="ro1">
          <table:table-cell table:style-name="ce11" office:value-type="string" calcext:value-type="string">
            <text:p>10.Offen</text:p>
          </table:table-cell>
          <table:table-cell table:style-name="ce30" table:content-validation-name="val31" table:number-columns-repeated="2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style-name="ce30" table:content-validation-name="val31" table:number-columns-repeated="2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style-name="ce30" table:content-validation-name="val31"/>
          <table:table-cell table:style-name="ce30" table:content-validation-name="val31" office:value-type="string" calcext:value-type="string">
            <text:p>Ja</text:p>
          </table:table-cell>
          <table:table-cell table:number-columns-repeated="5" table:style-name="ce37" office:value-type="string" calcext:value-type="string">
            <text:p>Ja</text:p>
          </table:table-cell>
          <table:table-cell table:content-validation-name="val31"/>
          <table:table-cell table:number-columns-repeated="6" table:style-name="ce37" office:value-type="string" calcext:value-type="string">
            <text:p>Ja</text:p>
          </table:table-cell>
          <table:table-cell table:content-validation-name="val31"/>
          <table:table-cell table:number-columns-repeated="2" table:style-name="ce37" office:value-type="string" calcext:value-type="string">
            <text:p>Ja</text:p>
          </table:table-cell>
          <table:table-cell table:style-name="ce41" office:value-type="string" calcext:value-type="string">
            <text:p>Ja</text:p>
          </table:table-cell>
          <table:table-cell table:style-name="ce30" table:content-validation-name="val31" office:value-type="string" calcext:value-type="string">
            <text:p>Ja</text:p>
          </table:table-cell>
          <table:table-cell table:number-columns-repeated="5" table:style-name="ce41" office:value-type="string" calcext:value-type="string">
            <text:p>Ja</text:p>
          </table:table-cell>
          <table:table-cell table:content-validation-name="val31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4" table:style-name="ce30" table:content-validation-name="val31" office:value-type="string" calcext:value-type="string">
            <text:p>Ja</text:p>
          </table:table-cell>
          <table:table-cell table:content-validation-name="val31" table:number-columns-repeated="3"/>
          <table:table-cell table:number-columns-repeated="3"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6" table:style-name="ce30" table:content-validation-name="val31" office:value-type="string" calcext:value-type="string">
            <text:p>Ja</text:p>
          </table:table-cell>
          <table:table-cell table:content-validation-name="val31" table:number-columns-repeated="2"/>
          <table:table-cell table:number-columns-repeated="4" table:style-name="ce30" table:content-validation-name="val31" office:value-type="string" calcext:value-type="string">
            <text:p>Ja</text:p>
          </table:table-cell>
          <table:table-cell table:content-validation-name="val31" table:number-columns-repeated="2"/>
          <table:table-cell table:number-columns-repeated="3"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content-validation-name="val31" table:number-columns-repeated="4"/>
          <table:table-cell table:number-columns-repeated="4"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2"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3"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5" table:style-name="ce29" table:content-validation-name="val31" office:value-type="string" calcext:value-type="string">
            <text:p>Ja</text:p>
          </table:table-cell>
          <table:table-cell table:content-validation-name="val31" table:number-columns-repeated="2"/>
          <table:table-cell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3"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2"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style-name="ce29" table:content-validation-name="val31" office:value-type="string" calcext:value-type="string">
            <text:p>Ja</text:p>
          </table:table-cell>
          <table:table-cell table:content-validation-name="val31" table:number-columns-repeated="920"/>
          <table:table-cell/>
        </table:table-row>
        <table:table-row table:style-name="ro1">
          <table:table-cell table:style-name="ce11" office:value-type="string" calcext:value-type="string">
            <text:p>10.Stell</text:p>
          </table:table-cell>
          <table:table-cell table:style-name="ce30" table:content-validation-name="val31" table:number-columns-repeated="2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content-validation-name="val31" table:number-columns-repeated="2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style-name="ce30" table:content-validation-name="val31" office:value-type="string" calcext:value-type="string">
            <text:p>Ja</text:p>
          </table:table-cell>
          <table:table-cell table:number-columns-repeated="5" table:style-name="ce37" office:value-type="string" calcext:value-type="string">
            <text:p>Ja</text:p>
          </table:table-cell>
          <table:table-cell table:content-validation-name="val31"/>
          <table:table-cell table:number-columns-repeated="6" table:style-name="ce37" office:value-type="string" calcext:value-type="string">
            <text:p>Ja</text:p>
          </table:table-cell>
          <table:table-cell table:content-validation-name="val31"/>
          <table:table-cell table:number-columns-repeated="2" table:style-name="ce37" office:value-type="string" calcext:value-type="string">
            <text:p>Ja</text:p>
          </table:table-cell>
          <table:table-cell table:style-name="ce41" office:value-type="string" calcext:value-type="string">
            <text:p>Ja</text:p>
          </table:table-cell>
          <table:table-cell table:content-validation-name="val31"/>
          <table:table-cell table:number-columns-repeated="5" table:style-name="ce41" office:value-type="string" calcext:value-type="string">
            <text:p>Ja</text:p>
          </table:table-cell>
          <table:table-cell table:content-validation-name="val31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4" table:style-name="ce30" table:content-validation-name="val31" office:value-type="string" calcext:value-type="string">
            <text:p>Ja</text:p>
          </table:table-cell>
          <table:table-cell table:content-validation-name="val31" table:number-columns-repeated="3"/>
          <table:table-cell table:number-columns-repeated="3"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6" table:style-name="ce30" table:content-validation-name="val31" office:value-type="string" calcext:value-type="string">
            <text:p>Ja</text:p>
          </table:table-cell>
          <table:table-cell table:content-validation-name="val31" table:number-columns-repeated="2"/>
          <table:table-cell table:number-columns-repeated="4" table:style-name="ce30" table:content-validation-name="val31" office:value-type="string" calcext:value-type="string">
            <text:p>Ja</text:p>
          </table:table-cell>
          <table:table-cell table:content-validation-name="val31" table:number-columns-repeated="2"/>
          <table:table-cell table:number-columns-repeated="3"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content-validation-name="val31" table:number-columns-repeated="5"/>
          <table:table-cell table:number-columns-repeated="3"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2"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3"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5" table:style-name="ce29" table:content-validation-name="val31" office:value-type="string" calcext:value-type="string">
            <text:p>Ja</text:p>
          </table:table-cell>
          <table:table-cell table:content-validation-name="val31" table:number-columns-repeated="4"/>
          <table:table-cell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3"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2"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style-name="ce29" table:content-validation-name="val31" office:value-type="string" calcext:value-type="string">
            <text:p>Ja</text:p>
          </table:table-cell>
          <table:table-cell table:content-validation-name="val31" table:number-columns-repeated="920"/>
          <table:table-cell/>
        </table:table-row>
        <table:table-row table:style-name="ro1">
          <table:table-cell table:style-name="ce11" office:value-type="string" calcext:value-type="string">
            <text:p>10.Froh</text:p>
          </table:table-cell>
          <table:table-cell table:style-name="ce30" table:content-validation-name="val31" table:number-columns-repeated="2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content-validation-name="val31" table:number-columns-repeated="2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style-name="ce30" table:content-validation-name="val31" office:value-type="string" calcext:value-type="string">
            <text:p>Ja</text:p>
          </table:table-cell>
          <table:table-cell table:number-columns-repeated="5" table:style-name="ce37" office:value-type="string" calcext:value-type="string">
            <text:p>Ja</text:p>
          </table:table-cell>
          <table:table-cell table:content-validation-name="val31"/>
          <table:table-cell table:number-columns-repeated="6" table:style-name="ce37" office:value-type="string" calcext:value-type="string">
            <text:p>Ja</text:p>
          </table:table-cell>
          <table:table-cell table:content-validation-name="val31"/>
          <table:table-cell table:number-columns-repeated="2" table:style-name="ce37" office:value-type="string" calcext:value-type="string">
            <text:p>Ja</text:p>
          </table:table-cell>
          <table:table-cell table:style-name="ce41" office:value-type="string" calcext:value-type="string">
            <text:p>Ja</text:p>
          </table:table-cell>
          <table:table-cell table:style-name="ce30" table:content-validation-name="val31" office:value-type="string" calcext:value-type="string">
            <text:p>Ja</text:p>
          </table:table-cell>
          <table:table-cell table:number-columns-repeated="5" table:style-name="ce41" office:value-type="string" calcext:value-type="string">
            <text:p>Ja</text:p>
          </table:table-cell>
          <table:table-cell table:content-validation-name="val31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4" table:style-name="ce30" table:content-validation-name="val31" office:value-type="string" calcext:value-type="string">
            <text:p>Ja</text:p>
          </table:table-cell>
          <table:table-cell table:content-validation-name="val31" table:number-columns-repeated="3"/>
          <table:table-cell table:number-columns-repeated="3"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6" table:style-name="ce30" table:content-validation-name="val31" office:value-type="string" calcext:value-type="string">
            <text:p>Ja</text:p>
          </table:table-cell>
          <table:table-cell table:content-validation-name="val31" table:number-columns-repeated="2"/>
          <table:table-cell table:number-columns-repeated="4" table:style-name="ce30" table:content-validation-name="val31" office:value-type="string" calcext:value-type="string">
            <text:p>Ja</text:p>
          </table:table-cell>
          <table:table-cell table:content-validation-name="val31" table:number-columns-repeated="2"/>
          <table:table-cell table:number-columns-repeated="3"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2" table:style-name="ce30" table:content-validation-name="val31" office:value-type="string" calcext:value-type="string">
            <text:p>Ja</text:p>
          </table:table-cell>
          <table:table-cell table:content-validation-name="val31" table:number-columns-repeated="5"/>
          <table:table-cell table:number-columns-repeated="3"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2"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3"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5" table:style-name="ce29" table:content-validation-name="val31" office:value-type="string" calcext:value-type="string">
            <text:p>Ja</text:p>
          </table:table-cell>
          <table:table-cell table:content-validation-name="val31" table:number-columns-repeated="2"/>
          <table:table-cell table:style-name="ce30" table:content-validation-name="val31" office:value-type="string" calcext:value-type="string">
            <text:p>Ja</text:p>
          </table:table-cell>
          <table:table-cell table:content-validation-name="val31"/>
          <table:table-cell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3"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number-columns-repeated="2" table:style-name="ce29" table:content-validation-name="val31" office:value-type="string" calcext:value-type="string">
            <text:p>Ja</text:p>
          </table:table-cell>
          <table:table-cell table:content-validation-name="val31"/>
          <table:table-cell table:style-name="ce29" table:content-validation-name="val31" office:value-type="string" calcext:value-type="string">
            <text:p>Ja</text:p>
          </table:table-cell>
          <table:table-cell table:content-validation-name="val31" table:number-columns-repeated="920"/>
          <table:table-cell/>
        </table:table-row>
        <table:table-row table:style-name="ro1">
          <table:table-cell table:style-name="ce17" office:value-type="string" calcext:value-type="string">
            <text:p>10.Wortklassen</text:p>
          </table:table-cell>
          <table:table-cell table:style-name="ce36" table:content-validation-name="val12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13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16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26"/>
          <table:table-cell table:number-columns-repeated="2"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3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2"/>
          <table:table-cell table:number-columns-repeated="4"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4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2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10"/>
          <table:table-cell table:style-name="ce36" table:content-validation-name="val12" office:value-type="string" calcext:value-type="string">
            <text:p>Ja</text:p>
          </table:table-cell>
          <table:table-cell table:style-name="ce36" table:content-validation-name="val12" table:number-columns-repeated="932"/>
          <table:table-cell/>
        </table:table-row>
        <table:table-row table:style-name="ro1">
          <table:table-cell table:style-name="ce17" office:value-type="string" calcext:value-type="string">
            <text:p>10.Gestellstamm</text:p>
          </table:table-cell>
          <table:table-cell table:style-name="ce36" table:content-validation-name="val12"/>
          <table:table-cell table:content-validation-name="val12"/>
          <table:table-cell table:style-name="ce36" table:content-validation-name="val12" table:number-columns-repeated="7"/>
          <table:table-cell table:number-columns-repeated="6" table:style-name="ce36" table:content-validation-name="val12" office:value-type="string" calcext:value-type="string">
            <text:p>Ja</text:p>
          </table:table-cell>
          <table:table-cell table:content-validation-name="val12"/>
          <table:table-cell table:style-name="ce36" table:content-validation-name="val12" office:value-type="string" calcext:value-type="string">
            <text:p>Ja</text:p>
          </table:table-cell>
          <table:table-cell table:content-validation-name="val12"/>
          <table:table-cell table:number-columns-repeated="4" table:style-name="ce36" table:content-validation-name="val12" office:value-type="string" calcext:value-type="string">
            <text:p>Ja</text:p>
          </table:table-cell>
          <table:table-cell table:content-validation-name="val12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3"/>
          <table:table-cell table:number-columns-repeated="5" table:style-name="ce36" table:content-validation-name="val12" office:value-type="string" calcext:value-type="string">
            <text:p>Ja</text:p>
          </table:table-cell>
          <table:table-cell table:content-validation-name="val12" table:number-columns-repeated="7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8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3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3"/>
          <table:table-cell table:number-columns-repeated="3" table:style-name="ce36" table:content-validation-name="val12" office:value-type="string" calcext:value-type="string">
            <text:p>Ja</text:p>
          </table:table-cell>
          <table:table-cell table:content-validation-name="val12" table:number-columns-repeated="2"/>
          <table:table-cell table:number-columns-repeated="3" table:style-name="ce36" table:content-validation-name="val12" office:value-type="string" calcext:value-type="string">
            <text:p>Ja</text:p>
          </table:table-cell>
          <table:table-cell table:content-validation-name="val12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3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6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8"/>
          <table:table-cell table:number-columns-repeated="2" table:style-name="ce36" table:content-validation-name="val12" office:value-type="string" calcext:value-type="string">
            <text:p>Ja</text:p>
          </table:table-cell>
          <table:table-cell table:content-validation-name="val12" table:number-columns-repeated="9"/>
          <table:table-cell table:style-name="ce36" table:content-validation-name="val12" office:value-type="string" calcext:value-type="string">
            <text:p>Ja</text:p>
          </table:table-cell>
          <table:table-cell table:content-validation-name="val12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2"/>
          <table:table-cell table:style-name="ce36" table:content-validation-name="val12" office:value-type="string" calcext:value-type="string">
            <text:p>Ja</text:p>
          </table:table-cell>
          <table:table-cell table:content-validation-name="val12" table:number-columns-repeated="920"/>
          <table:table-cell/>
        </table:table-row>
        <table:table-row table:style-name="ro1">
          <table:table-cell table:style-name="ce12" office:value-type="string" calcext:value-type="string">
            <text:p>10.Verstaendlichkei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2"/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2"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2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4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3" table:style-name="ce31" table:content-validation-name="val14" office:value-type="string" calcext:value-type="string">
            <text:p>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number-columns-repeated="3" table:style-name="ce31" table:content-validation-name="val14" office:value-type="string" calcext:value-type="string">
            <text:p>Gu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922"/>
          <table:table-cell/>
        </table:table-row>
        <table:table-row table:style-name="ro1">
          <table:table-cell table:style-name="ce13" office:value-type="string" calcext:value-type="string">
            <text:p>10.Schwierigkei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3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table:number-columns-repeated="2"/>
          <table:table-cell table:number-columns-repeated="4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920"/>
          <table:table-cell/>
        </table:table-row>
        <table:table-row table:style-name="ro1">
          <table:table-cell table:style-name="ce9" office:value-type="string" calcext:value-type="string">
            <text:p>11.NB</text:p>
          </table:table-cell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6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6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8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4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4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11"/>
          <table:table-cell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3"/>
          <table:table-cell table:number-columns-repeated="2" table:style-name="ce28" table:content-validation-name="val12" office:value-type="string" calcext:value-type="string">
            <text:p>Ja</text:p>
          </table:table-cell>
          <table:table-cell table:style-name="ce28" table:content-validation-name="val12" table:number-columns-repeated="931"/>
          <table:table-cell/>
        </table:table-row>
        <table:table-row table:style-name="ro1">
          <table:table-cell table:style-name="ce10" office:value-type="string" calcext:value-type="string">
            <text:p>11.1.NP</text:p>
          </table:table-cell>
          <table:table-cell table:style-name="ce37" table:content-validation-name="val19"/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Garnicht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Teilweise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6" table:style-name="ce29" table:content-validation-name="val19" office:value-type="string" calcext:value-type="string">
            <text:p>Komplett</text:p>
          </table:table-cell>
          <table:table-cell table:style-name="ce29" table:content-validation-name="val19" table:number-columns-repeated="2"/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Garnicht</text:p>
          </table:table-cell>
          <table:table-cell table:style-name="ce29" table:content-validation-name="val19"/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 table:number-columns-repeated="3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/>
          <table:table-cell table:number-columns-repeated="4" table:style-name="ce29" table:content-validation-name="val19" office:value-type="string" calcext:value-type="string">
            <text:p>Komplett</text:p>
          </table:table-cell>
          <table:table-cell table:style-name="ce29" table:content-validation-name="val19" table:number-columns-repeated="3"/>
          <table:table-cell table:style-name="ce29" table:content-validation-name="val19" office:value-type="string" calcext:value-type="string">
            <text:p>Garnicht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Garnicht</text:p>
          </table:table-cell>
          <table:table-cell table:number-columns-repeated="8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11" table:style-name="ce29" table:content-validation-name="val19" office:value-type="string" calcext:value-type="string">
            <text:p>Komplett</text:p>
          </table:table-cell>
          <table:table-cell table:style-name="ce29" table:content-validation-name="val19"/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style-name="ce29" table:content-validation-name="val19" table:number-columns-repeated="2"/>
          <table:table-cell table:number-columns-repeated="4"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number-columns-repeated="5"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 table:number-columns-repeated="920"/>
          <table:table-cell/>
        </table:table-row>
        <table:table-row table:style-name="ro1">
          <table:table-cell table:style-name="ce11" office:value-type="string" calcext:value-type="string">
            <text:p>11.1.Kasus</text:p>
          </table:table-cell>
          <table:table-cell table:style-name="ce30"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table:number-columns-repeated="2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6" table:style-name="ce30" table:content-validation-name="val27" office:value-type="string" calcext:value-type="string">
            <text:p>Akkusativ</text:p>
          </table:table-cell>
          <table:table-cell table:style-name="ce30" table:content-validation-name="val27" table:number-columns-repeated="2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style-name="ce30" table:content-validation-name="val27" table:number-columns-repeated="2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 table:number-columns-repeated="3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style-name="ce30" table:content-validation-name="val27" table:number-columns-repeated="4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 table:number-columns-repeated="2"/>
          <table:table-cell table:number-columns-repeated="8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11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table:number-columns-repeated="2"/>
          <table:table-cell table:number-columns-repeated="11" table:style-name="ce30" table:content-validation-name="val27" office:value-type="string" calcext:value-type="string">
            <text:p>Akkusativ</text:p>
          </table:table-cell>
          <table:table-cell table:style-name="ce30" table:content-validation-name="val27" table:number-columns-repeated="920"/>
          <table:table-cell/>
        </table:table-row>
        <table:table-row table:style-name="ro1">
          <table:table-cell table:style-name="ce11" office:value-type="string" calcext:value-type="string">
            <text:p>11.2.NP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content-validation-name="val19"/>
          <table:table-cell table:style-name="ce30"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/>
          <table:table-cell table:number-columns-repeated="6" table:style-name="ce30" table:content-validation-name="val19" office:value-type="string" calcext:value-type="string">
            <text:p>Komplett</text:p>
          </table:table-cell>
          <table:table-cell table:style-name="ce30" table:content-validation-name="val19" table:number-columns-repeated="2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number-columns-repeated="3"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Zuviel</text:p>
          </table:table-cell>
          <table:table-cell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number-columns-repeated="8" table:style-name="ce29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number-columns-repeated="4" table:style-name="ce29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 table:number-columns-repeated="920"/>
          <table:table-cell/>
        </table:table-row>
        <table:table-row table:style-name="ro1">
          <table:table-cell table:style-name="ce11" office:value-type="string" calcext:value-type="string">
            <text:p>11.2.Kasus</text:p>
          </table:table-cell>
          <table:table-cell table:style-name="ce30"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content-validation-name="val27"/>
          <table:table-cell table:style-name="ce30" table:content-validation-name="val27"/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6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7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Dativ</text:p>
          </table:table-cell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7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11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10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921"/>
          <table:table-cell/>
        </table:table-row>
        <table:table-row table:style-name="ro1">
          <table:table-cell table:style-name="ce11" office:value-type="string" calcext:value-type="string">
            <text:p>11.3.NP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content-validation-name="val19"/>
          <table:table-cell table:style-name="ce30"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Komplett</text:p>
          </table:table-cell>
          <table:table-cell table:number-columns-repeated="3"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content-validation-name="val19" table:number-columns-repeated="920"/>
          <table:table-cell/>
        </table:table-row>
        <table:table-row table:style-name="ro1">
          <table:table-cell table:style-name="ce11" office:value-type="string" calcext:value-type="string">
            <text:p>11.3.Kasus</text:p>
          </table:table-cell>
          <table:table-cell table:style-name="ce30"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content-validation-name="val27"/>
          <table:table-cell table:style-name="ce30" table:content-validation-name="val27"/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4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3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6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920"/>
          <table:table-cell/>
        </table:table-row>
        <table:table-row table:style-name="ro1">
          <table:table-cell table:style-name="ce11" office:value-type="string" calcext:value-type="string">
            <text:p>11.4.NP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content-validation-name="val19"/>
          <table:table-cell table:style-name="ce30"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number-columns-repeated="6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 table:number-columns-repeated="2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6" table:style-name="ce29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7" office:value-type="string" calcext:value-type="string">
            <text:p>Komplett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number-columns-repeated="4" table:style-name="ce29" table:content-validation-name="val19" office:value-type="string" calcext:value-type="string">
            <text:p>Komplett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content-validation-name="val19" table:number-columns-repeated="920"/>
          <table:table-cell/>
        </table:table-row>
        <table:table-row table:style-name="ro1">
          <table:table-cell table:style-name="ce11" office:value-type="string" calcext:value-type="string">
            <text:p>11.4.Kasus</text:p>
          </table:table-cell>
          <table:table-cell table:style-name="ce30" table:content-validation-name="val27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style-name="ce30" table:content-validation-name="val27"/>
          <table:table-cell table:content-validation-name="val27"/>
          <table:table-cell table:style-name="ce30" table:content-validation-name="val27"/>
          <table:table-cell table:content-validation-name="val27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4"/>
          <table:table-cell table:number-columns-repeated="4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3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3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5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number-columns-repeated="3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5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number-columns-repeated="3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7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920"/>
          <table:table-cell/>
        </table:table-row>
        <table:table-row table:style-name="ro1">
          <table:table-cell table:style-name="ce11" office:value-type="string" calcext:value-type="string">
            <text:p>11.5.NP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/>
          <table:table-cell table:content-validation-name="val19"/>
          <table:table-cell table:style-name="ce30"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 table:number-columns-repeated="2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Zuviel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number-columns-repeated="5" table:style-name="ce29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29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 table:number-columns-repeated="920"/>
          <table:table-cell/>
        </table:table-row>
        <table:table-row table:style-name="ro1">
          <table:table-cell table:style-name="ce11" office:value-type="string" calcext:value-type="string">
            <text:p>11.5.Kasus</text:p>
          </table:table-cell>
          <table:table-cell table:style-name="ce30"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4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3"/>
          <table:table-cell table:number-columns-repeated="2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5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4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3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number-columns-repeated="3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41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Dativ</text:p>
          </table:table-cell>
          <table:table-cell table:style-name="ce41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style-name="ce41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921"/>
          <table:table-cell/>
        </table:table-row>
        <table:table-row table:style-name="ro1">
          <table:table-cell table:style-name="ce11" office:value-type="string" calcext:value-type="string">
            <text:p>11.6.NP</text:p>
          </table:table-cell>
          <table:table-cell table:style-name="ce30"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Komplett</text:p>
          </table:table-cell>
          <table:table-cell table:number-columns-repeated="2"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 table:number-columns-repeated="2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number-columns-repeated="8" table:style-name="ce29" table:content-validation-name="val19" office:value-type="string" calcext:value-type="string">
            <text:p>Komplett</text:p>
          </table:table-cell>
          <table:table-cell table:content-validation-name="val19"/>
          <table:table-cell table:number-columns-repeated="2" table:style-name="ce37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number-columns-repeated="4" table:style-name="ce29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5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 table:number-columns-repeated="920"/>
          <table:table-cell/>
        </table:table-row>
        <table:table-row table:style-name="ro1">
          <table:table-cell table:style-name="ce11" office:value-type="string" calcext:value-type="string">
            <text:p>11.6.Kasus</text:p>
          </table:table-cell>
          <table:table-cell table:style-name="ce30"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Akkusativ</text:p>
          </table:table-cell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4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number-columns-repeated="3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number-columns-repeated="3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3" table:style-name="ce30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number-columns-repeated="2" table:style-name="ce30" table:content-validation-name="val27" office:value-type="string" calcext:value-type="string">
            <text:p>Dativ</text:p>
          </table:table-cell>
          <table:table-cell table:content-validation-name="val27"/>
          <table:table-cell table:style-name="ce41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2"/>
          <table:table-cell table:style-name="ce30" table:content-validation-name="val27" office:value-type="string" calcext:value-type="string">
            <text:p>Akkusativ</text:p>
          </table:table-cell>
          <table:table-cell table:style-name="ce38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style-name="ce41" office:value-type="string" calcext:value-type="string">
            <text:p>Akkusativ</text:p>
          </table:table-cell>
          <table:table-cell table:number-columns-repeated="6" table:style-name="ce30" table:content-validation-name="val27" office:value-type="string" calcext:value-type="string">
            <text:p>Dativ</text:p>
          </table:table-cell>
          <table:table-cell table:content-validation-name="val27" table:number-columns-repeated="921"/>
          <table:table-cell/>
        </table:table-row>
        <table:table-row table:style-name="ro1">
          <table:table-cell table:style-name="ce11" office:value-type="string" calcext:value-type="string">
            <text:p>11.7.NP</text:p>
          </table:table-cell>
          <table:table-cell table:content-validation-name="val19"/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30" table:content-validation-name="val19" office:value-type="string" calcext:value-type="string">
            <text:p>Komplett</text:p>
          </table:table-cell>
          <table:table-cell table:number-columns-repeated="3" table:style-name="ce30" table:content-validation-name="val19" office:value-type="string" calcext:value-type="string">
            <text:p>Garnicht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number-columns-repeated="4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 table:number-columns-repeated="3"/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 table:number-columns-repeated="2"/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content-validation-name="val19" table:number-columns-repeated="3"/>
          <table:table-cell table:number-columns-repeated="2"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30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number-columns-repeated="3" table:style-name="ce29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content-validation-name="val19"/>
          <table:table-cell table:style-name="ce37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content-validation-name="val19" table:number-columns-repeated="2"/>
          <table:table-cell table:style-name="ce29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style-name="ce29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number-columns-repeated="3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Teilweise</text:p>
          </table:table-cell>
          <table:table-cell table:number-columns-repeated="2" table:style-name="ce30" table:content-validation-name="val19" office:value-type="string" calcext:value-type="string">
            <text:p>Komplett</text:p>
          </table:table-cell>
          <table:table-cell table:style-name="ce30" table:content-validation-name="val19" office:value-type="string" calcext:value-type="string">
            <text:p>Garnicht</text:p>
          </table:table-cell>
          <table:table-cell table:content-validation-name="val19" table:number-columns-repeated="920"/>
          <table:table-cell/>
        </table:table-row>
        <table:table-row table:style-name="ro1">
          <table:table-cell table:style-name="ce18" office:value-type="string" calcext:value-type="string">
            <text:p>11.7.Kasus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 table:number-columns-repeated="4"/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2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number-columns-repeated="4"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2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3"/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2"/>
          <table:table-cell table:style-name="ce38" table:content-validation-name="val27" office:value-type="string" calcext:value-type="string">
            <text:p>Akkusativ</text:p>
          </table:table-cell>
          <table:table-cell table:number-columns-repeated="3"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2"/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3"/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 table:number-columns-repeated="2"/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 table:number-columns-repeated="3"/>
          <table:table-cell table:number-columns-repeated="3"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2"/>
          <table:table-cell table:number-columns-repeated="3" table:style-name="ce38" table:content-validation-name="val27" office:value-type="string" calcext:value-type="string">
            <text:p>Dativ</text:p>
          </table:table-cell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Akkus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number-columns-repeated="6" table:style-name="ce38" table:content-validation-name="val27" office:value-type="string" calcext:value-type="string">
            <text:p>Dativ</text:p>
          </table:table-cell>
          <table:table-cell table:style-name="ce38" table:content-validation-name="val27" office:value-type="string" calcext:value-type="string">
            <text:p>Akkus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style-name="ce38" table:content-validation-name="val27" office:value-type="string" calcext:value-type="string">
            <text:p>Akkusativ</text:p>
          </table:table-cell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2"/>
          <table:table-cell table:number-columns-repeated="2" table:style-name="ce38" table:content-validation-name="val27" office:value-type="string" calcext:value-type="string">
            <text:p>Dativ</text:p>
          </table:table-cell>
          <table:table-cell table:style-name="ce30" table:content-validation-name="val27" office:value-type="string" calcext:value-type="string">
            <text:p>Dativ</text:p>
          </table:table-cell>
          <table:table-cell table:style-name="ce38" table:content-validation-name="val27"/>
          <table:table-cell table:number-columns-repeated="6" table:style-name="ce38" table:content-validation-name="val27" office:value-type="string" calcext:value-type="string">
            <text:p>Dativ</text:p>
          </table:table-cell>
          <table:table-cell table:style-name="ce38" table:content-validation-name="val27" table:number-columns-repeated="921"/>
          <table:table-cell/>
        </table:table-row>
        <table:table-row table:style-name="ro1">
          <table:table-cell table:style-name="ce17" office:value-type="string" calcext:value-type="string">
            <text:p>11.Konzeptfehler</text:p>
          </table:table-cell>
          <table:table-cell table:style-name="ce39" table:content-validation-name="val28" table:number-columns-repeated="5"/>
          <table:table-cell table:style-name="ce39" table:content-validation-name="val28" office:value-type="string" calcext:value-type="string">
            <text:p>Saetzeunterstrichen</text:p>
          </table:table-cell>
          <table:table-cell table:style-name="ce39" table:content-validation-name="val28" table:number-columns-repeated="22"/>
          <table:table-cell table:style-name="ce39" table:content-validation-name="val28" office:value-type="string" calcext:value-type="string">
            <text:p>Saetzeunterstrichen</text:p>
          </table:table-cell>
          <table:table-cell table:style-name="ce39" table:content-validation-name="val28" table:number-columns-repeated="26"/>
          <table:table-cell table:style-name="ce39" table:content-validation-name="val28" office:value-type="string" calcext:value-type="string">
            <text:p>Phrasengrenzenfalsch</text:p>
          </table:table-cell>
          <table:table-cell table:style-name="ce39" table:content-validation-name="val28" table:number-columns-repeated="966"/>
          <table:table-cell/>
        </table:table-row>
        <table:table-row table:style-name="ro1">
          <table:table-cell table:style-name="ce14" office:value-type="string" calcext:value-type="string">
            <text:p>11.zuviel.1</text:p>
          </table:table-cell>
          <table:table-cell table:style-name="ce33" table:content-validation-name="val27" table:number-columns-repeated="36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 table:number-columns-repeated="19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 table:number-columns-repeated="965"/>
          <table:table-cell/>
        </table:table-row>
        <table:table-row table:style-name="ro1">
          <table:table-cell table:style-name="ce14" office:value-type="string" calcext:value-type="string">
            <text:p>11.zuviel.2</text:p>
          </table:table-cell>
          <table:table-cell table:style-name="ce33" table:content-validation-name="val27" table:number-columns-repeated="36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 table:number-columns-repeated="19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 table:number-columns-repeated="965"/>
          <table:table-cell/>
        </table:table-row>
        <table:table-row table:style-name="ro1">
          <table:table-cell table:style-name="ce14" office:value-type="string" calcext:value-type="string">
            <text:p>11.zuviel.3</text:p>
          </table:table-cell>
          <table:table-cell table:style-name="ce33" table:content-validation-name="val27" table:number-columns-repeated="24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 table:number-columns-repeated="7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0"/>
          <table:table-cell table:style-name="ce33" table:content-validation-name="val27" office:value-type="string" calcext:value-type="string">
            <text:p>Dativ</text:p>
          </table:table-cell>
          <table:table-cell table:content-validation-name="val27" table:number-columns-repeated="12"/>
          <table:table-cell table:style-name="ce33" table:content-validation-name="val27" office:value-type="string" calcext:value-type="string">
            <text:p>Dativ</text:p>
          </table:table-cell>
          <table:table-cell table:content-validation-name="val27" table:number-columns-repeated="9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5"/>
          <table:table-cell table:number-columns-repeated="2"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926"/>
          <table:table-cell/>
        </table:table-row>
        <table:table-row table:style-name="ro1">
          <table:table-cell table:style-name="ce14" office:value-type="string" calcext:value-type="string">
            <text:p>11.zuviel.4</text:p>
          </table:table-cell>
          <table:table-cell table:style-name="ce33" table:content-validation-name="val27" table:number-columns-repeated="2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 table:number-columns-repeated="8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 table:number-columns-repeated="5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 table:number-columns-repeated="2"/>
          <table:table-cell table:style-name="ce33" table:content-validation-name="val27" office:value-type="string" calcext:value-type="string">
            <text:p>Akkusativ</text:p>
          </table:table-cell>
          <table:table-cell table:style-name="ce33" table:content-validation-name="val27"/>
          <table:table-cell table:content-validation-name="val27"/>
          <table:table-cell table:style-name="ce33" table:content-validation-name="val27" table:number-columns-repeated="7"/>
          <table:table-cell table:style-name="ce33" table:content-validation-name="val27" office:value-type="string" calcext:value-type="string">
            <text:p>Dativ</text:p>
          </table:table-cell>
          <table:table-cell table:style-name="ce33" table:content-validation-name="val27"/>
          <table:table-cell table:number-columns-repeated="2"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9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4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style-name="ce33" table:content-validation-name="val27" office:value-type="string" calcext:value-type="string">
            <text:p>Dativ</text:p>
          </table:table-cell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9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3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921"/>
          <table:table-cell/>
        </table:table-row>
        <table:table-row table:style-name="ro1">
          <table:table-cell table:style-name="ce14" office:value-type="string" calcext:value-type="string">
            <text:p>11.zuviel.5</text:p>
          </table:table-cell>
          <table:table-cell table:style-name="ce33" table:content-validation-name="val27" table:number-columns-repeated="2"/>
          <table:table-cell table:content-validation-name="val27"/>
          <table:table-cell table:style-name="ce33" table:content-validation-name="val27" table:number-columns-repeated="8"/>
          <table:table-cell table:content-validation-name="val27"/>
          <table:table-cell table:style-name="ce33" table:content-validation-name="val27" table:number-columns-repeated="5"/>
          <table:table-cell table:content-validation-name="val27"/>
          <table:table-cell table:style-name="ce33" table:content-validation-name="val27"/>
          <table:table-cell table:content-validation-name="val27"/>
          <table:table-cell table:style-name="ce33" table:content-validation-name="val27" table:number-columns-repeated="2"/>
          <table:table-cell table:content-validation-name="val27"/>
          <table:table-cell table:style-name="ce33" table:content-validation-name="val27"/>
          <table:table-cell table:content-validation-name="val27"/>
          <table:table-cell table:style-name="ce33" table:content-validation-name="val27" table:number-columns-repeated="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987"/>
          <table:table-cell/>
        </table:table-row>
        <table:table-row table:style-name="ro1">
          <table:table-cell table:style-name="ce14" office:value-type="string" calcext:value-type="string">
            <text:p>11.zuviel.6</text:p>
          </table:table-cell>
          <table:table-cell table:style-name="ce33" table:content-validation-name="val27" table:number-columns-repeated="2"/>
          <table:table-cell table:content-validation-name="val27"/>
          <table:table-cell table:style-name="ce33" table:content-validation-name="val27" table:number-columns-repeated="8"/>
          <table:table-cell table:content-validation-name="val27"/>
          <table:table-cell table:style-name="ce33" table:content-validation-name="val27" table:number-columns-repeated="5"/>
          <table:table-cell table:content-validation-name="val27"/>
          <table:table-cell table:style-name="ce33" table:content-validation-name="val27"/>
          <table:table-cell table:content-validation-name="val27"/>
          <table:table-cell table:style-name="ce33" table:content-validation-name="val27" table:number-columns-repeated="2"/>
          <table:table-cell table:content-validation-name="val27"/>
          <table:table-cell table:style-name="ce33" table:content-validation-name="val27"/>
          <table:table-cell table:content-validation-name="val27"/>
          <table:table-cell table:style-name="ce33" table:content-validation-name="val27" table:number-columns-repeated="5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2"/>
          <table:table-cell table:number-columns-repeated="2"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9"/>
          <table:table-cell table:style-name="ce33" table:content-validation-name="val27" office:value-type="string" calcext:value-type="string">
            <text:p>Dativ</text:p>
          </table:table-cell>
          <table:table-cell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4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1"/>
          <table:table-cell table:style-name="ce33" table:content-validation-name="val27" office:value-type="string" calcext:value-type="string">
            <text:p>Dativ</text:p>
          </table:table-cell>
          <table:table-cell table:content-validation-name="val27" table:number-columns-repeated="23"/>
          <table:table-cell table:style-name="ce33" table:content-validation-name="val27" office:value-type="string" calcext:value-type="string">
            <text:p>Dativ</text:p>
          </table:table-cell>
          <table:table-cell table:content-validation-name="val27" table:number-columns-repeated="922"/>
          <table:table-cell/>
        </table:table-row>
        <table:table-row table:style-name="ro1">
          <table:table-cell table:style-name="ce14" office:value-type="string" calcext:value-type="string">
            <text:p>11.zuviel.7</text:p>
          </table:table-cell>
          <table:table-cell table:style-name="ce33" table:content-validation-name="val27" table:number-columns-repeated="2"/>
          <table:table-cell table:content-validation-name="val27"/>
          <table:table-cell table:style-name="ce33" table:content-validation-name="val27" table:number-columns-repeated="8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2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37"/>
          <table:table-cell table:style-name="ce33" table:content-validation-name="val27" office:value-type="string" calcext:value-type="string">
            <text:p>Dativ</text:p>
          </table:table-cell>
          <table:table-cell table:content-validation-name="val27" table:number-columns-repeated="13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945"/>
          <table:table-cell/>
        </table:table-row>
        <table:table-row table:style-name="ro1">
          <table:table-cell table:style-name="ce14" office:value-type="string" calcext:value-type="string">
            <text:p>11.zuviel.8</text:p>
          </table:table-cell>
          <table:table-cell table:style-name="ce33" table:content-validation-name="val27" table:number-columns-repeated="2"/>
          <table:table-cell table:content-validation-name="val27"/>
          <table:table-cell table:style-name="ce33" table:content-validation-name="val27" table:number-columns-repeated="8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2"/>
          <table:table-cell table:style-name="ce33" table:content-validation-name="val27" office:value-type="string" calcext:value-type="string">
            <text:p>Dativ</text:p>
          </table:table-cell>
          <table:table-cell table:content-validation-name="val27" table:number-columns-repeated="9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/>
          <table:table-cell table:style-name="ce33" table:content-validation-name="val27" office:value-type="string" calcext:value-type="string">
            <text:p>Akkusativ</text:p>
          </table:table-cell>
          <table:table-cell table:content-validation-name="val27" table:number-columns-repeated="10"/>
          <table:table-cell table:style-name="ce33" table:content-validation-name="val27" office:value-type="string" calcext:value-type="string">
            <text:p>Dativ</text:p>
          </table:table-cell>
          <table:table-cell table:content-validation-name="val27" table:number-columns-repeated="974"/>
          <table:table-cell/>
        </table:table-row>
        <table:table-row table:style-name="ro1">
          <table:table-cell table:style-name="ce12" office:value-type="string" calcext:value-type="string">
            <text:p>11.Verstaendlichkei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2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2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2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2"/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2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3" table:style-name="ce31" table:content-validation-name="val14" office:value-type="string" calcext:value-type="string">
            <text:p>Gut</text:p>
          </table:table-cell>
          <table:table-cell table:style-name="ce31" table:content-validation-name="val14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2"/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ehr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number-columns-repeated="5"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3"/>
          <table:table-cell table:style-name="ce31" table:content-validation-name="val14" office:value-type="string" calcext:value-type="string">
            <text:p>Gut</text:p>
          </table:table-cell>
          <table:table-cell table:style-name="ce31" table:content-validation-name="val14" table:number-columns-repeated="3"/>
          <table:table-cell table:number-columns-repeated="2" table:style-name="ce31" table:content-validation-name="val14" office:value-type="string" calcext:value-type="string">
            <text:p>Gu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style-name="ce31" table:content-validation-name="val14" office:value-type="string" calcext:value-type="string">
            <text:p>Schlecht</text:p>
          </table:table-cell>
          <table:table-cell table:style-name="ce31" table:content-validation-name="val14" office:value-type="string" calcext:value-type="string">
            <text:p>Sehrgut</text:p>
          </table:table-cell>
          <table:table-cell table:number-columns-repeated="2" table:style-name="ce31" table:content-validation-name="val14" office:value-type="string" calcext:value-type="string">
            <text:p>Gut</text:p>
          </table:table-cell>
          <table:table-cell table:number-columns-repeated="3" table:style-name="ce31" table:content-validation-name="val14" office:value-type="string" calcext:value-type="string">
            <text:p>Sehrgut</text:p>
          </table:table-cell>
          <table:table-cell table:style-name="ce31" table:content-validation-name="val14" table:number-columns-repeated="921"/>
          <table:table-cell/>
        </table:table-row>
        <table:table-row table:style-name="ro1">
          <table:table-cell table:style-name="ce13" office:value-type="string" calcext:value-type="string">
            <text:p>11.Schwierigkei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3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4"/>
          <table:table-cell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3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/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table:number-columns-repeated="2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number-columns-repeated="4"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table:number-columns-repeated="3"/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3"/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ehrschwierig</text:p>
          </table:table-cell>
          <table:table-cell table:number-columns-repeated="2" table:style-name="ce32" table:content-validation-name="val15" office:value-type="string" calcext:value-type="string">
            <text:p>Leicht</text:p>
          </table:table-cell>
          <table:table-cell table:number-columns-repeated="2" table:style-name="ce32" table:content-validation-name="val15" office:value-type="string" calcext:value-type="string">
            <text:p>SehrLeicht</text:p>
          </table:table-cell>
          <table:table-cell table:style-name="ce32" table:content-validation-name="val15" office:value-type="string" calcext:value-type="string">
            <text:p>Leicht</text:p>
          </table:table-cell>
          <table:table-cell table:style-name="ce32" table:content-validation-name="val15" office:value-type="string" calcext:value-type="string">
            <text:p>Schwierig</text:p>
          </table:table-cell>
          <table:table-cell table:style-name="ce32" table:content-validation-name="val15" table:number-columns-repeated="920"/>
          <table:table-cell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fill-character> </loext:fill-character>
      <number:text>-    </number:text>
    </number:number-style>
    <number:text-style style:name="N10128" number:language="de" number:country="DE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fill-character> </loext:fill-character>
      <number:text>- €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30">00.00.0000</text:date>, <text:time style:data-style-name="N2" text:time-value="20:00:55.80708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land Schäfer</meta:initial-creator>
    <dc:creator>Roland Schäfer</dc:creator>
    <meta:creation-date>2016-06-21T13:10:09</meta:creation-date>
    <dc:date>2016-07-30T21:21:17.569256000</dc:date>
    <meta:generator>LibreOffice/5.1.4.2$MacOSX_X86_64 LibreOffice_project/f99d75f39f1c57ebdd7ffc5f42867c12031db97a</meta:generator>
    <meta:editing-duration>PT1H37M2S</meta:editing-duration>
    <meta:editing-cycles>16</meta:editing-cycles>
    <meta:document-statistic meta:table-count="2" meta:cell-count="2331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